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2.38mm"/>
    </style:style>
    <style:style style:name="co4" style:family="table-column">
      <style:table-column-properties fo:break-before="auto" style:column-width="15.36mm"/>
    </style:style>
    <style:style style:name="co5" style:family="table-column">
      <style:table-column-properties fo:break-before="auto" style:column-width="2.12mm"/>
    </style:style>
    <style:style style:name="co6" style:family="table-column">
      <style:table-column-properties fo:break-before="auto" style:column-width="9.84mm"/>
    </style:style>
    <style:style style:name="co7" style:family="table-column">
      <style:table-column-properties fo:break-before="auto" style:column-width="7.92mm"/>
    </style:style>
    <style:style style:name="co8" style:family="table-column">
      <style:table-column-properties fo:break-before="auto" style:column-width="8.57mm"/>
    </style:style>
    <style:style style:name="co9" style:family="table-column">
      <style:table-column-properties fo:break-before="auto" style:column-width="2.3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dee7e5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 style:data-style-name="N1"/>
    <style:style style:name="ce5" style:family="table-cell" style:parent-style-name="Default" style:data-style-name="N110"/>
    <style:style style:name="ce6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17.75mm" svg:y="1mm">
            <draw:object draw:notify-on-update-of-ranges="Лист1.M2:Лист1.M276 Лист1.P2:Лист1.P2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default-cell-style-name="ce1"/>
        <table:table-column table:style-name="co6" table:default-cell-style-name="Default"/>
        <table:table-column table:style-name="co8" table:default-cell-style-name="Default"/>
        <table:table-column table:style-name="co5" table:default-cell-style-name="ce2"/>
        <table:table-column table:style-name="co6" table:default-cell-style-name="Default"/>
        <table:table-column table:style-name="co9" table:default-cell-style-name="ce3"/>
        <table:table-column table:style-name="co10" table:default-cell-style-name="ce6"/>
        <table:table-column table:style-name="co10" table:default-cell-style-name="Default"/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0000" calcext:value-type="float">
            <text:p>120000</text:p>
          </table:table-cell>
          <table:table-cell office:value-type="float" office:value="67219" calcext:value-type="float">
            <text:p>67219</text:p>
          </table:table-cell>
          <table:table-cell office:value-type="float" office:value="77169" calcext:value-type="float">
            <text:p>77169</text:p>
          </table:table-cell>
          <table:table-cell office:value-type="float" office:value="1.14007" calcext:value-type="float">
            <text:p>1,14007</text:p>
          </table:table-cell>
          <table:table-cell table:number-columns-repeated="9"/>
          <table:table-cell table:style-name="ce4" office:value-type="float" office:value="-100000" calcext:value-type="float">
            <text:p>-100000</text:p>
          </table:table-cell>
          <table:table-cell/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0500" calcext:value-type="float">
            <text:p>120500</text:p>
          </table:table-cell>
          <table:table-cell office:value-type="float" office:value="67225" calcext:value-type="float">
            <text:p>67225</text:p>
          </table:table-cell>
          <table:table-cell office:value-type="float" office:value="77178" calcext:value-type="float">
            <text:p>77178</text:p>
          </table:table-cell>
          <table:table-cell office:value-type="float" office:value="1.14049" calcext:value-type="float">
            <text:p>1,14049</text:p>
          </table:table-cell>
          <table:table-cell/>
          <table:table-cell table:formula="of:=[.C1]-[.C2]" office:value-type="float" office:value="-6" calcext:value-type="float">
            <text:p>-6</text:p>
          </table:table-cell>
          <table:table-cell table:formula="of:=[.D1]-[.D2]" office:value-type="float" office:value="-9" calcext:value-type="float">
            <text:p>-9</text:p>
          </table:table-cell>
          <table:table-cell/>
          <table:table-cell table:formula="of:=[.J1]+[.G2]" office:value-type="float" office:value="-6" calcext:value-type="float">
            <text:p>-6</text:p>
          </table:table-cell>
          <table:table-cell table:formula="of:=[.K1]+[.H2]" office:value-type="float" office:value="-9" calcext:value-type="float">
            <text:p>-9</text:p>
          </table:table-cell>
          <table:table-cell/>
          <table:table-cell table:formula="of:=[.J2]-[.K2]" office:value-type="float" office:value="3" calcext:value-type="float">
            <text:p>3</text:p>
          </table:table-cell>
          <table:table-cell/>
          <table:table-cell table:style-name="ce5" table:formula="of:=([.E1]-[.E2])*[.O$1]" office:value-type="float" office:value="42.0000000000087" calcext:value-type="float">
            <text:p>42,00000</text:p>
          </table:table-cell>
          <table:table-cell table:formula="of:=[.P1]+[.O2]" office:value-type="float" office:value="42.0000000000087" calcext:value-type="float">
            <text:p>42,0000000000087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1000" calcext:value-type="float">
            <text:p>121000</text:p>
          </table:table-cell>
          <table:table-cell office:value-type="float" office:value="67244" calcext:value-type="float">
            <text:p>67244</text:p>
          </table:table-cell>
          <table:table-cell office:value-type="float" office:value="77190" calcext:value-type="float">
            <text:p>77190</text:p>
          </table:table-cell>
          <table:table-cell office:value-type="float" office:value="1.1405" calcext:value-type="float">
            <text:p>1,1405</text:p>
          </table:table-cell>
          <table:table-cell/>
          <table:table-cell table:formula="of:=[.C2]-[.C3]" office:value-type="float" office:value="-19" calcext:value-type="float">
            <text:p>-19</text:p>
          </table:table-cell>
          <table:table-cell table:formula="of:=[.D2]-[.D3]" office:value-type="float" office:value="-12" calcext:value-type="float">
            <text:p>-12</text:p>
          </table:table-cell>
          <table:table-cell/>
          <table:table-cell table:formula="of:=[.J2]+[.G3]" office:value-type="float" office:value="-25" calcext:value-type="float">
            <text:p>-25</text:p>
          </table:table-cell>
          <table:table-cell table:formula="of:=[.K2]+[.H3]" office:value-type="float" office:value="-21" calcext:value-type="float">
            <text:p>-21</text:p>
          </table:table-cell>
          <table:table-cell/>
          <table:table-cell table:formula="of:=[.J3]-[.K3]" office:value-type="float" office:value="-4" calcext:value-type="float">
            <text:p>-4</text:p>
          </table:table-cell>
          <table:table-cell/>
          <table:table-cell table:style-name="ce5" table:formula="of:=([.E2]-[.E3])*[.O$1]" office:value-type="float" office:value="1.00000000000655" calcext:value-type="float">
            <text:p>1,00000</text:p>
          </table:table-cell>
          <table:table-cell table:formula="of:=[.P2]+[.O3]" office:value-type="float" office:value="43.0000000000153" calcext:value-type="float">
            <text:p>43,000000000015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1500" calcext:value-type="float">
            <text:p>121500</text:p>
          </table:table-cell>
          <table:table-cell office:value-type="float" office:value="67274" calcext:value-type="float">
            <text:p>67274</text:p>
          </table:table-cell>
          <table:table-cell office:value-type="float" office:value="77212" calcext:value-type="float">
            <text:p>77212</text:p>
          </table:table-cell>
          <table:table-cell office:value-type="float" office:value="1.14064" calcext:value-type="float">
            <text:p>1,14064</text:p>
          </table:table-cell>
          <table:table-cell/>
          <table:table-cell table:formula="of:=[.C3]-[.C4]" office:value-type="float" office:value="-30" calcext:value-type="float">
            <text:p>-30</text:p>
          </table:table-cell>
          <table:table-cell table:formula="of:=[.D3]-[.D4]" office:value-type="float" office:value="-22" calcext:value-type="float">
            <text:p>-22</text:p>
          </table:table-cell>
          <table:table-cell/>
          <table:table-cell table:formula="of:=[.J3]+[.G4]" office:value-type="float" office:value="-55" calcext:value-type="float">
            <text:p>-55</text:p>
          </table:table-cell>
          <table:table-cell table:formula="of:=[.K3]+[.H4]" office:value-type="float" office:value="-43" calcext:value-type="float">
            <text:p>-43</text:p>
          </table:table-cell>
          <table:table-cell/>
          <table:table-cell table:formula="of:=[.J4]-[.K4]" office:value-type="float" office:value="-12" calcext:value-type="float">
            <text:p>-12</text:p>
          </table:table-cell>
          <table:table-cell/>
          <table:table-cell table:style-name="ce5" table:formula="of:=([.E3]-[.E4])*[.O$1]" office:value-type="float" office:value="14.0000000000029" calcext:value-type="float">
            <text:p>14,00000</text:p>
          </table:table-cell>
          <table:table-cell table:formula="of:=[.P3]+[.O4]" office:value-type="float" office:value="57.0000000000182" calcext:value-type="float">
            <text:p>57,000000000018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2000" calcext:value-type="float">
            <text:p>122000</text:p>
          </table:table-cell>
          <table:table-cell office:value-type="float" office:value="67267" calcext:value-type="float">
            <text:p>67267</text:p>
          </table:table-cell>
          <table:table-cell office:value-type="float" office:value="77208" calcext:value-type="float">
            <text:p>77208</text:p>
          </table:table-cell>
          <table:table-cell office:value-type="float" office:value="1.14077" calcext:value-type="float">
            <text:p>1,14077</text:p>
          </table:table-cell>
          <table:table-cell/>
          <table:table-cell table:formula="of:=[.C4]-[.C5]" office:value-type="float" office:value="7" calcext:value-type="float">
            <text:p>7</text:p>
          </table:table-cell>
          <table:table-cell table:formula="of:=[.D4]-[.D5]" office:value-type="float" office:value="4" calcext:value-type="float">
            <text:p>4</text:p>
          </table:table-cell>
          <table:table-cell/>
          <table:table-cell table:formula="of:=[.J4]+[.G5]" office:value-type="float" office:value="-48" calcext:value-type="float">
            <text:p>-48</text:p>
          </table:table-cell>
          <table:table-cell table:formula="of:=[.K4]+[.H5]" office:value-type="float" office:value="-39" calcext:value-type="float">
            <text:p>-39</text:p>
          </table:table-cell>
          <table:table-cell/>
          <table:table-cell table:formula="of:=[.J5]-[.K5]" office:value-type="float" office:value="-9" calcext:value-type="float">
            <text:p>-9</text:p>
          </table:table-cell>
          <table:table-cell/>
          <table:table-cell table:style-name="ce5" table:formula="of:=([.E4]-[.E5])*[.O$1]" office:value-type="float" office:value="12.9999999999963" calcext:value-type="float">
            <text:p>13,00000</text:p>
          </table:table-cell>
          <table:table-cell table:formula="of:=[.P4]+[.O5]" office:value-type="float" office:value="70.0000000000145" calcext:value-type="float">
            <text:p>70,000000000014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2500" calcext:value-type="float">
            <text:p>122500</text:p>
          </table:table-cell>
          <table:table-cell office:value-type="float" office:value="67261" calcext:value-type="float">
            <text:p>67261</text:p>
          </table:table-cell>
          <table:table-cell office:value-type="float" office:value="77207" calcext:value-type="float">
            <text:p>77207</text:p>
          </table:table-cell>
          <table:table-cell office:value-type="float" office:value="1.14057" calcext:value-type="float">
            <text:p>1,14057</text:p>
          </table:table-cell>
          <table:table-cell/>
          <table:table-cell table:formula="of:=[.C5]-[.C6]" office:value-type="float" office:value="6" calcext:value-type="float">
            <text:p>6</text:p>
          </table:table-cell>
          <table:table-cell table:formula="of:=[.D5]-[.D6]" office:value-type="float" office:value="1" calcext:value-type="float">
            <text:p>1</text:p>
          </table:table-cell>
          <table:table-cell/>
          <table:table-cell table:formula="of:=[.J5]+[.G6]" office:value-type="float" office:value="-42" calcext:value-type="float">
            <text:p>-42</text:p>
          </table:table-cell>
          <table:table-cell table:formula="of:=[.K5]+[.H6]" office:value-type="float" office:value="-38" calcext:value-type="float">
            <text:p>-38</text:p>
          </table:table-cell>
          <table:table-cell/>
          <table:table-cell table:formula="of:=[.J6]-[.K6]" office:value-type="float" office:value="-4" calcext:value-type="float">
            <text:p>-4</text:p>
          </table:table-cell>
          <table:table-cell/>
          <table:table-cell table:style-name="ce5" table:formula="of:=([.E5]-[.E6])*[.O$1]" office:value-type="float" office:value="-19.9999999999978" calcext:value-type="float">
            <text:p>-20,00000</text:p>
          </table:table-cell>
          <table:table-cell table:formula="of:=[.P5]+[.O6]" office:value-type="float" office:value="50.0000000000167" calcext:value-type="float">
            <text:p>50,0000000000167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3000" calcext:value-type="float">
            <text:p>123000</text:p>
          </table:table-cell>
          <table:table-cell office:value-type="float" office:value="67245" calcext:value-type="float">
            <text:p>67245</text:p>
          </table:table-cell>
          <table:table-cell office:value-type="float" office:value="77186" calcext:value-type="float">
            <text:p>77186</text:p>
          </table:table-cell>
          <table:table-cell office:value-type="float" office:value="1.13994" calcext:value-type="float">
            <text:p>1,13994</text:p>
          </table:table-cell>
          <table:table-cell/>
          <table:table-cell table:formula="of:=[.C6]-[.C7]" office:value-type="float" office:value="16" calcext:value-type="float">
            <text:p>16</text:p>
          </table:table-cell>
          <table:table-cell table:formula="of:=[.D6]-[.D7]" office:value-type="float" office:value="21" calcext:value-type="float">
            <text:p>21</text:p>
          </table:table-cell>
          <table:table-cell/>
          <table:table-cell table:formula="of:=[.J6]+[.G7]" office:value-type="float" office:value="-26" calcext:value-type="float">
            <text:p>-26</text:p>
          </table:table-cell>
          <table:table-cell table:formula="of:=[.K6]+[.H7]" office:value-type="float" office:value="-17" calcext:value-type="float">
            <text:p>-17</text:p>
          </table:table-cell>
          <table:table-cell/>
          <table:table-cell table:formula="of:=[.J7]-[.K7]" office:value-type="float" office:value="-9" calcext:value-type="float">
            <text:p>-9</text:p>
          </table:table-cell>
          <table:table-cell/>
          <table:table-cell table:style-name="ce5" table:formula="of:=([.E6]-[.E7])*[.O$1]" office:value-type="float" office:value="-63.000000000013" calcext:value-type="float">
            <text:p>-63,00000</text:p>
          </table:table-cell>
          <table:table-cell table:formula="of:=[.P6]+[.O7]" office:value-type="float" office:value="-12.9999999999963" calcext:value-type="float">
            <text:p>-12,999999999996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3500" calcext:value-type="float">
            <text:p>123500</text:p>
          </table:table-cell>
          <table:table-cell office:value-type="float" office:value="67275" calcext:value-type="float">
            <text:p>67275</text:p>
          </table:table-cell>
          <table:table-cell office:value-type="float" office:value="77210" calcext:value-type="float">
            <text:p>77210</text:p>
          </table:table-cell>
          <table:table-cell office:value-type="float" office:value="1.1394" calcext:value-type="float">
            <text:p>1,1394</text:p>
          </table:table-cell>
          <table:table-cell/>
          <table:table-cell table:formula="of:=[.C7]-[.C8]" office:value-type="float" office:value="-30" calcext:value-type="float">
            <text:p>-30</text:p>
          </table:table-cell>
          <table:table-cell table:formula="of:=[.D7]-[.D8]" office:value-type="float" office:value="-24" calcext:value-type="float">
            <text:p>-24</text:p>
          </table:table-cell>
          <table:table-cell/>
          <table:table-cell table:formula="of:=[.J7]+[.G8]" office:value-type="float" office:value="-56" calcext:value-type="float">
            <text:p>-56</text:p>
          </table:table-cell>
          <table:table-cell table:formula="of:=[.K7]+[.H8]" office:value-type="float" office:value="-41" calcext:value-type="float">
            <text:p>-41</text:p>
          </table:table-cell>
          <table:table-cell/>
          <table:table-cell table:formula="of:=[.J8]-[.K8]" office:value-type="float" office:value="-15" calcext:value-type="float">
            <text:p>-15</text:p>
          </table:table-cell>
          <table:table-cell/>
          <table:table-cell table:style-name="ce5" table:formula="of:=([.E7]-[.E8])*[.O$1]" office:value-type="float" office:value="-53.9999999999985" calcext:value-type="float">
            <text:p>-54,00000</text:p>
          </table:table-cell>
          <table:table-cell table:formula="of:=[.P7]+[.O8]" office:value-type="float" office:value="-66.9999999999948" calcext:value-type="float">
            <text:p>-66,999999999994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4000" calcext:value-type="float">
            <text:p>124000</text:p>
          </table:table-cell>
          <table:table-cell office:value-type="float" office:value="67283" calcext:value-type="float">
            <text:p>67283</text:p>
          </table:table-cell>
          <table:table-cell office:value-type="float" office:value="77184" calcext:value-type="float">
            <text:p>77184</text:p>
          </table:table-cell>
          <table:table-cell office:value-type="float" office:value="1.13928" calcext:value-type="float">
            <text:p>1,13928</text:p>
          </table:table-cell>
          <table:table-cell/>
          <table:table-cell table:formula="of:=[.C8]-[.C9]" office:value-type="float" office:value="-8" calcext:value-type="float">
            <text:p>-8</text:p>
          </table:table-cell>
          <table:table-cell table:formula="of:=[.D8]-[.D9]" office:value-type="float" office:value="26" calcext:value-type="float">
            <text:p>26</text:p>
          </table:table-cell>
          <table:table-cell/>
          <table:table-cell table:formula="of:=[.J8]+[.G9]" office:value-type="float" office:value="-64" calcext:value-type="float">
            <text:p>-64</text:p>
          </table:table-cell>
          <table:table-cell table:formula="of:=[.K8]+[.H9]" office:value-type="float" office:value="-15" calcext:value-type="float">
            <text:p>-15</text:p>
          </table:table-cell>
          <table:table-cell/>
          <table:table-cell table:formula="of:=[.J9]-[.K9]" office:value-type="float" office:value="-49" calcext:value-type="float">
            <text:p>-49</text:p>
          </table:table-cell>
          <table:table-cell/>
          <table:table-cell table:style-name="ce5" table:formula="of:=([.E8]-[.E9])*[.O$1]" office:value-type="float" office:value="-11.9999999999898" calcext:value-type="float">
            <text:p>-12,00000</text:p>
          </table:table-cell>
          <table:table-cell table:formula="of:=[.P8]+[.O9]" office:value-type="float" office:value="-78.9999999999846" calcext:value-type="float">
            <text:p>-78,999999999984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4500" calcext:value-type="float">
            <text:p>124500</text:p>
          </table:table-cell>
          <table:table-cell office:value-type="float" office:value="67271" calcext:value-type="float">
            <text:p>67271</text:p>
          </table:table-cell>
          <table:table-cell office:value-type="float" office:value="77175" calcext:value-type="float">
            <text:p>77175</text:p>
          </table:table-cell>
          <table:table-cell office:value-type="float" office:value="1.13975" calcext:value-type="float">
            <text:p>1,13975</text:p>
          </table:table-cell>
          <table:table-cell/>
          <table:table-cell table:formula="of:=[.C9]-[.C10]" office:value-type="float" office:value="12" calcext:value-type="float">
            <text:p>12</text:p>
          </table:table-cell>
          <table:table-cell table:formula="of:=[.D9]-[.D10]" office:value-type="float" office:value="9" calcext:value-type="float">
            <text:p>9</text:p>
          </table:table-cell>
          <table:table-cell/>
          <table:table-cell table:formula="of:=[.J9]+[.G10]" office:value-type="float" office:value="-52" calcext:value-type="float">
            <text:p>-52</text:p>
          </table:table-cell>
          <table:table-cell table:formula="of:=[.K9]+[.H10]" office:value-type="float" office:value="-6" calcext:value-type="float">
            <text:p>-6</text:p>
          </table:table-cell>
          <table:table-cell/>
          <table:table-cell table:formula="of:=[.J10]-[.K10]" office:value-type="float" office:value="-46" calcext:value-type="float">
            <text:p>-46</text:p>
          </table:table-cell>
          <table:table-cell/>
          <table:table-cell table:style-name="ce5" table:formula="of:=([.E9]-[.E10])*[.O$1]" office:value-type="float" office:value="46.999999999997" calcext:value-type="float">
            <text:p>47,00000</text:p>
          </table:table-cell>
          <table:table-cell table:formula="of:=[.P9]+[.O10]" office:value-type="float" office:value="-31.9999999999876" calcext:value-type="float">
            <text:p>-31,999999999987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5000" calcext:value-type="float">
            <text:p>125000</text:p>
          </table:table-cell>
          <table:table-cell office:value-type="float" office:value="67286" calcext:value-type="float">
            <text:p>67286</text:p>
          </table:table-cell>
          <table:table-cell office:value-type="float" office:value="77193" calcext:value-type="float">
            <text:p>77193</text:p>
          </table:table-cell>
          <table:table-cell office:value-type="float" office:value="1.13975" calcext:value-type="float">
            <text:p>1,13975</text:p>
          </table:table-cell>
          <table:table-cell/>
          <table:table-cell table:formula="of:=[.C10]-[.C11]" office:value-type="float" office:value="-15" calcext:value-type="float">
            <text:p>-15</text:p>
          </table:table-cell>
          <table:table-cell table:formula="of:=[.D10]-[.D11]" office:value-type="float" office:value="-18" calcext:value-type="float">
            <text:p>-18</text:p>
          </table:table-cell>
          <table:table-cell/>
          <table:table-cell table:formula="of:=[.J10]+[.G11]" office:value-type="float" office:value="-67" calcext:value-type="float">
            <text:p>-67</text:p>
          </table:table-cell>
          <table:table-cell table:formula="of:=[.K10]+[.H11]" office:value-type="float" office:value="-24" calcext:value-type="float">
            <text:p>-24</text:p>
          </table:table-cell>
          <table:table-cell/>
          <table:table-cell table:formula="of:=[.J11]-[.K11]" office:value-type="float" office:value="-43" calcext:value-type="float">
            <text:p>-43</text:p>
          </table:table-cell>
          <table:table-cell/>
          <table:table-cell table:style-name="ce5" table:formula="of:=([.E10]-[.E11])*[.O$1]" office:value-type="float" office:value="-0" calcext:value-type="float">
            <text:p>0,00000</text:p>
          </table:table-cell>
          <table:table-cell table:formula="of:=[.P10]+[.O11]" office:value-type="float" office:value="-31.9999999999876" calcext:value-type="float">
            <text:p>-31,999999999987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25500" calcext:value-type="float">
            <text:p>125500</text:p>
          </table:table-cell>
          <table:table-cell office:value-type="float" office:value="67302" calcext:value-type="float">
            <text:p>67302</text:p>
          </table:table-cell>
          <table:table-cell office:value-type="float" office:value="77182" calcext:value-type="float">
            <text:p>77182</text:p>
          </table:table-cell>
          <table:table-cell office:value-type="float" office:value="1.13935" calcext:value-type="float">
            <text:p>1,13935</text:p>
          </table:table-cell>
          <table:table-cell/>
          <table:table-cell table:formula="of:=[.C11]-[.C12]" office:value-type="float" office:value="-16" calcext:value-type="float">
            <text:p>-16</text:p>
          </table:table-cell>
          <table:table-cell table:formula="of:=[.D11]-[.D12]" office:value-type="float" office:value="11" calcext:value-type="float">
            <text:p>11</text:p>
          </table:table-cell>
          <table:table-cell/>
          <table:table-cell table:formula="of:=[.J11]+[.G12]" office:value-type="float" office:value="-83" calcext:value-type="float">
            <text:p>-83</text:p>
          </table:table-cell>
          <table:table-cell table:formula="of:=[.K11]+[.H12]" office:value-type="float" office:value="-13" calcext:value-type="float">
            <text:p>-13</text:p>
          </table:table-cell>
          <table:table-cell/>
          <table:table-cell table:formula="of:=[.J12]-[.K12]" office:value-type="float" office:value="-70" calcext:value-type="float">
            <text:p>-70</text:p>
          </table:table-cell>
          <table:table-cell/>
          <table:table-cell table:style-name="ce5" table:formula="of:=([.E11]-[.E12])*[.O$1]" office:value-type="float" office:value="-39.9999999999956" calcext:value-type="float">
            <text:p>-40,00000</text:p>
          </table:table-cell>
          <table:table-cell table:formula="of:=[.P11]+[.O12]" office:value-type="float" office:value="-71.9999999999832" calcext:value-type="float">
            <text:p>-71,999999999983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0000" calcext:value-type="float">
            <text:p>130000</text:p>
          </table:table-cell>
          <table:table-cell office:value-type="float" office:value="67310" calcext:value-type="float">
            <text:p>67310</text:p>
          </table:table-cell>
          <table:table-cell office:value-type="float" office:value="77184" calcext:value-type="float">
            <text:p>77184</text:p>
          </table:table-cell>
          <table:table-cell office:value-type="float" office:value="1.14024" calcext:value-type="float">
            <text:p>1,14024</text:p>
          </table:table-cell>
          <table:table-cell/>
          <table:table-cell table:formula="of:=[.C12]-[.C13]" office:value-type="float" office:value="-8" calcext:value-type="float">
            <text:p>-8</text:p>
          </table:table-cell>
          <table:table-cell table:formula="of:=[.D12]-[.D13]" office:value-type="float" office:value="-2" calcext:value-type="float">
            <text:p>-2</text:p>
          </table:table-cell>
          <table:table-cell/>
          <table:table-cell table:formula="of:=[.J12]+[.G13]" office:value-type="float" office:value="-91" calcext:value-type="float">
            <text:p>-91</text:p>
          </table:table-cell>
          <table:table-cell table:formula="of:=[.K12]+[.H13]" office:value-type="float" office:value="-15" calcext:value-type="float">
            <text:p>-15</text:p>
          </table:table-cell>
          <table:table-cell/>
          <table:table-cell table:formula="of:=[.J13]-[.K13]" office:value-type="float" office:value="-76" calcext:value-type="float">
            <text:p>-76</text:p>
          </table:table-cell>
          <table:table-cell/>
          <table:table-cell table:style-name="ce5" table:formula="of:=([.E12]-[.E13])*[.O$1]" office:value-type="float" office:value="88.9999999999835" calcext:value-type="float">
            <text:p>89,00000</text:p>
          </table:table-cell>
          <table:table-cell table:formula="of:=[.P12]+[.O13]" office:value-type="float" office:value="17.0000000000004" calcext:value-type="float">
            <text:p>17,000000000000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0500" calcext:value-type="float">
            <text:p>130500</text:p>
          </table:table-cell>
          <table:table-cell office:value-type="float" office:value="67333" calcext:value-type="float">
            <text:p>67333</text:p>
          </table:table-cell>
          <table:table-cell office:value-type="float" office:value="77225" calcext:value-type="float">
            <text:p>77225</text:p>
          </table:table-cell>
          <table:table-cell office:value-type="float" office:value="1.13994" calcext:value-type="float">
            <text:p>1,13994</text:p>
          </table:table-cell>
          <table:table-cell/>
          <table:table-cell table:formula="of:=[.C13]-[.C14]" office:value-type="float" office:value="-23" calcext:value-type="float">
            <text:p>-23</text:p>
          </table:table-cell>
          <table:table-cell table:formula="of:=[.D13]-[.D14]" office:value-type="float" office:value="-41" calcext:value-type="float">
            <text:p>-41</text:p>
          </table:table-cell>
          <table:table-cell/>
          <table:table-cell table:formula="of:=[.J13]+[.G14]" office:value-type="float" office:value="-114" calcext:value-type="float">
            <text:p>-114</text:p>
          </table:table-cell>
          <table:table-cell table:formula="of:=[.K13]+[.H14]" office:value-type="float" office:value="-56" calcext:value-type="float">
            <text:p>-56</text:p>
          </table:table-cell>
          <table:table-cell/>
          <table:table-cell table:formula="of:=[.J14]-[.K14]" office:value-type="float" office:value="-58" calcext:value-type="float">
            <text:p>-58</text:p>
          </table:table-cell>
          <table:table-cell/>
          <table:table-cell table:style-name="ce5" table:formula="of:=([.E13]-[.E14])*[.O$1]" office:value-type="float" office:value="-29.9999999999967" calcext:value-type="float">
            <text:p>-30,00000</text:p>
          </table:table-cell>
          <table:table-cell table:formula="of:=[.P13]+[.O14]" office:value-type="float" office:value="-12.9999999999963" calcext:value-type="float">
            <text:p>-12,999999999996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1000" calcext:value-type="float">
            <text:p>131000</text:p>
          </table:table-cell>
          <table:table-cell office:value-type="float" office:value="67319" calcext:value-type="float">
            <text:p>67319</text:p>
          </table:table-cell>
          <table:table-cell office:value-type="float" office:value="77200" calcext:value-type="float">
            <text:p>77200</text:p>
          </table:table-cell>
          <table:table-cell office:value-type="float" office:value="1.14004" calcext:value-type="float">
            <text:p>1,14004</text:p>
          </table:table-cell>
          <table:table-cell/>
          <table:table-cell table:formula="of:=[.C14]-[.C15]" office:value-type="float" office:value="14" calcext:value-type="float">
            <text:p>14</text:p>
          </table:table-cell>
          <table:table-cell table:formula="of:=[.D14]-[.D15]" office:value-type="float" office:value="25" calcext:value-type="float">
            <text:p>25</text:p>
          </table:table-cell>
          <table:table-cell/>
          <table:table-cell table:formula="of:=[.J14]+[.G15]" office:value-type="float" office:value="-100" calcext:value-type="float">
            <text:p>-100</text:p>
          </table:table-cell>
          <table:table-cell table:formula="of:=[.K14]+[.H15]" office:value-type="float" office:value="-31" calcext:value-type="float">
            <text:p>-31</text:p>
          </table:table-cell>
          <table:table-cell/>
          <table:table-cell table:formula="of:=[.J15]-[.K15]" office:value-type="float" office:value="-69" calcext:value-type="float">
            <text:p>-69</text:p>
          </table:table-cell>
          <table:table-cell/>
          <table:table-cell table:style-name="ce5" table:formula="of:=([.E14]-[.E15])*[.O$1]" office:value-type="float" office:value="9.9999999999989" calcext:value-type="float">
            <text:p>10,00000</text:p>
          </table:table-cell>
          <table:table-cell table:formula="of:=[.P14]+[.O15]" office:value-type="float" office:value="-2.99999999999744" calcext:value-type="float">
            <text:p>-2,9999999999974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1500" calcext:value-type="float">
            <text:p>131500</text:p>
          </table:table-cell>
          <table:table-cell office:value-type="float" office:value="67285" calcext:value-type="float">
            <text:p>67285</text:p>
          </table:table-cell>
          <table:table-cell office:value-type="float" office:value="77163" calcext:value-type="float">
            <text:p>77163</text:p>
          </table:table-cell>
          <table:table-cell office:value-type="float" office:value="1.14081" calcext:value-type="float">
            <text:p>1,14081</text:p>
          </table:table-cell>
          <table:table-cell/>
          <table:table-cell table:formula="of:=[.C15]-[.C16]" office:value-type="float" office:value="34" calcext:value-type="float">
            <text:p>34</text:p>
          </table:table-cell>
          <table:table-cell table:formula="of:=[.D15]-[.D16]" office:value-type="float" office:value="37" calcext:value-type="float">
            <text:p>37</text:p>
          </table:table-cell>
          <table:table-cell/>
          <table:table-cell table:formula="of:=[.J15]+[.G16]" office:value-type="float" office:value="-66" calcext:value-type="float">
            <text:p>-66</text:p>
          </table:table-cell>
          <table:table-cell table:formula="of:=[.K15]+[.H16]" office:value-type="float" office:value="6" calcext:value-type="float">
            <text:p>6</text:p>
          </table:table-cell>
          <table:table-cell/>
          <table:table-cell table:formula="of:=[.J16]-[.K16]" office:value-type="float" office:value="-72" calcext:value-type="float">
            <text:p>-72</text:p>
          </table:table-cell>
          <table:table-cell/>
          <table:table-cell table:style-name="ce5" table:formula="of:=([.E15]-[.E16])*[.O$1]" office:value-type="float" office:value="77.0000000000159" calcext:value-type="float">
            <text:p>77,00000</text:p>
          </table:table-cell>
          <table:table-cell table:formula="of:=[.P15]+[.O16]" office:value-type="float" office:value="74.0000000000185" calcext:value-type="float">
            <text:p>74,000000000018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2000" calcext:value-type="float">
            <text:p>132000</text:p>
          </table:table-cell>
          <table:table-cell office:value-type="float" office:value="67293" calcext:value-type="float">
            <text:p>67293</text:p>
          </table:table-cell>
          <table:table-cell office:value-type="float" office:value="77164" calcext:value-type="float">
            <text:p>77164</text:p>
          </table:table-cell>
          <table:table-cell office:value-type="float" office:value="1.14105" calcext:value-type="float">
            <text:p>1,14105</text:p>
          </table:table-cell>
          <table:table-cell/>
          <table:table-cell table:formula="of:=[.C16]-[.C17]" office:value-type="float" office:value="-8" calcext:value-type="float">
            <text:p>-8</text:p>
          </table:table-cell>
          <table:table-cell table:formula="of:=[.D16]-[.D17]" office:value-type="float" office:value="-1" calcext:value-type="float">
            <text:p>-1</text:p>
          </table:table-cell>
          <table:table-cell/>
          <table:table-cell table:formula="of:=[.J16]+[.G17]" office:value-type="float" office:value="-74" calcext:value-type="float">
            <text:p>-74</text:p>
          </table:table-cell>
          <table:table-cell table:formula="of:=[.K16]+[.H17]" office:value-type="float" office:value="5" calcext:value-type="float">
            <text:p>5</text:p>
          </table:table-cell>
          <table:table-cell/>
          <table:table-cell table:formula="of:=[.J17]-[.K17]" office:value-type="float" office:value="-79" calcext:value-type="float">
            <text:p>-79</text:p>
          </table:table-cell>
          <table:table-cell/>
          <table:table-cell table:style-name="ce5" table:formula="of:=([.E16]-[.E17])*[.O$1]" office:value-type="float" office:value="23.9999999999796" calcext:value-type="float">
            <text:p>24,00000</text:p>
          </table:table-cell>
          <table:table-cell table:formula="of:=[.P16]+[.O17]" office:value-type="float" office:value="97.9999999999981" calcext:value-type="float">
            <text:p>97,999999999998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2500" calcext:value-type="float">
            <text:p>132500</text:p>
          </table:table-cell>
          <table:table-cell office:value-type="float" office:value="67321" calcext:value-type="float">
            <text:p>67321</text:p>
          </table:table-cell>
          <table:table-cell office:value-type="float" office:value="77191" calcext:value-type="float">
            <text:p>77191</text:p>
          </table:table-cell>
          <table:table-cell office:value-type="float" office:value="1.14152" calcext:value-type="float">
            <text:p>1,14152</text:p>
          </table:table-cell>
          <table:table-cell/>
          <table:table-cell table:formula="of:=[.C17]-[.C18]" office:value-type="float" office:value="-28" calcext:value-type="float">
            <text:p>-28</text:p>
          </table:table-cell>
          <table:table-cell table:formula="of:=[.D17]-[.D18]" office:value-type="float" office:value="-27" calcext:value-type="float">
            <text:p>-27</text:p>
          </table:table-cell>
          <table:table-cell/>
          <table:table-cell table:formula="of:=[.J17]+[.G18]" office:value-type="float" office:value="-102" calcext:value-type="float">
            <text:p>-102</text:p>
          </table:table-cell>
          <table:table-cell table:formula="of:=[.K17]+[.H18]" office:value-type="float" office:value="-22" calcext:value-type="float">
            <text:p>-22</text:p>
          </table:table-cell>
          <table:table-cell/>
          <table:table-cell table:formula="of:=[.J18]-[.K18]" office:value-type="float" office:value="-80" calcext:value-type="float">
            <text:p>-80</text:p>
          </table:table-cell>
          <table:table-cell/>
          <table:table-cell table:style-name="ce5" table:formula="of:=([.E17]-[.E18])*[.O$1]" office:value-type="float" office:value="47.0000000000193" calcext:value-type="float">
            <text:p>47,00000</text:p>
          </table:table-cell>
          <table:table-cell table:formula="of:=[.P17]+[.O18]" office:value-type="float" office:value="145.000000000017" calcext:value-type="float">
            <text:p>145,000000000017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3000" calcext:value-type="float">
            <text:p>133000</text:p>
          </table:table-cell>
          <table:table-cell office:value-type="float" office:value="67311" calcext:value-type="float">
            <text:p>67311</text:p>
          </table:table-cell>
          <table:table-cell office:value-type="float" office:value="77193" calcext:value-type="float">
            <text:p>77193</text:p>
          </table:table-cell>
          <table:table-cell office:value-type="float" office:value="1.14134" calcext:value-type="float">
            <text:p>1,14134</text:p>
          </table:table-cell>
          <table:table-cell/>
          <table:table-cell table:formula="of:=[.C18]-[.C19]" office:value-type="float" office:value="10" calcext:value-type="float">
            <text:p>10</text:p>
          </table:table-cell>
          <table:table-cell table:formula="of:=[.D18]-[.D19]" office:value-type="float" office:value="-2" calcext:value-type="float">
            <text:p>-2</text:p>
          </table:table-cell>
          <table:table-cell/>
          <table:table-cell table:formula="of:=[.J18]+[.G19]" office:value-type="float" office:value="-92" calcext:value-type="float">
            <text:p>-92</text:p>
          </table:table-cell>
          <table:table-cell table:formula="of:=[.K18]+[.H19]" office:value-type="float" office:value="-24" calcext:value-type="float">
            <text:p>-24</text:p>
          </table:table-cell>
          <table:table-cell/>
          <table:table-cell table:formula="of:=[.J19]-[.K19]" office:value-type="float" office:value="-68" calcext:value-type="float">
            <text:p>-68</text:p>
          </table:table-cell>
          <table:table-cell/>
          <table:table-cell table:style-name="ce5" table:formula="of:=([.E18]-[.E19])*[.O$1]" office:value-type="float" office:value="-18.0000000000069" calcext:value-type="float">
            <text:p>-18,00000</text:p>
          </table:table-cell>
          <table:table-cell table:formula="of:=[.P18]+[.O19]" office:value-type="float" office:value="127.00000000001" calcext:value-type="float">
            <text:p>127,0000000000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3500" calcext:value-type="float">
            <text:p>133500</text:p>
          </table:table-cell>
          <table:table-cell office:value-type="float" office:value="67307" calcext:value-type="float">
            <text:p>67307</text:p>
          </table:table-cell>
          <table:table-cell office:value-type="float" office:value="77166" calcext:value-type="float">
            <text:p>77166</text:p>
          </table:table-cell>
          <table:table-cell office:value-type="float" office:value="1.1413" calcext:value-type="float">
            <text:p>1,1413</text:p>
          </table:table-cell>
          <table:table-cell/>
          <table:table-cell table:formula="of:=[.C19]-[.C20]" office:value-type="float" office:value="4" calcext:value-type="float">
            <text:p>4</text:p>
          </table:table-cell>
          <table:table-cell table:formula="of:=[.D19]-[.D20]" office:value-type="float" office:value="27" calcext:value-type="float">
            <text:p>27</text:p>
          </table:table-cell>
          <table:table-cell/>
          <table:table-cell table:formula="of:=[.J19]+[.G20]" office:value-type="float" office:value="-88" calcext:value-type="float">
            <text:p>-88</text:p>
          </table:table-cell>
          <table:table-cell table:formula="of:=[.K19]+[.H20]" office:value-type="float" office:value="3" calcext:value-type="float">
            <text:p>3</text:p>
          </table:table-cell>
          <table:table-cell/>
          <table:table-cell table:formula="of:=[.J20]-[.K20]" office:value-type="float" office:value="-91" calcext:value-type="float">
            <text:p>-91</text:p>
          </table:table-cell>
          <table:table-cell/>
          <table:table-cell table:style-name="ce5" table:formula="of:=([.E19]-[.E20])*[.O$1]" office:value-type="float" office:value="-4.000000000004" calcext:value-type="float">
            <text:p>-4,00000</text:p>
          </table:table-cell>
          <table:table-cell table:formula="of:=[.P19]+[.O20]" office:value-type="float" office:value="123.000000000006" calcext:value-type="float">
            <text:p>123,00000000000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4000" calcext:value-type="float">
            <text:p>134000</text:p>
          </table:table-cell>
          <table:table-cell office:value-type="float" office:value="67316" calcext:value-type="float">
            <text:p>67316</text:p>
          </table:table-cell>
          <table:table-cell office:value-type="float" office:value="77160" calcext:value-type="float">
            <text:p>77160</text:p>
          </table:table-cell>
          <table:table-cell office:value-type="float" office:value="1.14124" calcext:value-type="float">
            <text:p>1,14124</text:p>
          </table:table-cell>
          <table:table-cell/>
          <table:table-cell table:formula="of:=[.C20]-[.C21]" office:value-type="float" office:value="-9" calcext:value-type="float">
            <text:p>-9</text:p>
          </table:table-cell>
          <table:table-cell table:formula="of:=[.D20]-[.D21]" office:value-type="float" office:value="6" calcext:value-type="float">
            <text:p>6</text:p>
          </table:table-cell>
          <table:table-cell/>
          <table:table-cell table:formula="of:=[.J20]+[.G21]" office:value-type="float" office:value="-97" calcext:value-type="float">
            <text:p>-97</text:p>
          </table:table-cell>
          <table:table-cell table:formula="of:=[.K20]+[.H21]" office:value-type="float" office:value="9" calcext:value-type="float">
            <text:p>9</text:p>
          </table:table-cell>
          <table:table-cell/>
          <table:table-cell table:formula="of:=[.J21]-[.K21]" office:value-type="float" office:value="-106" calcext:value-type="float">
            <text:p>-106</text:p>
          </table:table-cell>
          <table:table-cell/>
          <table:table-cell table:style-name="ce5" table:formula="of:=([.E20]-[.E21])*[.O$1]" office:value-type="float" office:value="-5.9999999999949" calcext:value-type="float">
            <text:p>-6,00000</text:p>
          </table:table-cell>
          <table:table-cell table:formula="of:=[.P20]+[.O21]" office:value-type="float" office:value="117.000000000012" calcext:value-type="float">
            <text:p>117,00000000001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4500" calcext:value-type="float">
            <text:p>134500</text:p>
          </table:table-cell>
          <table:table-cell office:value-type="float" office:value="67298" calcext:value-type="float">
            <text:p>67298</text:p>
          </table:table-cell>
          <table:table-cell office:value-type="float" office:value="77132" calcext:value-type="float">
            <text:p>77132</text:p>
          </table:table-cell>
          <table:table-cell office:value-type="float" office:value="1.14125" calcext:value-type="float">
            <text:p>1,14125</text:p>
          </table:table-cell>
          <table:table-cell/>
          <table:table-cell table:formula="of:=[.C21]-[.C22]" office:value-type="float" office:value="18" calcext:value-type="float">
            <text:p>18</text:p>
          </table:table-cell>
          <table:table-cell table:formula="of:=[.D21]-[.D22]" office:value-type="float" office:value="28" calcext:value-type="float">
            <text:p>28</text:p>
          </table:table-cell>
          <table:table-cell/>
          <table:table-cell table:formula="of:=[.J21]+[.G22]" office:value-type="float" office:value="-79" calcext:value-type="float">
            <text:p>-79</text:p>
          </table:table-cell>
          <table:table-cell table:formula="of:=[.K21]+[.H22]" office:value-type="float" office:value="37" calcext:value-type="float">
            <text:p>37</text:p>
          </table:table-cell>
          <table:table-cell/>
          <table:table-cell table:formula="of:=[.J22]-[.K22]" office:value-type="float" office:value="-116" calcext:value-type="float">
            <text:p>-116</text:p>
          </table:table-cell>
          <table:table-cell/>
          <table:table-cell table:style-name="ce5" table:formula="of:=([.E21]-[.E22])*[.O$1]" office:value-type="float" office:value="1.00000000000655" calcext:value-type="float">
            <text:p>1,00000</text:p>
          </table:table-cell>
          <table:table-cell table:formula="of:=[.P21]+[.O22]" office:value-type="float" office:value="118.000000000018" calcext:value-type="float">
            <text:p>118,00000000001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5000" calcext:value-type="float">
            <text:p>135000</text:p>
          </table:table-cell>
          <table:table-cell office:value-type="float" office:value="67319" calcext:value-type="float">
            <text:p>67319</text:p>
          </table:table-cell>
          <table:table-cell office:value-type="float" office:value="77149" calcext:value-type="float">
            <text:p>77149</text:p>
          </table:table-cell>
          <table:table-cell office:value-type="float" office:value="1.14111" calcext:value-type="float">
            <text:p>1,14111</text:p>
          </table:table-cell>
          <table:table-cell/>
          <table:table-cell table:formula="of:=[.C22]-[.C23]" office:value-type="float" office:value="-21" calcext:value-type="float">
            <text:p>-21</text:p>
          </table:table-cell>
          <table:table-cell table:formula="of:=[.D22]-[.D23]" office:value-type="float" office:value="-17" calcext:value-type="float">
            <text:p>-17</text:p>
          </table:table-cell>
          <table:table-cell/>
          <table:table-cell table:formula="of:=[.J22]+[.G23]" office:value-type="float" office:value="-100" calcext:value-type="float">
            <text:p>-100</text:p>
          </table:table-cell>
          <table:table-cell table:formula="of:=[.K22]+[.H23]" office:value-type="float" office:value="20" calcext:value-type="float">
            <text:p>20</text:p>
          </table:table-cell>
          <table:table-cell/>
          <table:table-cell table:formula="of:=[.J23]-[.K23]" office:value-type="float" office:value="-120" calcext:value-type="float">
            <text:p>-120</text:p>
          </table:table-cell>
          <table:table-cell/>
          <table:table-cell table:style-name="ce5" table:formula="of:=([.E22]-[.E23])*[.O$1]" office:value-type="float" office:value="-14.0000000000029" calcext:value-type="float">
            <text:p>-14,00000</text:p>
          </table:table-cell>
          <table:table-cell table:formula="of:=[.P22]+[.O23]" office:value-type="float" office:value="104.000000000015" calcext:value-type="float">
            <text:p>104,00000000001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35500" calcext:value-type="float">
            <text:p>135500</text:p>
          </table:table-cell>
          <table:table-cell office:value-type="float" office:value="67329" calcext:value-type="float">
            <text:p>67329</text:p>
          </table:table-cell>
          <table:table-cell office:value-type="float" office:value="77162" calcext:value-type="float">
            <text:p>77162</text:p>
          </table:table-cell>
          <table:table-cell office:value-type="float" office:value="1.14211" calcext:value-type="float">
            <text:p>1,14211</text:p>
          </table:table-cell>
          <table:table-cell/>
          <table:table-cell table:formula="of:=[.C23]-[.C24]" office:value-type="float" office:value="-10" calcext:value-type="float">
            <text:p>-10</text:p>
          </table:table-cell>
          <table:table-cell table:formula="of:=[.D23]-[.D24]" office:value-type="float" office:value="-13" calcext:value-type="float">
            <text:p>-13</text:p>
          </table:table-cell>
          <table:table-cell/>
          <table:table-cell table:formula="of:=[.J23]+[.G24]" office:value-type="float" office:value="-110" calcext:value-type="float">
            <text:p>-110</text:p>
          </table:table-cell>
          <table:table-cell table:formula="of:=[.K23]+[.H24]" office:value-type="float" office:value="7" calcext:value-type="float">
            <text:p>7</text:p>
          </table:table-cell>
          <table:table-cell/>
          <table:table-cell table:formula="of:=[.J24]-[.K24]" office:value-type="float" office:value="-117" calcext:value-type="float">
            <text:p>-117</text:p>
          </table:table-cell>
          <table:table-cell/>
          <table:table-cell table:style-name="ce5" table:formula="of:=([.E23]-[.E24])*[.O$1]" office:value-type="float" office:value="99.999999999989" calcext:value-type="float">
            <text:p>100,00000</text:p>
          </table:table-cell>
          <table:table-cell table:formula="of:=[.P23]+[.O24]" office:value-type="float" office:value="204.000000000004" calcext:value-type="float">
            <text:p>204,00000000000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0000" calcext:value-type="float">
            <text:p>140000</text:p>
          </table:table-cell>
          <table:table-cell office:value-type="float" office:value="67348" calcext:value-type="float">
            <text:p>67348</text:p>
          </table:table-cell>
          <table:table-cell office:value-type="float" office:value="77156" calcext:value-type="float">
            <text:p>77156</text:p>
          </table:table-cell>
          <table:table-cell office:value-type="float" office:value="1.14239" calcext:value-type="float">
            <text:p>1,14239</text:p>
          </table:table-cell>
          <table:table-cell/>
          <table:table-cell table:formula="of:=[.C24]-[.C25]" office:value-type="float" office:value="-19" calcext:value-type="float">
            <text:p>-19</text:p>
          </table:table-cell>
          <table:table-cell table:formula="of:=[.D24]-[.D25]" office:value-type="float" office:value="6" calcext:value-type="float">
            <text:p>6</text:p>
          </table:table-cell>
          <table:table-cell/>
          <table:table-cell table:formula="of:=[.J24]+[.G25]" office:value-type="float" office:value="-129" calcext:value-type="float">
            <text:p>-129</text:p>
          </table:table-cell>
          <table:table-cell table:formula="of:=[.K24]+[.H25]" office:value-type="float" office:value="13" calcext:value-type="float">
            <text:p>13</text:p>
          </table:table-cell>
          <table:table-cell/>
          <table:table-cell table:formula="of:=[.J25]-[.K25]" office:value-type="float" office:value="-142" calcext:value-type="float">
            <text:p>-142</text:p>
          </table:table-cell>
          <table:table-cell/>
          <table:table-cell table:style-name="ce5" table:formula="of:=([.E24]-[.E25])*[.O$1]" office:value-type="float" office:value="28.0000000000058" calcext:value-type="float">
            <text:p>28,00000</text:p>
          </table:table-cell>
          <table:table-cell table:formula="of:=[.P24]+[.O25]" office:value-type="float" office:value="232.00000000001" calcext:value-type="float">
            <text:p>232,0000000000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1000" calcext:value-type="float">
            <text:p>141000</text:p>
          </table:table-cell>
          <table:table-cell office:value-type="float" office:value="67366" calcext:value-type="float">
            <text:p>67366</text:p>
          </table:table-cell>
          <table:table-cell office:value-type="float" office:value="77176" calcext:value-type="float">
            <text:p>77176</text:p>
          </table:table-cell>
          <table:table-cell office:value-type="float" office:value="1.14193" calcext:value-type="float">
            <text:p>1,14193</text:p>
          </table:table-cell>
          <table:table-cell/>
          <table:table-cell table:formula="of:=[.C25]-[.C26]" office:value-type="float" office:value="-18" calcext:value-type="float">
            <text:p>-18</text:p>
          </table:table-cell>
          <table:table-cell table:formula="of:=[.D25]-[.D26]" office:value-type="float" office:value="-20" calcext:value-type="float">
            <text:p>-20</text:p>
          </table:table-cell>
          <table:table-cell/>
          <table:table-cell table:formula="of:=[.J25]+[.G26]" office:value-type="float" office:value="-147" calcext:value-type="float">
            <text:p>-147</text:p>
          </table:table-cell>
          <table:table-cell table:formula="of:=[.K25]+[.H26]" office:value-type="float" office:value="-7" calcext:value-type="float">
            <text:p>-7</text:p>
          </table:table-cell>
          <table:table-cell/>
          <table:table-cell table:formula="of:=[.J26]-[.K26]" office:value-type="float" office:value="-140" calcext:value-type="float">
            <text:p>-140</text:p>
          </table:table-cell>
          <table:table-cell/>
          <table:table-cell table:style-name="ce5" table:formula="of:=([.E25]-[.E26])*[.O$1]" office:value-type="float" office:value="-46.0000000000127" calcext:value-type="float">
            <text:p>-46,00000</text:p>
          </table:table-cell>
          <table:table-cell table:formula="of:=[.P25]+[.O26]" office:value-type="float" office:value="185.999999999997" calcext:value-type="float">
            <text:p>185,999999999997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1500" calcext:value-type="float">
            <text:p>141500</text:p>
          </table:table-cell>
          <table:table-cell office:value-type="float" office:value="67375" calcext:value-type="float">
            <text:p>67375</text:p>
          </table:table-cell>
          <table:table-cell office:value-type="float" office:value="77169" calcext:value-type="float">
            <text:p>77169</text:p>
          </table:table-cell>
          <table:table-cell office:value-type="float" office:value="1.14167" calcext:value-type="float">
            <text:p>1,14167</text:p>
          </table:table-cell>
          <table:table-cell/>
          <table:table-cell table:formula="of:=[.C26]-[.C27]" office:value-type="float" office:value="-9" calcext:value-type="float">
            <text:p>-9</text:p>
          </table:table-cell>
          <table:table-cell table:formula="of:=[.D26]-[.D27]" office:value-type="float" office:value="7" calcext:value-type="float">
            <text:p>7</text:p>
          </table:table-cell>
          <table:table-cell/>
          <table:table-cell table:formula="of:=[.J26]+[.G27]" office:value-type="float" office:value="-156" calcext:value-type="float">
            <text:p>-156</text:p>
          </table:table-cell>
          <table:table-cell table:formula="of:=[.K26]+[.H27]" office:value-type="float" office:value="0" calcext:value-type="float">
            <text:p>0</text:p>
          </table:table-cell>
          <table:table-cell/>
          <table:table-cell table:formula="of:=[.J27]-[.K27]" office:value-type="float" office:value="-156" calcext:value-type="float">
            <text:p>-156</text:p>
          </table:table-cell>
          <table:table-cell/>
          <table:table-cell table:style-name="ce5" table:formula="of:=([.E26]-[.E27])*[.O$1]" office:value-type="float" office:value="-25.9999999999927" calcext:value-type="float">
            <text:p>-26,00000</text:p>
          </table:table-cell>
          <table:table-cell table:formula="of:=[.P26]+[.O27]" office:value-type="float" office:value="160.000000000005" calcext:value-type="float">
            <text:p>160,00000000000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2000" calcext:value-type="float">
            <text:p>142000</text:p>
          </table:table-cell>
          <table:table-cell office:value-type="float" office:value="67376" calcext:value-type="float">
            <text:p>67376</text:p>
          </table:table-cell>
          <table:table-cell office:value-type="float" office:value="77151" calcext:value-type="float">
            <text:p>77151</text:p>
          </table:table-cell>
          <table:table-cell office:value-type="float" office:value="1.14184" calcext:value-type="float">
            <text:p>1,14184</text:p>
          </table:table-cell>
          <table:table-cell/>
          <table:table-cell table:formula="of:=[.C27]-[.C28]" office:value-type="float" office:value="-1" calcext:value-type="float">
            <text:p>-1</text:p>
          </table:table-cell>
          <table:table-cell table:formula="of:=[.D27]-[.D28]" office:value-type="float" office:value="18" calcext:value-type="float">
            <text:p>18</text:p>
          </table:table-cell>
          <table:table-cell/>
          <table:table-cell table:formula="of:=[.J27]+[.G28]" office:value-type="float" office:value="-157" calcext:value-type="float">
            <text:p>-157</text:p>
          </table:table-cell>
          <table:table-cell table:formula="of:=[.K27]+[.H28]" office:value-type="float" office:value="18" calcext:value-type="float">
            <text:p>18</text:p>
          </table:table-cell>
          <table:table-cell/>
          <table:table-cell table:formula="of:=[.J28]-[.K28]" office:value-type="float" office:value="-175" calcext:value-type="float">
            <text:p>-175</text:p>
          </table:table-cell>
          <table:table-cell/>
          <table:table-cell table:style-name="ce5" table:formula="of:=([.E27]-[.E28])*[.O$1]" office:value-type="float" office:value="17.0000000000003" calcext:value-type="float">
            <text:p>17,00000</text:p>
          </table:table-cell>
          <table:table-cell table:formula="of:=[.P27]+[.O28]" office:value-type="float" office:value="177.000000000005" calcext:value-type="float">
            <text:p>177,00000000000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2500" calcext:value-type="float">
            <text:p>142500</text:p>
          </table:table-cell>
          <table:table-cell office:value-type="float" office:value="67351" calcext:value-type="float">
            <text:p>67351</text:p>
          </table:table-cell>
          <table:table-cell office:value-type="float" office:value="77131" calcext:value-type="float">
            <text:p>77131</text:p>
          </table:table-cell>
          <table:table-cell office:value-type="float" office:value="1.14191" calcext:value-type="float">
            <text:p>1,14191</text:p>
          </table:table-cell>
          <table:table-cell/>
          <table:table-cell table:formula="of:=[.C28]-[.C29]" office:value-type="float" office:value="25" calcext:value-type="float">
            <text:p>25</text:p>
          </table:table-cell>
          <table:table-cell table:formula="of:=[.D28]-[.D29]" office:value-type="float" office:value="20" calcext:value-type="float">
            <text:p>20</text:p>
          </table:table-cell>
          <table:table-cell/>
          <table:table-cell table:formula="of:=[.J28]+[.G29]" office:value-type="float" office:value="-132" calcext:value-type="float">
            <text:p>-132</text:p>
          </table:table-cell>
          <table:table-cell table:formula="of:=[.K28]+[.H29]" office:value-type="float" office:value="38" calcext:value-type="float">
            <text:p>38</text:p>
          </table:table-cell>
          <table:table-cell/>
          <table:table-cell table:formula="of:=[.J29]-[.K29]" office:value-type="float" office:value="-170" calcext:value-type="float">
            <text:p>-170</text:p>
          </table:table-cell>
          <table:table-cell/>
          <table:table-cell table:style-name="ce5" table:formula="of:=([.E28]-[.E29])*[.O$1]" office:value-type="float" office:value="7.00000000000145" calcext:value-type="float">
            <text:p>7,00000</text:p>
          </table:table-cell>
          <table:table-cell table:formula="of:=[.P28]+[.O29]" office:value-type="float" office:value="184.000000000006" calcext:value-type="float">
            <text:p>184,00000000000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3000" calcext:value-type="float">
            <text:p>143000</text:p>
          </table:table-cell>
          <table:table-cell office:value-type="float" office:value="67324" calcext:value-type="float">
            <text:p>67324</text:p>
          </table:table-cell>
          <table:table-cell office:value-type="float" office:value="77109" calcext:value-type="float">
            <text:p>77109</text:p>
          </table:table-cell>
          <table:table-cell office:value-type="float" office:value="1.14183" calcext:value-type="float">
            <text:p>1,14183</text:p>
          </table:table-cell>
          <table:table-cell/>
          <table:table-cell table:formula="of:=[.C29]-[.C30]" office:value-type="float" office:value="27" calcext:value-type="float">
            <text:p>27</text:p>
          </table:table-cell>
          <table:table-cell table:formula="of:=[.D29]-[.D30]" office:value-type="float" office:value="22" calcext:value-type="float">
            <text:p>22</text:p>
          </table:table-cell>
          <table:table-cell/>
          <table:table-cell table:formula="of:=[.J29]+[.G30]" office:value-type="float" office:value="-105" calcext:value-type="float">
            <text:p>-105</text:p>
          </table:table-cell>
          <table:table-cell table:formula="of:=[.K29]+[.H30]" office:value-type="float" office:value="60" calcext:value-type="float">
            <text:p>60</text:p>
          </table:table-cell>
          <table:table-cell/>
          <table:table-cell table:formula="of:=[.J30]-[.K30]" office:value-type="float" office:value="-165" calcext:value-type="float">
            <text:p>-165</text:p>
          </table:table-cell>
          <table:table-cell/>
          <table:table-cell table:style-name="ce5" table:formula="of:=([.E29]-[.E30])*[.O$1]" office:value-type="float" office:value="-7.9999999999858" calcext:value-type="float">
            <text:p>-8,00000</text:p>
          </table:table-cell>
          <table:table-cell table:formula="of:=[.P29]+[.O30]" office:value-type="float" office:value="176.000000000021" calcext:value-type="float">
            <text:p>176,00000000002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3500" calcext:value-type="float">
            <text:p>143500</text:p>
          </table:table-cell>
          <table:table-cell office:value-type="float" office:value="67348" calcext:value-type="float">
            <text:p>67348</text:p>
          </table:table-cell>
          <table:table-cell office:value-type="float" office:value="77092" calcext:value-type="float">
            <text:p>77092</text:p>
          </table:table-cell>
          <table:table-cell office:value-type="float" office:value="1.14144" calcext:value-type="float">
            <text:p>1,14144</text:p>
          </table:table-cell>
          <table:table-cell/>
          <table:table-cell table:formula="of:=[.C30]-[.C31]" office:value-type="float" office:value="-24" calcext:value-type="float">
            <text:p>-24</text:p>
          </table:table-cell>
          <table:table-cell table:formula="of:=[.D30]-[.D31]" office:value-type="float" office:value="17" calcext:value-type="float">
            <text:p>17</text:p>
          </table:table-cell>
          <table:table-cell/>
          <table:table-cell table:formula="of:=[.J30]+[.G31]" office:value-type="float" office:value="-129" calcext:value-type="float">
            <text:p>-129</text:p>
          </table:table-cell>
          <table:table-cell table:formula="of:=[.K30]+[.H31]" office:value-type="float" office:value="77" calcext:value-type="float">
            <text:p>77</text:p>
          </table:table-cell>
          <table:table-cell/>
          <table:table-cell table:formula="of:=[.J31]-[.K31]" office:value-type="float" office:value="-206" calcext:value-type="float">
            <text:p>-206</text:p>
          </table:table-cell>
          <table:table-cell/>
          <table:table-cell table:style-name="ce5" table:formula="of:=([.E30]-[.E31])*[.O$1]" office:value-type="float" office:value="-39.0000000000112" calcext:value-type="float">
            <text:p>-39,00000</text:p>
          </table:table-cell>
          <table:table-cell table:formula="of:=[.P30]+[.O31]" office:value-type="float" office:value="137.000000000009" calcext:value-type="float">
            <text:p>137,00000000000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4000" calcext:value-type="float">
            <text:p>144000</text:p>
          </table:table-cell>
          <table:table-cell office:value-type="float" office:value="67343" calcext:value-type="float">
            <text:p>67343</text:p>
          </table:table-cell>
          <table:table-cell office:value-type="float" office:value="77088" calcext:value-type="float">
            <text:p>77088</text:p>
          </table:table-cell>
          <table:table-cell office:value-type="float" office:value="1.14137" calcext:value-type="float">
            <text:p>1,14137</text:p>
          </table:table-cell>
          <table:table-cell/>
          <table:table-cell table:formula="of:=[.C31]-[.C32]" office:value-type="float" office:value="5" calcext:value-type="float">
            <text:p>5</text:p>
          </table:table-cell>
          <table:table-cell table:formula="of:=[.D31]-[.D32]" office:value-type="float" office:value="4" calcext:value-type="float">
            <text:p>4</text:p>
          </table:table-cell>
          <table:table-cell/>
          <table:table-cell table:formula="of:=[.J31]+[.G32]" office:value-type="float" office:value="-124" calcext:value-type="float">
            <text:p>-124</text:p>
          </table:table-cell>
          <table:table-cell table:formula="of:=[.K31]+[.H32]" office:value-type="float" office:value="81" calcext:value-type="float">
            <text:p>81</text:p>
          </table:table-cell>
          <table:table-cell/>
          <table:table-cell table:formula="of:=[.J32]-[.K32]" office:value-type="float" office:value="-205" calcext:value-type="float">
            <text:p>-205</text:p>
          </table:table-cell>
          <table:table-cell/>
          <table:table-cell table:style-name="ce5" table:formula="of:=([.E31]-[.E32])*[.O$1]" office:value-type="float" office:value="-7.00000000000145" calcext:value-type="float">
            <text:p>-7,00000</text:p>
          </table:table-cell>
          <table:table-cell table:formula="of:=[.P31]+[.O32]" office:value-type="float" office:value="130.000000000008" calcext:value-type="float">
            <text:p>130,00000000000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4500" calcext:value-type="float">
            <text:p>144500</text:p>
          </table:table-cell>
          <table:table-cell office:value-type="float" office:value="67343" calcext:value-type="float">
            <text:p>67343</text:p>
          </table:table-cell>
          <table:table-cell office:value-type="float" office:value="77070" calcext:value-type="float">
            <text:p>77070</text:p>
          </table:table-cell>
          <table:table-cell office:value-type="float" office:value="1.14137" calcext:value-type="float">
            <text:p>1,14137</text:p>
          </table:table-cell>
          <table:table-cell/>
          <table:table-cell table:formula="of:=[.C32]-[.C33]" office:value-type="float" office:value="0" calcext:value-type="float">
            <text:p>0</text:p>
          </table:table-cell>
          <table:table-cell table:formula="of:=[.D32]-[.D33]" office:value-type="float" office:value="18" calcext:value-type="float">
            <text:p>18</text:p>
          </table:table-cell>
          <table:table-cell/>
          <table:table-cell table:formula="of:=[.J32]+[.G33]" office:value-type="float" office:value="-124" calcext:value-type="float">
            <text:p>-124</text:p>
          </table:table-cell>
          <table:table-cell table:formula="of:=[.K32]+[.H33]" office:value-type="float" office:value="99" calcext:value-type="float">
            <text:p>99</text:p>
          </table:table-cell>
          <table:table-cell/>
          <table:table-cell table:formula="of:=[.J33]-[.K33]" office:value-type="float" office:value="-223" calcext:value-type="float">
            <text:p>-223</text:p>
          </table:table-cell>
          <table:table-cell/>
          <table:table-cell table:style-name="ce5" table:formula="of:=([.E32]-[.E33])*[.O$1]" office:value-type="float" office:value="-0" calcext:value-type="float">
            <text:p>0,00000</text:p>
          </table:table-cell>
          <table:table-cell table:formula="of:=[.P32]+[.O33]" office:value-type="float" office:value="130.000000000008" calcext:value-type="float">
            <text:p>130,00000000000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5000" calcext:value-type="float">
            <text:p>145000</text:p>
          </table:table-cell>
          <table:table-cell office:value-type="float" office:value="67334" calcext:value-type="float">
            <text:p>67334</text:p>
          </table:table-cell>
          <table:table-cell office:value-type="float" office:value="77014" calcext:value-type="float">
            <text:p>77014</text:p>
          </table:table-cell>
          <table:table-cell office:value-type="float" office:value="1.14104" calcext:value-type="float">
            <text:p>1,14104</text:p>
          </table:table-cell>
          <table:table-cell/>
          <table:table-cell table:formula="of:=[.C33]-[.C34]" office:value-type="float" office:value="9" calcext:value-type="float">
            <text:p>9</text:p>
          </table:table-cell>
          <table:table-cell table:formula="of:=[.D33]-[.D34]" office:value-type="float" office:value="56" calcext:value-type="float">
            <text:p>56</text:p>
          </table:table-cell>
          <table:table-cell/>
          <table:table-cell table:formula="of:=[.J33]+[.G34]" office:value-type="float" office:value="-115" calcext:value-type="float">
            <text:p>-115</text:p>
          </table:table-cell>
          <table:table-cell table:formula="of:=[.K33]+[.H34]" office:value-type="float" office:value="155" calcext:value-type="float">
            <text:p>155</text:p>
          </table:table-cell>
          <table:table-cell/>
          <table:table-cell table:formula="of:=[.J34]-[.K34]" office:value-type="float" office:value="-270" calcext:value-type="float">
            <text:p>-270</text:p>
          </table:table-cell>
          <table:table-cell/>
          <table:table-cell table:style-name="ce5" table:formula="of:=([.E33]-[.E34])*[.O$1]" office:value-type="float" office:value="-32.9999999999941" calcext:value-type="float">
            <text:p>-33,00000</text:p>
          </table:table-cell>
          <table:table-cell table:formula="of:=[.P33]+[.O34]" office:value-type="float" office:value="97.0000000000137" calcext:value-type="float">
            <text:p>97,0000000000137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45500" calcext:value-type="float">
            <text:p>145500</text:p>
          </table:table-cell>
          <table:table-cell office:value-type="float" office:value="67339" calcext:value-type="float">
            <text:p>67339</text:p>
          </table:table-cell>
          <table:table-cell office:value-type="float" office:value="77044" calcext:value-type="float">
            <text:p>77044</text:p>
          </table:table-cell>
          <table:table-cell office:value-type="float" office:value="1.141" calcext:value-type="float">
            <text:p>1,141</text:p>
          </table:table-cell>
          <table:table-cell/>
          <table:table-cell table:formula="of:=[.C34]-[.C35]" office:value-type="float" office:value="-5" calcext:value-type="float">
            <text:p>-5</text:p>
          </table:table-cell>
          <table:table-cell table:formula="of:=[.D34]-[.D35]" office:value-type="float" office:value="-30" calcext:value-type="float">
            <text:p>-30</text:p>
          </table:table-cell>
          <table:table-cell/>
          <table:table-cell table:formula="of:=[.J34]+[.G35]" office:value-type="float" office:value="-120" calcext:value-type="float">
            <text:p>-120</text:p>
          </table:table-cell>
          <table:table-cell table:formula="of:=[.K34]+[.H35]" office:value-type="float" office:value="125" calcext:value-type="float">
            <text:p>125</text:p>
          </table:table-cell>
          <table:table-cell/>
          <table:table-cell table:formula="of:=[.J35]-[.K35]" office:value-type="float" office:value="-245" calcext:value-type="float">
            <text:p>-245</text:p>
          </table:table-cell>
          <table:table-cell/>
          <table:table-cell table:style-name="ce5" table:formula="of:=([.E34]-[.E35])*[.O$1]" office:value-type="float" office:value="-4.000000000004" calcext:value-type="float">
            <text:p>-4,00000</text:p>
          </table:table-cell>
          <table:table-cell table:formula="of:=[.P34]+[.O35]" office:value-type="float" office:value="93.0000000000097" calcext:value-type="float">
            <text:p>93,0000000000097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0000" calcext:value-type="float">
            <text:p>150000</text:p>
          </table:table-cell>
          <table:table-cell office:value-type="float" office:value="67349" calcext:value-type="float">
            <text:p>67349</text:p>
          </table:table-cell>
          <table:table-cell office:value-type="float" office:value="77037" calcext:value-type="float">
            <text:p>77037</text:p>
          </table:table-cell>
          <table:table-cell office:value-type="float" office:value="1.14092" calcext:value-type="float">
            <text:p>1,14092</text:p>
          </table:table-cell>
          <table:table-cell/>
          <table:table-cell table:formula="of:=[.C35]-[.C36]" office:value-type="float" office:value="-10" calcext:value-type="float">
            <text:p>-10</text:p>
          </table:table-cell>
          <table:table-cell table:formula="of:=[.D35]-[.D36]" office:value-type="float" office:value="7" calcext:value-type="float">
            <text:p>7</text:p>
          </table:table-cell>
          <table:table-cell/>
          <table:table-cell table:formula="of:=[.J35]+[.G36]" office:value-type="float" office:value="-130" calcext:value-type="float">
            <text:p>-130</text:p>
          </table:table-cell>
          <table:table-cell table:formula="of:=[.K35]+[.H36]" office:value-type="float" office:value="132" calcext:value-type="float">
            <text:p>132</text:p>
          </table:table-cell>
          <table:table-cell/>
          <table:table-cell table:formula="of:=[.J36]-[.K36]" office:value-type="float" office:value="-262" calcext:value-type="float">
            <text:p>-262</text:p>
          </table:table-cell>
          <table:table-cell/>
          <table:table-cell table:style-name="ce5" table:formula="of:=([.E35]-[.E36])*[.O$1]" office:value-type="float" office:value="-8.000000000008" calcext:value-type="float">
            <text:p>-8,00000</text:p>
          </table:table-cell>
          <table:table-cell table:formula="of:=[.P35]+[.O36]" office:value-type="float" office:value="85.0000000000017" calcext:value-type="float">
            <text:p>85,0000000000017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0500" calcext:value-type="float">
            <text:p>150500</text:p>
          </table:table-cell>
          <table:table-cell office:value-type="float" office:value="67344" calcext:value-type="float">
            <text:p>67344</text:p>
          </table:table-cell>
          <table:table-cell office:value-type="float" office:value="77040" calcext:value-type="float">
            <text:p>77040</text:p>
          </table:table-cell>
          <table:table-cell office:value-type="float" office:value="1.14081" calcext:value-type="float">
            <text:p>1,14081</text:p>
          </table:table-cell>
          <table:table-cell/>
          <table:table-cell table:formula="of:=[.C36]-[.C37]" office:value-type="float" office:value="5" calcext:value-type="float">
            <text:p>5</text:p>
          </table:table-cell>
          <table:table-cell table:formula="of:=[.D36]-[.D37]" office:value-type="float" office:value="-3" calcext:value-type="float">
            <text:p>-3</text:p>
          </table:table-cell>
          <table:table-cell/>
          <table:table-cell table:formula="of:=[.J36]+[.G37]" office:value-type="float" office:value="-125" calcext:value-type="float">
            <text:p>-125</text:p>
          </table:table-cell>
          <table:table-cell table:formula="of:=[.K36]+[.H37]" office:value-type="float" office:value="129" calcext:value-type="float">
            <text:p>129</text:p>
          </table:table-cell>
          <table:table-cell/>
          <table:table-cell table:formula="of:=[.J37]-[.K37]" office:value-type="float" office:value="-254" calcext:value-type="float">
            <text:p>-254</text:p>
          </table:table-cell>
          <table:table-cell/>
          <table:table-cell table:style-name="ce5" table:formula="of:=([.E36]-[.E37])*[.O$1]" office:value-type="float" office:value="-10.9999999999832" calcext:value-type="float">
            <text:p>-11,00000</text:p>
          </table:table-cell>
          <table:table-cell table:formula="of:=[.P36]+[.O37]" office:value-type="float" office:value="74.0000000000184" calcext:value-type="float">
            <text:p>74,000000000018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1000" calcext:value-type="float">
            <text:p>151000</text:p>
          </table:table-cell>
          <table:table-cell office:value-type="float" office:value="67345" calcext:value-type="float">
            <text:p>67345</text:p>
          </table:table-cell>
          <table:table-cell office:value-type="float" office:value="77061" calcext:value-type="float">
            <text:p>77061</text:p>
          </table:table-cell>
          <table:table-cell office:value-type="float" office:value="1.14076" calcext:value-type="float">
            <text:p>1,14076</text:p>
          </table:table-cell>
          <table:table-cell/>
          <table:table-cell table:formula="of:=[.C37]-[.C38]" office:value-type="float" office:value="-1" calcext:value-type="float">
            <text:p>-1</text:p>
          </table:table-cell>
          <table:table-cell table:formula="of:=[.D37]-[.D38]" office:value-type="float" office:value="-21" calcext:value-type="float">
            <text:p>-21</text:p>
          </table:table-cell>
          <table:table-cell/>
          <table:table-cell table:formula="of:=[.J37]+[.G38]" office:value-type="float" office:value="-126" calcext:value-type="float">
            <text:p>-126</text:p>
          </table:table-cell>
          <table:table-cell table:formula="of:=[.K37]+[.H38]" office:value-type="float" office:value="108" calcext:value-type="float">
            <text:p>108</text:p>
          </table:table-cell>
          <table:table-cell/>
          <table:table-cell table:formula="of:=[.J38]-[.K38]" office:value-type="float" office:value="-234" calcext:value-type="float">
            <text:p>-234</text:p>
          </table:table-cell>
          <table:table-cell/>
          <table:table-cell table:style-name="ce5" table:formula="of:=([.E37]-[.E38])*[.O$1]" office:value-type="float" office:value="-5.00000000001055" calcext:value-type="float">
            <text:p>-5,00000</text:p>
          </table:table-cell>
          <table:table-cell table:formula="of:=[.P37]+[.O38]" office:value-type="float" office:value="69.0000000000079" calcext:value-type="float">
            <text:p>69,000000000007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1500" calcext:value-type="float">
            <text:p>151500</text:p>
          </table:table-cell>
          <table:table-cell office:value-type="float" office:value="67347" calcext:value-type="float">
            <text:p>67347</text:p>
          </table:table-cell>
          <table:table-cell office:value-type="float" office:value="77076" calcext:value-type="float">
            <text:p>77076</text:p>
          </table:table-cell>
          <table:table-cell office:value-type="float" office:value="1.14079" calcext:value-type="float">
            <text:p>1,14079</text:p>
          </table:table-cell>
          <table:table-cell/>
          <table:table-cell table:formula="of:=[.C38]-[.C39]" office:value-type="float" office:value="-2" calcext:value-type="float">
            <text:p>-2</text:p>
          </table:table-cell>
          <table:table-cell table:formula="of:=[.D38]-[.D39]" office:value-type="float" office:value="-15" calcext:value-type="float">
            <text:p>-15</text:p>
          </table:table-cell>
          <table:table-cell/>
          <table:table-cell table:formula="of:=[.J38]+[.G39]" office:value-type="float" office:value="-128" calcext:value-type="float">
            <text:p>-128</text:p>
          </table:table-cell>
          <table:table-cell table:formula="of:=[.K38]+[.H39]" office:value-type="float" office:value="93" calcext:value-type="float">
            <text:p>93</text:p>
          </table:table-cell>
          <table:table-cell/>
          <table:table-cell table:formula="of:=[.J39]-[.K39]" office:value-type="float" office:value="-221" calcext:value-type="float">
            <text:p>-221</text:p>
          </table:table-cell>
          <table:table-cell/>
          <table:table-cell table:style-name="ce5" table:formula="of:=([.E38]-[.E39])*[.O$1]" office:value-type="float" office:value="2.99999999999745" calcext:value-type="float">
            <text:p>3,00000</text:p>
          </table:table-cell>
          <table:table-cell table:formula="of:=[.P38]+[.O39]" office:value-type="float" office:value="72.0000000000053" calcext:value-type="float">
            <text:p>72,000000000005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2000" calcext:value-type="float">
            <text:p>152000</text:p>
          </table:table-cell>
          <table:table-cell office:value-type="float" office:value="67331" calcext:value-type="float">
            <text:p>67331</text:p>
          </table:table-cell>
          <table:table-cell office:value-type="float" office:value="77082" calcext:value-type="float">
            <text:p>77082</text:p>
          </table:table-cell>
          <table:table-cell office:value-type="float" office:value="1.14071" calcext:value-type="float">
            <text:p>1,14071</text:p>
          </table:table-cell>
          <table:table-cell/>
          <table:table-cell table:formula="of:=[.C39]-[.C40]" office:value-type="float" office:value="16" calcext:value-type="float">
            <text:p>16</text:p>
          </table:table-cell>
          <table:table-cell table:formula="of:=[.D39]-[.D40]" office:value-type="float" office:value="-6" calcext:value-type="float">
            <text:p>-6</text:p>
          </table:table-cell>
          <table:table-cell/>
          <table:table-cell table:formula="of:=[.J39]+[.G40]" office:value-type="float" office:value="-112" calcext:value-type="float">
            <text:p>-112</text:p>
          </table:table-cell>
          <table:table-cell table:formula="of:=[.K39]+[.H40]" office:value-type="float" office:value="87" calcext:value-type="float">
            <text:p>87</text:p>
          </table:table-cell>
          <table:table-cell/>
          <table:table-cell table:formula="of:=[.J40]-[.K40]" office:value-type="float" office:value="-199" calcext:value-type="float">
            <text:p>-199</text:p>
          </table:table-cell>
          <table:table-cell/>
          <table:table-cell table:style-name="ce5" table:formula="of:=([.E39]-[.E40])*[.O$1]" office:value-type="float" office:value="-8.000000000008" calcext:value-type="float">
            <text:p>-8,00000</text:p>
          </table:table-cell>
          <table:table-cell table:formula="of:=[.P39]+[.O40]" office:value-type="float" office:value="63.9999999999973" calcext:value-type="float">
            <text:p>63,999999999997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2500" calcext:value-type="float">
            <text:p>152500</text:p>
          </table:table-cell>
          <table:table-cell office:value-type="float" office:value="67303" calcext:value-type="float">
            <text:p>67303</text:p>
          </table:table-cell>
          <table:table-cell office:value-type="float" office:value="77046" calcext:value-type="float">
            <text:p>77046</text:p>
          </table:table-cell>
          <table:table-cell office:value-type="float" office:value="1.14098" calcext:value-type="float">
            <text:p>1,14098</text:p>
          </table:table-cell>
          <table:table-cell/>
          <table:table-cell table:formula="of:=[.C40]-[.C41]" office:value-type="float" office:value="28" calcext:value-type="float">
            <text:p>28</text:p>
          </table:table-cell>
          <table:table-cell table:formula="of:=[.D40]-[.D41]" office:value-type="float" office:value="36" calcext:value-type="float">
            <text:p>36</text:p>
          </table:table-cell>
          <table:table-cell/>
          <table:table-cell table:formula="of:=[.J40]+[.G41]" office:value-type="float" office:value="-84" calcext:value-type="float">
            <text:p>-84</text:p>
          </table:table-cell>
          <table:table-cell table:formula="of:=[.K40]+[.H41]" office:value-type="float" office:value="123" calcext:value-type="float">
            <text:p>123</text:p>
          </table:table-cell>
          <table:table-cell/>
          <table:table-cell table:formula="of:=[.J41]-[.K41]" office:value-type="float" office:value="-207" calcext:value-type="float">
            <text:p>-207</text:p>
          </table:table-cell>
          <table:table-cell/>
          <table:table-cell table:style-name="ce5" table:formula="of:=([.E40]-[.E41])*[.O$1]" office:value-type="float" office:value="27.0000000000215" calcext:value-type="float">
            <text:p>27,00000</text:p>
          </table:table-cell>
          <table:table-cell table:formula="of:=[.P40]+[.O41]" office:value-type="float" office:value="91.0000000000188" calcext:value-type="float">
            <text:p>91,000000000018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3000" calcext:value-type="float">
            <text:p>153000</text:p>
          </table:table-cell>
          <table:table-cell office:value-type="float" office:value="67294" calcext:value-type="float">
            <text:p>67294</text:p>
          </table:table-cell>
          <table:table-cell office:value-type="float" office:value="77018" calcext:value-type="float">
            <text:p>77018</text:p>
          </table:table-cell>
          <table:table-cell office:value-type="float" office:value="1.14069" calcext:value-type="float">
            <text:p>1,14069</text:p>
          </table:table-cell>
          <table:table-cell/>
          <table:table-cell table:formula="of:=[.C41]-[.C42]" office:value-type="float" office:value="9" calcext:value-type="float">
            <text:p>9</text:p>
          </table:table-cell>
          <table:table-cell table:formula="of:=[.D41]-[.D42]" office:value-type="float" office:value="28" calcext:value-type="float">
            <text:p>28</text:p>
          </table:table-cell>
          <table:table-cell/>
          <table:table-cell table:formula="of:=[.J41]+[.G42]" office:value-type="float" office:value="-75" calcext:value-type="float">
            <text:p>-75</text:p>
          </table:table-cell>
          <table:table-cell table:formula="of:=[.K41]+[.H42]" office:value-type="float" office:value="151" calcext:value-type="float">
            <text:p>151</text:p>
          </table:table-cell>
          <table:table-cell/>
          <table:table-cell table:formula="of:=[.J42]-[.K42]" office:value-type="float" office:value="-226" calcext:value-type="float">
            <text:p>-226</text:p>
          </table:table-cell>
          <table:table-cell/>
          <table:table-cell table:style-name="ce5" table:formula="of:=([.E41]-[.E42])*[.O$1]" office:value-type="float" office:value="-29.0000000000123" calcext:value-type="float">
            <text:p>-29,00000</text:p>
          </table:table-cell>
          <table:table-cell table:formula="of:=[.P41]+[.O42]" office:value-type="float" office:value="62.0000000000064" calcext:value-type="float">
            <text:p>62,000000000006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3500" calcext:value-type="float">
            <text:p>153500</text:p>
          </table:table-cell>
          <table:table-cell office:value-type="float" office:value="67276" calcext:value-type="float">
            <text:p>67276</text:p>
          </table:table-cell>
          <table:table-cell office:value-type="float" office:value="77015" calcext:value-type="float">
            <text:p>77015</text:p>
          </table:table-cell>
          <table:table-cell office:value-type="float" office:value="1.14051" calcext:value-type="float">
            <text:p>1,14051</text:p>
          </table:table-cell>
          <table:table-cell/>
          <table:table-cell table:formula="of:=[.C42]-[.C43]" office:value-type="float" office:value="18" calcext:value-type="float">
            <text:p>18</text:p>
          </table:table-cell>
          <table:table-cell table:formula="of:=[.D42]-[.D43]" office:value-type="float" office:value="3" calcext:value-type="float">
            <text:p>3</text:p>
          </table:table-cell>
          <table:table-cell/>
          <table:table-cell table:formula="of:=[.J42]+[.G43]" office:value-type="float" office:value="-57" calcext:value-type="float">
            <text:p>-57</text:p>
          </table:table-cell>
          <table:table-cell table:formula="of:=[.K42]+[.H43]" office:value-type="float" office:value="154" calcext:value-type="float">
            <text:p>154</text:p>
          </table:table-cell>
          <table:table-cell/>
          <table:table-cell table:formula="of:=[.J43]-[.K43]" office:value-type="float" office:value="-211" calcext:value-type="float">
            <text:p>-211</text:p>
          </table:table-cell>
          <table:table-cell/>
          <table:table-cell table:style-name="ce5" table:formula="of:=([.E42]-[.E43])*[.O$1]" office:value-type="float" office:value="-18.0000000000069" calcext:value-type="float">
            <text:p>-18,00000</text:p>
          </table:table-cell>
          <table:table-cell table:formula="of:=[.P42]+[.O43]" office:value-type="float" office:value="43.9999999999995" calcext:value-type="float">
            <text:p>43,999999999999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4000" calcext:value-type="float">
            <text:p>154000</text:p>
          </table:table-cell>
          <table:table-cell office:value-type="float" office:value="67273" calcext:value-type="float">
            <text:p>67273</text:p>
          </table:table-cell>
          <table:table-cell office:value-type="float" office:value="77010" calcext:value-type="float">
            <text:p>77010</text:p>
          </table:table-cell>
          <table:table-cell office:value-type="float" office:value="1.14045" calcext:value-type="float">
            <text:p>1,14045</text:p>
          </table:table-cell>
          <table:table-cell/>
          <table:table-cell table:formula="of:=[.C43]-[.C44]" office:value-type="float" office:value="3" calcext:value-type="float">
            <text:p>3</text:p>
          </table:table-cell>
          <table:table-cell table:formula="of:=[.D43]-[.D44]" office:value-type="float" office:value="5" calcext:value-type="float">
            <text:p>5</text:p>
          </table:table-cell>
          <table:table-cell/>
          <table:table-cell table:formula="of:=[.J43]+[.G44]" office:value-type="float" office:value="-54" calcext:value-type="float">
            <text:p>-54</text:p>
          </table:table-cell>
          <table:table-cell table:formula="of:=[.K43]+[.H44]" office:value-type="float" office:value="159" calcext:value-type="float">
            <text:p>159</text:p>
          </table:table-cell>
          <table:table-cell/>
          <table:table-cell table:formula="of:=[.J44]-[.K44]" office:value-type="float" office:value="-213" calcext:value-type="float">
            <text:p>-213</text:p>
          </table:table-cell>
          <table:table-cell/>
          <table:table-cell table:style-name="ce5" table:formula="of:=([.E43]-[.E44])*[.O$1]" office:value-type="float" office:value="-5.9999999999949" calcext:value-type="float">
            <text:p>-6,00000</text:p>
          </table:table-cell>
          <table:table-cell table:formula="of:=[.P43]+[.O44]" office:value-type="float" office:value="38.0000000000046" calcext:value-type="float">
            <text:p>38,000000000004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4500" calcext:value-type="float">
            <text:p>154500</text:p>
          </table:table-cell>
          <table:table-cell office:value-type="float" office:value="67265" calcext:value-type="float">
            <text:p>67265</text:p>
          </table:table-cell>
          <table:table-cell office:value-type="float" office:value="77046" calcext:value-type="float">
            <text:p>77046</text:p>
          </table:table-cell>
          <table:table-cell office:value-type="float" office:value="1.1403" calcext:value-type="float">
            <text:p>1,1403</text:p>
          </table:table-cell>
          <table:table-cell/>
          <table:table-cell table:formula="of:=[.C44]-[.C45]" office:value-type="float" office:value="8" calcext:value-type="float">
            <text:p>8</text:p>
          </table:table-cell>
          <table:table-cell table:formula="of:=[.D44]-[.D45]" office:value-type="float" office:value="-36" calcext:value-type="float">
            <text:p>-36</text:p>
          </table:table-cell>
          <table:table-cell/>
          <table:table-cell table:formula="of:=[.J44]+[.G45]" office:value-type="float" office:value="-46" calcext:value-type="float">
            <text:p>-46</text:p>
          </table:table-cell>
          <table:table-cell table:formula="of:=[.K44]+[.H45]" office:value-type="float" office:value="123" calcext:value-type="float">
            <text:p>123</text:p>
          </table:table-cell>
          <table:table-cell/>
          <table:table-cell table:formula="of:=[.J45]-[.K45]" office:value-type="float" office:value="-169" calcext:value-type="float">
            <text:p>-169</text:p>
          </table:table-cell>
          <table:table-cell/>
          <table:table-cell table:style-name="ce5" table:formula="of:=([.E44]-[.E45])*[.O$1]" office:value-type="float" office:value="-14.9999999999872" calcext:value-type="float">
            <text:p>-15,00000</text:p>
          </table:table-cell>
          <table:table-cell table:formula="of:=[.P44]+[.O45]" office:value-type="float" office:value="23.0000000000174" calcext:value-type="float">
            <text:p>23,000000000017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5000" calcext:value-type="float">
            <text:p>155000</text:p>
          </table:table-cell>
          <table:table-cell office:value-type="float" office:value="67257" calcext:value-type="float">
            <text:p>67257</text:p>
          </table:table-cell>
          <table:table-cell office:value-type="float" office:value="77024" calcext:value-type="float">
            <text:p>77024</text:p>
          </table:table-cell>
          <table:table-cell office:value-type="float" office:value="1.1403" calcext:value-type="float">
            <text:p>1,1403</text:p>
          </table:table-cell>
          <table:table-cell/>
          <table:table-cell table:formula="of:=[.C45]-[.C46]" office:value-type="float" office:value="8" calcext:value-type="float">
            <text:p>8</text:p>
          </table:table-cell>
          <table:table-cell table:formula="of:=[.D45]-[.D46]" office:value-type="float" office:value="22" calcext:value-type="float">
            <text:p>22</text:p>
          </table:table-cell>
          <table:table-cell/>
          <table:table-cell table:formula="of:=[.J45]+[.G46]" office:value-type="float" office:value="-38" calcext:value-type="float">
            <text:p>-38</text:p>
          </table:table-cell>
          <table:table-cell table:formula="of:=[.K45]+[.H46]" office:value-type="float" office:value="145" calcext:value-type="float">
            <text:p>145</text:p>
          </table:table-cell>
          <table:table-cell/>
          <table:table-cell table:formula="of:=[.J46]-[.K46]" office:value-type="float" office:value="-183" calcext:value-type="float">
            <text:p>-183</text:p>
          </table:table-cell>
          <table:table-cell/>
          <table:table-cell table:style-name="ce5" table:formula="of:=([.E45]-[.E46])*[.O$1]" office:value-type="float" office:value="-0" calcext:value-type="float">
            <text:p>0,00000</text:p>
          </table:table-cell>
          <table:table-cell table:formula="of:=[.P45]+[.O46]" office:value-type="float" office:value="23.0000000000174" calcext:value-type="float">
            <text:p>23,000000000017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55500" calcext:value-type="float">
            <text:p>155500</text:p>
          </table:table-cell>
          <table:table-cell office:value-type="float" office:value="67268" calcext:value-type="float">
            <text:p>67268</text:p>
          </table:table-cell>
          <table:table-cell office:value-type="float" office:value="77014" calcext:value-type="float">
            <text:p>77014</text:p>
          </table:table-cell>
          <table:table-cell office:value-type="float" office:value="1.13995" calcext:value-type="float">
            <text:p>1,13995</text:p>
          </table:table-cell>
          <table:table-cell/>
          <table:table-cell table:formula="of:=[.C46]-[.C47]" office:value-type="float" office:value="-11" calcext:value-type="float">
            <text:p>-11</text:p>
          </table:table-cell>
          <table:table-cell table:formula="of:=[.D46]-[.D47]" office:value-type="float" office:value="10" calcext:value-type="float">
            <text:p>10</text:p>
          </table:table-cell>
          <table:table-cell/>
          <table:table-cell table:formula="of:=[.J46]+[.G47]" office:value-type="float" office:value="-49" calcext:value-type="float">
            <text:p>-49</text:p>
          </table:table-cell>
          <table:table-cell table:formula="of:=[.K46]+[.H47]" office:value-type="float" office:value="155" calcext:value-type="float">
            <text:p>155</text:p>
          </table:table-cell>
          <table:table-cell/>
          <table:table-cell table:formula="of:=[.J47]-[.K47]" office:value-type="float" office:value="-204" calcext:value-type="float">
            <text:p>-204</text:p>
          </table:table-cell>
          <table:table-cell/>
          <table:table-cell table:style-name="ce5" table:formula="of:=([.E46]-[.E47])*[.O$1]" office:value-type="float" office:value="-35.0000000000072" calcext:value-type="float">
            <text:p>-35,00000</text:p>
          </table:table-cell>
          <table:table-cell table:formula="of:=[.P46]+[.O47]" office:value-type="float" office:value="-11.9999999999899" calcext:value-type="float">
            <text:p>-11,999999999989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0000" calcext:value-type="float">
            <text:p>160000</text:p>
          </table:table-cell>
          <table:table-cell office:value-type="float" office:value="67281" calcext:value-type="float">
            <text:p>67281</text:p>
          </table:table-cell>
          <table:table-cell office:value-type="float" office:value="77010" calcext:value-type="float">
            <text:p>77010</text:p>
          </table:table-cell>
          <table:table-cell office:value-type="float" office:value="1.13994" calcext:value-type="float">
            <text:p>1,13994</text:p>
          </table:table-cell>
          <table:table-cell/>
          <table:table-cell table:formula="of:=[.C47]-[.C48]" office:value-type="float" office:value="-13" calcext:value-type="float">
            <text:p>-13</text:p>
          </table:table-cell>
          <table:table-cell table:formula="of:=[.D47]-[.D48]" office:value-type="float" office:value="4" calcext:value-type="float">
            <text:p>4</text:p>
          </table:table-cell>
          <table:table-cell/>
          <table:table-cell table:formula="of:=[.J47]+[.G48]" office:value-type="float" office:value="-62" calcext:value-type="float">
            <text:p>-62</text:p>
          </table:table-cell>
          <table:table-cell table:formula="of:=[.K47]+[.H48]" office:value-type="float" office:value="159" calcext:value-type="float">
            <text:p>159</text:p>
          </table:table-cell>
          <table:table-cell/>
          <table:table-cell table:formula="of:=[.J48]-[.K48]" office:value-type="float" office:value="-221" calcext:value-type="float">
            <text:p>-221</text:p>
          </table:table-cell>
          <table:table-cell/>
          <table:table-cell table:style-name="ce5" table:formula="of:=([.E47]-[.E48])*[.O$1]" office:value-type="float" office:value="-1.00000000000655" calcext:value-type="float">
            <text:p>-1,00000</text:p>
          </table:table-cell>
          <table:table-cell table:formula="of:=[.P47]+[.O48]" office:value-type="float" office:value="-12.9999999999964" calcext:value-type="float">
            <text:p>-12,999999999996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0500" calcext:value-type="float">
            <text:p>160500</text:p>
          </table:table-cell>
          <table:table-cell office:value-type="float" office:value="67285" calcext:value-type="float">
            <text:p>67285</text:p>
          </table:table-cell>
          <table:table-cell office:value-type="float" office:value="77022" calcext:value-type="float">
            <text:p>77022</text:p>
          </table:table-cell>
          <table:table-cell office:value-type="float" office:value="1.13992" calcext:value-type="float">
            <text:p>1,13992</text:p>
          </table:table-cell>
          <table:table-cell/>
          <table:table-cell table:formula="of:=[.C48]-[.C49]" office:value-type="float" office:value="-4" calcext:value-type="float">
            <text:p>-4</text:p>
          </table:table-cell>
          <table:table-cell table:formula="of:=[.D48]-[.D49]" office:value-type="float" office:value="-12" calcext:value-type="float">
            <text:p>-12</text:p>
          </table:table-cell>
          <table:table-cell/>
          <table:table-cell table:formula="of:=[.J48]+[.G49]" office:value-type="float" office:value="-66" calcext:value-type="float">
            <text:p>-66</text:p>
          </table:table-cell>
          <table:table-cell table:formula="of:=[.K48]+[.H49]" office:value-type="float" office:value="147" calcext:value-type="float">
            <text:p>147</text:p>
          </table:table-cell>
          <table:table-cell/>
          <table:table-cell table:formula="of:=[.J49]-[.K49]" office:value-type="float" office:value="-213" calcext:value-type="float">
            <text:p>-213</text:p>
          </table:table-cell>
          <table:table-cell/>
          <table:table-cell table:style-name="ce5" table:formula="of:=([.E48]-[.E49])*[.O$1]" office:value-type="float" office:value="-1.9999999999909" calcext:value-type="float">
            <text:p>-2,00000</text:p>
          </table:table-cell>
          <table:table-cell table:formula="of:=[.P48]+[.O49]" office:value-type="float" office:value="-14.9999999999873" calcext:value-type="float">
            <text:p>-14,999999999987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1000" calcext:value-type="float">
            <text:p>161000</text:p>
          </table:table-cell>
          <table:table-cell office:value-type="float" office:value="67271" calcext:value-type="float">
            <text:p>67271</text:p>
          </table:table-cell>
          <table:table-cell office:value-type="float" office:value="77010" calcext:value-type="float">
            <text:p>77010</text:p>
          </table:table-cell>
          <table:table-cell office:value-type="float" office:value="1.13974" calcext:value-type="float">
            <text:p>1,13974</text:p>
          </table:table-cell>
          <table:table-cell/>
          <table:table-cell table:formula="of:=[.C49]-[.C50]" office:value-type="float" office:value="14" calcext:value-type="float">
            <text:p>14</text:p>
          </table:table-cell>
          <table:table-cell table:formula="of:=[.D49]-[.D50]" office:value-type="float" office:value="12" calcext:value-type="float">
            <text:p>12</text:p>
          </table:table-cell>
          <table:table-cell/>
          <table:table-cell table:formula="of:=[.J49]+[.G50]" office:value-type="float" office:value="-52" calcext:value-type="float">
            <text:p>-52</text:p>
          </table:table-cell>
          <table:table-cell table:formula="of:=[.K49]+[.H50]" office:value-type="float" office:value="159" calcext:value-type="float">
            <text:p>159</text:p>
          </table:table-cell>
          <table:table-cell/>
          <table:table-cell table:formula="of:=[.J50]-[.K50]" office:value-type="float" office:value="-211" calcext:value-type="float">
            <text:p>-211</text:p>
          </table:table-cell>
          <table:table-cell/>
          <table:table-cell table:style-name="ce5" table:formula="of:=([.E49]-[.E50])*[.O$1]" office:value-type="float" office:value="-18.0000000000069" calcext:value-type="float">
            <text:p>-18,00000</text:p>
          </table:table-cell>
          <table:table-cell table:formula="of:=[.P49]+[.O50]" office:value-type="float" office:value="-32.9999999999942" calcext:value-type="float">
            <text:p>-32,999999999994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1500" calcext:value-type="float">
            <text:p>161500</text:p>
          </table:table-cell>
          <table:table-cell office:value-type="float" office:value="67235" calcext:value-type="float">
            <text:p>67235</text:p>
          </table:table-cell>
          <table:table-cell office:value-type="float" office:value="76981" calcext:value-type="float">
            <text:p>76981</text:p>
          </table:table-cell>
          <table:table-cell office:value-type="float" office:value="1.13936" calcext:value-type="float">
            <text:p>1,13936</text:p>
          </table:table-cell>
          <table:table-cell/>
          <table:table-cell table:formula="of:=[.C50]-[.C51]" office:value-type="float" office:value="36" calcext:value-type="float">
            <text:p>36</text:p>
          </table:table-cell>
          <table:table-cell table:formula="of:=[.D50]-[.D51]" office:value-type="float" office:value="29" calcext:value-type="float">
            <text:p>29</text:p>
          </table:table-cell>
          <table:table-cell/>
          <table:table-cell table:formula="of:=[.J50]+[.G51]" office:value-type="float" office:value="-16" calcext:value-type="float">
            <text:p>-16</text:p>
          </table:table-cell>
          <table:table-cell table:formula="of:=[.K50]+[.H51]" office:value-type="float" office:value="188" calcext:value-type="float">
            <text:p>188</text:p>
          </table:table-cell>
          <table:table-cell/>
          <table:table-cell table:formula="of:=[.J51]-[.K51]" office:value-type="float" office:value="-204" calcext:value-type="float">
            <text:p>-204</text:p>
          </table:table-cell>
          <table:table-cell/>
          <table:table-cell table:style-name="ce5" table:formula="of:=([.E50]-[.E51])*[.O$1]" office:value-type="float" office:value="-38.0000000000047" calcext:value-type="float">
            <text:p>-38,00000</text:p>
          </table:table-cell>
          <table:table-cell table:formula="of:=[.P50]+[.O51]" office:value-type="float" office:value="-70.9999999999989" calcext:value-type="float">
            <text:p>-70,999999999998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2000" calcext:value-type="float">
            <text:p>162000</text:p>
          </table:table-cell>
          <table:table-cell office:value-type="float" office:value="67253" calcext:value-type="float">
            <text:p>67253</text:p>
          </table:table-cell>
          <table:table-cell office:value-type="float" office:value="77021" calcext:value-type="float">
            <text:p>77021</text:p>
          </table:table-cell>
          <table:table-cell office:value-type="float" office:value="1.13937" calcext:value-type="float">
            <text:p>1,13937</text:p>
          </table:table-cell>
          <table:table-cell/>
          <table:table-cell table:formula="of:=[.C51]-[.C52]" office:value-type="float" office:value="-18" calcext:value-type="float">
            <text:p>-18</text:p>
          </table:table-cell>
          <table:table-cell table:formula="of:=[.D51]-[.D52]" office:value-type="float" office:value="-40" calcext:value-type="float">
            <text:p>-40</text:p>
          </table:table-cell>
          <table:table-cell/>
          <table:table-cell table:formula="of:=[.J51]+[.G52]" office:value-type="float" office:value="-34" calcext:value-type="float">
            <text:p>-34</text:p>
          </table:table-cell>
          <table:table-cell table:formula="of:=[.K51]+[.H52]" office:value-type="float" office:value="148" calcext:value-type="float">
            <text:p>148</text:p>
          </table:table-cell>
          <table:table-cell/>
          <table:table-cell table:formula="of:=[.J52]-[.K52]" office:value-type="float" office:value="-182" calcext:value-type="float">
            <text:p>-182</text:p>
          </table:table-cell>
          <table:table-cell/>
          <table:table-cell table:style-name="ce5" table:formula="of:=([.E51]-[.E52])*[.O$1]" office:value-type="float" office:value="1.00000000000655" calcext:value-type="float">
            <text:p>1,00000</text:p>
          </table:table-cell>
          <table:table-cell table:formula="of:=[.P51]+[.O52]" office:value-type="float" office:value="-69.9999999999923" calcext:value-type="float">
            <text:p>-69,999999999992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2500" calcext:value-type="float">
            <text:p>162500</text:p>
          </table:table-cell>
          <table:table-cell office:value-type="float" office:value="67251" calcext:value-type="float">
            <text:p>67251</text:p>
          </table:table-cell>
          <table:table-cell office:value-type="float" office:value="77007" calcext:value-type="float">
            <text:p>77007</text:p>
          </table:table-cell>
          <table:table-cell office:value-type="float" office:value="1.13945" calcext:value-type="float">
            <text:p>1,13945</text:p>
          </table:table-cell>
          <table:table-cell/>
          <table:table-cell table:formula="of:=[.C52]-[.C53]" office:value-type="float" office:value="2" calcext:value-type="float">
            <text:p>2</text:p>
          </table:table-cell>
          <table:table-cell table:formula="of:=[.D52]-[.D53]" office:value-type="float" office:value="14" calcext:value-type="float">
            <text:p>14</text:p>
          </table:table-cell>
          <table:table-cell/>
          <table:table-cell table:formula="of:=[.J52]+[.G53]" office:value-type="float" office:value="-32" calcext:value-type="float">
            <text:p>-32</text:p>
          </table:table-cell>
          <table:table-cell table:formula="of:=[.K52]+[.H53]" office:value-type="float" office:value="162" calcext:value-type="float">
            <text:p>162</text:p>
          </table:table-cell>
          <table:table-cell/>
          <table:table-cell table:formula="of:=[.J53]-[.K53]" office:value-type="float" office:value="-194" calcext:value-type="float">
            <text:p>-194</text:p>
          </table:table-cell>
          <table:table-cell/>
          <table:table-cell table:style-name="ce5" table:formula="of:=([.E52]-[.E53])*[.O$1]" office:value-type="float" office:value="8.000000000008" calcext:value-type="float">
            <text:p>8,00000</text:p>
          </table:table-cell>
          <table:table-cell table:formula="of:=[.P52]+[.O53]" office:value-type="float" office:value="-61.9999999999843" calcext:value-type="float">
            <text:p>-61,999999999984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3000" calcext:value-type="float">
            <text:p>163000</text:p>
          </table:table-cell>
          <table:table-cell office:value-type="float" office:value="67277" calcext:value-type="float">
            <text:p>67277</text:p>
          </table:table-cell>
          <table:table-cell office:value-type="float" office:value="77045" calcext:value-type="float">
            <text:p>77045</text:p>
          </table:table-cell>
          <table:table-cell office:value-type="float" office:value="1.13865" calcext:value-type="float">
            <text:p>1,13865</text:p>
          </table:table-cell>
          <table:table-cell/>
          <table:table-cell table:formula="of:=[.C53]-[.C54]" office:value-type="float" office:value="-26" calcext:value-type="float">
            <text:p>-26</text:p>
          </table:table-cell>
          <table:table-cell table:formula="of:=[.D53]-[.D54]" office:value-type="float" office:value="-38" calcext:value-type="float">
            <text:p>-38</text:p>
          </table:table-cell>
          <table:table-cell/>
          <table:table-cell table:formula="of:=[.J53]+[.G54]" office:value-type="float" office:value="-58" calcext:value-type="float">
            <text:p>-58</text:p>
          </table:table-cell>
          <table:table-cell table:formula="of:=[.K53]+[.H54]" office:value-type="float" office:value="124" calcext:value-type="float">
            <text:p>124</text:p>
          </table:table-cell>
          <table:table-cell/>
          <table:table-cell table:formula="of:=[.J54]-[.K54]" office:value-type="float" office:value="-182" calcext:value-type="float">
            <text:p>-182</text:p>
          </table:table-cell>
          <table:table-cell/>
          <table:table-cell table:style-name="ce5" table:formula="of:=([.E53]-[.E54])*[.O$1]" office:value-type="float" office:value="-80.0000000000134" calcext:value-type="float">
            <text:p>-80,00000</text:p>
          </table:table-cell>
          <table:table-cell table:formula="of:=[.P53]+[.O54]" office:value-type="float" office:value="-141.999999999998" calcext:value-type="float">
            <text:p>-141,99999999999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3500" calcext:value-type="float">
            <text:p>163500</text:p>
          </table:table-cell>
          <table:table-cell office:value-type="float" office:value="67266" calcext:value-type="float">
            <text:p>67266</text:p>
          </table:table-cell>
          <table:table-cell office:value-type="float" office:value="77018" calcext:value-type="float">
            <text:p>77018</text:p>
          </table:table-cell>
          <table:table-cell office:value-type="float" office:value="1.13872" calcext:value-type="float">
            <text:p>1,13872</text:p>
          </table:table-cell>
          <table:table-cell/>
          <table:table-cell table:formula="of:=[.C54]-[.C55]" office:value-type="float" office:value="11" calcext:value-type="float">
            <text:p>11</text:p>
          </table:table-cell>
          <table:table-cell table:formula="of:=[.D54]-[.D55]" office:value-type="float" office:value="27" calcext:value-type="float">
            <text:p>27</text:p>
          </table:table-cell>
          <table:table-cell/>
          <table:table-cell table:formula="of:=[.J54]+[.G55]" office:value-type="float" office:value="-47" calcext:value-type="float">
            <text:p>-47</text:p>
          </table:table-cell>
          <table:table-cell table:formula="of:=[.K54]+[.H55]" office:value-type="float" office:value="151" calcext:value-type="float">
            <text:p>151</text:p>
          </table:table-cell>
          <table:table-cell/>
          <table:table-cell table:formula="of:=[.J55]-[.K55]" office:value-type="float" office:value="-198" calcext:value-type="float">
            <text:p>-198</text:p>
          </table:table-cell>
          <table:table-cell/>
          <table:table-cell table:style-name="ce5" table:formula="of:=([.E54]-[.E55])*[.O$1]" office:value-type="float" office:value="7.00000000000145" calcext:value-type="float">
            <text:p>7,00000</text:p>
          </table:table-cell>
          <table:table-cell table:formula="of:=[.P54]+[.O55]" office:value-type="float" office:value="-134.999999999996" calcext:value-type="float">
            <text:p>-134,99999999999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4000" calcext:value-type="float">
            <text:p>164000</text:p>
          </table:table-cell>
          <table:table-cell office:value-type="float" office:value="67262" calcext:value-type="float">
            <text:p>67262</text:p>
          </table:table-cell>
          <table:table-cell office:value-type="float" office:value="77005" calcext:value-type="float">
            <text:p>77005</text:p>
          </table:table-cell>
          <table:table-cell office:value-type="float" office:value="1.13835" calcext:value-type="float">
            <text:p>1,13835</text:p>
          </table:table-cell>
          <table:table-cell/>
          <table:table-cell table:formula="of:=[.C55]-[.C56]" office:value-type="float" office:value="4" calcext:value-type="float">
            <text:p>4</text:p>
          </table:table-cell>
          <table:table-cell table:formula="of:=[.D55]-[.D56]" office:value-type="float" office:value="13" calcext:value-type="float">
            <text:p>13</text:p>
          </table:table-cell>
          <table:table-cell/>
          <table:table-cell table:formula="of:=[.J55]+[.G56]" office:value-type="float" office:value="-43" calcext:value-type="float">
            <text:p>-43</text:p>
          </table:table-cell>
          <table:table-cell table:formula="of:=[.K55]+[.H56]" office:value-type="float" office:value="164" calcext:value-type="float">
            <text:p>164</text:p>
          </table:table-cell>
          <table:table-cell/>
          <table:table-cell table:formula="of:=[.J56]-[.K56]" office:value-type="float" office:value="-207" calcext:value-type="float">
            <text:p>-207</text:p>
          </table:table-cell>
          <table:table-cell/>
          <table:table-cell table:style-name="ce5" table:formula="of:=([.E55]-[.E56])*[.O$1]" office:value-type="float" office:value="-36.9999999999981" calcext:value-type="float">
            <text:p>-37,00000</text:p>
          </table:table-cell>
          <table:table-cell table:formula="of:=[.P55]+[.O56]" office:value-type="float" office:value="-171.999999999994" calcext:value-type="float">
            <text:p>-171,99999999999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4500" calcext:value-type="float">
            <text:p>164500</text:p>
          </table:table-cell>
          <table:table-cell office:value-type="float" office:value="67250" calcext:value-type="float">
            <text:p>67250</text:p>
          </table:table-cell>
          <table:table-cell office:value-type="float" office:value="76989" calcext:value-type="float">
            <text:p>76989</text:p>
          </table:table-cell>
          <table:table-cell office:value-type="float" office:value="1.13779" calcext:value-type="float">
            <text:p>1,13779</text:p>
          </table:table-cell>
          <table:table-cell/>
          <table:table-cell table:formula="of:=[.C56]-[.C57]" office:value-type="float" office:value="12" calcext:value-type="float">
            <text:p>12</text:p>
          </table:table-cell>
          <table:table-cell table:formula="of:=[.D56]-[.D57]" office:value-type="float" office:value="16" calcext:value-type="float">
            <text:p>16</text:p>
          </table:table-cell>
          <table:table-cell/>
          <table:table-cell table:formula="of:=[.J56]+[.G57]" office:value-type="float" office:value="-31" calcext:value-type="float">
            <text:p>-31</text:p>
          </table:table-cell>
          <table:table-cell table:formula="of:=[.K56]+[.H57]" office:value-type="float" office:value="180" calcext:value-type="float">
            <text:p>180</text:p>
          </table:table-cell>
          <table:table-cell/>
          <table:table-cell table:formula="of:=[.J57]-[.K57]" office:value-type="float" office:value="-211" calcext:value-type="float">
            <text:p>-211</text:p>
          </table:table-cell>
          <table:table-cell/>
          <table:table-cell table:style-name="ce5" table:formula="of:=([.E56]-[.E57])*[.O$1]" office:value-type="float" office:value="-55.9999999999894" calcext:value-type="float">
            <text:p>-56,00000</text:p>
          </table:table-cell>
          <table:table-cell table:formula="of:=[.P56]+[.O57]" office:value-type="float" office:value="-227.999999999984" calcext:value-type="float">
            <text:p>-227,99999999998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5000" calcext:value-type="float">
            <text:p>165000</text:p>
          </table:table-cell>
          <table:table-cell office:value-type="float" office:value="67215" calcext:value-type="float">
            <text:p>67215</text:p>
          </table:table-cell>
          <table:table-cell office:value-type="float" office:value="76979" calcext:value-type="float">
            <text:p>76979</text:p>
          </table:table-cell>
          <table:table-cell office:value-type="float" office:value="1.13826" calcext:value-type="float">
            <text:p>1,13826</text:p>
          </table:table-cell>
          <table:table-cell/>
          <table:table-cell table:formula="of:=[.C57]-[.C58]" office:value-type="float" office:value="35" calcext:value-type="float">
            <text:p>35</text:p>
          </table:table-cell>
          <table:table-cell table:formula="of:=[.D57]-[.D58]" office:value-type="float" office:value="10" calcext:value-type="float">
            <text:p>10</text:p>
          </table:table-cell>
          <table:table-cell/>
          <table:table-cell table:formula="of:=[.J57]+[.G58]" office:value-type="float" office:value="4" calcext:value-type="float">
            <text:p>4</text:p>
          </table:table-cell>
          <table:table-cell table:formula="of:=[.K57]+[.H58]" office:value-type="float" office:value="190" calcext:value-type="float">
            <text:p>190</text:p>
          </table:table-cell>
          <table:table-cell/>
          <table:table-cell table:formula="of:=[.J58]-[.K58]" office:value-type="float" office:value="-186" calcext:value-type="float">
            <text:p>-186</text:p>
          </table:table-cell>
          <table:table-cell/>
          <table:table-cell table:style-name="ce5" table:formula="of:=([.E57]-[.E58])*[.O$1]" office:value-type="float" office:value="46.999999999997" calcext:value-type="float">
            <text:p>47,00000</text:p>
          </table:table-cell>
          <table:table-cell table:formula="of:=[.P57]+[.O58]" office:value-type="float" office:value="-180.999999999987" calcext:value-type="float">
            <text:p>-180,999999999987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65500" calcext:value-type="float">
            <text:p>165500</text:p>
          </table:table-cell>
          <table:table-cell office:value-type="float" office:value="67211" calcext:value-type="float">
            <text:p>67211</text:p>
          </table:table-cell>
          <table:table-cell office:value-type="float" office:value="76984" calcext:value-type="float">
            <text:p>76984</text:p>
          </table:table-cell>
          <table:table-cell office:value-type="float" office:value="1.13778" calcext:value-type="float">
            <text:p>1,13778</text:p>
          </table:table-cell>
          <table:table-cell/>
          <table:table-cell table:formula="of:=[.C58]-[.C59]" office:value-type="float" office:value="4" calcext:value-type="float">
            <text:p>4</text:p>
          </table:table-cell>
          <table:table-cell table:formula="of:=[.D58]-[.D59]" office:value-type="float" office:value="-5" calcext:value-type="float">
            <text:p>-5</text:p>
          </table:table-cell>
          <table:table-cell/>
          <table:table-cell table:formula="of:=[.J58]+[.G59]" office:value-type="float" office:value="8" calcext:value-type="float">
            <text:p>8</text:p>
          </table:table-cell>
          <table:table-cell table:formula="of:=[.K58]+[.H59]" office:value-type="float" office:value="185" calcext:value-type="float">
            <text:p>185</text:p>
          </table:table-cell>
          <table:table-cell/>
          <table:table-cell table:formula="of:=[.J59]-[.K59]" office:value-type="float" office:value="-177" calcext:value-type="float">
            <text:p>-177</text:p>
          </table:table-cell>
          <table:table-cell/>
          <table:table-cell table:style-name="ce5" table:formula="of:=([.E58]-[.E59])*[.O$1]" office:value-type="float" office:value="-48.0000000000036" calcext:value-type="float">
            <text:p>-48,00000</text:p>
          </table:table-cell>
          <table:table-cell table:formula="of:=[.P58]+[.O59]" office:value-type="float" office:value="-228.99999999999" calcext:value-type="float">
            <text:p>-228,9999999999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67165" calcext:value-type="float">
            <text:p>67165</text:p>
          </table:table-cell>
          <table:table-cell office:value-type="float" office:value="76905" calcext:value-type="float">
            <text:p>76905</text:p>
          </table:table-cell>
          <table:table-cell office:value-type="float" office:value="1.13797" calcext:value-type="float">
            <text:p>1,13797</text:p>
          </table:table-cell>
          <table:table-cell/>
          <table:table-cell table:formula="of:=[.C59]-[.C60]" office:value-type="float" office:value="46" calcext:value-type="float">
            <text:p>46</text:p>
          </table:table-cell>
          <table:table-cell table:formula="of:=[.D59]-[.D60]" office:value-type="float" office:value="79" calcext:value-type="float">
            <text:p>79</text:p>
          </table:table-cell>
          <table:table-cell/>
          <table:table-cell table:formula="of:=[.J59]+[.G60]" office:value-type="float" office:value="54" calcext:value-type="float">
            <text:p>54</text:p>
          </table:table-cell>
          <table:table-cell table:formula="of:=[.K59]+[.H60]" office:value-type="float" office:value="264" calcext:value-type="float">
            <text:p>264</text:p>
          </table:table-cell>
          <table:table-cell/>
          <table:table-cell table:formula="of:=[.J60]-[.K60]" office:value-type="float" office:value="-210" calcext:value-type="float">
            <text:p>-210</text:p>
          </table:table-cell>
          <table:table-cell/>
          <table:table-cell table:style-name="ce5" table:formula="of:=([.E59]-[.E60])*[.O$1]" office:value-type="float" office:value="18.9999999999912" calcext:value-type="float">
            <text:p>19,00000</text:p>
          </table:table-cell>
          <table:table-cell table:formula="of:=[.P59]+[.O60]" office:value-type="float" office:value="-209.999999999999" calcext:value-type="float">
            <text:p>-209,99999999999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0500" calcext:value-type="float">
            <text:p>170500</text:p>
          </table:table-cell>
          <table:table-cell office:value-type="float" office:value="67129" calcext:value-type="float">
            <text:p>67129</text:p>
          </table:table-cell>
          <table:table-cell office:value-type="float" office:value="76897" calcext:value-type="float">
            <text:p>76897</text:p>
          </table:table-cell>
          <table:table-cell office:value-type="float" office:value="1.13825" calcext:value-type="float">
            <text:p>1,13825</text:p>
          </table:table-cell>
          <table:table-cell/>
          <table:table-cell table:formula="of:=[.C60]-[.C61]" office:value-type="float" office:value="36" calcext:value-type="float">
            <text:p>36</text:p>
          </table:table-cell>
          <table:table-cell table:formula="of:=[.D60]-[.D61]" office:value-type="float" office:value="8" calcext:value-type="float">
            <text:p>8</text:p>
          </table:table-cell>
          <table:table-cell/>
          <table:table-cell table:formula="of:=[.J60]+[.G61]" office:value-type="float" office:value="90" calcext:value-type="float">
            <text:p>90</text:p>
          </table:table-cell>
          <table:table-cell table:formula="of:=[.K60]+[.H61]" office:value-type="float" office:value="272" calcext:value-type="float">
            <text:p>272</text:p>
          </table:table-cell>
          <table:table-cell/>
          <table:table-cell table:formula="of:=[.J61]-[.K61]" office:value-type="float" office:value="-182" calcext:value-type="float">
            <text:p>-182</text:p>
          </table:table-cell>
          <table:table-cell/>
          <table:table-cell table:style-name="ce5" table:formula="of:=([.E60]-[.E61])*[.O$1]" office:value-type="float" office:value="28.0000000000058" calcext:value-type="float">
            <text:p>28,00000</text:p>
          </table:table-cell>
          <table:table-cell table:formula="of:=[.P60]+[.O61]" office:value-type="float" office:value="-181.999999999993" calcext:value-type="float">
            <text:p>-181,99999999999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1000" calcext:value-type="float">
            <text:p>171000</text:p>
          </table:table-cell>
          <table:table-cell office:value-type="float" office:value="67126" calcext:value-type="float">
            <text:p>67126</text:p>
          </table:table-cell>
          <table:table-cell office:value-type="float" office:value="76932" calcext:value-type="float">
            <text:p>76932</text:p>
          </table:table-cell>
          <table:table-cell office:value-type="float" office:value="1.13839" calcext:value-type="float">
            <text:p>1,13839</text:p>
          </table:table-cell>
          <table:table-cell/>
          <table:table-cell table:formula="of:=[.C61]-[.C62]" office:value-type="float" office:value="3" calcext:value-type="float">
            <text:p>3</text:p>
          </table:table-cell>
          <table:table-cell table:formula="of:=[.D61]-[.D62]" office:value-type="float" office:value="-35" calcext:value-type="float">
            <text:p>-35</text:p>
          </table:table-cell>
          <table:table-cell/>
          <table:table-cell table:formula="of:=[.J61]+[.G62]" office:value-type="float" office:value="93" calcext:value-type="float">
            <text:p>93</text:p>
          </table:table-cell>
          <table:table-cell table:formula="of:=[.K61]+[.H62]" office:value-type="float" office:value="237" calcext:value-type="float">
            <text:p>237</text:p>
          </table:table-cell>
          <table:table-cell/>
          <table:table-cell table:formula="of:=[.J62]-[.K62]" office:value-type="float" office:value="-144" calcext:value-type="float">
            <text:p>-144</text:p>
          </table:table-cell>
          <table:table-cell/>
          <table:table-cell table:style-name="ce5" table:formula="of:=([.E61]-[.E62])*[.O$1]" office:value-type="float" office:value="14.0000000000029" calcext:value-type="float">
            <text:p>14,00000</text:p>
          </table:table-cell>
          <table:table-cell table:formula="of:=[.P61]+[.O62]" office:value-type="float" office:value="-167.99999999999" calcext:value-type="float">
            <text:p>-167,9999999999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1500" calcext:value-type="float">
            <text:p>171500</text:p>
          </table:table-cell>
          <table:table-cell office:value-type="float" office:value="67121" calcext:value-type="float">
            <text:p>67121</text:p>
          </table:table-cell>
          <table:table-cell office:value-type="float" office:value="76907" calcext:value-type="float">
            <text:p>76907</text:p>
          </table:table-cell>
          <table:table-cell office:value-type="float" office:value="1.13863" calcext:value-type="float">
            <text:p>1,13863</text:p>
          </table:table-cell>
          <table:table-cell/>
          <table:table-cell table:formula="of:=[.C62]-[.C63]" office:value-type="float" office:value="5" calcext:value-type="float">
            <text:p>5</text:p>
          </table:table-cell>
          <table:table-cell table:formula="of:=[.D62]-[.D63]" office:value-type="float" office:value="25" calcext:value-type="float">
            <text:p>25</text:p>
          </table:table-cell>
          <table:table-cell/>
          <table:table-cell table:formula="of:=[.J62]+[.G63]" office:value-type="float" office:value="98" calcext:value-type="float">
            <text:p>98</text:p>
          </table:table-cell>
          <table:table-cell table:formula="of:=[.K62]+[.H63]" office:value-type="float" office:value="262" calcext:value-type="float">
            <text:p>262</text:p>
          </table:table-cell>
          <table:table-cell/>
          <table:table-cell table:formula="of:=[.J63]-[.K63]" office:value-type="float" office:value="-164" calcext:value-type="float">
            <text:p>-164</text:p>
          </table:table-cell>
          <table:table-cell/>
          <table:table-cell table:style-name="ce5" table:formula="of:=([.E62]-[.E63])*[.O$1]" office:value-type="float" office:value="24.0000000000018" calcext:value-type="float">
            <text:p>24,00000</text:p>
          </table:table-cell>
          <table:table-cell table:formula="of:=[.P62]+[.O63]" office:value-type="float" office:value="-143.999999999989" calcext:value-type="float">
            <text:p>-143,99999999998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2000" calcext:value-type="float">
            <text:p>172000</text:p>
          </table:table-cell>
          <table:table-cell office:value-type="float" office:value="67070" calcext:value-type="float">
            <text:p>67070</text:p>
          </table:table-cell>
          <table:table-cell office:value-type="float" office:value="76881" calcext:value-type="float">
            <text:p>76881</text:p>
          </table:table-cell>
          <table:table-cell office:value-type="float" office:value="1.13862" calcext:value-type="float">
            <text:p>1,13862</text:p>
          </table:table-cell>
          <table:table-cell/>
          <table:table-cell table:formula="of:=[.C63]-[.C64]" office:value-type="float" office:value="51" calcext:value-type="float">
            <text:p>51</text:p>
          </table:table-cell>
          <table:table-cell table:formula="of:=[.D63]-[.D64]" office:value-type="float" office:value="26" calcext:value-type="float">
            <text:p>26</text:p>
          </table:table-cell>
          <table:table-cell/>
          <table:table-cell table:formula="of:=[.J63]+[.G64]" office:value-type="float" office:value="149" calcext:value-type="float">
            <text:p>149</text:p>
          </table:table-cell>
          <table:table-cell table:formula="of:=[.K63]+[.H64]" office:value-type="float" office:value="288" calcext:value-type="float">
            <text:p>288</text:p>
          </table:table-cell>
          <table:table-cell/>
          <table:table-cell table:formula="of:=[.J64]-[.K64]" office:value-type="float" office:value="-139" calcext:value-type="float">
            <text:p>-139</text:p>
          </table:table-cell>
          <table:table-cell/>
          <table:table-cell table:style-name="ce5" table:formula="of:=([.E63]-[.E64])*[.O$1]" office:value-type="float" office:value="-1.00000000000655" calcext:value-type="float">
            <text:p>-1,00000</text:p>
          </table:table-cell>
          <table:table-cell table:formula="of:=[.P63]+[.O64]" office:value-type="float" office:value="-144.999999999995" calcext:value-type="float">
            <text:p>-144,99999999999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2500" calcext:value-type="float">
            <text:p>172500</text:p>
          </table:table-cell>
          <table:table-cell office:value-type="float" office:value="67121" calcext:value-type="float">
            <text:p>67121</text:p>
          </table:table-cell>
          <table:table-cell office:value-type="float" office:value="76909" calcext:value-type="float">
            <text:p>76909</text:p>
          </table:table-cell>
          <table:table-cell office:value-type="float" office:value="1.13848" calcext:value-type="float">
            <text:p>1,13848</text:p>
          </table:table-cell>
          <table:table-cell/>
          <table:table-cell table:formula="of:=[.C64]-[.C65]" office:value-type="float" office:value="-51" calcext:value-type="float">
            <text:p>-51</text:p>
          </table:table-cell>
          <table:table-cell table:formula="of:=[.D64]-[.D65]" office:value-type="float" office:value="-28" calcext:value-type="float">
            <text:p>-28</text:p>
          </table:table-cell>
          <table:table-cell/>
          <table:table-cell table:formula="of:=[.J64]+[.G65]" office:value-type="float" office:value="98" calcext:value-type="float">
            <text:p>98</text:p>
          </table:table-cell>
          <table:table-cell table:formula="of:=[.K64]+[.H65]" office:value-type="float" office:value="260" calcext:value-type="float">
            <text:p>260</text:p>
          </table:table-cell>
          <table:table-cell/>
          <table:table-cell table:formula="of:=[.J65]-[.K65]" office:value-type="float" office:value="-162" calcext:value-type="float">
            <text:p>-162</text:p>
          </table:table-cell>
          <table:table-cell/>
          <table:table-cell table:style-name="ce5" table:formula="of:=([.E64]-[.E65])*[.O$1]" office:value-type="float" office:value="-14.0000000000029" calcext:value-type="float">
            <text:p>-14,00000</text:p>
          </table:table-cell>
          <table:table-cell table:formula="of:=[.P64]+[.O65]" office:value-type="float" office:value="-158.999999999998" calcext:value-type="float">
            <text:p>-158,99999999999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3000" calcext:value-type="float">
            <text:p>173000</text:p>
          </table:table-cell>
          <table:table-cell office:value-type="float" office:value="67114" calcext:value-type="float">
            <text:p>67114</text:p>
          </table:table-cell>
          <table:table-cell office:value-type="float" office:value="76891" calcext:value-type="float">
            <text:p>76891</text:p>
          </table:table-cell>
          <table:table-cell office:value-type="float" office:value="1.13869" calcext:value-type="float">
            <text:p>1,13869</text:p>
          </table:table-cell>
          <table:table-cell/>
          <table:table-cell table:formula="of:=[.C65]-[.C66]" office:value-type="float" office:value="7" calcext:value-type="float">
            <text:p>7</text:p>
          </table:table-cell>
          <table:table-cell table:formula="of:=[.D65]-[.D66]" office:value-type="float" office:value="18" calcext:value-type="float">
            <text:p>18</text:p>
          </table:table-cell>
          <table:table-cell/>
          <table:table-cell table:formula="of:=[.J65]+[.G66]" office:value-type="float" office:value="105" calcext:value-type="float">
            <text:p>105</text:p>
          </table:table-cell>
          <table:table-cell table:formula="of:=[.K65]+[.H66]" office:value-type="float" office:value="278" calcext:value-type="float">
            <text:p>278</text:p>
          </table:table-cell>
          <table:table-cell/>
          <table:table-cell table:formula="of:=[.J66]-[.K66]" office:value-type="float" office:value="-173" calcext:value-type="float">
            <text:p>-173</text:p>
          </table:table-cell>
          <table:table-cell/>
          <table:table-cell table:style-name="ce5" table:formula="of:=([.E65]-[.E66])*[.O$1]" office:value-type="float" office:value="21.0000000000043" calcext:value-type="float">
            <text:p>21,00000</text:p>
          </table:table-cell>
          <table:table-cell table:formula="of:=[.P65]+[.O66]" office:value-type="float" office:value="-137.999999999994" calcext:value-type="float">
            <text:p>-137,99999999999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3500" calcext:value-type="float">
            <text:p>173500</text:p>
          </table:table-cell>
          <table:table-cell office:value-type="float" office:value="67103" calcext:value-type="float">
            <text:p>67103</text:p>
          </table:table-cell>
          <table:table-cell office:value-type="float" office:value="76900" calcext:value-type="float">
            <text:p>76900</text:p>
          </table:table-cell>
          <table:table-cell office:value-type="float" office:value="1.1388" calcext:value-type="float">
            <text:p>1,1388</text:p>
          </table:table-cell>
          <table:table-cell/>
          <table:table-cell table:formula="of:=[.C66]-[.C67]" office:value-type="float" office:value="11" calcext:value-type="float">
            <text:p>11</text:p>
          </table:table-cell>
          <table:table-cell table:formula="of:=[.D66]-[.D67]" office:value-type="float" office:value="-9" calcext:value-type="float">
            <text:p>-9</text:p>
          </table:table-cell>
          <table:table-cell/>
          <table:table-cell table:formula="of:=[.J66]+[.G67]" office:value-type="float" office:value="116" calcext:value-type="float">
            <text:p>116</text:p>
          </table:table-cell>
          <table:table-cell table:formula="of:=[.K66]+[.H67]" office:value-type="float" office:value="269" calcext:value-type="float">
            <text:p>269</text:p>
          </table:table-cell>
          <table:table-cell/>
          <table:table-cell table:formula="of:=[.J67]-[.K67]" office:value-type="float" office:value="-153" calcext:value-type="float">
            <text:p>-153</text:p>
          </table:table-cell>
          <table:table-cell/>
          <table:table-cell table:style-name="ce5" table:formula="of:=([.E66]-[.E67])*[.O$1]" office:value-type="float" office:value="11.0000000000055" calcext:value-type="float">
            <text:p>11,00000</text:p>
          </table:table-cell>
          <table:table-cell table:formula="of:=[.P66]+[.O67]" office:value-type="float" office:value="-126.999999999988" calcext:value-type="float">
            <text:p>-126,99999999998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4000" calcext:value-type="float">
            <text:p>174000</text:p>
          </table:table-cell>
          <table:table-cell office:value-type="float" office:value="67054" calcext:value-type="float">
            <text:p>67054</text:p>
          </table:table-cell>
          <table:table-cell office:value-type="float" office:value="76859" calcext:value-type="float">
            <text:p>76859</text:p>
          </table:table-cell>
          <table:table-cell office:value-type="float" office:value="1.13955" calcext:value-type="float">
            <text:p>1,13955</text:p>
          </table:table-cell>
          <table:table-cell/>
          <table:table-cell table:formula="of:=[.C67]-[.C68]" office:value-type="float" office:value="49" calcext:value-type="float">
            <text:p>49</text:p>
          </table:table-cell>
          <table:table-cell table:formula="of:=[.D67]-[.D68]" office:value-type="float" office:value="41" calcext:value-type="float">
            <text:p>41</text:p>
          </table:table-cell>
          <table:table-cell/>
          <table:table-cell table:formula="of:=[.J67]+[.G68]" office:value-type="float" office:value="165" calcext:value-type="float">
            <text:p>165</text:p>
          </table:table-cell>
          <table:table-cell table:formula="of:=[.K67]+[.H68]" office:value-type="float" office:value="310" calcext:value-type="float">
            <text:p>310</text:p>
          </table:table-cell>
          <table:table-cell/>
          <table:table-cell table:formula="of:=[.J68]-[.K68]" office:value-type="float" office:value="-145" calcext:value-type="float">
            <text:p>-145</text:p>
          </table:table-cell>
          <table:table-cell/>
          <table:table-cell table:style-name="ce5" table:formula="of:=([.E67]-[.E68])*[.O$1]" office:value-type="float" office:value="75.0000000000028" calcext:value-type="float">
            <text:p>75,00000</text:p>
          </table:table-cell>
          <table:table-cell table:formula="of:=[.P67]+[.O68]" office:value-type="float" office:value="-51.9999999999855" calcext:value-type="float">
            <text:p>-51,999999999985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4500" calcext:value-type="float">
            <text:p>174500</text:p>
          </table:table-cell>
          <table:table-cell office:value-type="float" office:value="67043" calcext:value-type="float">
            <text:p>67043</text:p>
          </table:table-cell>
          <table:table-cell office:value-type="float" office:value="76852" calcext:value-type="float">
            <text:p>76852</text:p>
          </table:table-cell>
          <table:table-cell office:value-type="float" office:value="1.13905" calcext:value-type="float">
            <text:p>1,13905</text:p>
          </table:table-cell>
          <table:table-cell/>
          <table:table-cell table:formula="of:=[.C68]-[.C69]" office:value-type="float" office:value="11" calcext:value-type="float">
            <text:p>11</text:p>
          </table:table-cell>
          <table:table-cell table:formula="of:=[.D68]-[.D69]" office:value-type="float" office:value="7" calcext:value-type="float">
            <text:p>7</text:p>
          </table:table-cell>
          <table:table-cell/>
          <table:table-cell table:formula="of:=[.J68]+[.G69]" office:value-type="float" office:value="176" calcext:value-type="float">
            <text:p>176</text:p>
          </table:table-cell>
          <table:table-cell table:formula="of:=[.K68]+[.H69]" office:value-type="float" office:value="317" calcext:value-type="float">
            <text:p>317</text:p>
          </table:table-cell>
          <table:table-cell/>
          <table:table-cell table:formula="of:=[.J69]-[.K69]" office:value-type="float" office:value="-141" calcext:value-type="float">
            <text:p>-141</text:p>
          </table:table-cell>
          <table:table-cell/>
          <table:table-cell table:style-name="ce5" table:formula="of:=([.E68]-[.E69])*[.O$1]" office:value-type="float" office:value="-49.9999999999945" calcext:value-type="float">
            <text:p>-50,00000</text:p>
          </table:table-cell>
          <table:table-cell table:formula="of:=[.P68]+[.O69]" office:value-type="float" office:value="-101.99999999998" calcext:value-type="float">
            <text:p>-101,9999999999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5000" calcext:value-type="float">
            <text:p>175000</text:p>
          </table:table-cell>
          <table:table-cell office:value-type="float" office:value="66998" calcext:value-type="float">
            <text:p>66998</text:p>
          </table:table-cell>
          <table:table-cell office:value-type="float" office:value="76798" calcext:value-type="float">
            <text:p>76798</text:p>
          </table:table-cell>
          <table:table-cell office:value-type="float" office:value="1.13885" calcext:value-type="float">
            <text:p>1,13885</text:p>
          </table:table-cell>
          <table:table-cell/>
          <table:table-cell table:formula="of:=[.C69]-[.C70]" office:value-type="float" office:value="45" calcext:value-type="float">
            <text:p>45</text:p>
          </table:table-cell>
          <table:table-cell table:formula="of:=[.D69]-[.D70]" office:value-type="float" office:value="54" calcext:value-type="float">
            <text:p>54</text:p>
          </table:table-cell>
          <table:table-cell/>
          <table:table-cell table:formula="of:=[.J69]+[.G70]" office:value-type="float" office:value="221" calcext:value-type="float">
            <text:p>221</text:p>
          </table:table-cell>
          <table:table-cell table:formula="of:=[.K69]+[.H70]" office:value-type="float" office:value="371" calcext:value-type="float">
            <text:p>371</text:p>
          </table:table-cell>
          <table:table-cell/>
          <table:table-cell table:formula="of:=[.J70]-[.K70]" office:value-type="float" office:value="-150" calcext:value-type="float">
            <text:p>-150</text:p>
          </table:table-cell>
          <table:table-cell/>
          <table:table-cell table:style-name="ce5" table:formula="of:=([.E69]-[.E70])*[.O$1]" office:value-type="float" office:value="-20.00000000002" calcext:value-type="float">
            <text:p>-20,00000</text:p>
          </table:table-cell>
          <table:table-cell table:formula="of:=[.P69]+[.O70]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75500" calcext:value-type="float">
            <text:p>175500</text:p>
          </table:table-cell>
          <table:table-cell office:value-type="float" office:value="67045" calcext:value-type="float">
            <text:p>67045</text:p>
          </table:table-cell>
          <table:table-cell office:value-type="float" office:value="76817" calcext:value-type="float">
            <text:p>76817</text:p>
          </table:table-cell>
          <table:table-cell office:value-type="float" office:value="1.13861" calcext:value-type="float">
            <text:p>1,13861</text:p>
          </table:table-cell>
          <table:table-cell/>
          <table:table-cell table:formula="of:=[.C70]-[.C71]" office:value-type="float" office:value="-47" calcext:value-type="float">
            <text:p>-47</text:p>
          </table:table-cell>
          <table:table-cell table:formula="of:=[.D70]-[.D71]" office:value-type="float" office:value="-19" calcext:value-type="float">
            <text:p>-19</text:p>
          </table:table-cell>
          <table:table-cell/>
          <table:table-cell table:formula="of:=[.J70]+[.G71]" office:value-type="float" office:value="174" calcext:value-type="float">
            <text:p>174</text:p>
          </table:table-cell>
          <table:table-cell table:formula="of:=[.K70]+[.H71]" office:value-type="float" office:value="352" calcext:value-type="float">
            <text:p>352</text:p>
          </table:table-cell>
          <table:table-cell/>
          <table:table-cell table:formula="of:=[.J71]-[.K71]" office:value-type="float" office:value="-178" calcext:value-type="float">
            <text:p>-178</text:p>
          </table:table-cell>
          <table:table-cell/>
          <table:table-cell table:style-name="ce5" table:formula="of:=([.E70]-[.E71])*[.O$1]" office:value-type="float" office:value="-24.0000000000018" calcext:value-type="float">
            <text:p>-24,00000</text:p>
          </table:table-cell>
          <table:table-cell table:formula="of:=[.P70]+[.O71]" office:value-type="float" office:value="-146.000000000002" calcext:value-type="float">
            <text:p>-146,00000000000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0000" calcext:value-type="float">
            <text:p>180000</text:p>
          </table:table-cell>
          <table:table-cell office:value-type="float" office:value="67045" calcext:value-type="float">
            <text:p>67045</text:p>
          </table:table-cell>
          <table:table-cell office:value-type="float" office:value="76817" calcext:value-type="float">
            <text:p>76817</text:p>
          </table:table-cell>
          <table:table-cell office:value-type="float" office:value="1.13874" calcext:value-type="float">
            <text:p>1,13874</text:p>
          </table:table-cell>
          <table:table-cell/>
          <table:table-cell table:formula="of:=[.C71]-[.C72]" office:value-type="float" office:value="0" calcext:value-type="float">
            <text:p>0</text:p>
          </table:table-cell>
          <table:table-cell table:formula="of:=[.D71]-[.D72]" office:value-type="float" office:value="0" calcext:value-type="float">
            <text:p>0</text:p>
          </table:table-cell>
          <table:table-cell/>
          <table:table-cell table:formula="of:=[.J71]+[.G72]" office:value-type="float" office:value="174" calcext:value-type="float">
            <text:p>174</text:p>
          </table:table-cell>
          <table:table-cell table:formula="of:=[.K71]+[.H72]" office:value-type="float" office:value="352" calcext:value-type="float">
            <text:p>352</text:p>
          </table:table-cell>
          <table:table-cell/>
          <table:table-cell table:formula="of:=[.J72]-[.K72]" office:value-type="float" office:value="-178" calcext:value-type="float">
            <text:p>-178</text:p>
          </table:table-cell>
          <table:table-cell/>
          <table:table-cell table:style-name="ce5" table:formula="of:=([.E71]-[.E72])*[.O$1]" office:value-type="float" office:value="13.0000000000186" calcext:value-type="float">
            <text:p>13,00000</text:p>
          </table:table-cell>
          <table:table-cell table:formula="of:=[.P71]+[.O72]" office:value-type="float" office:value="-132.999999999983" calcext:value-type="float">
            <text:p>-132,99999999998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0500" calcext:value-type="float">
            <text:p>180500</text:p>
          </table:table-cell>
          <table:table-cell office:value-type="float" office:value="67030" calcext:value-type="float">
            <text:p>67030</text:p>
          </table:table-cell>
          <table:table-cell office:value-type="float" office:value="76802" calcext:value-type="float">
            <text:p>76802</text:p>
          </table:table-cell>
          <table:table-cell office:value-type="float" office:value="1.1388" calcext:value-type="float">
            <text:p>1,1388</text:p>
          </table:table-cell>
          <table:table-cell/>
          <table:table-cell table:formula="of:=[.C72]-[.C73]" office:value-type="float" office:value="15" calcext:value-type="float">
            <text:p>15</text:p>
          </table:table-cell>
          <table:table-cell table:formula="of:=[.D72]-[.D73]" office:value-type="float" office:value="15" calcext:value-type="float">
            <text:p>15</text:p>
          </table:table-cell>
          <table:table-cell/>
          <table:table-cell table:formula="of:=[.J72]+[.G73]" office:value-type="float" office:value="189" calcext:value-type="float">
            <text:p>189</text:p>
          </table:table-cell>
          <table:table-cell table:formula="of:=[.K72]+[.H73]" office:value-type="float" office:value="367" calcext:value-type="float">
            <text:p>367</text:p>
          </table:table-cell>
          <table:table-cell/>
          <table:table-cell table:formula="of:=[.J73]-[.K73]" office:value-type="float" office:value="-178" calcext:value-type="float">
            <text:p>-178</text:p>
          </table:table-cell>
          <table:table-cell/>
          <table:table-cell table:style-name="ce5" table:formula="of:=([.E72]-[.E73])*[.O$1]" office:value-type="float" office:value="5.9999999999949" calcext:value-type="float">
            <text:p>6,00000</text:p>
          </table:table-cell>
          <table:table-cell table:formula="of:=[.P72]+[.O73]" office:value-type="float" office:value="-126.999999999988" calcext:value-type="float">
            <text:p>-126,99999999998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1000" calcext:value-type="float">
            <text:p>181000</text:p>
          </table:table-cell>
          <table:table-cell office:value-type="float" office:value="67041" calcext:value-type="float">
            <text:p>67041</text:p>
          </table:table-cell>
          <table:table-cell office:value-type="float" office:value="76791" calcext:value-type="float">
            <text:p>76791</text:p>
          </table:table-cell>
          <table:table-cell office:value-type="float" office:value="1.13879" calcext:value-type="float">
            <text:p>1,13879</text:p>
          </table:table-cell>
          <table:table-cell/>
          <table:table-cell table:formula="of:=[.C73]-[.C74]" office:value-type="float" office:value="-11" calcext:value-type="float">
            <text:p>-11</text:p>
          </table:table-cell>
          <table:table-cell table:formula="of:=[.D73]-[.D74]" office:value-type="float" office:value="11" calcext:value-type="float">
            <text:p>11</text:p>
          </table:table-cell>
          <table:table-cell/>
          <table:table-cell table:formula="of:=[.J73]+[.G74]" office:value-type="float" office:value="178" calcext:value-type="float">
            <text:p>178</text:p>
          </table:table-cell>
          <table:table-cell table:formula="of:=[.K73]+[.H74]" office:value-type="float" office:value="378" calcext:value-type="float">
            <text:p>378</text:p>
          </table:table-cell>
          <table:table-cell/>
          <table:table-cell table:formula="of:=[.J74]-[.K74]" office:value-type="float" office:value="-200" calcext:value-type="float">
            <text:p>-200</text:p>
          </table:table-cell>
          <table:table-cell/>
          <table:table-cell table:style-name="ce5" table:formula="of:=([.E73]-[.E74])*[.O$1]" office:value-type="float" office:value="-1.00000000000655" calcext:value-type="float">
            <text:p>-1,00000</text:p>
          </table:table-cell>
          <table:table-cell table:formula="of:=[.P73]+[.O74]" office:value-type="float" office:value="-127.999999999995" calcext:value-type="float">
            <text:p>-127,99999999999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1500" calcext:value-type="float">
            <text:p>181500</text:p>
          </table:table-cell>
          <table:table-cell office:value-type="float" office:value="67031" calcext:value-type="float">
            <text:p>67031</text:p>
          </table:table-cell>
          <table:table-cell office:value-type="float" office:value="76781" calcext:value-type="float">
            <text:p>76781</text:p>
          </table:table-cell>
          <table:table-cell office:value-type="float" office:value="1.13915" calcext:value-type="float">
            <text:p>1,13915</text:p>
          </table:table-cell>
          <table:table-cell/>
          <table:table-cell table:formula="of:=[.C74]-[.C75]" office:value-type="float" office:value="10" calcext:value-type="float">
            <text:p>10</text:p>
          </table:table-cell>
          <table:table-cell table:formula="of:=[.D74]-[.D75]" office:value-type="float" office:value="10" calcext:value-type="float">
            <text:p>10</text:p>
          </table:table-cell>
          <table:table-cell/>
          <table:table-cell table:formula="of:=[.J74]+[.G75]" office:value-type="float" office:value="188" calcext:value-type="float">
            <text:p>188</text:p>
          </table:table-cell>
          <table:table-cell table:formula="of:=[.K74]+[.H75]" office:value-type="float" office:value="388" calcext:value-type="float">
            <text:p>388</text:p>
          </table:table-cell>
          <table:table-cell/>
          <table:table-cell table:formula="of:=[.J75]-[.K75]" office:value-type="float" office:value="-200" calcext:value-type="float">
            <text:p>-200</text:p>
          </table:table-cell>
          <table:table-cell/>
          <table:table-cell table:style-name="ce5" table:formula="of:=([.E74]-[.E75])*[.O$1]" office:value-type="float" office:value="36.0000000000138" calcext:value-type="float">
            <text:p>36,00000</text:p>
          </table:table-cell>
          <table:table-cell table:formula="of:=[.P74]+[.O75]" office:value-type="float" office:value="-91.9999999999811" calcext:value-type="float">
            <text:p>-91,999999999981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2000" calcext:value-type="float">
            <text:p>182000</text:p>
          </table:table-cell>
          <table:table-cell office:value-type="float" office:value="67059" calcext:value-type="float">
            <text:p>67059</text:p>
          </table:table-cell>
          <table:table-cell office:value-type="float" office:value="76839" calcext:value-type="float">
            <text:p>76839</text:p>
          </table:table-cell>
          <table:table-cell office:value-type="float" office:value="1.1391" calcext:value-type="float">
            <text:p>1,1391</text:p>
          </table:table-cell>
          <table:table-cell/>
          <table:table-cell table:formula="of:=[.C75]-[.C76]" office:value-type="float" office:value="-28" calcext:value-type="float">
            <text:p>-28</text:p>
          </table:table-cell>
          <table:table-cell table:formula="of:=[.D75]-[.D76]" office:value-type="float" office:value="-58" calcext:value-type="float">
            <text:p>-58</text:p>
          </table:table-cell>
          <table:table-cell/>
          <table:table-cell table:formula="of:=[.J75]+[.G76]" office:value-type="float" office:value="160" calcext:value-type="float">
            <text:p>160</text:p>
          </table:table-cell>
          <table:table-cell table:formula="of:=[.K75]+[.H76]" office:value-type="float" office:value="330" calcext:value-type="float">
            <text:p>330</text:p>
          </table:table-cell>
          <table:table-cell/>
          <table:table-cell table:formula="of:=[.J76]-[.K76]" office:value-type="float" office:value="-170" calcext:value-type="float">
            <text:p>-170</text:p>
          </table:table-cell>
          <table:table-cell/>
          <table:table-cell table:style-name="ce5" table:formula="of:=([.E75]-[.E76])*[.O$1]" office:value-type="float" office:value="-5.00000000001055" calcext:value-type="float">
            <text:p>-5,00000</text:p>
          </table:table-cell>
          <table:table-cell table:formula="of:=[.P75]+[.O76]" office:value-type="float" office:value="-96.9999999999916" calcext:value-type="float">
            <text:p>-96,999999999991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2500" calcext:value-type="float">
            <text:p>182500</text:p>
          </table:table-cell>
          <table:table-cell office:value-type="float" office:value="67074" calcext:value-type="float">
            <text:p>67074</text:p>
          </table:table-cell>
          <table:table-cell office:value-type="float" office:value="76873" calcext:value-type="float">
            <text:p>76873</text:p>
          </table:table-cell>
          <table:table-cell office:value-type="float" office:value="1.13921" calcext:value-type="float">
            <text:p>1,13921</text:p>
          </table:table-cell>
          <table:table-cell/>
          <table:table-cell table:formula="of:=[.C76]-[.C77]" office:value-type="float" office:value="-15" calcext:value-type="float">
            <text:p>-15</text:p>
          </table:table-cell>
          <table:table-cell table:formula="of:=[.D76]-[.D77]" office:value-type="float" office:value="-34" calcext:value-type="float">
            <text:p>-34</text:p>
          </table:table-cell>
          <table:table-cell/>
          <table:table-cell table:formula="of:=[.J76]+[.G77]" office:value-type="float" office:value="145" calcext:value-type="float">
            <text:p>145</text:p>
          </table:table-cell>
          <table:table-cell table:formula="of:=[.K76]+[.H77]" office:value-type="float" office:value="296" calcext:value-type="float">
            <text:p>296</text:p>
          </table:table-cell>
          <table:table-cell/>
          <table:table-cell table:formula="of:=[.J77]-[.K77]" office:value-type="float" office:value="-151" calcext:value-type="float">
            <text:p>-151</text:p>
          </table:table-cell>
          <table:table-cell/>
          <table:table-cell table:style-name="ce5" table:formula="of:=([.E76]-[.E77])*[.O$1]" office:value-type="float" office:value="11.0000000000055" calcext:value-type="float">
            <text:p>11,00000</text:p>
          </table:table-cell>
          <table:table-cell table:formula="of:=[.P76]+[.O77]" office:value-type="float" office:value="-85.9999999999862" calcext:value-type="float">
            <text:p>-85,999999999986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3000" calcext:value-type="float">
            <text:p>183000</text:p>
          </table:table-cell>
          <table:table-cell office:value-type="float" office:value="67040" calcext:value-type="float">
            <text:p>67040</text:p>
          </table:table-cell>
          <table:table-cell office:value-type="float" office:value="76821" calcext:value-type="float">
            <text:p>76821</text:p>
          </table:table-cell>
          <table:table-cell office:value-type="float" office:value="1.13893" calcext:value-type="float">
            <text:p>1,13893</text:p>
          </table:table-cell>
          <table:table-cell/>
          <table:table-cell table:formula="of:=[.C77]-[.C78]" office:value-type="float" office:value="34" calcext:value-type="float">
            <text:p>34</text:p>
          </table:table-cell>
          <table:table-cell table:formula="of:=[.D77]-[.D78]" office:value-type="float" office:value="52" calcext:value-type="float">
            <text:p>52</text:p>
          </table:table-cell>
          <table:table-cell/>
          <table:table-cell table:formula="of:=[.J77]+[.G78]" office:value-type="float" office:value="179" calcext:value-type="float">
            <text:p>179</text:p>
          </table:table-cell>
          <table:table-cell table:formula="of:=[.K77]+[.H78]" office:value-type="float" office:value="348" calcext:value-type="float">
            <text:p>348</text:p>
          </table:table-cell>
          <table:table-cell/>
          <table:table-cell table:formula="of:=[.J78]-[.K78]" office:value-type="float" office:value="-169" calcext:value-type="float">
            <text:p>-169</text:p>
          </table:table-cell>
          <table:table-cell/>
          <table:table-cell table:style-name="ce5" table:formula="of:=([.E77]-[.E78])*[.O$1]" office:value-type="float" office:value="-28.0000000000058" calcext:value-type="float">
            <text:p>-28,00000</text:p>
          </table:table-cell>
          <table:table-cell table:formula="of:=[.P77]+[.O78]" office:value-type="float" office:value="-113.999999999992" calcext:value-type="float">
            <text:p>-113,99999999999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3500" calcext:value-type="float">
            <text:p>183500</text:p>
          </table:table-cell>
          <table:table-cell office:value-type="float" office:value="67074" calcext:value-type="float">
            <text:p>67074</text:p>
          </table:table-cell>
          <table:table-cell office:value-type="float" office:value="76860" calcext:value-type="float">
            <text:p>76860</text:p>
          </table:table-cell>
          <table:table-cell office:value-type="float" office:value="1.13884" calcext:value-type="float">
            <text:p>1,13884</text:p>
          </table:table-cell>
          <table:table-cell/>
          <table:table-cell table:formula="of:=[.C78]-[.C79]" office:value-type="float" office:value="-34" calcext:value-type="float">
            <text:p>-34</text:p>
          </table:table-cell>
          <table:table-cell table:formula="of:=[.D78]-[.D79]" office:value-type="float" office:value="-39" calcext:value-type="float">
            <text:p>-39</text:p>
          </table:table-cell>
          <table:table-cell/>
          <table:table-cell table:formula="of:=[.J78]+[.G79]" office:value-type="float" office:value="145" calcext:value-type="float">
            <text:p>145</text:p>
          </table:table-cell>
          <table:table-cell table:formula="of:=[.K78]+[.H79]" office:value-type="float" office:value="309" calcext:value-type="float">
            <text:p>309</text:p>
          </table:table-cell>
          <table:table-cell/>
          <table:table-cell table:formula="of:=[.J79]-[.K79]" office:value-type="float" office:value="-164" calcext:value-type="float">
            <text:p>-164</text:p>
          </table:table-cell>
          <table:table-cell/>
          <table:table-cell table:style-name="ce5" table:formula="of:=([.E78]-[.E79])*[.O$1]" office:value-type="float" office:value="-8.99999999999235" calcext:value-type="float">
            <text:p>-9,00000</text:p>
          </table:table-cell>
          <table:table-cell table:formula="of:=[.P78]+[.O79]" office:value-type="float" office:value="-122.999999999984" calcext:value-type="float">
            <text:p>-122,99999999998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4000" calcext:value-type="float">
            <text:p>184000</text:p>
          </table:table-cell>
          <table:table-cell office:value-type="float" office:value="67078" calcext:value-type="float">
            <text:p>67078</text:p>
          </table:table-cell>
          <table:table-cell office:value-type="float" office:value="76881" calcext:value-type="float">
            <text:p>76881</text:p>
          </table:table-cell>
          <table:table-cell office:value-type="float" office:value="1.13878" calcext:value-type="float">
            <text:p>1,13878</text:p>
          </table:table-cell>
          <table:table-cell/>
          <table:table-cell table:formula="of:=[.C79]-[.C80]" office:value-type="float" office:value="-4" calcext:value-type="float">
            <text:p>-4</text:p>
          </table:table-cell>
          <table:table-cell table:formula="of:=[.D79]-[.D80]" office:value-type="float" office:value="-21" calcext:value-type="float">
            <text:p>-21</text:p>
          </table:table-cell>
          <table:table-cell/>
          <table:table-cell table:formula="of:=[.J79]+[.G80]" office:value-type="float" office:value="141" calcext:value-type="float">
            <text:p>141</text:p>
          </table:table-cell>
          <table:table-cell table:formula="of:=[.K79]+[.H80]" office:value-type="float" office:value="288" calcext:value-type="float">
            <text:p>288</text:p>
          </table:table-cell>
          <table:table-cell/>
          <table:table-cell table:formula="of:=[.J80]-[.K80]" office:value-type="float" office:value="-147" calcext:value-type="float">
            <text:p>-147</text:p>
          </table:table-cell>
          <table:table-cell/>
          <table:table-cell table:style-name="ce5" table:formula="of:=([.E79]-[.E80])*[.O$1]" office:value-type="float" office:value="-5.9999999999949" calcext:value-type="float">
            <text:p>-6,00000</text:p>
          </table:table-cell>
          <table:table-cell table:formula="of:=[.P79]+[.O80]" office:value-type="float" office:value="-128.999999999979" calcext:value-type="float">
            <text:p>-128,99999999997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84500" calcext:value-type="float">
            <text:p>184500</text:p>
          </table:table-cell>
          <table:table-cell office:value-type="float" office:value="67082" calcext:value-type="float">
            <text:p>67082</text:p>
          </table:table-cell>
          <table:table-cell office:value-type="float" office:value="76871" calcext:value-type="float">
            <text:p>76871</text:p>
          </table:table-cell>
          <table:table-cell office:value-type="float" office:value="1.13929" calcext:value-type="float">
            <text:p>1,13929</text:p>
          </table:table-cell>
          <table:table-cell/>
          <table:table-cell table:formula="of:=[.C80]-[.C81]" office:value-type="float" office:value="-4" calcext:value-type="float">
            <text:p>-4</text:p>
          </table:table-cell>
          <table:table-cell table:formula="of:=[.D80]-[.D81]" office:value-type="float" office:value="10" calcext:value-type="float">
            <text:p>10</text:p>
          </table:table-cell>
          <table:table-cell/>
          <table:table-cell table:formula="of:=[.J80]+[.G81]" office:value-type="float" office:value="137" calcext:value-type="float">
            <text:p>137</text:p>
          </table:table-cell>
          <table:table-cell table:formula="of:=[.K80]+[.H81]" office:value-type="float" office:value="298" calcext:value-type="float">
            <text:p>298</text:p>
          </table:table-cell>
          <table:table-cell/>
          <table:table-cell table:formula="of:=[.J81]-[.K81]" office:value-type="float" office:value="-161" calcext:value-type="float">
            <text:p>-161</text:p>
          </table:table-cell>
          <table:table-cell/>
          <table:table-cell table:style-name="ce5" table:formula="of:=([.E80]-[.E81])*[.O$1]" office:value-type="float" office:value="50.9999999999788" calcext:value-type="float">
            <text:p>51,00000</text:p>
          </table:table-cell>
          <table:table-cell table:formula="of:=[.P80]+[.O81]" office:value-type="float" office:value="-78.0000000000004" calcext:value-type="float">
            <text:p>-78,000000000000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1000" calcext:value-type="float">
            <text:p>191000</text:p>
          </table:table-cell>
          <table:table-cell office:value-type="float" office:value="67054" calcext:value-type="float">
            <text:p>67054</text:p>
          </table:table-cell>
          <table:table-cell office:value-type="float" office:value="76852" calcext:value-type="float">
            <text:p>76852</text:p>
          </table:table-cell>
          <table:table-cell office:value-type="float" office:value="1.13964" calcext:value-type="float">
            <text:p>1,13964</text:p>
          </table:table-cell>
          <table:table-cell/>
          <table:table-cell table:formula="of:=[.C81]-[.C82]" office:value-type="float" office:value="28" calcext:value-type="float">
            <text:p>28</text:p>
          </table:table-cell>
          <table:table-cell table:formula="of:=[.D81]-[.D82]" office:value-type="float" office:value="19" calcext:value-type="float">
            <text:p>19</text:p>
          </table:table-cell>
          <table:table-cell/>
          <table:table-cell table:formula="of:=[.J81]+[.G82]" office:value-type="float" office:value="165" calcext:value-type="float">
            <text:p>165</text:p>
          </table:table-cell>
          <table:table-cell table:formula="of:=[.K81]+[.H82]" office:value-type="float" office:value="317" calcext:value-type="float">
            <text:p>317</text:p>
          </table:table-cell>
          <table:table-cell/>
          <table:table-cell table:formula="of:=[.J82]-[.K82]" office:value-type="float" office:value="-152" calcext:value-type="float">
            <text:p>-152</text:p>
          </table:table-cell>
          <table:table-cell/>
          <table:table-cell table:style-name="ce5" table:formula="of:=([.E81]-[.E82])*[.O$1]" office:value-type="float" office:value="35.0000000000072" calcext:value-type="float">
            <text:p>35,00000</text:p>
          </table:table-cell>
          <table:table-cell table:formula="of:=[.P81]+[.O82]" office:value-type="float" office:value="-42.9999999999931" calcext:value-type="float">
            <text:p>-42,999999999993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1500" calcext:value-type="float">
            <text:p>191500</text:p>
          </table:table-cell>
          <table:table-cell office:value-type="float" office:value="67047" calcext:value-type="float">
            <text:p>67047</text:p>
          </table:table-cell>
          <table:table-cell office:value-type="float" office:value="76854" calcext:value-type="float">
            <text:p>76854</text:p>
          </table:table-cell>
          <table:table-cell office:value-type="float" office:value="1.14001" calcext:value-type="float">
            <text:p>1,14001</text:p>
          </table:table-cell>
          <table:table-cell/>
          <table:table-cell table:formula="of:=[.C82]-[.C83]" office:value-type="float" office:value="7" calcext:value-type="float">
            <text:p>7</text:p>
          </table:table-cell>
          <table:table-cell table:formula="of:=[.D82]-[.D83]" office:value-type="float" office:value="-2" calcext:value-type="float">
            <text:p>-2</text:p>
          </table:table-cell>
          <table:table-cell/>
          <table:table-cell table:formula="of:=[.J82]+[.G83]" office:value-type="float" office:value="172" calcext:value-type="float">
            <text:p>172</text:p>
          </table:table-cell>
          <table:table-cell table:formula="of:=[.K82]+[.H83]" office:value-type="float" office:value="315" calcext:value-type="float">
            <text:p>315</text:p>
          </table:table-cell>
          <table:table-cell/>
          <table:table-cell table:formula="of:=[.J83]-[.K83]" office:value-type="float" office:value="-143" calcext:value-type="float">
            <text:p>-143</text:p>
          </table:table-cell>
          <table:table-cell/>
          <table:table-cell table:style-name="ce5" table:formula="of:=([.E82]-[.E83])*[.O$1]" office:value-type="float" office:value="36.9999999999981" calcext:value-type="float">
            <text:p>37,00000</text:p>
          </table:table-cell>
          <table:table-cell table:formula="of:=[.P82]+[.O83]" office:value-type="float" office:value="-5.99999999999496" calcext:value-type="float">
            <text:p>-5,9999999999949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2000" calcext:value-type="float">
            <text:p>192000</text:p>
          </table:table-cell>
          <table:table-cell office:value-type="float" office:value="66995" calcext:value-type="float">
            <text:p>66995</text:p>
          </table:table-cell>
          <table:table-cell office:value-type="float" office:value="76787" calcext:value-type="float">
            <text:p>76787</text:p>
          </table:table-cell>
          <table:table-cell office:value-type="float" office:value="1.13964" calcext:value-type="float">
            <text:p>1,13964</text:p>
          </table:table-cell>
          <table:table-cell/>
          <table:table-cell table:formula="of:=[.C83]-[.C84]" office:value-type="float" office:value="52" calcext:value-type="float">
            <text:p>52</text:p>
          </table:table-cell>
          <table:table-cell table:formula="of:=[.D83]-[.D84]" office:value-type="float" office:value="67" calcext:value-type="float">
            <text:p>67</text:p>
          </table:table-cell>
          <table:table-cell/>
          <table:table-cell table:formula="of:=[.J83]+[.G84]" office:value-type="float" office:value="224" calcext:value-type="float">
            <text:p>224</text:p>
          </table:table-cell>
          <table:table-cell table:formula="of:=[.K83]+[.H84]" office:value-type="float" office:value="382" calcext:value-type="float">
            <text:p>382</text:p>
          </table:table-cell>
          <table:table-cell/>
          <table:table-cell table:formula="of:=[.J84]-[.K84]" office:value-type="float" office:value="-158" calcext:value-type="float">
            <text:p>-158</text:p>
          </table:table-cell>
          <table:table-cell/>
          <table:table-cell table:style-name="ce5" table:formula="of:=([.E83]-[.E84])*[.O$1]" office:value-type="float" office:value="-36.9999999999981" calcext:value-type="float">
            <text:p>-37,00000</text:p>
          </table:table-cell>
          <table:table-cell table:formula="of:=[.P83]+[.O84]" office:value-type="float" office:value="-42.9999999999931" calcext:value-type="float">
            <text:p>-42,999999999993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2500" calcext:value-type="float">
            <text:p>192500</text:p>
          </table:table-cell>
          <table:table-cell office:value-type="float" office:value="67010" calcext:value-type="float">
            <text:p>67010</text:p>
          </table:table-cell>
          <table:table-cell office:value-type="float" office:value="76802" calcext:value-type="float">
            <text:p>76802</text:p>
          </table:table-cell>
          <table:table-cell office:value-type="float" office:value="1.13961" calcext:value-type="float">
            <text:p>1,13961</text:p>
          </table:table-cell>
          <table:table-cell/>
          <table:table-cell table:formula="of:=[.C84]-[.C85]" office:value-type="float" office:value="-15" calcext:value-type="float">
            <text:p>-15</text:p>
          </table:table-cell>
          <table:table-cell table:formula="of:=[.D84]-[.D85]" office:value-type="float" office:value="-15" calcext:value-type="float">
            <text:p>-15</text:p>
          </table:table-cell>
          <table:table-cell/>
          <table:table-cell table:formula="of:=[.J84]+[.G85]" office:value-type="float" office:value="209" calcext:value-type="float">
            <text:p>209</text:p>
          </table:table-cell>
          <table:table-cell table:formula="of:=[.K84]+[.H85]" office:value-type="float" office:value="367" calcext:value-type="float">
            <text:p>367</text:p>
          </table:table-cell>
          <table:table-cell/>
          <table:table-cell table:formula="of:=[.J85]-[.K85]" office:value-type="float" office:value="-158" calcext:value-type="float">
            <text:p>-158</text:p>
          </table:table-cell>
          <table:table-cell/>
          <table:table-cell table:style-name="ce5" table:formula="of:=([.E84]-[.E85])*[.O$1]" office:value-type="float" office:value="-2.99999999999745" calcext:value-type="float">
            <text:p>-3,00000</text:p>
          </table:table-cell>
          <table:table-cell table:formula="of:=[.P84]+[.O85]" office:value-type="float" office:value="-45.9999999999906" calcext:value-type="float">
            <text:p>-45,999999999990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3000" calcext:value-type="float">
            <text:p>193000</text:p>
          </table:table-cell>
          <table:table-cell office:value-type="float" office:value="66942" calcext:value-type="float">
            <text:p>66942</text:p>
          </table:table-cell>
          <table:table-cell office:value-type="float" office:value="76740" calcext:value-type="float">
            <text:p>76740</text:p>
          </table:table-cell>
          <table:table-cell office:value-type="float" office:value="1.13988" calcext:value-type="float">
            <text:p>1,13988</text:p>
          </table:table-cell>
          <table:table-cell/>
          <table:table-cell table:formula="of:=[.C85]-[.C86]" office:value-type="float" office:value="68" calcext:value-type="float">
            <text:p>68</text:p>
          </table:table-cell>
          <table:table-cell table:formula="of:=[.D85]-[.D86]" office:value-type="float" office:value="62" calcext:value-type="float">
            <text:p>62</text:p>
          </table:table-cell>
          <table:table-cell/>
          <table:table-cell table:formula="of:=[.J85]+[.G86]" office:value-type="float" office:value="277" calcext:value-type="float">
            <text:p>277</text:p>
          </table:table-cell>
          <table:table-cell table:formula="of:=[.K85]+[.H86]" office:value-type="float" office:value="429" calcext:value-type="float">
            <text:p>429</text:p>
          </table:table-cell>
          <table:table-cell/>
          <table:table-cell table:formula="of:=[.J86]-[.K86]" office:value-type="float" office:value="-152" calcext:value-type="float">
            <text:p>-152</text:p>
          </table:table-cell>
          <table:table-cell/>
          <table:table-cell table:style-name="ce5" table:formula="of:=([.E85]-[.E86])*[.O$1]" office:value-type="float" office:value="26.9999999999992" calcext:value-type="float">
            <text:p>27,00000</text:p>
          </table:table-cell>
          <table:table-cell table:formula="of:=[.P85]+[.O86]" office:value-type="float" office:value="-18.9999999999913" calcext:value-type="float">
            <text:p>-18,999999999991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3500" calcext:value-type="float">
            <text:p>193500</text:p>
          </table:table-cell>
          <table:table-cell office:value-type="float" office:value="66955" calcext:value-type="float">
            <text:p>66955</text:p>
          </table:table-cell>
          <table:table-cell office:value-type="float" office:value="76754" calcext:value-type="float">
            <text:p>76754</text:p>
          </table:table-cell>
          <table:table-cell office:value-type="float" office:value="1.14016" calcext:value-type="float">
            <text:p>1,14016</text:p>
          </table:table-cell>
          <table:table-cell/>
          <table:table-cell table:formula="of:=[.C86]-[.C87]" office:value-type="float" office:value="-13" calcext:value-type="float">
            <text:p>-13</text:p>
          </table:table-cell>
          <table:table-cell table:formula="of:=[.D86]-[.D87]" office:value-type="float" office:value="-14" calcext:value-type="float">
            <text:p>-14</text:p>
          </table:table-cell>
          <table:table-cell/>
          <table:table-cell table:formula="of:=[.J86]+[.G87]" office:value-type="float" office:value="264" calcext:value-type="float">
            <text:p>264</text:p>
          </table:table-cell>
          <table:table-cell table:formula="of:=[.K86]+[.H87]" office:value-type="float" office:value="415" calcext:value-type="float">
            <text:p>415</text:p>
          </table:table-cell>
          <table:table-cell/>
          <table:table-cell table:formula="of:=[.J87]-[.K87]" office:value-type="float" office:value="-151" calcext:value-type="float">
            <text:p>-151</text:p>
          </table:table-cell>
          <table:table-cell/>
          <table:table-cell table:style-name="ce5" table:formula="of:=([.E86]-[.E87])*[.O$1]" office:value-type="float" office:value="28.0000000000058" calcext:value-type="float">
            <text:p>28,00000</text:p>
          </table:table-cell>
          <table:table-cell table:formula="of:=[.P86]+[.O87]" office:value-type="float" office:value="9.00000000001449" calcext:value-type="float">
            <text:p>9,0000000000144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4000" calcext:value-type="float">
            <text:p>194000</text:p>
          </table:table-cell>
          <table:table-cell office:value-type="float" office:value="66981" calcext:value-type="float">
            <text:p>66981</text:p>
          </table:table-cell>
          <table:table-cell office:value-type="float" office:value="76773" calcext:value-type="float">
            <text:p>76773</text:p>
          </table:table-cell>
          <table:table-cell office:value-type="float" office:value="1.14017" calcext:value-type="float">
            <text:p>1,14017</text:p>
          </table:table-cell>
          <table:table-cell/>
          <table:table-cell table:formula="of:=[.C87]-[.C88]" office:value-type="float" office:value="-26" calcext:value-type="float">
            <text:p>-26</text:p>
          </table:table-cell>
          <table:table-cell table:formula="of:=[.D87]-[.D88]" office:value-type="float" office:value="-19" calcext:value-type="float">
            <text:p>-19</text:p>
          </table:table-cell>
          <table:table-cell/>
          <table:table-cell table:formula="of:=[.J87]+[.G88]" office:value-type="float" office:value="238" calcext:value-type="float">
            <text:p>238</text:p>
          </table:table-cell>
          <table:table-cell table:formula="of:=[.K87]+[.H88]" office:value-type="float" office:value="396" calcext:value-type="float">
            <text:p>396</text:p>
          </table:table-cell>
          <table:table-cell/>
          <table:table-cell table:formula="of:=[.J88]-[.K88]" office:value-type="float" office:value="-158" calcext:value-type="float">
            <text:p>-158</text:p>
          </table:table-cell>
          <table:table-cell/>
          <table:table-cell table:style-name="ce5" table:formula="of:=([.E87]-[.E88])*[.O$1]" office:value-type="float" office:value="0.999999999984347" calcext:value-type="float">
            <text:p>1,00000</text:p>
          </table:table-cell>
          <table:table-cell table:formula="of:=[.P87]+[.O88]" office:value-type="float" office:value="9.99999999999884" calcext:value-type="float">
            <text:p>9,9999999999988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4500" calcext:value-type="float">
            <text:p>194500</text:p>
          </table:table-cell>
          <table:table-cell office:value-type="float" office:value="66926" calcext:value-type="float">
            <text:p>66926</text:p>
          </table:table-cell>
          <table:table-cell office:value-type="float" office:value="76732" calcext:value-type="float">
            <text:p>76732</text:p>
          </table:table-cell>
          <table:table-cell office:value-type="float" office:value="1.14017" calcext:value-type="float">
            <text:p>1,14017</text:p>
          </table:table-cell>
          <table:table-cell/>
          <table:table-cell table:formula="of:=[.C88]-[.C89]" office:value-type="float" office:value="55" calcext:value-type="float">
            <text:p>55</text:p>
          </table:table-cell>
          <table:table-cell table:formula="of:=[.D88]-[.D89]" office:value-type="float" office:value="41" calcext:value-type="float">
            <text:p>41</text:p>
          </table:table-cell>
          <table:table-cell/>
          <table:table-cell table:formula="of:=[.J88]+[.G89]" office:value-type="float" office:value="293" calcext:value-type="float">
            <text:p>293</text:p>
          </table:table-cell>
          <table:table-cell table:formula="of:=[.K88]+[.H89]" office:value-type="float" office:value="437" calcext:value-type="float">
            <text:p>437</text:p>
          </table:table-cell>
          <table:table-cell/>
          <table:table-cell table:formula="of:=[.J89]-[.K89]" office:value-type="float" office:value="-144" calcext:value-type="float">
            <text:p>-144</text:p>
          </table:table-cell>
          <table:table-cell/>
          <table:table-cell table:style-name="ce5" table:formula="of:=([.E88]-[.E89])*[.O$1]" office:value-type="float" office:value="-0" calcext:value-type="float">
            <text:p>0,00000</text:p>
          </table:table-cell>
          <table:table-cell table:formula="of:=[.P88]+[.O89]" office:value-type="float" office:value="9.99999999999884" calcext:value-type="float">
            <text:p>9,9999999999988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66948" calcext:value-type="float">
            <text:p>66948</text:p>
          </table:table-cell>
          <table:table-cell office:value-type="float" office:value="76767" calcext:value-type="float">
            <text:p>76767</text:p>
          </table:table-cell>
          <table:table-cell office:value-type="float" office:value="1.13988" calcext:value-type="float">
            <text:p>1,13988</text:p>
          </table:table-cell>
          <table:table-cell/>
          <table:table-cell table:formula="of:=[.C89]-[.C90]" office:value-type="float" office:value="-22" calcext:value-type="float">
            <text:p>-22</text:p>
          </table:table-cell>
          <table:table-cell table:formula="of:=[.D89]-[.D90]" office:value-type="float" office:value="-35" calcext:value-type="float">
            <text:p>-35</text:p>
          </table:table-cell>
          <table:table-cell/>
          <table:table-cell table:formula="of:=[.J89]+[.G90]" office:value-type="float" office:value="271" calcext:value-type="float">
            <text:p>271</text:p>
          </table:table-cell>
          <table:table-cell table:formula="of:=[.K89]+[.H90]" office:value-type="float" office:value="402" calcext:value-type="float">
            <text:p>402</text:p>
          </table:table-cell>
          <table:table-cell/>
          <table:table-cell table:formula="of:=[.J90]-[.K90]" office:value-type="float" office:value="-131" calcext:value-type="float">
            <text:p>-131</text:p>
          </table:table-cell>
          <table:table-cell/>
          <table:table-cell table:style-name="ce5" table:formula="of:=([.E89]-[.E90])*[.O$1]" office:value-type="float" office:value="-28.9999999999901" calcext:value-type="float">
            <text:p>-29,00000</text:p>
          </table:table-cell>
          <table:table-cell table:formula="of:=[.P89]+[.O90]" office:value-type="float" office:value="-18.9999999999913" calcext:value-type="float">
            <text:p>-18,999999999991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195500" calcext:value-type="float">
            <text:p>195500</text:p>
          </table:table-cell>
          <table:table-cell office:value-type="float" office:value="66920" calcext:value-type="float">
            <text:p>66920</text:p>
          </table:table-cell>
          <table:table-cell office:value-type="float" office:value="76730" calcext:value-type="float">
            <text:p>76730</text:p>
          </table:table-cell>
          <table:table-cell office:value-type="float" office:value="1.13972" calcext:value-type="float">
            <text:p>1,13972</text:p>
          </table:table-cell>
          <table:table-cell/>
          <table:table-cell table:formula="of:=[.C90]-[.C91]" office:value-type="float" office:value="28" calcext:value-type="float">
            <text:p>28</text:p>
          </table:table-cell>
          <table:table-cell table:formula="of:=[.D90]-[.D91]" office:value-type="float" office:value="37" calcext:value-type="float">
            <text:p>37</text:p>
          </table:table-cell>
          <table:table-cell/>
          <table:table-cell table:formula="of:=[.J90]+[.G91]" office:value-type="float" office:value="299" calcext:value-type="float">
            <text:p>299</text:p>
          </table:table-cell>
          <table:table-cell table:formula="of:=[.K90]+[.H91]" office:value-type="float" office:value="439" calcext:value-type="float">
            <text:p>439</text:p>
          </table:table-cell>
          <table:table-cell/>
          <table:table-cell table:formula="of:=[.J91]-[.K91]" office:value-type="float" office:value="-140" calcext:value-type="float">
            <text:p>-140</text:p>
          </table:table-cell>
          <table:table-cell/>
          <table:table-cell table:style-name="ce5" table:formula="of:=([.E90]-[.E91])*[.O$1]" office:value-type="float" office:value="-15.9999999999938" calcext:value-type="float">
            <text:p>-16,00000</text:p>
          </table:table-cell>
          <table:table-cell table:formula="of:=[.P90]+[.O91]" office:value-type="float" office:value="-34.9999999999851" calcext:value-type="float">
            <text:p>-34,999999999985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0000" calcext:value-type="float">
            <text:p>200000</text:p>
          </table:table-cell>
          <table:table-cell office:value-type="float" office:value="66883" calcext:value-type="float">
            <text:p>66883</text:p>
          </table:table-cell>
          <table:table-cell office:value-type="float" office:value="76688" calcext:value-type="float">
            <text:p>76688</text:p>
          </table:table-cell>
          <table:table-cell office:value-type="float" office:value="1.13997" calcext:value-type="float">
            <text:p>1,13997</text:p>
          </table:table-cell>
          <table:table-cell/>
          <table:table-cell table:formula="of:=[.C91]-[.C92]" office:value-type="float" office:value="37" calcext:value-type="float">
            <text:p>37</text:p>
          </table:table-cell>
          <table:table-cell table:formula="of:=[.D91]-[.D92]" office:value-type="float" office:value="42" calcext:value-type="float">
            <text:p>42</text:p>
          </table:table-cell>
          <table:table-cell/>
          <table:table-cell table:formula="of:=[.J91]+[.G92]" office:value-type="float" office:value="336" calcext:value-type="float">
            <text:p>336</text:p>
          </table:table-cell>
          <table:table-cell table:formula="of:=[.K91]+[.H92]" office:value-type="float" office:value="481" calcext:value-type="float">
            <text:p>481</text:p>
          </table:table-cell>
          <table:table-cell/>
          <table:table-cell table:formula="of:=[.J92]-[.K92]" office:value-type="float" office:value="-145" calcext:value-type="float">
            <text:p>-145</text:p>
          </table:table-cell>
          <table:table-cell/>
          <table:table-cell table:style-name="ce5" table:formula="of:=([.E91]-[.E92])*[.O$1]" office:value-type="float" office:value="24.9999999999861" calcext:value-type="float">
            <text:p>25,00000</text:p>
          </table:table-cell>
          <table:table-cell table:formula="of:=[.P91]+[.O92]" office:value-type="float" office:value="-9.99999999999896" calcext:value-type="float">
            <text:p>-9,9999999999989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0500" calcext:value-type="float">
            <text:p>200500</text:p>
          </table:table-cell>
          <table:table-cell office:value-type="float" office:value="66904" calcext:value-type="float">
            <text:p>66904</text:p>
          </table:table-cell>
          <table:table-cell office:value-type="float" office:value="76702" calcext:value-type="float">
            <text:p>76702</text:p>
          </table:table-cell>
          <table:table-cell office:value-type="float" office:value="1.13966" calcext:value-type="float">
            <text:p>1,13966</text:p>
          </table:table-cell>
          <table:table-cell/>
          <table:table-cell table:formula="of:=[.C92]-[.C93]" office:value-type="float" office:value="-21" calcext:value-type="float">
            <text:p>-21</text:p>
          </table:table-cell>
          <table:table-cell table:formula="of:=[.D92]-[.D93]" office:value-type="float" office:value="-14" calcext:value-type="float">
            <text:p>-14</text:p>
          </table:table-cell>
          <table:table-cell/>
          <table:table-cell table:formula="of:=[.J92]+[.G93]" office:value-type="float" office:value="315" calcext:value-type="float">
            <text:p>315</text:p>
          </table:table-cell>
          <table:table-cell table:formula="of:=[.K92]+[.H93]" office:value-type="float" office:value="467" calcext:value-type="float">
            <text:p>467</text:p>
          </table:table-cell>
          <table:table-cell/>
          <table:table-cell table:formula="of:=[.J93]-[.K93]" office:value-type="float" office:value="-152" calcext:value-type="float">
            <text:p>-152</text:p>
          </table:table-cell>
          <table:table-cell/>
          <table:table-cell table:style-name="ce5" table:formula="of:=([.E92]-[.E93])*[.O$1]" office:value-type="float" office:value="-30.999999999981" calcext:value-type="float">
            <text:p>-31,00000</text:p>
          </table:table-cell>
          <table:table-cell table:formula="of:=[.P92]+[.O93]" office:value-type="float" office:value="-40.99999999998" calcext:value-type="float">
            <text:p>-40,9999999999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1000" calcext:value-type="float">
            <text:p>201000</text:p>
          </table:table-cell>
          <table:table-cell office:value-type="float" office:value="66896" calcext:value-type="float">
            <text:p>66896</text:p>
          </table:table-cell>
          <table:table-cell office:value-type="float" office:value="76671" calcext:value-type="float">
            <text:p>76671</text:p>
          </table:table-cell>
          <table:table-cell office:value-type="float" office:value="1.13949" calcext:value-type="float">
            <text:p>1,13949</text:p>
          </table:table-cell>
          <table:table-cell/>
          <table:table-cell table:formula="of:=[.C93]-[.C94]" office:value-type="float" office:value="8" calcext:value-type="float">
            <text:p>8</text:p>
          </table:table-cell>
          <table:table-cell table:formula="of:=[.D93]-[.D94]" office:value-type="float" office:value="31" calcext:value-type="float">
            <text:p>31</text:p>
          </table:table-cell>
          <table:table-cell/>
          <table:table-cell table:formula="of:=[.J93]+[.G94]" office:value-type="float" office:value="323" calcext:value-type="float">
            <text:p>323</text:p>
          </table:table-cell>
          <table:table-cell table:formula="of:=[.K93]+[.H94]" office:value-type="float" office:value="498" calcext:value-type="float">
            <text:p>498</text:p>
          </table:table-cell>
          <table:table-cell/>
          <table:table-cell table:formula="of:=[.J94]-[.K94]" office:value-type="float" office:value="-175" calcext:value-type="float">
            <text:p>-175</text:p>
          </table:table-cell>
          <table:table-cell/>
          <table:table-cell table:style-name="ce5" table:formula="of:=([.E93]-[.E94])*[.O$1]" office:value-type="float" office:value="-17.0000000000226" calcext:value-type="float">
            <text:p>-17,00000</text:p>
          </table:table-cell>
          <table:table-cell table:formula="of:=[.P93]+[.O94]" office:value-type="float" office:value="-58.0000000000026" calcext:value-type="float">
            <text:p>-58,0000000000026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1500" calcext:value-type="float">
            <text:p>201500</text:p>
          </table:table-cell>
          <table:table-cell office:value-type="float" office:value="66882" calcext:value-type="float">
            <text:p>66882</text:p>
          </table:table-cell>
          <table:table-cell office:value-type="float" office:value="76675" calcext:value-type="float">
            <text:p>76675</text:p>
          </table:table-cell>
          <table:table-cell office:value-type="float" office:value="1.13978" calcext:value-type="float">
            <text:p>1,13978</text:p>
          </table:table-cell>
          <table:table-cell/>
          <table:table-cell table:formula="of:=[.C94]-[.C95]" office:value-type="float" office:value="14" calcext:value-type="float">
            <text:p>14</text:p>
          </table:table-cell>
          <table:table-cell table:formula="of:=[.D94]-[.D95]" office:value-type="float" office:value="-4" calcext:value-type="float">
            <text:p>-4</text:p>
          </table:table-cell>
          <table:table-cell/>
          <table:table-cell table:formula="of:=[.J94]+[.G95]" office:value-type="float" office:value="337" calcext:value-type="float">
            <text:p>337</text:p>
          </table:table-cell>
          <table:table-cell table:formula="of:=[.K94]+[.H95]" office:value-type="float" office:value="494" calcext:value-type="float">
            <text:p>494</text:p>
          </table:table-cell>
          <table:table-cell/>
          <table:table-cell table:formula="of:=[.J95]-[.K95]" office:value-type="float" office:value="-157" calcext:value-type="float">
            <text:p>-157</text:p>
          </table:table-cell>
          <table:table-cell/>
          <table:table-cell table:style-name="ce5" table:formula="of:=([.E94]-[.E95])*[.O$1]" office:value-type="float" office:value="29.0000000000123" calcext:value-type="float">
            <text:p>29,00000</text:p>
          </table:table-cell>
          <table:table-cell table:formula="of:=[.P94]+[.O95]" office:value-type="float" office:value="-28.9999999999902" calcext:value-type="float">
            <text:p>-28,999999999990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2000" calcext:value-type="float">
            <text:p>202000</text:p>
          </table:table-cell>
          <table:table-cell office:value-type="float" office:value="66888" calcext:value-type="float">
            <text:p>66888</text:p>
          </table:table-cell>
          <table:table-cell office:value-type="float" office:value="76682" calcext:value-type="float">
            <text:p>76682</text:p>
          </table:table-cell>
          <table:table-cell office:value-type="float" office:value="1.14012" calcext:value-type="float">
            <text:p>1,14012</text:p>
          </table:table-cell>
          <table:table-cell/>
          <table:table-cell table:formula="of:=[.C95]-[.C96]" office:value-type="float" office:value="-6" calcext:value-type="float">
            <text:p>-6</text:p>
          </table:table-cell>
          <table:table-cell table:formula="of:=[.D95]-[.D96]" office:value-type="float" office:value="-7" calcext:value-type="float">
            <text:p>-7</text:p>
          </table:table-cell>
          <table:table-cell/>
          <table:table-cell table:formula="of:=[.J95]+[.G96]" office:value-type="float" office:value="331" calcext:value-type="float">
            <text:p>331</text:p>
          </table:table-cell>
          <table:table-cell table:formula="of:=[.K95]+[.H96]" office:value-type="float" office:value="487" calcext:value-type="float">
            <text:p>487</text:p>
          </table:table-cell>
          <table:table-cell/>
          <table:table-cell table:formula="of:=[.J96]-[.K96]" office:value-type="float" office:value="-156" calcext:value-type="float">
            <text:p>-156</text:p>
          </table:table-cell>
          <table:table-cell/>
          <table:table-cell table:style-name="ce5" table:formula="of:=([.E95]-[.E96])*[.O$1]" office:value-type="float" office:value="34.0000000000007" calcext:value-type="float">
            <text:p>34,00000</text:p>
          </table:table-cell>
          <table:table-cell table:formula="of:=[.P95]+[.O96]" office:value-type="float" office:value="5.00000000001049" calcext:value-type="float">
            <text:p>5,0000000000104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2500" calcext:value-type="float">
            <text:p>202500</text:p>
          </table:table-cell>
          <table:table-cell office:value-type="float" office:value="66891" calcext:value-type="float">
            <text:p>66891</text:p>
          </table:table-cell>
          <table:table-cell office:value-type="float" office:value="76695" calcext:value-type="float">
            <text:p>76695</text:p>
          </table:table-cell>
          <table:table-cell office:value-type="float" office:value="1.13995" calcext:value-type="float">
            <text:p>1,13995</text:p>
          </table:table-cell>
          <table:table-cell/>
          <table:table-cell table:formula="of:=[.C96]-[.C97]" office:value-type="float" office:value="-3" calcext:value-type="float">
            <text:p>-3</text:p>
          </table:table-cell>
          <table:table-cell table:formula="of:=[.D96]-[.D97]" office:value-type="float" office:value="-13" calcext:value-type="float">
            <text:p>-13</text:p>
          </table:table-cell>
          <table:table-cell/>
          <table:table-cell table:formula="of:=[.J96]+[.G97]" office:value-type="float" office:value="328" calcext:value-type="float">
            <text:p>328</text:p>
          </table:table-cell>
          <table:table-cell table:formula="of:=[.K96]+[.H97]" office:value-type="float" office:value="474" calcext:value-type="float">
            <text:p>474</text:p>
          </table:table-cell>
          <table:table-cell/>
          <table:table-cell table:formula="of:=[.J97]-[.K97]" office:value-type="float" office:value="-146" calcext:value-type="float">
            <text:p>-146</text:p>
          </table:table-cell>
          <table:table-cell/>
          <table:table-cell table:style-name="ce5" table:formula="of:=([.E96]-[.E97])*[.O$1]" office:value-type="float" office:value="-17.0000000000003" calcext:value-type="float">
            <text:p>-17,00000</text:p>
          </table:table-cell>
          <table:table-cell table:formula="of:=[.P96]+[.O97]" office:value-type="float" office:value="-11.9999999999899" calcext:value-type="float">
            <text:p>-11,999999999989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3000" calcext:value-type="float">
            <text:p>203000</text:p>
          </table:table-cell>
          <table:table-cell office:value-type="float" office:value="66903" calcext:value-type="float">
            <text:p>66903</text:p>
          </table:table-cell>
          <table:table-cell office:value-type="float" office:value="76714" calcext:value-type="float">
            <text:p>76714</text:p>
          </table:table-cell>
          <table:table-cell office:value-type="float" office:value="1.14017" calcext:value-type="float">
            <text:p>1,14017</text:p>
          </table:table-cell>
          <table:table-cell/>
          <table:table-cell table:formula="of:=[.C97]-[.C98]" office:value-type="float" office:value="-12" calcext:value-type="float">
            <text:p>-12</text:p>
          </table:table-cell>
          <table:table-cell table:formula="of:=[.D97]-[.D98]" office:value-type="float" office:value="-19" calcext:value-type="float">
            <text:p>-19</text:p>
          </table:table-cell>
          <table:table-cell/>
          <table:table-cell table:formula="of:=[.J97]+[.G98]" office:value-type="float" office:value="316" calcext:value-type="float">
            <text:p>316</text:p>
          </table:table-cell>
          <table:table-cell table:formula="of:=[.K97]+[.H98]" office:value-type="float" office:value="455" calcext:value-type="float">
            <text:p>455</text:p>
          </table:table-cell>
          <table:table-cell/>
          <table:table-cell table:formula="of:=[.J98]-[.K98]" office:value-type="float" office:value="-139" calcext:value-type="float">
            <text:p>-139</text:p>
          </table:table-cell>
          <table:table-cell/>
          <table:table-cell table:style-name="ce5" table:formula="of:=([.E97]-[.E98])*[.O$1]" office:value-type="float" office:value="21.9999999999887" calcext:value-type="float">
            <text:p>22,00000</text:p>
          </table:table-cell>
          <table:table-cell table:formula="of:=[.P97]+[.O98]" office:value-type="float" office:value="9.99999999999884" calcext:value-type="float">
            <text:p>9,9999999999988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3500" calcext:value-type="float">
            <text:p>203500</text:p>
          </table:table-cell>
          <table:table-cell office:value-type="float" office:value="66905" calcext:value-type="float">
            <text:p>66905</text:p>
          </table:table-cell>
          <table:table-cell office:value-type="float" office:value="76714" calcext:value-type="float">
            <text:p>76714</text:p>
          </table:table-cell>
          <table:table-cell office:value-type="float" office:value="1.14021" calcext:value-type="float">
            <text:p>1,14021</text:p>
          </table:table-cell>
          <table:table-cell/>
          <table:table-cell table:formula="of:=[.C98]-[.C99]" office:value-type="float" office:value="-2" calcext:value-type="float">
            <text:p>-2</text:p>
          </table:table-cell>
          <table:table-cell table:formula="of:=[.D98]-[.D99]" office:value-type="float" office:value="0" calcext:value-type="float">
            <text:p>0</text:p>
          </table:table-cell>
          <table:table-cell/>
          <table:table-cell table:formula="of:=[.J98]+[.G99]" office:value-type="float" office:value="314" calcext:value-type="float">
            <text:p>314</text:p>
          </table:table-cell>
          <table:table-cell table:formula="of:=[.K98]+[.H99]" office:value-type="float" office:value="455" calcext:value-type="float">
            <text:p>455</text:p>
          </table:table-cell>
          <table:table-cell/>
          <table:table-cell table:formula="of:=[.J99]-[.K99]" office:value-type="float" office:value="-141" calcext:value-type="float">
            <text:p>-141</text:p>
          </table:table-cell>
          <table:table-cell/>
          <table:table-cell table:style-name="ce5" table:formula="of:=([.E98]-[.E99])*[.O$1]" office:value-type="float" office:value="4.000000000004" calcext:value-type="float">
            <text:p>4,00000</text:p>
          </table:table-cell>
          <table:table-cell table:formula="of:=[.P98]+[.O99]" office:value-type="float" office:value="14.0000000000028" calcext:value-type="float">
            <text:p>14,000000000002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4000" calcext:value-type="float">
            <text:p>204000</text:p>
          </table:table-cell>
          <table:table-cell office:value-type="float" office:value="66895" calcext:value-type="float">
            <text:p>66895</text:p>
          </table:table-cell>
          <table:table-cell office:value-type="float" office:value="76676" calcext:value-type="float">
            <text:p>76676</text:p>
          </table:table-cell>
          <table:table-cell office:value-type="float" office:value="1.14015" calcext:value-type="float">
            <text:p>1,14015</text:p>
          </table:table-cell>
          <table:table-cell/>
          <table:table-cell table:formula="of:=[.C99]-[.C100]" office:value-type="float" office:value="10" calcext:value-type="float">
            <text:p>10</text:p>
          </table:table-cell>
          <table:table-cell table:formula="of:=[.D99]-[.D100]" office:value-type="float" office:value="38" calcext:value-type="float">
            <text:p>38</text:p>
          </table:table-cell>
          <table:table-cell/>
          <table:table-cell table:formula="of:=[.J99]+[.G100]" office:value-type="float" office:value="324" calcext:value-type="float">
            <text:p>324</text:p>
          </table:table-cell>
          <table:table-cell table:formula="of:=[.K99]+[.H100]" office:value-type="float" office:value="493" calcext:value-type="float">
            <text:p>493</text:p>
          </table:table-cell>
          <table:table-cell/>
          <table:table-cell table:formula="of:=[.J100]-[.K100]" office:value-type="float" office:value="-169" calcext:value-type="float">
            <text:p>-169</text:p>
          </table:table-cell>
          <table:table-cell/>
          <table:table-cell table:style-name="ce5" table:formula="of:=([.E99]-[.E100])*[.O$1]" office:value-type="float" office:value="-5.9999999999949" calcext:value-type="float">
            <text:p>-6,00000</text:p>
          </table:table-cell>
          <table:table-cell table:formula="of:=[.P99]+[.O100]" office:value-type="float" office:value="8.00000000000794" calcext:value-type="float">
            <text:p>8,0000000000079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4500" calcext:value-type="float">
            <text:p>204500</text:p>
          </table:table-cell>
          <table:table-cell office:value-type="float" office:value="66935" calcext:value-type="float">
            <text:p>66935</text:p>
          </table:table-cell>
          <table:table-cell office:value-type="float" office:value="76705" calcext:value-type="float">
            <text:p>76705</text:p>
          </table:table-cell>
          <table:table-cell office:value-type="float" office:value="1.14021" calcext:value-type="float">
            <text:p>1,14021</text:p>
          </table:table-cell>
          <table:table-cell/>
          <table:table-cell table:formula="of:=[.C100]-[.C101]" office:value-type="float" office:value="-40" calcext:value-type="float">
            <text:p>-40</text:p>
          </table:table-cell>
          <table:table-cell table:formula="of:=[.D100]-[.D101]" office:value-type="float" office:value="-29" calcext:value-type="float">
            <text:p>-29</text:p>
          </table:table-cell>
          <table:table-cell/>
          <table:table-cell table:formula="of:=[.J100]+[.G101]" office:value-type="float" office:value="284" calcext:value-type="float">
            <text:p>284</text:p>
          </table:table-cell>
          <table:table-cell table:formula="of:=[.K100]+[.H101]" office:value-type="float" office:value="464" calcext:value-type="float">
            <text:p>464</text:p>
          </table:table-cell>
          <table:table-cell/>
          <table:table-cell table:formula="of:=[.J101]-[.K101]" office:value-type="float" office:value="-180" calcext:value-type="float">
            <text:p>-180</text:p>
          </table:table-cell>
          <table:table-cell/>
          <table:table-cell table:style-name="ce5" table:formula="of:=([.E100]-[.E101])*[.O$1]" office:value-type="float" office:value="5.9999999999949" calcext:value-type="float">
            <text:p>6,00000</text:p>
          </table:table-cell>
          <table:table-cell table:formula="of:=[.P100]+[.O101]" office:value-type="float" office:value="14.0000000000028" calcext:value-type="float">
            <text:p>14,000000000002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5000" calcext:value-type="float">
            <text:p>205000</text:p>
          </table:table-cell>
          <table:table-cell office:value-type="float" office:value="66955" calcext:value-type="float">
            <text:p>66955</text:p>
          </table:table-cell>
          <table:table-cell office:value-type="float" office:value="76724" calcext:value-type="float">
            <text:p>76724</text:p>
          </table:table-cell>
          <table:table-cell office:value-type="float" office:value="1.13958" calcext:value-type="float">
            <text:p>1,13958</text:p>
          </table:table-cell>
          <table:table-cell/>
          <table:table-cell table:formula="of:=[.C101]-[.C102]" office:value-type="float" office:value="-20" calcext:value-type="float">
            <text:p>-20</text:p>
          </table:table-cell>
          <table:table-cell table:formula="of:=[.D101]-[.D102]" office:value-type="float" office:value="-19" calcext:value-type="float">
            <text:p>-19</text:p>
          </table:table-cell>
          <table:table-cell/>
          <table:table-cell table:formula="of:=[.J101]+[.G102]" office:value-type="float" office:value="264" calcext:value-type="float">
            <text:p>264</text:p>
          </table:table-cell>
          <table:table-cell table:formula="of:=[.K101]+[.H102]" office:value-type="float" office:value="445" calcext:value-type="float">
            <text:p>445</text:p>
          </table:table-cell>
          <table:table-cell/>
          <table:table-cell table:formula="of:=[.J102]-[.K102]" office:value-type="float" office:value="-181" calcext:value-type="float">
            <text:p>-181</text:p>
          </table:table-cell>
          <table:table-cell/>
          <table:table-cell table:style-name="ce5" table:formula="of:=([.E101]-[.E102])*[.O$1]" office:value-type="float" office:value="-62.9999999999908" calcext:value-type="float">
            <text:p>-63,00000</text:p>
          </table:table-cell>
          <table:table-cell table:formula="of:=[.P101]+[.O102]" office:value-type="float" office:value="-48.999999999988" calcext:value-type="float">
            <text:p>-48,99999999998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05500" calcext:value-type="float">
            <text:p>205500</text:p>
          </table:table-cell>
          <table:table-cell office:value-type="float" office:value="66927" calcext:value-type="float">
            <text:p>66927</text:p>
          </table:table-cell>
          <table:table-cell office:value-type="float" office:value="76685" calcext:value-type="float">
            <text:p>76685</text:p>
          </table:table-cell>
          <table:table-cell office:value-type="float" office:value="1.13938" calcext:value-type="float">
            <text:p>1,13938</text:p>
          </table:table-cell>
          <table:table-cell/>
          <table:table-cell table:formula="of:=[.C102]-[.C103]" office:value-type="float" office:value="28" calcext:value-type="float">
            <text:p>28</text:p>
          </table:table-cell>
          <table:table-cell table:formula="of:=[.D102]-[.D103]" office:value-type="float" office:value="39" calcext:value-type="float">
            <text:p>39</text:p>
          </table:table-cell>
          <table:table-cell/>
          <table:table-cell table:formula="of:=[.J102]+[.G103]" office:value-type="float" office:value="292" calcext:value-type="float">
            <text:p>292</text:p>
          </table:table-cell>
          <table:table-cell table:formula="of:=[.K102]+[.H103]" office:value-type="float" office:value="484" calcext:value-type="float">
            <text:p>484</text:p>
          </table:table-cell>
          <table:table-cell/>
          <table:table-cell table:formula="of:=[.J103]-[.K103]" office:value-type="float" office:value="-192" calcext:value-type="float">
            <text:p>-192</text:p>
          </table:table-cell>
          <table:table-cell/>
          <table:table-cell table:style-name="ce5" table:formula="of:=([.E102]-[.E103])*[.O$1]" office:value-type="float" office:value="-19.9999999999978" calcext:value-type="float">
            <text:p>-20,00000</text:p>
          </table:table-cell>
          <table:table-cell table:formula="of:=[.P102]+[.O103]" office:value-type="float" office:value="-68.9999999999858" calcext:value-type="float">
            <text:p>-68,999999999985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0000" calcext:value-type="float">
            <text:p>210000</text:p>
          </table:table-cell>
          <table:table-cell office:value-type="float" office:value="66930" calcext:value-type="float">
            <text:p>66930</text:p>
          </table:table-cell>
          <table:table-cell office:value-type="float" office:value="76693" calcext:value-type="float">
            <text:p>76693</text:p>
          </table:table-cell>
          <table:table-cell office:value-type="float" office:value="1.13968" calcext:value-type="float">
            <text:p>1,13968</text:p>
          </table:table-cell>
          <table:table-cell/>
          <table:table-cell table:formula="of:=[.C103]-[.C104]" office:value-type="float" office:value="-3" calcext:value-type="float">
            <text:p>-3</text:p>
          </table:table-cell>
          <table:table-cell table:formula="of:=[.D103]-[.D104]" office:value-type="float" office:value="-8" calcext:value-type="float">
            <text:p>-8</text:p>
          </table:table-cell>
          <table:table-cell/>
          <table:table-cell table:formula="of:=[.J103]+[.G104]" office:value-type="float" office:value="289" calcext:value-type="float">
            <text:p>289</text:p>
          </table:table-cell>
          <table:table-cell table:formula="of:=[.K103]+[.H104]" office:value-type="float" office:value="476" calcext:value-type="float">
            <text:p>476</text:p>
          </table:table-cell>
          <table:table-cell/>
          <table:table-cell table:formula="of:=[.J104]-[.K104]" office:value-type="float" office:value="-187" calcext:value-type="float">
            <text:p>-187</text:p>
          </table:table-cell>
          <table:table-cell/>
          <table:table-cell table:style-name="ce5" table:formula="of:=([.E103]-[.E104])*[.O$1]" office:value-type="float" office:value="29.9999999999967" calcext:value-type="float">
            <text:p>30,00000</text:p>
          </table:table-cell>
          <table:table-cell table:formula="of:=[.P103]+[.O104]" office:value-type="float" office:value="-38.9999999999891" calcext:value-type="float">
            <text:p>-38,999999999989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0500" calcext:value-type="float">
            <text:p>210500</text:p>
          </table:table-cell>
          <table:table-cell office:value-type="float" office:value="66909" calcext:value-type="float">
            <text:p>66909</text:p>
          </table:table-cell>
          <table:table-cell office:value-type="float" office:value="76676" calcext:value-type="float">
            <text:p>76676</text:p>
          </table:table-cell>
          <table:table-cell office:value-type="float" office:value="1.14025" calcext:value-type="float">
            <text:p>1,14025</text:p>
          </table:table-cell>
          <table:table-cell/>
          <table:table-cell table:formula="of:=[.C104]-[.C105]" office:value-type="float" office:value="21" calcext:value-type="float">
            <text:p>21</text:p>
          </table:table-cell>
          <table:table-cell table:formula="of:=[.D104]-[.D105]" office:value-type="float" office:value="17" calcext:value-type="float">
            <text:p>17</text:p>
          </table:table-cell>
          <table:table-cell/>
          <table:table-cell table:formula="of:=[.J104]+[.G105]" office:value-type="float" office:value="310" calcext:value-type="float">
            <text:p>310</text:p>
          </table:table-cell>
          <table:table-cell table:formula="of:=[.K104]+[.H105]" office:value-type="float" office:value="493" calcext:value-type="float">
            <text:p>493</text:p>
          </table:table-cell>
          <table:table-cell/>
          <table:table-cell table:formula="of:=[.J105]-[.K105]" office:value-type="float" office:value="-183" calcext:value-type="float">
            <text:p>-183</text:p>
          </table:table-cell>
          <table:table-cell/>
          <table:table-cell table:style-name="ce5" table:formula="of:=([.E104]-[.E105])*[.O$1]" office:value-type="float" office:value="56.9999999999959" calcext:value-type="float">
            <text:p>57,00000</text:p>
          </table:table-cell>
          <table:table-cell table:formula="of:=[.P104]+[.O105]" office:value-type="float" office:value="18.0000000000068" calcext:value-type="float">
            <text:p>18,000000000006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1000" calcext:value-type="float">
            <text:p>211000</text:p>
          </table:table-cell>
          <table:table-cell office:value-type="float" office:value="66921" calcext:value-type="float">
            <text:p>66921</text:p>
          </table:table-cell>
          <table:table-cell office:value-type="float" office:value="76689" calcext:value-type="float">
            <text:p>76689</text:p>
          </table:table-cell>
          <table:table-cell office:value-type="float" office:value="1.14024" calcext:value-type="float">
            <text:p>1,14024</text:p>
          </table:table-cell>
          <table:table-cell/>
          <table:table-cell table:formula="of:=[.C105]-[.C106]" office:value-type="float" office:value="-12" calcext:value-type="float">
            <text:p>-12</text:p>
          </table:table-cell>
          <table:table-cell table:formula="of:=[.D105]-[.D106]" office:value-type="float" office:value="-13" calcext:value-type="float">
            <text:p>-13</text:p>
          </table:table-cell>
          <table:table-cell/>
          <table:table-cell table:formula="of:=[.J105]+[.G106]" office:value-type="float" office:value="298" calcext:value-type="float">
            <text:p>298</text:p>
          </table:table-cell>
          <table:table-cell table:formula="of:=[.K105]+[.H106]" office:value-type="float" office:value="480" calcext:value-type="float">
            <text:p>480</text:p>
          </table:table-cell>
          <table:table-cell/>
          <table:table-cell table:formula="of:=[.J106]-[.K106]" office:value-type="float" office:value="-182" calcext:value-type="float">
            <text:p>-182</text:p>
          </table:table-cell>
          <table:table-cell/>
          <table:table-cell table:style-name="ce5" table:formula="of:=([.E105]-[.E106])*[.O$1]" office:value-type="float" office:value="-1.00000000000655" calcext:value-type="float">
            <text:p>-1,00000</text:p>
          </table:table-cell>
          <table:table-cell table:formula="of:=[.P105]+[.O106]" office:value-type="float" office:value="17.0000000000003" calcext:value-type="float">
            <text:p>17,000000000000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1500" calcext:value-type="float">
            <text:p>211500</text:p>
          </table:table-cell>
          <table:table-cell office:value-type="float" office:value="66912" calcext:value-type="float">
            <text:p>66912</text:p>
          </table:table-cell>
          <table:table-cell office:value-type="float" office:value="76704" calcext:value-type="float">
            <text:p>76704</text:p>
          </table:table-cell>
          <table:table-cell office:value-type="float" office:value="1.14015" calcext:value-type="float">
            <text:p>1,14015</text:p>
          </table:table-cell>
          <table:table-cell/>
          <table:table-cell table:formula="of:=[.C106]-[.C107]" office:value-type="float" office:value="9" calcext:value-type="float">
            <text:p>9</text:p>
          </table:table-cell>
          <table:table-cell table:formula="of:=[.D106]-[.D107]" office:value-type="float" office:value="-15" calcext:value-type="float">
            <text:p>-15</text:p>
          </table:table-cell>
          <table:table-cell/>
          <table:table-cell table:formula="of:=[.J106]+[.G107]" office:value-type="float" office:value="307" calcext:value-type="float">
            <text:p>307</text:p>
          </table:table-cell>
          <table:table-cell table:formula="of:=[.K106]+[.H107]" office:value-type="float" office:value="465" calcext:value-type="float">
            <text:p>465</text:p>
          </table:table-cell>
          <table:table-cell/>
          <table:table-cell table:formula="of:=[.J107]-[.K107]" office:value-type="float" office:value="-158" calcext:value-type="float">
            <text:p>-158</text:p>
          </table:table-cell>
          <table:table-cell/>
          <table:table-cell table:style-name="ce5" table:formula="of:=([.E106]-[.E107])*[.O$1]" office:value-type="float" office:value="-8.99999999999235" calcext:value-type="float">
            <text:p>-9,00000</text:p>
          </table:table-cell>
          <table:table-cell table:formula="of:=[.P106]+[.O107]" office:value-type="float" office:value="8.00000000000794" calcext:value-type="float">
            <text:p>8,0000000000079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2000" calcext:value-type="float">
            <text:p>212000</text:p>
          </table:table-cell>
          <table:table-cell office:value-type="float" office:value="66917" calcext:value-type="float">
            <text:p>66917</text:p>
          </table:table-cell>
          <table:table-cell office:value-type="float" office:value="76729" calcext:value-type="float">
            <text:p>76729</text:p>
          </table:table-cell>
          <table:table-cell office:value-type="float" office:value="1.14022" calcext:value-type="float">
            <text:p>1,14022</text:p>
          </table:table-cell>
          <table:table-cell/>
          <table:table-cell table:formula="of:=[.C107]-[.C108]" office:value-type="float" office:value="-5" calcext:value-type="float">
            <text:p>-5</text:p>
          </table:table-cell>
          <table:table-cell table:formula="of:=[.D107]-[.D108]" office:value-type="float" office:value="-25" calcext:value-type="float">
            <text:p>-25</text:p>
          </table:table-cell>
          <table:table-cell/>
          <table:table-cell table:formula="of:=[.J107]+[.G108]" office:value-type="float" office:value="302" calcext:value-type="float">
            <text:p>302</text:p>
          </table:table-cell>
          <table:table-cell table:formula="of:=[.K107]+[.H108]" office:value-type="float" office:value="440" calcext:value-type="float">
            <text:p>440</text:p>
          </table:table-cell>
          <table:table-cell/>
          <table:table-cell table:formula="of:=[.J108]-[.K108]" office:value-type="float" office:value="-138" calcext:value-type="float">
            <text:p>-138</text:p>
          </table:table-cell>
          <table:table-cell/>
          <table:table-cell table:style-name="ce5" table:formula="of:=([.E107]-[.E108])*[.O$1]" office:value-type="float" office:value="7.00000000000145" calcext:value-type="float">
            <text:p>7,00000</text:p>
          </table:table-cell>
          <table:table-cell table:formula="of:=[.P107]+[.O108]" office:value-type="float" office:value="15.0000000000094" calcext:value-type="float">
            <text:p>15,000000000009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2500" calcext:value-type="float">
            <text:p>212500</text:p>
          </table:table-cell>
          <table:table-cell office:value-type="float" office:value="66908" calcext:value-type="float">
            <text:p>66908</text:p>
          </table:table-cell>
          <table:table-cell office:value-type="float" office:value="76712" calcext:value-type="float">
            <text:p>76712</text:p>
          </table:table-cell>
          <table:table-cell office:value-type="float" office:value="1.14024" calcext:value-type="float">
            <text:p>1,14024</text:p>
          </table:table-cell>
          <table:table-cell/>
          <table:table-cell table:formula="of:=[.C108]-[.C109]" office:value-type="float" office:value="9" calcext:value-type="float">
            <text:p>9</text:p>
          </table:table-cell>
          <table:table-cell table:formula="of:=[.D108]-[.D109]" office:value-type="float" office:value="17" calcext:value-type="float">
            <text:p>17</text:p>
          </table:table-cell>
          <table:table-cell/>
          <table:table-cell table:formula="of:=[.J108]+[.G109]" office:value-type="float" office:value="311" calcext:value-type="float">
            <text:p>311</text:p>
          </table:table-cell>
          <table:table-cell table:formula="of:=[.K108]+[.H109]" office:value-type="float" office:value="457" calcext:value-type="float">
            <text:p>457</text:p>
          </table:table-cell>
          <table:table-cell/>
          <table:table-cell table:formula="of:=[.J109]-[.K109]" office:value-type="float" office:value="-146" calcext:value-type="float">
            <text:p>-146</text:p>
          </table:table-cell>
          <table:table-cell/>
          <table:table-cell table:style-name="ce5" table:formula="of:=([.E108]-[.E109])*[.O$1]" office:value-type="float" office:value="1.9999999999909" calcext:value-type="float">
            <text:p>2,00000</text:p>
          </table:table-cell>
          <table:table-cell table:formula="of:=[.P108]+[.O109]" office:value-type="float" office:value="17.0000000000003" calcext:value-type="float">
            <text:p>17,000000000000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3000" calcext:value-type="float">
            <text:p>213000</text:p>
          </table:table-cell>
          <table:table-cell office:value-type="float" office:value="66915" calcext:value-type="float">
            <text:p>66915</text:p>
          </table:table-cell>
          <table:table-cell office:value-type="float" office:value="76730" calcext:value-type="float">
            <text:p>76730</text:p>
          </table:table-cell>
          <table:table-cell office:value-type="float" office:value="1.14032" calcext:value-type="float">
            <text:p>1,14032</text:p>
          </table:table-cell>
          <table:table-cell/>
          <table:table-cell table:formula="of:=[.C109]-[.C110]" office:value-type="float" office:value="-7" calcext:value-type="float">
            <text:p>-7</text:p>
          </table:table-cell>
          <table:table-cell table:formula="of:=[.D109]-[.D110]" office:value-type="float" office:value="-18" calcext:value-type="float">
            <text:p>-18</text:p>
          </table:table-cell>
          <table:table-cell/>
          <table:table-cell table:formula="of:=[.J109]+[.G110]" office:value-type="float" office:value="304" calcext:value-type="float">
            <text:p>304</text:p>
          </table:table-cell>
          <table:table-cell table:formula="of:=[.K109]+[.H110]" office:value-type="float" office:value="439" calcext:value-type="float">
            <text:p>439</text:p>
          </table:table-cell>
          <table:table-cell/>
          <table:table-cell table:formula="of:=[.J110]-[.K110]" office:value-type="float" office:value="-135" calcext:value-type="float">
            <text:p>-135</text:p>
          </table:table-cell>
          <table:table-cell/>
          <table:table-cell table:style-name="ce5" table:formula="of:=([.E109]-[.E110])*[.O$1]" office:value-type="float" office:value="8.000000000008" calcext:value-type="float">
            <text:p>8,00000</text:p>
          </table:table-cell>
          <table:table-cell table:formula="of:=[.P109]+[.O110]" office:value-type="float" office:value="25.0000000000083" calcext:value-type="float">
            <text:p>25,000000000008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3500" calcext:value-type="float">
            <text:p>213500</text:p>
          </table:table-cell>
          <table:table-cell office:value-type="float" office:value="66913" calcext:value-type="float">
            <text:p>66913</text:p>
          </table:table-cell>
          <table:table-cell office:value-type="float" office:value="76732" calcext:value-type="float">
            <text:p>76732</text:p>
          </table:table-cell>
          <table:table-cell office:value-type="float" office:value="1.14024" calcext:value-type="float">
            <text:p>1,14024</text:p>
          </table:table-cell>
          <table:table-cell/>
          <table:table-cell table:formula="of:=[.C110]-[.C111]" office:value-type="float" office:value="2" calcext:value-type="float">
            <text:p>2</text:p>
          </table:table-cell>
          <table:table-cell table:formula="of:=[.D110]-[.D111]" office:value-type="float" office:value="-2" calcext:value-type="float">
            <text:p>-2</text:p>
          </table:table-cell>
          <table:table-cell/>
          <table:table-cell table:formula="of:=[.J110]+[.G111]" office:value-type="float" office:value="306" calcext:value-type="float">
            <text:p>306</text:p>
          </table:table-cell>
          <table:table-cell table:formula="of:=[.K110]+[.H111]" office:value-type="float" office:value="437" calcext:value-type="float">
            <text:p>437</text:p>
          </table:table-cell>
          <table:table-cell/>
          <table:table-cell table:formula="of:=[.J111]-[.K111]" office:value-type="float" office:value="-131" calcext:value-type="float">
            <text:p>-131</text:p>
          </table:table-cell>
          <table:table-cell/>
          <table:table-cell table:style-name="ce5" table:formula="of:=([.E110]-[.E111])*[.O$1]" office:value-type="float" office:value="-8.000000000008" calcext:value-type="float">
            <text:p>-8,00000</text:p>
          </table:table-cell>
          <table:table-cell table:formula="of:=[.P110]+[.O111]" office:value-type="float" office:value="17.0000000000003" calcext:value-type="float">
            <text:p>17,000000000000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4000" calcext:value-type="float">
            <text:p>214000</text:p>
          </table:table-cell>
          <table:table-cell office:value-type="float" office:value="66904" calcext:value-type="float">
            <text:p>66904</text:p>
          </table:table-cell>
          <table:table-cell office:value-type="float" office:value="76722" calcext:value-type="float">
            <text:p>76722</text:p>
          </table:table-cell>
          <table:table-cell office:value-type="float" office:value="1.1404" calcext:value-type="float">
            <text:p>1,1404</text:p>
          </table:table-cell>
          <table:table-cell/>
          <table:table-cell table:formula="of:=[.C111]-[.C112]" office:value-type="float" office:value="9" calcext:value-type="float">
            <text:p>9</text:p>
          </table:table-cell>
          <table:table-cell table:formula="of:=[.D111]-[.D112]" office:value-type="float" office:value="10" calcext:value-type="float">
            <text:p>10</text:p>
          </table:table-cell>
          <table:table-cell/>
          <table:table-cell table:formula="of:=[.J111]+[.G112]" office:value-type="float" office:value="315" calcext:value-type="float">
            <text:p>315</text:p>
          </table:table-cell>
          <table:table-cell table:formula="of:=[.K111]+[.H112]" office:value-type="float" office:value="447" calcext:value-type="float">
            <text:p>447</text:p>
          </table:table-cell>
          <table:table-cell/>
          <table:table-cell table:formula="of:=[.J112]-[.K112]" office:value-type="float" office:value="-132" calcext:value-type="float">
            <text:p>-132</text:p>
          </table:table-cell>
          <table:table-cell/>
          <table:table-cell table:style-name="ce5" table:formula="of:=([.E111]-[.E112])*[.O$1]" office:value-type="float" office:value="16.000000000016" calcext:value-type="float">
            <text:p>16,00000</text:p>
          </table:table-cell>
          <table:table-cell table:formula="of:=[.P111]+[.O112]" office:value-type="float" office:value="33.0000000000163" calcext:value-type="float">
            <text:p>33,000000000016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4500" calcext:value-type="float">
            <text:p>214500</text:p>
          </table:table-cell>
          <table:table-cell office:value-type="float" office:value="66915" calcext:value-type="float">
            <text:p>66915</text:p>
          </table:table-cell>
          <table:table-cell office:value-type="float" office:value="76735" calcext:value-type="float">
            <text:p>76735</text:p>
          </table:table-cell>
          <table:table-cell office:value-type="float" office:value="1.14085" calcext:value-type="float">
            <text:p>1,14085</text:p>
          </table:table-cell>
          <table:table-cell/>
          <table:table-cell table:formula="of:=[.C112]-[.C113]" office:value-type="float" office:value="-11" calcext:value-type="float">
            <text:p>-11</text:p>
          </table:table-cell>
          <table:table-cell table:formula="of:=[.D112]-[.D113]" office:value-type="float" office:value="-13" calcext:value-type="float">
            <text:p>-13</text:p>
          </table:table-cell>
          <table:table-cell/>
          <table:table-cell table:formula="of:=[.J112]+[.G113]" office:value-type="float" office:value="304" calcext:value-type="float">
            <text:p>304</text:p>
          </table:table-cell>
          <table:table-cell table:formula="of:=[.K112]+[.H113]" office:value-type="float" office:value="434" calcext:value-type="float">
            <text:p>434</text:p>
          </table:table-cell>
          <table:table-cell/>
          <table:table-cell table:formula="of:=[.J113]-[.K113]" office:value-type="float" office:value="-130" calcext:value-type="float">
            <text:p>-130</text:p>
          </table:table-cell>
          <table:table-cell/>
          <table:table-cell table:style-name="ce5" table:formula="of:=([.E112]-[.E113])*[.O$1]" office:value-type="float" office:value="44.9999999999839" calcext:value-type="float">
            <text:p>45,00000</text:p>
          </table:table-cell>
          <table:table-cell table:formula="of:=[.P112]+[.O113]" office:value-type="float" office:value="78.0000000000002" calcext:value-type="float">
            <text:p>78,0000000000002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5000" calcext:value-type="float">
            <text:p>215000</text:p>
          </table:table-cell>
          <table:table-cell office:value-type="float" office:value="66876" calcext:value-type="float">
            <text:p>66876</text:p>
          </table:table-cell>
          <table:table-cell office:value-type="float" office:value="76696" calcext:value-type="float">
            <text:p>76696</text:p>
          </table:table-cell>
          <table:table-cell office:value-type="float" office:value="1.14052" calcext:value-type="float">
            <text:p>1,14052</text:p>
          </table:table-cell>
          <table:table-cell/>
          <table:table-cell table:formula="of:=[.C113]-[.C114]" office:value-type="float" office:value="39" calcext:value-type="float">
            <text:p>39</text:p>
          </table:table-cell>
          <table:table-cell table:formula="of:=[.D113]-[.D114]" office:value-type="float" office:value="39" calcext:value-type="float">
            <text:p>39</text:p>
          </table:table-cell>
          <table:table-cell/>
          <table:table-cell table:formula="of:=[.J113]+[.G114]" office:value-type="float" office:value="343" calcext:value-type="float">
            <text:p>343</text:p>
          </table:table-cell>
          <table:table-cell table:formula="of:=[.K113]+[.H114]" office:value-type="float" office:value="473" calcext:value-type="float">
            <text:p>473</text:p>
          </table:table-cell>
          <table:table-cell/>
          <table:table-cell table:formula="of:=[.J114]-[.K114]" office:value-type="float" office:value="-130" calcext:value-type="float">
            <text:p>-130</text:p>
          </table:table-cell>
          <table:table-cell/>
          <table:table-cell table:style-name="ce5" table:formula="of:=([.E113]-[.E114])*[.O$1]" office:value-type="float" office:value="-32.9999999999941" calcext:value-type="float">
            <text:p>-33,00000</text:p>
          </table:table-cell>
          <table:table-cell table:formula="of:=[.P113]+[.O114]" office:value-type="float" office:value="45.0000000000061" calcext:value-type="float">
            <text:p>45,000000000006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15500" calcext:value-type="float">
            <text:p>215500</text:p>
          </table:table-cell>
          <table:table-cell office:value-type="float" office:value="66882" calcext:value-type="float">
            <text:p>66882</text:p>
          </table:table-cell>
          <table:table-cell office:value-type="float" office:value="76688" calcext:value-type="float">
            <text:p>76688</text:p>
          </table:table-cell>
          <table:table-cell office:value-type="float" office:value="1.1407" calcext:value-type="float">
            <text:p>1,1407</text:p>
          </table:table-cell>
          <table:table-cell/>
          <table:table-cell table:formula="of:=[.C114]-[.C115]" office:value-type="float" office:value="-6" calcext:value-type="float">
            <text:p>-6</text:p>
          </table:table-cell>
          <table:table-cell table:formula="of:=[.D114]-[.D115]" office:value-type="float" office:value="8" calcext:value-type="float">
            <text:p>8</text:p>
          </table:table-cell>
          <table:table-cell/>
          <table:table-cell table:formula="of:=[.J114]+[.G115]" office:value-type="float" office:value="337" calcext:value-type="float">
            <text:p>337</text:p>
          </table:table-cell>
          <table:table-cell table:formula="of:=[.K114]+[.H115]" office:value-type="float" office:value="481" calcext:value-type="float">
            <text:p>481</text:p>
          </table:table-cell>
          <table:table-cell/>
          <table:table-cell table:formula="of:=[.J115]-[.K115]" office:value-type="float" office:value="-144" calcext:value-type="float">
            <text:p>-144</text:p>
          </table:table-cell>
          <table:table-cell/>
          <table:table-cell table:style-name="ce5" table:formula="of:=([.E114]-[.E115])*[.O$1]" office:value-type="float" office:value="18.0000000000069" calcext:value-type="float">
            <text:p>18,00000</text:p>
          </table:table-cell>
          <table:table-cell table:formula="of:=[.P114]+[.O115]" office:value-type="float" office:value="63.000000000013" calcext:value-type="float">
            <text:p>63,00000000001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0000" calcext:value-type="float">
            <text:p>220000</text:p>
          </table:table-cell>
          <table:table-cell office:value-type="float" office:value="66865" calcext:value-type="float">
            <text:p>66865</text:p>
          </table:table-cell>
          <table:table-cell office:value-type="float" office:value="76668" calcext:value-type="float">
            <text:p>76668</text:p>
          </table:table-cell>
          <table:table-cell office:value-type="float" office:value="1.14055" calcext:value-type="float">
            <text:p>1,14055</text:p>
          </table:table-cell>
          <table:table-cell/>
          <table:table-cell table:formula="of:=[.C115]-[.C116]" office:value-type="float" office:value="17" calcext:value-type="float">
            <text:p>17</text:p>
          </table:table-cell>
          <table:table-cell table:formula="of:=[.D115]-[.D116]" office:value-type="float" office:value="20" calcext:value-type="float">
            <text:p>20</text:p>
          </table:table-cell>
          <table:table-cell/>
          <table:table-cell table:formula="of:=[.J115]+[.G116]" office:value-type="float" office:value="354" calcext:value-type="float">
            <text:p>354</text:p>
          </table:table-cell>
          <table:table-cell table:formula="of:=[.K115]+[.H116]" office:value-type="float" office:value="501" calcext:value-type="float">
            <text:p>501</text:p>
          </table:table-cell>
          <table:table-cell/>
          <table:table-cell table:formula="of:=[.J116]-[.K116]" office:value-type="float" office:value="-147" calcext:value-type="float">
            <text:p>-147</text:p>
          </table:table-cell>
          <table:table-cell/>
          <table:table-cell table:style-name="ce5" table:formula="of:=([.E115]-[.E116])*[.O$1]" office:value-type="float" office:value="-15.0000000000095" calcext:value-type="float">
            <text:p>-15,00000</text:p>
          </table:table-cell>
          <table:table-cell table:formula="of:=[.P115]+[.O116]" office:value-type="float" office:value="48.0000000000035" calcext:value-type="float">
            <text:p>48,000000000003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0500" calcext:value-type="float">
            <text:p>220500</text:p>
          </table:table-cell>
          <table:table-cell office:value-type="float" office:value="66866" calcext:value-type="float">
            <text:p>66866</text:p>
          </table:table-cell>
          <table:table-cell office:value-type="float" office:value="76653" calcext:value-type="float">
            <text:p>76653</text:p>
          </table:table-cell>
          <table:table-cell office:value-type="float" office:value="1.14025" calcext:value-type="float">
            <text:p>1,14025</text:p>
          </table:table-cell>
          <table:table-cell/>
          <table:table-cell table:formula="of:=[.C116]-[.C117]" office:value-type="float" office:value="-1" calcext:value-type="float">
            <text:p>-1</text:p>
          </table:table-cell>
          <table:table-cell table:formula="of:=[.D116]-[.D117]" office:value-type="float" office:value="15" calcext:value-type="float">
            <text:p>15</text:p>
          </table:table-cell>
          <table:table-cell/>
          <table:table-cell table:formula="of:=[.J116]+[.G117]" office:value-type="float" office:value="353" calcext:value-type="float">
            <text:p>353</text:p>
          </table:table-cell>
          <table:table-cell table:formula="of:=[.K116]+[.H117]" office:value-type="float" office:value="516" calcext:value-type="float">
            <text:p>516</text:p>
          </table:table-cell>
          <table:table-cell/>
          <table:table-cell table:formula="of:=[.J117]-[.K117]" office:value-type="float" office:value="-163" calcext:value-type="float">
            <text:p>-163</text:p>
          </table:table-cell>
          <table:table-cell/>
          <table:table-cell table:style-name="ce5" table:formula="of:=([.E116]-[.E117])*[.O$1]" office:value-type="float" office:value="-29.9999999999967" calcext:value-type="float">
            <text:p>-30,00000</text:p>
          </table:table-cell>
          <table:table-cell table:formula="of:=[.P116]+[.O117]" office:value-type="float" office:value="18.0000000000068" calcext:value-type="float">
            <text:p>18,000000000006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1000" calcext:value-type="float">
            <text:p>221000</text:p>
          </table:table-cell>
          <table:table-cell office:value-type="float" office:value="66860" calcext:value-type="float">
            <text:p>66860</text:p>
          </table:table-cell>
          <table:table-cell office:value-type="float" office:value="76663" calcext:value-type="float">
            <text:p>76663</text:p>
          </table:table-cell>
          <table:table-cell office:value-type="float" office:value="1.14033" calcext:value-type="float">
            <text:p>1,14033</text:p>
          </table:table-cell>
          <table:table-cell/>
          <table:table-cell table:formula="of:=[.C117]-[.C118]" office:value-type="float" office:value="6" calcext:value-type="float">
            <text:p>6</text:p>
          </table:table-cell>
          <table:table-cell table:formula="of:=[.D117]-[.D118]" office:value-type="float" office:value="-10" calcext:value-type="float">
            <text:p>-10</text:p>
          </table:table-cell>
          <table:table-cell/>
          <table:table-cell table:formula="of:=[.J117]+[.G118]" office:value-type="float" office:value="359" calcext:value-type="float">
            <text:p>359</text:p>
          </table:table-cell>
          <table:table-cell table:formula="of:=[.K117]+[.H118]" office:value-type="float" office:value="506" calcext:value-type="float">
            <text:p>506</text:p>
          </table:table-cell>
          <table:table-cell/>
          <table:table-cell table:formula="of:=[.J118]-[.K118]" office:value-type="float" office:value="-147" calcext:value-type="float">
            <text:p>-147</text:p>
          </table:table-cell>
          <table:table-cell/>
          <table:table-cell table:style-name="ce5" table:formula="of:=([.E117]-[.E118])*[.O$1]" office:value-type="float" office:value="8.000000000008" calcext:value-type="float">
            <text:p>8,00000</text:p>
          </table:table-cell>
          <table:table-cell table:formula="of:=[.P117]+[.O118]" office:value-type="float" office:value="26.0000000000148" calcext:value-type="float">
            <text:p>26,000000000014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1500" calcext:value-type="float">
            <text:p>221500</text:p>
          </table:table-cell>
          <table:table-cell office:value-type="float" office:value="66864" calcext:value-type="float">
            <text:p>66864</text:p>
          </table:table-cell>
          <table:table-cell office:value-type="float" office:value="76667" calcext:value-type="float">
            <text:p>76667</text:p>
          </table:table-cell>
          <table:table-cell office:value-type="float" office:value="1.14026" calcext:value-type="float">
            <text:p>1,14026</text:p>
          </table:table-cell>
          <table:table-cell/>
          <table:table-cell table:formula="of:=[.C118]-[.C119]" office:value-type="float" office:value="-4" calcext:value-type="float">
            <text:p>-4</text:p>
          </table:table-cell>
          <table:table-cell table:formula="of:=[.D118]-[.D119]" office:value-type="float" office:value="-4" calcext:value-type="float">
            <text:p>-4</text:p>
          </table:table-cell>
          <table:table-cell/>
          <table:table-cell table:formula="of:=[.J118]+[.G119]" office:value-type="float" office:value="355" calcext:value-type="float">
            <text:p>355</text:p>
          </table:table-cell>
          <table:table-cell table:formula="of:=[.K118]+[.H119]" office:value-type="float" office:value="502" calcext:value-type="float">
            <text:p>502</text:p>
          </table:table-cell>
          <table:table-cell/>
          <table:table-cell table:formula="of:=[.J119]-[.K119]" office:value-type="float" office:value="-147" calcext:value-type="float">
            <text:p>-147</text:p>
          </table:table-cell>
          <table:table-cell/>
          <table:table-cell table:style-name="ce5" table:formula="of:=([.E118]-[.E119])*[.O$1]" office:value-type="float" office:value="-7.00000000000145" calcext:value-type="float">
            <text:p>-7,00000</text:p>
          </table:table-cell>
          <table:table-cell table:formula="of:=[.P118]+[.O119]" office:value-type="float" office:value="19.0000000000134" calcext:value-type="float">
            <text:p>19,000000000013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2000" calcext:value-type="float">
            <text:p>222000</text:p>
          </table:table-cell>
          <table:table-cell office:value-type="float" office:value="66864" calcext:value-type="float">
            <text:p>66864</text:p>
          </table:table-cell>
          <table:table-cell office:value-type="float" office:value="76661" calcext:value-type="float">
            <text:p>76661</text:p>
          </table:table-cell>
          <table:table-cell office:value-type="float" office:value="1.14063" calcext:value-type="float">
            <text:p>1,14063</text:p>
          </table:table-cell>
          <table:table-cell/>
          <table:table-cell table:formula="of:=[.C119]-[.C120]" office:value-type="float" office:value="0" calcext:value-type="float">
            <text:p>0</text:p>
          </table:table-cell>
          <table:table-cell table:formula="of:=[.D119]-[.D120]" office:value-type="float" office:value="6" calcext:value-type="float">
            <text:p>6</text:p>
          </table:table-cell>
          <table:table-cell/>
          <table:table-cell table:formula="of:=[.J119]+[.G120]" office:value-type="float" office:value="355" calcext:value-type="float">
            <text:p>355</text:p>
          </table:table-cell>
          <table:table-cell table:formula="of:=[.K119]+[.H120]" office:value-type="float" office:value="508" calcext:value-type="float">
            <text:p>508</text:p>
          </table:table-cell>
          <table:table-cell/>
          <table:table-cell table:formula="of:=[.J120]-[.K120]" office:value-type="float" office:value="-153" calcext:value-type="float">
            <text:p>-153</text:p>
          </table:table-cell>
          <table:table-cell/>
          <table:table-cell table:style-name="ce5" table:formula="of:=([.E119]-[.E120])*[.O$1]" office:value-type="float" office:value="36.9999999999981" calcext:value-type="float">
            <text:p>37,00000</text:p>
          </table:table-cell>
          <table:table-cell table:formula="of:=[.P119]+[.O120]" office:value-type="float" office:value="56.0000000000115" calcext:value-type="float">
            <text:p>56,000000000011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2500" calcext:value-type="float">
            <text:p>222500</text:p>
          </table:table-cell>
          <table:table-cell office:value-type="float" office:value="66874" calcext:value-type="float">
            <text:p>66874</text:p>
          </table:table-cell>
          <table:table-cell office:value-type="float" office:value="76654" calcext:value-type="float">
            <text:p>76654</text:p>
          </table:table-cell>
          <table:table-cell office:value-type="float" office:value="1.14069" calcext:value-type="float">
            <text:p>1,14069</text:p>
          </table:table-cell>
          <table:table-cell/>
          <table:table-cell table:formula="of:=[.C120]-[.C121]" office:value-type="float" office:value="-10" calcext:value-type="float">
            <text:p>-10</text:p>
          </table:table-cell>
          <table:table-cell table:formula="of:=[.D120]-[.D121]" office:value-type="float" office:value="7" calcext:value-type="float">
            <text:p>7</text:p>
          </table:table-cell>
          <table:table-cell/>
          <table:table-cell table:formula="of:=[.J120]+[.G121]" office:value-type="float" office:value="345" calcext:value-type="float">
            <text:p>345</text:p>
          </table:table-cell>
          <table:table-cell table:formula="of:=[.K120]+[.H121]" office:value-type="float" office:value="515" calcext:value-type="float">
            <text:p>515</text:p>
          </table:table-cell>
          <table:table-cell/>
          <table:table-cell table:formula="of:=[.J121]-[.K121]" office:value-type="float" office:value="-170" calcext:value-type="float">
            <text:p>-170</text:p>
          </table:table-cell>
          <table:table-cell/>
          <table:table-cell table:style-name="ce5" table:formula="of:=([.E120]-[.E121])*[.O$1]" office:value-type="float" office:value="5.9999999999949" calcext:value-type="float">
            <text:p>6,00000</text:p>
          </table:table-cell>
          <table:table-cell table:formula="of:=[.P120]+[.O121]" office:value-type="float" office:value="62.0000000000064" calcext:value-type="float">
            <text:p>62,000000000006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3000" calcext:value-type="float">
            <text:p>223000</text:p>
          </table:table-cell>
          <table:table-cell office:value-type="float" office:value="66857" calcext:value-type="float">
            <text:p>66857</text:p>
          </table:table-cell>
          <table:table-cell office:value-type="float" office:value="76640" calcext:value-type="float">
            <text:p>76640</text:p>
          </table:table-cell>
          <table:table-cell office:value-type="float" office:value="1.14012" calcext:value-type="float">
            <text:p>1,14012</text:p>
          </table:table-cell>
          <table:table-cell/>
          <table:table-cell table:formula="of:=[.C121]-[.C122]" office:value-type="float" office:value="17" calcext:value-type="float">
            <text:p>17</text:p>
          </table:table-cell>
          <table:table-cell table:formula="of:=[.D121]-[.D122]" office:value-type="float" office:value="14" calcext:value-type="float">
            <text:p>14</text:p>
          </table:table-cell>
          <table:table-cell/>
          <table:table-cell table:formula="of:=[.J121]+[.G122]" office:value-type="float" office:value="362" calcext:value-type="float">
            <text:p>362</text:p>
          </table:table-cell>
          <table:table-cell table:formula="of:=[.K121]+[.H122]" office:value-type="float" office:value="529" calcext:value-type="float">
            <text:p>529</text:p>
          </table:table-cell>
          <table:table-cell/>
          <table:table-cell table:formula="of:=[.J122]-[.K122]" office:value-type="float" office:value="-167" calcext:value-type="float">
            <text:p>-167</text:p>
          </table:table-cell>
          <table:table-cell/>
          <table:table-cell table:style-name="ce5" table:formula="of:=([.E121]-[.E122])*[.O$1]" office:value-type="float" office:value="-56.9999999999959" calcext:value-type="float">
            <text:p>-57,00000</text:p>
          </table:table-cell>
          <table:table-cell table:formula="of:=[.P121]+[.O122]" office:value-type="float" office:value="5.00000000001049" calcext:value-type="float">
            <text:p>5,0000000000104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3500" calcext:value-type="float">
            <text:p>223500</text:p>
          </table:table-cell>
          <table:table-cell office:value-type="float" office:value="66848" calcext:value-type="float">
            <text:p>66848</text:p>
          </table:table-cell>
          <table:table-cell office:value-type="float" office:value="76629" calcext:value-type="float">
            <text:p>76629</text:p>
          </table:table-cell>
          <table:table-cell office:value-type="float" office:value="1.14013" calcext:value-type="float">
            <text:p>1,14013</text:p>
          </table:table-cell>
          <table:table-cell/>
          <table:table-cell table:formula="of:=[.C122]-[.C123]" office:value-type="float" office:value="9" calcext:value-type="float">
            <text:p>9</text:p>
          </table:table-cell>
          <table:table-cell table:formula="of:=[.D122]-[.D123]" office:value-type="float" office:value="11" calcext:value-type="float">
            <text:p>11</text:p>
          </table:table-cell>
          <table:table-cell/>
          <table:table-cell table:formula="of:=[.J122]+[.G123]" office:value-type="float" office:value="371" calcext:value-type="float">
            <text:p>371</text:p>
          </table:table-cell>
          <table:table-cell table:formula="of:=[.K122]+[.H123]" office:value-type="float" office:value="540" calcext:value-type="float">
            <text:p>540</text:p>
          </table:table-cell>
          <table:table-cell/>
          <table:table-cell table:formula="of:=[.J123]-[.K123]" office:value-type="float" office:value="-169" calcext:value-type="float">
            <text:p>-169</text:p>
          </table:table-cell>
          <table:table-cell/>
          <table:table-cell table:style-name="ce5" table:formula="of:=([.E122]-[.E123])*[.O$1]" office:value-type="float" office:value="1.00000000000655" calcext:value-type="float">
            <text:p>1,00000</text:p>
          </table:table-cell>
          <table:table-cell table:formula="of:=[.P122]+[.O123]" office:value-type="float" office:value="6.00000000001704" calcext:value-type="float">
            <text:p>6,0000000000170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4000" calcext:value-type="float">
            <text:p>224000</text:p>
          </table:table-cell>
          <table:table-cell office:value-type="float" office:value="66841" calcext:value-type="float">
            <text:p>66841</text:p>
          </table:table-cell>
          <table:table-cell office:value-type="float" office:value="76620" calcext:value-type="float">
            <text:p>76620</text:p>
          </table:table-cell>
          <table:table-cell office:value-type="float" office:value="1.13991" calcext:value-type="float">
            <text:p>1,13991</text:p>
          </table:table-cell>
          <table:table-cell/>
          <table:table-cell table:formula="of:=[.C123]-[.C124]" office:value-type="float" office:value="7" calcext:value-type="float">
            <text:p>7</text:p>
          </table:table-cell>
          <table:table-cell table:formula="of:=[.D123]-[.D124]" office:value-type="float" office:value="9" calcext:value-type="float">
            <text:p>9</text:p>
          </table:table-cell>
          <table:table-cell/>
          <table:table-cell table:formula="of:=[.J123]+[.G124]" office:value-type="float" office:value="378" calcext:value-type="float">
            <text:p>378</text:p>
          </table:table-cell>
          <table:table-cell table:formula="of:=[.K123]+[.H124]" office:value-type="float" office:value="549" calcext:value-type="float">
            <text:p>549</text:p>
          </table:table-cell>
          <table:table-cell/>
          <table:table-cell table:formula="of:=[.J124]-[.K124]" office:value-type="float" office:value="-171" calcext:value-type="float">
            <text:p>-171</text:p>
          </table:table-cell>
          <table:table-cell/>
          <table:table-cell table:style-name="ce5" table:formula="of:=([.E123]-[.E124])*[.O$1]" office:value-type="float" office:value="-22.0000000000109" calcext:value-type="float">
            <text:p>-22,00000</text:p>
          </table:table-cell>
          <table:table-cell table:formula="of:=[.P123]+[.O124]" office:value-type="float" office:value="-15.9999999999939" calcext:value-type="float">
            <text:p>-15,999999999993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4500" calcext:value-type="float">
            <text:p>224500</text:p>
          </table:table-cell>
          <table:table-cell office:value-type="float" office:value="66866" calcext:value-type="float">
            <text:p>66866</text:p>
          </table:table-cell>
          <table:table-cell office:value-type="float" office:value="76648" calcext:value-type="float">
            <text:p>76648</text:p>
          </table:table-cell>
          <table:table-cell office:value-type="float" office:value="1.13987" calcext:value-type="float">
            <text:p>1,13987</text:p>
          </table:table-cell>
          <table:table-cell/>
          <table:table-cell table:formula="of:=[.C124]-[.C125]" office:value-type="float" office:value="-25" calcext:value-type="float">
            <text:p>-25</text:p>
          </table:table-cell>
          <table:table-cell table:formula="of:=[.D124]-[.D125]" office:value-type="float" office:value="-28" calcext:value-type="float">
            <text:p>-28</text:p>
          </table:table-cell>
          <table:table-cell/>
          <table:table-cell table:formula="of:=[.J124]+[.G125]" office:value-type="float" office:value="353" calcext:value-type="float">
            <text:p>353</text:p>
          </table:table-cell>
          <table:table-cell table:formula="of:=[.K124]+[.H125]" office:value-type="float" office:value="521" calcext:value-type="float">
            <text:p>521</text:p>
          </table:table-cell>
          <table:table-cell/>
          <table:table-cell table:formula="of:=[.J125]-[.K125]" office:value-type="float" office:value="-168" calcext:value-type="float">
            <text:p>-168</text:p>
          </table:table-cell>
          <table:table-cell/>
          <table:table-cell table:style-name="ce5" table:formula="of:=([.E124]-[.E125])*[.O$1]" office:value-type="float" office:value="-4.000000000004" calcext:value-type="float">
            <text:p>-4,00000</text:p>
          </table:table-cell>
          <table:table-cell table:formula="of:=[.P124]+[.O125]" office:value-type="float" office:value="-19.9999999999979" calcext:value-type="float">
            <text:p>-19,999999999997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5000" calcext:value-type="float">
            <text:p>225000</text:p>
          </table:table-cell>
          <table:table-cell office:value-type="float" office:value="66872" calcext:value-type="float">
            <text:p>66872</text:p>
          </table:table-cell>
          <table:table-cell office:value-type="float" office:value="76655" calcext:value-type="float">
            <text:p>76655</text:p>
          </table:table-cell>
          <table:table-cell office:value-type="float" office:value="1.13976" calcext:value-type="float">
            <text:p>1,13976</text:p>
          </table:table-cell>
          <table:table-cell/>
          <table:table-cell table:formula="of:=[.C125]-[.C126]" office:value-type="float" office:value="-6" calcext:value-type="float">
            <text:p>-6</text:p>
          </table:table-cell>
          <table:table-cell table:formula="of:=[.D125]-[.D126]" office:value-type="float" office:value="-7" calcext:value-type="float">
            <text:p>-7</text:p>
          </table:table-cell>
          <table:table-cell/>
          <table:table-cell table:formula="of:=[.J125]+[.G126]" office:value-type="float" office:value="347" calcext:value-type="float">
            <text:p>347</text:p>
          </table:table-cell>
          <table:table-cell table:formula="of:=[.K125]+[.H126]" office:value-type="float" office:value="514" calcext:value-type="float">
            <text:p>514</text:p>
          </table:table-cell>
          <table:table-cell/>
          <table:table-cell table:formula="of:=[.J126]-[.K126]" office:value-type="float" office:value="-167" calcext:value-type="float">
            <text:p>-167</text:p>
          </table:table-cell>
          <table:table-cell/>
          <table:table-cell table:style-name="ce5" table:formula="of:=([.E125]-[.E126])*[.O$1]" office:value-type="float" office:value="-10.9999999999832" calcext:value-type="float">
            <text:p>-11,00000</text:p>
          </table:table-cell>
          <table:table-cell table:formula="of:=[.P125]+[.O126]" office:value-type="float" office:value="-30.9999999999811" calcext:value-type="float">
            <text:p>-30,999999999981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25500" calcext:value-type="float">
            <text:p>225500</text:p>
          </table:table-cell>
          <table:table-cell office:value-type="float" office:value="66864" calcext:value-type="float">
            <text:p>66864</text:p>
          </table:table-cell>
          <table:table-cell office:value-type="float" office:value="76626" calcext:value-type="float">
            <text:p>76626</text:p>
          </table:table-cell>
          <table:table-cell office:value-type="float" office:value="1.13991" calcext:value-type="float">
            <text:p>1,13991</text:p>
          </table:table-cell>
          <table:table-cell/>
          <table:table-cell table:formula="of:=[.C126]-[.C127]" office:value-type="float" office:value="8" calcext:value-type="float">
            <text:p>8</text:p>
          </table:table-cell>
          <table:table-cell table:formula="of:=[.D126]-[.D127]" office:value-type="float" office:value="29" calcext:value-type="float">
            <text:p>29</text:p>
          </table:table-cell>
          <table:table-cell/>
          <table:table-cell table:formula="of:=[.J126]+[.G127]" office:value-type="float" office:value="355" calcext:value-type="float">
            <text:p>355</text:p>
          </table:table-cell>
          <table:table-cell table:formula="of:=[.K126]+[.H127]" office:value-type="float" office:value="543" calcext:value-type="float">
            <text:p>543</text:p>
          </table:table-cell>
          <table:table-cell/>
          <table:table-cell table:formula="of:=[.J127]-[.K127]" office:value-type="float" office:value="-188" calcext:value-type="float">
            <text:p>-188</text:p>
          </table:table-cell>
          <table:table-cell/>
          <table:table-cell table:style-name="ce5" table:formula="of:=([.E126]-[.E127])*[.O$1]" office:value-type="float" office:value="14.9999999999872" calcext:value-type="float">
            <text:p>15,00000</text:p>
          </table:table-cell>
          <table:table-cell table:formula="of:=[.P126]+[.O127]" office:value-type="float" office:value="-15.9999999999939" calcext:value-type="float">
            <text:p>-15,999999999993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0000" calcext:value-type="float">
            <text:p>230000</text:p>
          </table:table-cell>
          <table:table-cell office:value-type="float" office:value="66876" calcext:value-type="float">
            <text:p>66876</text:p>
          </table:table-cell>
          <table:table-cell office:value-type="float" office:value="76620" calcext:value-type="float">
            <text:p>76620</text:p>
          </table:table-cell>
          <table:table-cell office:value-type="float" office:value="1.13995" calcext:value-type="float">
            <text:p>1,13995</text:p>
          </table:table-cell>
          <table:table-cell/>
          <table:table-cell table:formula="of:=[.C127]-[.C128]" office:value-type="float" office:value="-12" calcext:value-type="float">
            <text:p>-12</text:p>
          </table:table-cell>
          <table:table-cell table:formula="of:=[.D127]-[.D128]" office:value-type="float" office:value="6" calcext:value-type="float">
            <text:p>6</text:p>
          </table:table-cell>
          <table:table-cell/>
          <table:table-cell table:formula="of:=[.J127]+[.G128]" office:value-type="float" office:value="343" calcext:value-type="float">
            <text:p>343</text:p>
          </table:table-cell>
          <table:table-cell table:formula="of:=[.K127]+[.H128]" office:value-type="float" office:value="549" calcext:value-type="float">
            <text:p>549</text:p>
          </table:table-cell>
          <table:table-cell/>
          <table:table-cell table:formula="of:=[.J128]-[.K128]" office:value-type="float" office:value="-206" calcext:value-type="float">
            <text:p>-206</text:p>
          </table:table-cell>
          <table:table-cell/>
          <table:table-cell table:style-name="ce5" table:formula="of:=([.E127]-[.E128])*[.O$1]" office:value-type="float" office:value="4.000000000004" calcext:value-type="float">
            <text:p>4,00000</text:p>
          </table:table-cell>
          <table:table-cell table:formula="of:=[.P127]+[.O128]" office:value-type="float" office:value="-11.9999999999899" calcext:value-type="float">
            <text:p>-11,999999999989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0500" calcext:value-type="float">
            <text:p>230500</text:p>
          </table:table-cell>
          <table:table-cell office:value-type="float" office:value="66871" calcext:value-type="float">
            <text:p>66871</text:p>
          </table:table-cell>
          <table:table-cell office:value-type="float" office:value="76610" calcext:value-type="float">
            <text:p>76610</text:p>
          </table:table-cell>
          <table:table-cell office:value-type="float" office:value="1.14002" calcext:value-type="float">
            <text:p>1,14002</text:p>
          </table:table-cell>
          <table:table-cell/>
          <table:table-cell table:formula="of:=[.C128]-[.C129]" office:value-type="float" office:value="5" calcext:value-type="float">
            <text:p>5</text:p>
          </table:table-cell>
          <table:table-cell table:formula="of:=[.D128]-[.D129]" office:value-type="float" office:value="10" calcext:value-type="float">
            <text:p>10</text:p>
          </table:table-cell>
          <table:table-cell/>
          <table:table-cell table:formula="of:=[.J128]+[.G129]" office:value-type="float" office:value="348" calcext:value-type="float">
            <text:p>348</text:p>
          </table:table-cell>
          <table:table-cell table:formula="of:=[.K128]+[.H129]" office:value-type="float" office:value="559" calcext:value-type="float">
            <text:p>559</text:p>
          </table:table-cell>
          <table:table-cell/>
          <table:table-cell table:formula="of:=[.J129]-[.K129]" office:value-type="float" office:value="-211" calcext:value-type="float">
            <text:p>-211</text:p>
          </table:table-cell>
          <table:table-cell/>
          <table:table-cell table:style-name="ce5" table:formula="of:=([.E128]-[.E129])*[.O$1]" office:value-type="float" office:value="7.00000000000145" calcext:value-type="float">
            <text:p>7,00000</text:p>
          </table:table-cell>
          <table:table-cell table:formula="of:=[.P128]+[.O129]" office:value-type="float" office:value="-4.99999999998841" calcext:value-type="float">
            <text:p>-4,9999999999884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1000" calcext:value-type="float">
            <text:p>231000</text:p>
          </table:table-cell>
          <table:table-cell office:value-type="float" office:value="66907" calcext:value-type="float">
            <text:p>66907</text:p>
          </table:table-cell>
          <table:table-cell office:value-type="float" office:value="76648" calcext:value-type="float">
            <text:p>76648</text:p>
          </table:table-cell>
          <table:table-cell office:value-type="float" office:value="1.1404" calcext:value-type="float">
            <text:p>1,1404</text:p>
          </table:table-cell>
          <table:table-cell/>
          <table:table-cell table:formula="of:=[.C129]-[.C130]" office:value-type="float" office:value="-36" calcext:value-type="float">
            <text:p>-36</text:p>
          </table:table-cell>
          <table:table-cell table:formula="of:=[.D129]-[.D130]" office:value-type="float" office:value="-38" calcext:value-type="float">
            <text:p>-38</text:p>
          </table:table-cell>
          <table:table-cell/>
          <table:table-cell table:formula="of:=[.J129]+[.G130]" office:value-type="float" office:value="312" calcext:value-type="float">
            <text:p>312</text:p>
          </table:table-cell>
          <table:table-cell table:formula="of:=[.K129]+[.H130]" office:value-type="float" office:value="521" calcext:value-type="float">
            <text:p>521</text:p>
          </table:table-cell>
          <table:table-cell/>
          <table:table-cell table:formula="of:=[.J130]-[.K130]" office:value-type="float" office:value="-209" calcext:value-type="float">
            <text:p>-209</text:p>
          </table:table-cell>
          <table:table-cell/>
          <table:table-cell table:style-name="ce5" table:formula="of:=([.E129]-[.E130])*[.O$1]" office:value-type="float" office:value="38.0000000000047" calcext:value-type="float">
            <text:p>38,00000</text:p>
          </table:table-cell>
          <table:table-cell table:formula="of:=[.P129]+[.O130]" office:value-type="float" office:value="33.0000000000163" calcext:value-type="float">
            <text:p>33,000000000016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1500" calcext:value-type="float">
            <text:p>231500</text:p>
          </table:table-cell>
          <table:table-cell office:value-type="float" office:value="66888" calcext:value-type="float">
            <text:p>66888</text:p>
          </table:table-cell>
          <table:table-cell office:value-type="float" office:value="76675" calcext:value-type="float">
            <text:p>76675</text:p>
          </table:table-cell>
          <table:table-cell office:value-type="float" office:value="1.14055" calcext:value-type="float">
            <text:p>1,14055</text:p>
          </table:table-cell>
          <table:table-cell/>
          <table:table-cell table:formula="of:=[.C130]-[.C131]" office:value-type="float" office:value="19" calcext:value-type="float">
            <text:p>19</text:p>
          </table:table-cell>
          <table:table-cell table:formula="of:=[.D130]-[.D131]" office:value-type="float" office:value="-27" calcext:value-type="float">
            <text:p>-27</text:p>
          </table:table-cell>
          <table:table-cell/>
          <table:table-cell table:formula="of:=[.J130]+[.G131]" office:value-type="float" office:value="331" calcext:value-type="float">
            <text:p>331</text:p>
          </table:table-cell>
          <table:table-cell table:formula="of:=[.K130]+[.H131]" office:value-type="float" office:value="494" calcext:value-type="float">
            <text:p>494</text:p>
          </table:table-cell>
          <table:table-cell/>
          <table:table-cell table:formula="of:=[.J131]-[.K131]" office:value-type="float" office:value="-163" calcext:value-type="float">
            <text:p>-163</text:p>
          </table:table-cell>
          <table:table-cell/>
          <table:table-cell table:style-name="ce5" table:formula="of:=([.E130]-[.E131])*[.O$1]" office:value-type="float" office:value="14.9999999999872" calcext:value-type="float">
            <text:p>15,00000</text:p>
          </table:table-cell>
          <table:table-cell table:formula="of:=[.P130]+[.O131]" office:value-type="float" office:value="48.0000000000035" calcext:value-type="float">
            <text:p>48,000000000003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2000" calcext:value-type="float">
            <text:p>232000</text:p>
          </table:table-cell>
          <table:table-cell office:value-type="float" office:value="66887" calcext:value-type="float">
            <text:p>66887</text:p>
          </table:table-cell>
          <table:table-cell office:value-type="float" office:value="76669" calcext:value-type="float">
            <text:p>76669</text:p>
          </table:table-cell>
          <table:table-cell office:value-type="float" office:value="1.14055" calcext:value-type="float">
            <text:p>1,14055</text:p>
          </table:table-cell>
          <table:table-cell/>
          <table:table-cell table:formula="of:=[.C131]-[.C132]" office:value-type="float" office:value="1" calcext:value-type="float">
            <text:p>1</text:p>
          </table:table-cell>
          <table:table-cell table:formula="of:=[.D131]-[.D132]" office:value-type="float" office:value="6" calcext:value-type="float">
            <text:p>6</text:p>
          </table:table-cell>
          <table:table-cell/>
          <table:table-cell table:formula="of:=[.J131]+[.G132]" office:value-type="float" office:value="332" calcext:value-type="float">
            <text:p>332</text:p>
          </table:table-cell>
          <table:table-cell table:formula="of:=[.K131]+[.H132]" office:value-type="float" office:value="500" calcext:value-type="float">
            <text:p>500</text:p>
          </table:table-cell>
          <table:table-cell/>
          <table:table-cell table:formula="of:=[.J132]-[.K132]" office:value-type="float" office:value="-168" calcext:value-type="float">
            <text:p>-168</text:p>
          </table:table-cell>
          <table:table-cell/>
          <table:table-cell table:style-name="ce5" table:formula="of:=([.E131]-[.E132])*[.O$1]" office:value-type="float" office:value="-0" calcext:value-type="float">
            <text:p>0,00000</text:p>
          </table:table-cell>
          <table:table-cell table:formula="of:=[.P131]+[.O132]" office:value-type="float" office:value="48.0000000000035" calcext:value-type="float">
            <text:p>48,0000000000035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2500" calcext:value-type="float">
            <text:p>232500</text:p>
          </table:table-cell>
          <table:table-cell office:value-type="float" office:value="66905" calcext:value-type="float">
            <text:p>66905</text:p>
          </table:table-cell>
          <table:table-cell office:value-type="float" office:value="76641" calcext:value-type="float">
            <text:p>76641</text:p>
          </table:table-cell>
          <table:table-cell office:value-type="float" office:value="1.14064" calcext:value-type="float">
            <text:p>1,14064</text:p>
          </table:table-cell>
          <table:table-cell/>
          <table:table-cell table:formula="of:=[.C132]-[.C133]" office:value-type="float" office:value="-18" calcext:value-type="float">
            <text:p>-18</text:p>
          </table:table-cell>
          <table:table-cell table:formula="of:=[.D132]-[.D133]" office:value-type="float" office:value="28" calcext:value-type="float">
            <text:p>28</text:p>
          </table:table-cell>
          <table:table-cell/>
          <table:table-cell table:formula="of:=[.J132]+[.G133]" office:value-type="float" office:value="314" calcext:value-type="float">
            <text:p>314</text:p>
          </table:table-cell>
          <table:table-cell table:formula="of:=[.K132]+[.H133]" office:value-type="float" office:value="528" calcext:value-type="float">
            <text:p>528</text:p>
          </table:table-cell>
          <table:table-cell/>
          <table:table-cell table:formula="of:=[.J133]-[.K133]" office:value-type="float" office:value="-214" calcext:value-type="float">
            <text:p>-214</text:p>
          </table:table-cell>
          <table:table-cell/>
          <table:table-cell table:style-name="ce5" table:formula="of:=([.E132]-[.E133])*[.O$1]" office:value-type="float" office:value="9.00000000001455" calcext:value-type="float">
            <text:p>9,00000</text:p>
          </table:table-cell>
          <table:table-cell table:formula="of:=[.P132]+[.O133]" office:value-type="float" office:value="57.0000000000181" calcext:value-type="float">
            <text:p>57,0000000000181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3000" calcext:value-type="float">
            <text:p>233000</text:p>
          </table:table-cell>
          <table:table-cell office:value-type="float" office:value="66907" calcext:value-type="float">
            <text:p>66907</text:p>
          </table:table-cell>
          <table:table-cell office:value-type="float" office:value="76646" calcext:value-type="float">
            <text:p>76646</text:p>
          </table:table-cell>
          <table:table-cell office:value-type="float" office:value="1.1408" calcext:value-type="float">
            <text:p>1,1408</text:p>
          </table:table-cell>
          <table:table-cell/>
          <table:table-cell table:formula="of:=[.C133]-[.C134]" office:value-type="float" office:value="-2" calcext:value-type="float">
            <text:p>-2</text:p>
          </table:table-cell>
          <table:table-cell table:formula="of:=[.D133]-[.D134]" office:value-type="float" office:value="-5" calcext:value-type="float">
            <text:p>-5</text:p>
          </table:table-cell>
          <table:table-cell/>
          <table:table-cell table:formula="of:=[.J133]+[.G134]" office:value-type="float" office:value="312" calcext:value-type="float">
            <text:p>312</text:p>
          </table:table-cell>
          <table:table-cell table:formula="of:=[.K133]+[.H134]" office:value-type="float" office:value="523" calcext:value-type="float">
            <text:p>523</text:p>
          </table:table-cell>
          <table:table-cell/>
          <table:table-cell table:formula="of:=[.J134]-[.K134]" office:value-type="float" office:value="-211" calcext:value-type="float">
            <text:p>-211</text:p>
          </table:table-cell>
          <table:table-cell/>
          <table:table-cell table:style-name="ce5" table:formula="of:=([.E133]-[.E134])*[.O$1]" office:value-type="float" office:value="15.9999999999938" calcext:value-type="float">
            <text:p>16,00000</text:p>
          </table:table-cell>
          <table:table-cell table:formula="of:=[.P133]+[.O134]" office:value-type="float" office:value="73.0000000000119" calcext:value-type="float">
            <text:p>73,0000000000119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3500" calcext:value-type="float">
            <text:p>233500</text:p>
          </table:table-cell>
          <table:table-cell office:value-type="float" office:value="66919" calcext:value-type="float">
            <text:p>66919</text:p>
          </table:table-cell>
          <table:table-cell office:value-type="float" office:value="76667" calcext:value-type="float">
            <text:p>76667</text:p>
          </table:table-cell>
          <table:table-cell office:value-type="float" office:value="1.14069" calcext:value-type="float">
            <text:p>1,14069</text:p>
          </table:table-cell>
          <table:table-cell/>
          <table:table-cell table:formula="of:=[.C134]-[.C135]" office:value-type="float" office:value="-12" calcext:value-type="float">
            <text:p>-12</text:p>
          </table:table-cell>
          <table:table-cell table:formula="of:=[.D134]-[.D135]" office:value-type="float" office:value="-21" calcext:value-type="float">
            <text:p>-21</text:p>
          </table:table-cell>
          <table:table-cell/>
          <table:table-cell table:formula="of:=[.J134]+[.G135]" office:value-type="float" office:value="300" calcext:value-type="float">
            <text:p>300</text:p>
          </table:table-cell>
          <table:table-cell table:formula="of:=[.K134]+[.H135]" office:value-type="float" office:value="502" calcext:value-type="float">
            <text:p>502</text:p>
          </table:table-cell>
          <table:table-cell/>
          <table:table-cell table:formula="of:=[.J135]-[.K135]" office:value-type="float" office:value="-202" calcext:value-type="float">
            <text:p>-202</text:p>
          </table:table-cell>
          <table:table-cell/>
          <table:table-cell table:style-name="ce5" table:formula="of:=([.E134]-[.E135])*[.O$1]" office:value-type="float" office:value="-11.0000000000055" calcext:value-type="float">
            <text:p>-11,00000</text:p>
          </table:table-cell>
          <table:table-cell table:formula="of:=[.P134]+[.O135]" office:value-type="float" office:value="62.0000000000064" calcext:value-type="float">
            <text:p>62,0000000000064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4000" calcext:value-type="float">
            <text:p>234000</text:p>
          </table:table-cell>
          <table:table-cell office:value-type="float" office:value="66938" calcext:value-type="float">
            <text:p>66938</text:p>
          </table:table-cell>
          <table:table-cell office:value-type="float" office:value="76688" calcext:value-type="float">
            <text:p>76688</text:p>
          </table:table-cell>
          <table:table-cell office:value-type="float" office:value="1.14078" calcext:value-type="float">
            <text:p>1,14078</text:p>
          </table:table-cell>
          <table:table-cell/>
          <table:table-cell table:formula="of:=[.C135]-[.C136]" office:value-type="float" office:value="-19" calcext:value-type="float">
            <text:p>-19</text:p>
          </table:table-cell>
          <table:table-cell table:formula="of:=[.D135]-[.D136]" office:value-type="float" office:value="-21" calcext:value-type="float">
            <text:p>-21</text:p>
          </table:table-cell>
          <table:table-cell/>
          <table:table-cell table:formula="of:=[.J135]+[.G136]" office:value-type="float" office:value="281" calcext:value-type="float">
            <text:p>281</text:p>
          </table:table-cell>
          <table:table-cell table:formula="of:=[.K135]+[.H136]" office:value-type="float" office:value="481" calcext:value-type="float">
            <text:p>481</text:p>
          </table:table-cell>
          <table:table-cell/>
          <table:table-cell table:formula="of:=[.J136]-[.K136]" office:value-type="float" office:value="-200" calcext:value-type="float">
            <text:p>-200</text:p>
          </table:table-cell>
          <table:table-cell/>
          <table:table-cell table:style-name="ce5" table:formula="of:=([.E135]-[.E136])*[.O$1]" office:value-type="float" office:value="8.99999999999235" calcext:value-type="float">
            <text:p>9,00000</text:p>
          </table:table-cell>
          <table:table-cell table:formula="of:=[.P135]+[.O136]" office:value-type="float" office:value="70.9999999999988" calcext:value-type="float">
            <text:p>70,9999999999988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4500" calcext:value-type="float">
            <text:p>234500</text:p>
          </table:table-cell>
          <table:table-cell office:value-type="float" office:value="66937" calcext:value-type="float">
            <text:p>66937</text:p>
          </table:table-cell>
          <table:table-cell office:value-type="float" office:value="76672" calcext:value-type="float">
            <text:p>76672</text:p>
          </table:table-cell>
          <table:table-cell office:value-type="float" office:value="1.14087" calcext:value-type="float">
            <text:p>1,14087</text:p>
          </table:table-cell>
          <table:table-cell/>
          <table:table-cell table:formula="of:=[.C136]-[.C137]" office:value-type="float" office:value="1" calcext:value-type="float">
            <text:p>1</text:p>
          </table:table-cell>
          <table:table-cell table:formula="of:=[.D136]-[.D137]" office:value-type="float" office:value="16" calcext:value-type="float">
            <text:p>16</text:p>
          </table:table-cell>
          <table:table-cell/>
          <table:table-cell table:formula="of:=[.J136]+[.G137]" office:value-type="float" office:value="282" calcext:value-type="float">
            <text:p>282</text:p>
          </table:table-cell>
          <table:table-cell table:formula="of:=[.K136]+[.H137]" office:value-type="float" office:value="497" calcext:value-type="float">
            <text:p>497</text:p>
          </table:table-cell>
          <table:table-cell/>
          <table:table-cell table:formula="of:=[.J137]-[.K137]" office:value-type="float" office:value="-215" calcext:value-type="float">
            <text:p>-215</text:p>
          </table:table-cell>
          <table:table-cell/>
          <table:table-cell table:style-name="ce5" table:formula="of:=([.E136]-[.E137])*[.O$1]" office:value-type="float" office:value="9.00000000001455" calcext:value-type="float">
            <text:p>9,00000</text:p>
          </table:table-cell>
          <table:table-cell table:formula="of:=[.P136]+[.O137]" office:value-type="float" office:value="80.0000000000133" calcext:value-type="float">
            <text:p>80,0000000000133</text:p>
          </table:table-cell>
        </table:table-row>
        <table:table-row table:style-name="ro1">
          <table:table-cell office:value-type="float" office:value="20190116" calcext:value-type="float">
            <text:p>20190116</text:p>
          </table:table-cell>
          <table:table-cell office:value-type="float" office:value="235000" calcext:value-type="float">
            <text:p>235000</text:p>
          </table:table-cell>
          <table:table-cell office:value-type="float" office:value="66959" calcext:value-type="float">
            <text:p>66959</text:p>
          </table:table-cell>
          <table:table-cell office:value-type="float" office:value="76684" calcext:value-type="float">
            <text:p>76684</text:p>
          </table:table-cell>
          <table:table-cell office:value-type="float" office:value="1.14071" calcext:value-type="float">
            <text:p>1,14071</text:p>
          </table:table-cell>
          <table:table-cell/>
          <table:table-cell table:formula="of:=[.C137]-[.C138]" office:value-type="float" office:value="-22" calcext:value-type="float">
            <text:p>-22</text:p>
          </table:table-cell>
          <table:table-cell table:formula="of:=[.D137]-[.D138]" office:value-type="float" office:value="-12" calcext:value-type="float">
            <text:p>-12</text:p>
          </table:table-cell>
          <table:table-cell/>
          <table:table-cell table:formula="of:=[.J137]+[.G138]" office:value-type="float" office:value="260" calcext:value-type="float">
            <text:p>260</text:p>
          </table:table-cell>
          <table:table-cell table:formula="of:=[.K137]+[.H138]" office:value-type="float" office:value="485" calcext:value-type="float">
            <text:p>485</text:p>
          </table:table-cell>
          <table:table-cell/>
          <table:table-cell table:formula="of:=[.J138]-[.K138]" office:value-type="float" office:value="-225" calcext:value-type="float">
            <text:p>-225</text:p>
          </table:table-cell>
          <table:table-cell/>
          <table:table-cell table:style-name="ce5" table:formula="of:=([.E137]-[.E138])*[.O$1]" office:value-type="float" office:value="-16.000000000016" calcext:value-type="float">
            <text:p>-16,00000</text:p>
          </table:table-cell>
          <table:table-cell table:formula="of:=[.P137]+[.O138]" office:value-type="float" office:value="63.9999999999973" calcext:value-type="float">
            <text:p>63,999999999997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0000" calcext:value-type="float">
            <text:p>120000</text:p>
          </table:table-cell>
          <table:table-cell office:value-type="float" office:value="67037" calcext:value-type="float">
            <text:p>67037</text:p>
          </table:table-cell>
          <table:table-cell office:value-type="float" office:value="76766" calcext:value-type="float">
            <text:p>76766</text:p>
          </table:table-cell>
          <table:table-cell office:value-type="float" office:value="1.13886" calcext:value-type="float">
            <text:p>1,13886</text:p>
          </table:table-cell>
          <table:table-cell/>
          <table:table-cell table:formula="of:=[.C138]-[.C139]" office:value-type="float" office:value="-78" calcext:value-type="float">
            <text:p>-78</text:p>
          </table:table-cell>
          <table:table-cell table:formula="of:=[.D138]-[.D139]" office:value-type="float" office:value="-82" calcext:value-type="float">
            <text:p>-82</text:p>
          </table:table-cell>
          <table:table-cell/>
          <table:table-cell table:formula="of:=[.J138]+[.G139]" office:value-type="float" office:value="182" calcext:value-type="float">
            <text:p>182</text:p>
          </table:table-cell>
          <table:table-cell table:formula="of:=[.K138]+[.H139]" office:value-type="float" office:value="403" calcext:value-type="float">
            <text:p>403</text:p>
          </table:table-cell>
          <table:table-cell/>
          <table:table-cell table:formula="of:=[.J139]-[.K139]" office:value-type="float" office:value="-221" calcext:value-type="float">
            <text:p>-221</text:p>
          </table:table-cell>
          <table:table-cell/>
          <table:table-cell table:style-name="ce5" table:formula="of:=([.E138]-[.E139])*[.O$1]" office:value-type="float" office:value="-184.999999999991" calcext:value-type="float">
            <text:p>-185,00000</text:p>
          </table:table-cell>
          <table:table-cell table:formula="of:=[.P138]+[.O139]" office:value-type="float" office:value="-120.999999999993" calcext:value-type="float">
            <text:p>-120,99999999999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0500" calcext:value-type="float">
            <text:p>120500</text:p>
          </table:table-cell>
          <table:table-cell office:value-type="float" office:value="67047" calcext:value-type="float">
            <text:p>67047</text:p>
          </table:table-cell>
          <table:table-cell office:value-type="float" office:value="76789" calcext:value-type="float">
            <text:p>76789</text:p>
          </table:table-cell>
          <table:table-cell office:value-type="float" office:value="1.13877" calcext:value-type="float">
            <text:p>1,13877</text:p>
          </table:table-cell>
          <table:table-cell/>
          <table:table-cell table:formula="of:=[.C139]-[.C140]" office:value-type="float" office:value="-10" calcext:value-type="float">
            <text:p>-10</text:p>
          </table:table-cell>
          <table:table-cell table:formula="of:=[.D139]-[.D140]" office:value-type="float" office:value="-23" calcext:value-type="float">
            <text:p>-23</text:p>
          </table:table-cell>
          <table:table-cell/>
          <table:table-cell table:formula="of:=[.J139]+[.G140]" office:value-type="float" office:value="172" calcext:value-type="float">
            <text:p>172</text:p>
          </table:table-cell>
          <table:table-cell table:formula="of:=[.K139]+[.H140]" office:value-type="float" office:value="380" calcext:value-type="float">
            <text:p>380</text:p>
          </table:table-cell>
          <table:table-cell/>
          <table:table-cell table:formula="of:=[.J140]-[.K140]" office:value-type="float" office:value="-208" calcext:value-type="float">
            <text:p>-208</text:p>
          </table:table-cell>
          <table:table-cell/>
          <table:table-cell table:style-name="ce5" table:formula="of:=([.E139]-[.E140])*[.O$1]" office:value-type="float" office:value="-8.99999999999235" calcext:value-type="float">
            <text:p>-9,00000</text:p>
          </table:table-cell>
          <table:table-cell table:formula="of:=[.P139]+[.O140]" office:value-type="float" office:value="-129.999999999986" calcext:value-type="float">
            <text:p>-129,99999999998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1000" calcext:value-type="float">
            <text:p>121000</text:p>
          </table:table-cell>
          <table:table-cell office:value-type="float" office:value="67045" calcext:value-type="float">
            <text:p>67045</text:p>
          </table:table-cell>
          <table:table-cell office:value-type="float" office:value="76769" calcext:value-type="float">
            <text:p>76769</text:p>
          </table:table-cell>
          <table:table-cell office:value-type="float" office:value="1.13819" calcext:value-type="float">
            <text:p>1,13819</text:p>
          </table:table-cell>
          <table:table-cell/>
          <table:table-cell table:formula="of:=[.C140]-[.C141]" office:value-type="float" office:value="2" calcext:value-type="float">
            <text:p>2</text:p>
          </table:table-cell>
          <table:table-cell table:formula="of:=[.D140]-[.D141]" office:value-type="float" office:value="20" calcext:value-type="float">
            <text:p>20</text:p>
          </table:table-cell>
          <table:table-cell/>
          <table:table-cell table:formula="of:=[.J140]+[.G141]" office:value-type="float" office:value="174" calcext:value-type="float">
            <text:p>174</text:p>
          </table:table-cell>
          <table:table-cell table:formula="of:=[.K140]+[.H141]" office:value-type="float" office:value="400" calcext:value-type="float">
            <text:p>400</text:p>
          </table:table-cell>
          <table:table-cell/>
          <table:table-cell table:formula="of:=[.J141]-[.K141]" office:value-type="float" office:value="-226" calcext:value-type="float">
            <text:p>-226</text:p>
          </table:table-cell>
          <table:table-cell/>
          <table:table-cell table:style-name="ce5" table:formula="of:=([.E140]-[.E141])*[.O$1]" office:value-type="float" office:value="-58.0000000000025" calcext:value-type="float">
            <text:p>-58,00000</text:p>
          </table:table-cell>
          <table:table-cell table:formula="of:=[.P140]+[.O141]" office:value-type="float" office:value="-187.999999999988" calcext:value-type="float">
            <text:p>-187,99999999998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1500" calcext:value-type="float">
            <text:p>121500</text:p>
          </table:table-cell>
          <table:table-cell office:value-type="float" office:value="67085" calcext:value-type="float">
            <text:p>67085</text:p>
          </table:table-cell>
          <table:table-cell office:value-type="float" office:value="76830" calcext:value-type="float">
            <text:p>76830</text:p>
          </table:table-cell>
          <table:table-cell office:value-type="float" office:value="1.13787" calcext:value-type="float">
            <text:p>1,13787</text:p>
          </table:table-cell>
          <table:table-cell/>
          <table:table-cell table:formula="of:=[.C141]-[.C142]" office:value-type="float" office:value="-40" calcext:value-type="float">
            <text:p>-40</text:p>
          </table:table-cell>
          <table:table-cell table:formula="of:=[.D141]-[.D142]" office:value-type="float" office:value="-61" calcext:value-type="float">
            <text:p>-61</text:p>
          </table:table-cell>
          <table:table-cell/>
          <table:table-cell table:formula="of:=[.J141]+[.G142]" office:value-type="float" office:value="134" calcext:value-type="float">
            <text:p>134</text:p>
          </table:table-cell>
          <table:table-cell table:formula="of:=[.K141]+[.H142]" office:value-type="float" office:value="339" calcext:value-type="float">
            <text:p>339</text:p>
          </table:table-cell>
          <table:table-cell/>
          <table:table-cell table:formula="of:=[.J142]-[.K142]" office:value-type="float" office:value="-205" calcext:value-type="float">
            <text:p>-205</text:p>
          </table:table-cell>
          <table:table-cell/>
          <table:table-cell table:style-name="ce5" table:formula="of:=([.E141]-[.E142])*[.O$1]" office:value-type="float" office:value="-32.0000000000098" calcext:value-type="float">
            <text:p>-32,00000</text:p>
          </table:table-cell>
          <table:table-cell table:formula="of:=[.P141]+[.O142]" office:value-type="float" office:value="-219.999999999998" calcext:value-type="float">
            <text:p>-219,99999999999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2000" calcext:value-type="float">
            <text:p>122000</text:p>
          </table:table-cell>
          <table:table-cell office:value-type="float" office:value="67102" calcext:value-type="float">
            <text:p>67102</text:p>
          </table:table-cell>
          <table:table-cell office:value-type="float" office:value="76845" calcext:value-type="float">
            <text:p>76845</text:p>
          </table:table-cell>
          <table:table-cell office:value-type="float" office:value="1.13747" calcext:value-type="float">
            <text:p>1,13747</text:p>
          </table:table-cell>
          <table:table-cell/>
          <table:table-cell table:formula="of:=[.C142]-[.C143]" office:value-type="float" office:value="-17" calcext:value-type="float">
            <text:p>-17</text:p>
          </table:table-cell>
          <table:table-cell table:formula="of:=[.D142]-[.D143]" office:value-type="float" office:value="-15" calcext:value-type="float">
            <text:p>-15</text:p>
          </table:table-cell>
          <table:table-cell/>
          <table:table-cell table:formula="of:=[.J142]+[.G143]" office:value-type="float" office:value="117" calcext:value-type="float">
            <text:p>117</text:p>
          </table:table-cell>
          <table:table-cell table:formula="of:=[.K142]+[.H143]" office:value-type="float" office:value="324" calcext:value-type="float">
            <text:p>324</text:p>
          </table:table-cell>
          <table:table-cell/>
          <table:table-cell table:formula="of:=[.J143]-[.K143]" office:value-type="float" office:value="-207" calcext:value-type="float">
            <text:p>-207</text:p>
          </table:table-cell>
          <table:table-cell/>
          <table:table-cell table:style-name="ce5" table:formula="of:=([.E142]-[.E143])*[.O$1]" office:value-type="float" office:value="-39.9999999999956" calcext:value-type="float">
            <text:p>-40,00000</text:p>
          </table:table-cell>
          <table:table-cell table:formula="of:=[.P142]+[.O143]" office:value-type="float" office:value="-259.999999999994" calcext:value-type="float">
            <text:p>-259,99999999999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2500" calcext:value-type="float">
            <text:p>122500</text:p>
          </table:table-cell>
          <table:table-cell office:value-type="float" office:value="67131" calcext:value-type="float">
            <text:p>67131</text:p>
          </table:table-cell>
          <table:table-cell office:value-type="float" office:value="76887" calcext:value-type="float">
            <text:p>76887</text:p>
          </table:table-cell>
          <table:table-cell office:value-type="float" office:value="1.13768" calcext:value-type="float">
            <text:p>1,13768</text:p>
          </table:table-cell>
          <table:table-cell/>
          <table:table-cell table:formula="of:=[.C143]-[.C144]" office:value-type="float" office:value="-29" calcext:value-type="float">
            <text:p>-29</text:p>
          </table:table-cell>
          <table:table-cell table:formula="of:=[.D143]-[.D144]" office:value-type="float" office:value="-42" calcext:value-type="float">
            <text:p>-42</text:p>
          </table:table-cell>
          <table:table-cell/>
          <table:table-cell table:formula="of:=[.J143]+[.G144]" office:value-type="float" office:value="88" calcext:value-type="float">
            <text:p>88</text:p>
          </table:table-cell>
          <table:table-cell table:formula="of:=[.K143]+[.H144]" office:value-type="float" office:value="282" calcext:value-type="float">
            <text:p>282</text:p>
          </table:table-cell>
          <table:table-cell/>
          <table:table-cell table:formula="of:=[.J144]-[.K144]" office:value-type="float" office:value="-194" calcext:value-type="float">
            <text:p>-194</text:p>
          </table:table-cell>
          <table:table-cell/>
          <table:table-cell table:style-name="ce5" table:formula="of:=([.E143]-[.E144])*[.O$1]" office:value-type="float" office:value="21.0000000000043" calcext:value-type="float">
            <text:p>21,00000</text:p>
          </table:table-cell>
          <table:table-cell table:formula="of:=[.P143]+[.O144]" office:value-type="float" office:value="-238.999999999989" calcext:value-type="float">
            <text:p>-238,99999999998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3000" calcext:value-type="float">
            <text:p>123000</text:p>
          </table:table-cell>
          <table:table-cell office:value-type="float" office:value="67105" calcext:value-type="float">
            <text:p>67105</text:p>
          </table:table-cell>
          <table:table-cell office:value-type="float" office:value="76874" calcext:value-type="float">
            <text:p>76874</text:p>
          </table:table-cell>
          <table:table-cell office:value-type="float" office:value="1.13754" calcext:value-type="float">
            <text:p>1,13754</text:p>
          </table:table-cell>
          <table:table-cell/>
          <table:table-cell table:formula="of:=[.C144]-[.C145]" office:value-type="float" office:value="26" calcext:value-type="float">
            <text:p>26</text:p>
          </table:table-cell>
          <table:table-cell table:formula="of:=[.D144]-[.D145]" office:value-type="float" office:value="13" calcext:value-type="float">
            <text:p>13</text:p>
          </table:table-cell>
          <table:table-cell/>
          <table:table-cell table:formula="of:=[.J144]+[.G145]" office:value-type="float" office:value="114" calcext:value-type="float">
            <text:p>114</text:p>
          </table:table-cell>
          <table:table-cell table:formula="of:=[.K144]+[.H145]" office:value-type="float" office:value="295" calcext:value-type="float">
            <text:p>295</text:p>
          </table:table-cell>
          <table:table-cell/>
          <table:table-cell table:formula="of:=[.J145]-[.K145]" office:value-type="float" office:value="-181" calcext:value-type="float">
            <text:p>-181</text:p>
          </table:table-cell>
          <table:table-cell/>
          <table:table-cell table:style-name="ce5" table:formula="of:=([.E144]-[.E145])*[.O$1]" office:value-type="float" office:value="-14.0000000000029" calcext:value-type="float">
            <text:p>-14,00000</text:p>
          </table:table-cell>
          <table:table-cell table:formula="of:=[.P144]+[.O145]" office:value-type="float" office:value="-252.999999999992" calcext:value-type="float">
            <text:p>-252,99999999999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3500" calcext:value-type="float">
            <text:p>123500</text:p>
          </table:table-cell>
          <table:table-cell office:value-type="float" office:value="67112" calcext:value-type="float">
            <text:p>67112</text:p>
          </table:table-cell>
          <table:table-cell office:value-type="float" office:value="76885" calcext:value-type="float">
            <text:p>76885</text:p>
          </table:table-cell>
          <table:table-cell office:value-type="float" office:value="1.13764" calcext:value-type="float">
            <text:p>1,13764</text:p>
          </table:table-cell>
          <table:table-cell/>
          <table:table-cell table:formula="of:=[.C145]-[.C146]" office:value-type="float" office:value="-7" calcext:value-type="float">
            <text:p>-7</text:p>
          </table:table-cell>
          <table:table-cell table:formula="of:=[.D145]-[.D146]" office:value-type="float" office:value="-11" calcext:value-type="float">
            <text:p>-11</text:p>
          </table:table-cell>
          <table:table-cell/>
          <table:table-cell table:formula="of:=[.J145]+[.G146]" office:value-type="float" office:value="107" calcext:value-type="float">
            <text:p>107</text:p>
          </table:table-cell>
          <table:table-cell table:formula="of:=[.K145]+[.H146]" office:value-type="float" office:value="284" calcext:value-type="float">
            <text:p>284</text:p>
          </table:table-cell>
          <table:table-cell/>
          <table:table-cell table:formula="of:=[.J146]-[.K146]" office:value-type="float" office:value="-177" calcext:value-type="float">
            <text:p>-177</text:p>
          </table:table-cell>
          <table:table-cell/>
          <table:table-cell table:style-name="ce5" table:formula="of:=([.E145]-[.E146])*[.O$1]" office:value-type="float" office:value="9.9999999999989" calcext:value-type="float">
            <text:p>10,00000</text:p>
          </table:table-cell>
          <table:table-cell table:formula="of:=[.P145]+[.O146]" office:value-type="float" office:value="-242.999999999993" calcext:value-type="float">
            <text:p>-242,99999999999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4000" calcext:value-type="float">
            <text:p>124000</text:p>
          </table:table-cell>
          <table:table-cell office:value-type="float" office:value="67112" calcext:value-type="float">
            <text:p>67112</text:p>
          </table:table-cell>
          <table:table-cell office:value-type="float" office:value="76866" calcext:value-type="float">
            <text:p>76866</text:p>
          </table:table-cell>
          <table:table-cell office:value-type="float" office:value="1.13791" calcext:value-type="float">
            <text:p>1,13791</text:p>
          </table:table-cell>
          <table:table-cell/>
          <table:table-cell table:formula="of:=[.C146]-[.C147]" office:value-type="float" office:value="0" calcext:value-type="float">
            <text:p>0</text:p>
          </table:table-cell>
          <table:table-cell table:formula="of:=[.D146]-[.D147]" office:value-type="float" office:value="19" calcext:value-type="float">
            <text:p>19</text:p>
          </table:table-cell>
          <table:table-cell/>
          <table:table-cell table:formula="of:=[.J146]+[.G147]" office:value-type="float" office:value="107" calcext:value-type="float">
            <text:p>107</text:p>
          </table:table-cell>
          <table:table-cell table:formula="of:=[.K146]+[.H147]" office:value-type="float" office:value="303" calcext:value-type="float">
            <text:p>303</text:p>
          </table:table-cell>
          <table:table-cell/>
          <table:table-cell table:formula="of:=[.J147]-[.K147]" office:value-type="float" office:value="-196" calcext:value-type="float">
            <text:p>-196</text:p>
          </table:table-cell>
          <table:table-cell/>
          <table:table-cell table:style-name="ce5" table:formula="of:=([.E146]-[.E147])*[.O$1]" office:value-type="float" office:value="26.9999999999992" calcext:value-type="float">
            <text:p>27,00000</text:p>
          </table:table-cell>
          <table:table-cell table:formula="of:=[.P146]+[.O147]" office:value-type="float" office:value="-215.999999999994" calcext:value-type="float">
            <text:p>-215,99999999999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4500" calcext:value-type="float">
            <text:p>124500</text:p>
          </table:table-cell>
          <table:table-cell office:value-type="float" office:value="67135" calcext:value-type="float">
            <text:p>67135</text:p>
          </table:table-cell>
          <table:table-cell office:value-type="float" office:value="76886" calcext:value-type="float">
            <text:p>76886</text:p>
          </table:table-cell>
          <table:table-cell office:value-type="float" office:value="1.13826" calcext:value-type="float">
            <text:p>1,13826</text:p>
          </table:table-cell>
          <table:table-cell/>
          <table:table-cell table:formula="of:=[.C147]-[.C148]" office:value-type="float" office:value="-23" calcext:value-type="float">
            <text:p>-23</text:p>
          </table:table-cell>
          <table:table-cell table:formula="of:=[.D147]-[.D148]" office:value-type="float" office:value="-20" calcext:value-type="float">
            <text:p>-20</text:p>
          </table:table-cell>
          <table:table-cell/>
          <table:table-cell table:formula="of:=[.J147]+[.G148]" office:value-type="float" office:value="84" calcext:value-type="float">
            <text:p>84</text:p>
          </table:table-cell>
          <table:table-cell table:formula="of:=[.K147]+[.H148]" office:value-type="float" office:value="283" calcext:value-type="float">
            <text:p>283</text:p>
          </table:table-cell>
          <table:table-cell/>
          <table:table-cell table:formula="of:=[.J148]-[.K148]" office:value-type="float" office:value="-199" calcext:value-type="float">
            <text:p>-199</text:p>
          </table:table-cell>
          <table:table-cell/>
          <table:table-cell table:style-name="ce5" table:formula="of:=([.E147]-[.E148])*[.O$1]" office:value-type="float" office:value="35.0000000000072" calcext:value-type="float">
            <text:p>35,00000</text:p>
          </table:table-cell>
          <table:table-cell table:formula="of:=[.P147]+[.O148]" office:value-type="float" office:value="-180.999999999987" calcext:value-type="float">
            <text:p>-180,999999999987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5000" calcext:value-type="float">
            <text:p>125000</text:p>
          </table:table-cell>
          <table:table-cell office:value-type="float" office:value="67120" calcext:value-type="float">
            <text:p>67120</text:p>
          </table:table-cell>
          <table:table-cell office:value-type="float" office:value="76864" calcext:value-type="float">
            <text:p>76864</text:p>
          </table:table-cell>
          <table:table-cell office:value-type="float" office:value="1.13843" calcext:value-type="float">
            <text:p>1,13843</text:p>
          </table:table-cell>
          <table:table-cell/>
          <table:table-cell table:formula="of:=[.C148]-[.C149]" office:value-type="float" office:value="15" calcext:value-type="float">
            <text:p>15</text:p>
          </table:table-cell>
          <table:table-cell table:formula="of:=[.D148]-[.D149]" office:value-type="float" office:value="22" calcext:value-type="float">
            <text:p>22</text:p>
          </table:table-cell>
          <table:table-cell/>
          <table:table-cell table:formula="of:=[.J148]+[.G149]" office:value-type="float" office:value="99" calcext:value-type="float">
            <text:p>99</text:p>
          </table:table-cell>
          <table:table-cell table:formula="of:=[.K148]+[.H149]" office:value-type="float" office:value="305" calcext:value-type="float">
            <text:p>305</text:p>
          </table:table-cell>
          <table:table-cell/>
          <table:table-cell table:formula="of:=[.J149]-[.K149]" office:value-type="float" office:value="-206" calcext:value-type="float">
            <text:p>-206</text:p>
          </table:table-cell>
          <table:table-cell/>
          <table:table-cell table:style-name="ce5" table:formula="of:=([.E148]-[.E149])*[.O$1]" office:value-type="float" office:value="17.0000000000003" calcext:value-type="float">
            <text:p>17,00000</text:p>
          </table:table-cell>
          <table:table-cell table:formula="of:=[.P148]+[.O149]" office:value-type="float" office:value="-163.999999999986" calcext:value-type="float">
            <text:p>-163,99999999998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25500" calcext:value-type="float">
            <text:p>125500</text:p>
          </table:table-cell>
          <table:table-cell office:value-type="float" office:value="67113" calcext:value-type="float">
            <text:p>67113</text:p>
          </table:table-cell>
          <table:table-cell office:value-type="float" office:value="76856" calcext:value-type="float">
            <text:p>76856</text:p>
          </table:table-cell>
          <table:table-cell office:value-type="float" office:value="1.13875" calcext:value-type="float">
            <text:p>1,13875</text:p>
          </table:table-cell>
          <table:table-cell/>
          <table:table-cell table:formula="of:=[.C149]-[.C150]" office:value-type="float" office:value="7" calcext:value-type="float">
            <text:p>7</text:p>
          </table:table-cell>
          <table:table-cell table:formula="of:=[.D149]-[.D150]" office:value-type="float" office:value="8" calcext:value-type="float">
            <text:p>8</text:p>
          </table:table-cell>
          <table:table-cell/>
          <table:table-cell table:formula="of:=[.J149]+[.G150]" office:value-type="float" office:value="106" calcext:value-type="float">
            <text:p>106</text:p>
          </table:table-cell>
          <table:table-cell table:formula="of:=[.K149]+[.H150]" office:value-type="float" office:value="313" calcext:value-type="float">
            <text:p>313</text:p>
          </table:table-cell>
          <table:table-cell/>
          <table:table-cell table:formula="of:=[.J150]-[.K150]" office:value-type="float" office:value="-207" calcext:value-type="float">
            <text:p>-207</text:p>
          </table:table-cell>
          <table:table-cell/>
          <table:table-cell table:style-name="ce5" table:formula="of:=([.E149]-[.E150])*[.O$1]" office:value-type="float" office:value="31.9999999999876" calcext:value-type="float">
            <text:p>32,00000</text:p>
          </table:table-cell>
          <table:table-cell table:formula="of:=[.P149]+[.O150]" office:value-type="float" office:value="-131.999999999999" calcext:value-type="float">
            <text:p>-131,99999999999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0000" calcext:value-type="float">
            <text:p>130000</text:p>
          </table:table-cell>
          <table:table-cell office:value-type="float" office:value="67123" calcext:value-type="float">
            <text:p>67123</text:p>
          </table:table-cell>
          <table:table-cell office:value-type="float" office:value="76845" calcext:value-type="float">
            <text:p>76845</text:p>
          </table:table-cell>
          <table:table-cell office:value-type="float" office:value="1.13868" calcext:value-type="float">
            <text:p>1,13868</text:p>
          </table:table-cell>
          <table:table-cell/>
          <table:table-cell table:formula="of:=[.C150]-[.C151]" office:value-type="float" office:value="-10" calcext:value-type="float">
            <text:p>-10</text:p>
          </table:table-cell>
          <table:table-cell table:formula="of:=[.D150]-[.D151]" office:value-type="float" office:value="11" calcext:value-type="float">
            <text:p>11</text:p>
          </table:table-cell>
          <table:table-cell/>
          <table:table-cell table:formula="of:=[.J150]+[.G151]" office:value-type="float" office:value="96" calcext:value-type="float">
            <text:p>96</text:p>
          </table:table-cell>
          <table:table-cell table:formula="of:=[.K150]+[.H151]" office:value-type="float" office:value="324" calcext:value-type="float">
            <text:p>324</text:p>
          </table:table-cell>
          <table:table-cell/>
          <table:table-cell table:formula="of:=[.J151]-[.K151]" office:value-type="float" office:value="-228" calcext:value-type="float">
            <text:p>-228</text:p>
          </table:table-cell>
          <table:table-cell/>
          <table:table-cell table:style-name="ce5" table:formula="of:=([.E150]-[.E151])*[.O$1]" office:value-type="float" office:value="-7.00000000000145" calcext:value-type="float">
            <text:p>-7,00000</text:p>
          </table:table-cell>
          <table:table-cell table:formula="of:=[.P150]+[.O151]"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0500" calcext:value-type="float">
            <text:p>130500</text:p>
          </table:table-cell>
          <table:table-cell office:value-type="float" office:value="67107" calcext:value-type="float">
            <text:p>67107</text:p>
          </table:table-cell>
          <table:table-cell office:value-type="float" office:value="76835" calcext:value-type="float">
            <text:p>76835</text:p>
          </table:table-cell>
          <table:table-cell office:value-type="float" office:value="1.13895" calcext:value-type="float">
            <text:p>1,13895</text:p>
          </table:table-cell>
          <table:table-cell/>
          <table:table-cell table:formula="of:=[.C151]-[.C152]" office:value-type="float" office:value="16" calcext:value-type="float">
            <text:p>16</text:p>
          </table:table-cell>
          <table:table-cell table:formula="of:=[.D151]-[.D152]" office:value-type="float" office:value="10" calcext:value-type="float">
            <text:p>10</text:p>
          </table:table-cell>
          <table:table-cell/>
          <table:table-cell table:formula="of:=[.J151]+[.G152]" office:value-type="float" office:value="112" calcext:value-type="float">
            <text:p>112</text:p>
          </table:table-cell>
          <table:table-cell table:formula="of:=[.K151]+[.H152]" office:value-type="float" office:value="334" calcext:value-type="float">
            <text:p>334</text:p>
          </table:table-cell>
          <table:table-cell/>
          <table:table-cell table:formula="of:=[.J152]-[.K152]" office:value-type="float" office:value="-222" calcext:value-type="float">
            <text:p>-222</text:p>
          </table:table-cell>
          <table:table-cell/>
          <table:table-cell table:style-name="ce5" table:formula="of:=([.E151]-[.E152])*[.O$1]" office:value-type="float" office:value="26.9999999999992" calcext:value-type="float">
            <text:p>27,00000</text:p>
          </table:table-cell>
          <table:table-cell table:formula="of:=[.P151]+[.O152]" office:value-type="float" office:value="-112.000000000001" calcext:value-type="float">
            <text:p>-112,00000000000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1000" calcext:value-type="float">
            <text:p>131000</text:p>
          </table:table-cell>
          <table:table-cell office:value-type="float" office:value="67110" calcext:value-type="float">
            <text:p>67110</text:p>
          </table:table-cell>
          <table:table-cell office:value-type="float" office:value="76843" calcext:value-type="float">
            <text:p>76843</text:p>
          </table:table-cell>
          <table:table-cell office:value-type="float" office:value="1.13869" calcext:value-type="float">
            <text:p>1,13869</text:p>
          </table:table-cell>
          <table:table-cell/>
          <table:table-cell table:formula="of:=[.C152]-[.C153]" office:value-type="float" office:value="-3" calcext:value-type="float">
            <text:p>-3</text:p>
          </table:table-cell>
          <table:table-cell table:formula="of:=[.D152]-[.D153]" office:value-type="float" office:value="-8" calcext:value-type="float">
            <text:p>-8</text:p>
          </table:table-cell>
          <table:table-cell/>
          <table:table-cell table:formula="of:=[.J152]+[.G153]" office:value-type="float" office:value="109" calcext:value-type="float">
            <text:p>109</text:p>
          </table:table-cell>
          <table:table-cell table:formula="of:=[.K152]+[.H153]" office:value-type="float" office:value="326" calcext:value-type="float">
            <text:p>326</text:p>
          </table:table-cell>
          <table:table-cell/>
          <table:table-cell table:formula="of:=[.J153]-[.K153]" office:value-type="float" office:value="-217" calcext:value-type="float">
            <text:p>-217</text:p>
          </table:table-cell>
          <table:table-cell/>
          <table:table-cell table:style-name="ce5" table:formula="of:=([.E152]-[.E153])*[.O$1]" office:value-type="float" office:value="-25.9999999999927" calcext:value-type="float">
            <text:p>-26,00000</text:p>
          </table:table-cell>
          <table:table-cell table:formula="of:=[.P152]+[.O153]" office:value-type="float" office:value="-137.999999999994" calcext:value-type="float">
            <text:p>-137,99999999999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1500" calcext:value-type="float">
            <text:p>131500</text:p>
          </table:table-cell>
          <table:table-cell office:value-type="float" office:value="67117" calcext:value-type="float">
            <text:p>67117</text:p>
          </table:table-cell>
          <table:table-cell office:value-type="float" office:value="76829" calcext:value-type="float">
            <text:p>76829</text:p>
          </table:table-cell>
          <table:table-cell office:value-type="float" office:value="1.13836" calcext:value-type="float">
            <text:p>1,13836</text:p>
          </table:table-cell>
          <table:table-cell/>
          <table:table-cell table:formula="of:=[.C153]-[.C154]" office:value-type="float" office:value="-7" calcext:value-type="float">
            <text:p>-7</text:p>
          </table:table-cell>
          <table:table-cell table:formula="of:=[.D153]-[.D154]" office:value-type="float" office:value="14" calcext:value-type="float">
            <text:p>14</text:p>
          </table:table-cell>
          <table:table-cell/>
          <table:table-cell table:formula="of:=[.J153]+[.G154]" office:value-type="float" office:value="102" calcext:value-type="float">
            <text:p>102</text:p>
          </table:table-cell>
          <table:table-cell table:formula="of:=[.K153]+[.H154]" office:value-type="float" office:value="340" calcext:value-type="float">
            <text:p>340</text:p>
          </table:table-cell>
          <table:table-cell/>
          <table:table-cell table:formula="of:=[.J154]-[.K154]" office:value-type="float" office:value="-238" calcext:value-type="float">
            <text:p>-238</text:p>
          </table:table-cell>
          <table:table-cell/>
          <table:table-cell table:style-name="ce5" table:formula="of:=([.E153]-[.E154])*[.O$1]" office:value-type="float" office:value="-32.9999999999941" calcext:value-type="float">
            <text:p>-33,00000</text:p>
          </table:table-cell>
          <table:table-cell table:formula="of:=[.P153]+[.O154]" office:value-type="float" office:value="-170.999999999988" calcext:value-type="float">
            <text:p>-170,99999999998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2000" calcext:value-type="float">
            <text:p>132000</text:p>
          </table:table-cell>
          <table:table-cell office:value-type="float" office:value="67109" calcext:value-type="float">
            <text:p>67109</text:p>
          </table:table-cell>
          <table:table-cell office:value-type="float" office:value="76830" calcext:value-type="float">
            <text:p>76830</text:p>
          </table:table-cell>
          <table:table-cell office:value-type="float" office:value="1.13865" calcext:value-type="float">
            <text:p>1,13865</text:p>
          </table:table-cell>
          <table:table-cell/>
          <table:table-cell table:formula="of:=[.C154]-[.C155]" office:value-type="float" office:value="8" calcext:value-type="float">
            <text:p>8</text:p>
          </table:table-cell>
          <table:table-cell table:formula="of:=[.D154]-[.D155]" office:value-type="float" office:value="-1" calcext:value-type="float">
            <text:p>-1</text:p>
          </table:table-cell>
          <table:table-cell/>
          <table:table-cell table:formula="of:=[.J154]+[.G155]" office:value-type="float" office:value="110" calcext:value-type="float">
            <text:p>110</text:p>
          </table:table-cell>
          <table:table-cell table:formula="of:=[.K154]+[.H155]" office:value-type="float" office:value="339" calcext:value-type="float">
            <text:p>339</text:p>
          </table:table-cell>
          <table:table-cell/>
          <table:table-cell table:formula="of:=[.J155]-[.K155]" office:value-type="float" office:value="-229" calcext:value-type="float">
            <text:p>-229</text:p>
          </table:table-cell>
          <table:table-cell/>
          <table:table-cell table:style-name="ce5" table:formula="of:=([.E154]-[.E155])*[.O$1]" office:value-type="float" office:value="28.9999999999901" calcext:value-type="float">
            <text:p>29,00000</text:p>
          </table:table-cell>
          <table:table-cell table:formula="of:=[.P154]+[.O155]" office:value-type="float" office:value="-141.999999999998" calcext:value-type="float">
            <text:p>-141,99999999999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2500" calcext:value-type="float">
            <text:p>132500</text:p>
          </table:table-cell>
          <table:table-cell office:value-type="float" office:value="67112" calcext:value-type="float">
            <text:p>67112</text:p>
          </table:table-cell>
          <table:table-cell office:value-type="float" office:value="76825" calcext:value-type="float">
            <text:p>76825</text:p>
          </table:table-cell>
          <table:table-cell office:value-type="float" office:value="1.1387" calcext:value-type="float">
            <text:p>1,1387</text:p>
          </table:table-cell>
          <table:table-cell/>
          <table:table-cell table:formula="of:=[.C155]-[.C156]" office:value-type="float" office:value="-3" calcext:value-type="float">
            <text:p>-3</text:p>
          </table:table-cell>
          <table:table-cell table:formula="of:=[.D155]-[.D156]" office:value-type="float" office:value="5" calcext:value-type="float">
            <text:p>5</text:p>
          </table:table-cell>
          <table:table-cell/>
          <table:table-cell table:formula="of:=[.J155]+[.G156]" office:value-type="float" office:value="107" calcext:value-type="float">
            <text:p>107</text:p>
          </table:table-cell>
          <table:table-cell table:formula="of:=[.K155]+[.H156]" office:value-type="float" office:value="344" calcext:value-type="float">
            <text:p>344</text:p>
          </table:table-cell>
          <table:table-cell/>
          <table:table-cell table:formula="of:=[.J156]-[.K156]" office:value-type="float" office:value="-237" calcext:value-type="float">
            <text:p>-237</text:p>
          </table:table-cell>
          <table:table-cell/>
          <table:table-cell table:style-name="ce5" table:formula="of:=([.E155]-[.E156])*[.O$1]" office:value-type="float" office:value="5.00000000001055" calcext:value-type="float">
            <text:p>5,00000</text:p>
          </table:table-cell>
          <table:table-cell table:formula="of:=[.P155]+[.O156]" office:value-type="float" office:value="-136.999999999987" calcext:value-type="float">
            <text:p>-136,999999999987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3000" calcext:value-type="float">
            <text:p>133000</text:p>
          </table:table-cell>
          <table:table-cell office:value-type="float" office:value="67118" calcext:value-type="float">
            <text:p>67118</text:p>
          </table:table-cell>
          <table:table-cell office:value-type="float" office:value="76838" calcext:value-type="float">
            <text:p>76838</text:p>
          </table:table-cell>
          <table:table-cell office:value-type="float" office:value="1.13874" calcext:value-type="float">
            <text:p>1,13874</text:p>
          </table:table-cell>
          <table:table-cell/>
          <table:table-cell table:formula="of:=[.C156]-[.C157]" office:value-type="float" office:value="-6" calcext:value-type="float">
            <text:p>-6</text:p>
          </table:table-cell>
          <table:table-cell table:formula="of:=[.D156]-[.D157]" office:value-type="float" office:value="-13" calcext:value-type="float">
            <text:p>-13</text:p>
          </table:table-cell>
          <table:table-cell/>
          <table:table-cell table:formula="of:=[.J156]+[.G157]" office:value-type="float" office:value="101" calcext:value-type="float">
            <text:p>101</text:p>
          </table:table-cell>
          <table:table-cell table:formula="of:=[.K156]+[.H157]" office:value-type="float" office:value="331" calcext:value-type="float">
            <text:p>331</text:p>
          </table:table-cell>
          <table:table-cell/>
          <table:table-cell table:formula="of:=[.J157]-[.K157]" office:value-type="float" office:value="-230" calcext:value-type="float">
            <text:p>-230</text:p>
          </table:table-cell>
          <table:table-cell/>
          <table:table-cell table:style-name="ce5" table:formula="of:=([.E156]-[.E157])*[.O$1]" office:value-type="float" office:value="4.000000000004" calcext:value-type="float">
            <text:p>4,00000</text:p>
          </table:table-cell>
          <table:table-cell table:formula="of:=[.P156]+[.O157]" office:value-type="float" office:value="-132.999999999983" calcext:value-type="float">
            <text:p>-132,99999999998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3500" calcext:value-type="float">
            <text:p>133500</text:p>
          </table:table-cell>
          <table:table-cell office:value-type="float" office:value="67113" calcext:value-type="float">
            <text:p>67113</text:p>
          </table:table-cell>
          <table:table-cell office:value-type="float" office:value="76846" calcext:value-type="float">
            <text:p>76846</text:p>
          </table:table-cell>
          <table:table-cell office:value-type="float" office:value="1.13874" calcext:value-type="float">
            <text:p>1,13874</text:p>
          </table:table-cell>
          <table:table-cell/>
          <table:table-cell table:formula="of:=[.C157]-[.C158]" office:value-type="float" office:value="5" calcext:value-type="float">
            <text:p>5</text:p>
          </table:table-cell>
          <table:table-cell table:formula="of:=[.D157]-[.D158]" office:value-type="float" office:value="-8" calcext:value-type="float">
            <text:p>-8</text:p>
          </table:table-cell>
          <table:table-cell/>
          <table:table-cell table:formula="of:=[.J157]+[.G158]" office:value-type="float" office:value="106" calcext:value-type="float">
            <text:p>106</text:p>
          </table:table-cell>
          <table:table-cell table:formula="of:=[.K157]+[.H158]" office:value-type="float" office:value="323" calcext:value-type="float">
            <text:p>323</text:p>
          </table:table-cell>
          <table:table-cell/>
          <table:table-cell table:formula="of:=[.J158]-[.K158]" office:value-type="float" office:value="-217" calcext:value-type="float">
            <text:p>-217</text:p>
          </table:table-cell>
          <table:table-cell/>
          <table:table-cell table:style-name="ce5" table:formula="of:=([.E157]-[.E158])*[.O$1]" office:value-type="float" office:value="-0" calcext:value-type="float">
            <text:p>0,00000</text:p>
          </table:table-cell>
          <table:table-cell table:formula="of:=[.P157]+[.O158]" office:value-type="float" office:value="-132.999999999983" calcext:value-type="float">
            <text:p>-132,99999999998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4000" calcext:value-type="float">
            <text:p>134000</text:p>
          </table:table-cell>
          <table:table-cell office:value-type="float" office:value="67120" calcext:value-type="float">
            <text:p>67120</text:p>
          </table:table-cell>
          <table:table-cell office:value-type="float" office:value="76884" calcext:value-type="float">
            <text:p>76884</text:p>
          </table:table-cell>
          <table:table-cell office:value-type="float" office:value="1.13925" calcext:value-type="float">
            <text:p>1,13925</text:p>
          </table:table-cell>
          <table:table-cell/>
          <table:table-cell table:formula="of:=[.C158]-[.C159]" office:value-type="float" office:value="-7" calcext:value-type="float">
            <text:p>-7</text:p>
          </table:table-cell>
          <table:table-cell table:formula="of:=[.D158]-[.D159]" office:value-type="float" office:value="-38" calcext:value-type="float">
            <text:p>-38</text:p>
          </table:table-cell>
          <table:table-cell/>
          <table:table-cell table:formula="of:=[.J158]+[.G159]" office:value-type="float" office:value="99" calcext:value-type="float">
            <text:p>99</text:p>
          </table:table-cell>
          <table:table-cell table:formula="of:=[.K158]+[.H159]" office:value-type="float" office:value="285" calcext:value-type="float">
            <text:p>285</text:p>
          </table:table-cell>
          <table:table-cell/>
          <table:table-cell table:formula="of:=[.J159]-[.K159]" office:value-type="float" office:value="-186" calcext:value-type="float">
            <text:p>-186</text:p>
          </table:table-cell>
          <table:table-cell/>
          <table:table-cell table:style-name="ce5" table:formula="of:=([.E158]-[.E159])*[.O$1]" office:value-type="float" office:value="51.000000000001" calcext:value-type="float">
            <text:p>51,00000</text:p>
          </table:table-cell>
          <table:table-cell table:formula="of:=[.P158]+[.O159]" office:value-type="float" office:value="-81.9999999999822" calcext:value-type="float">
            <text:p>-81,999999999982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4500" calcext:value-type="float">
            <text:p>134500</text:p>
          </table:table-cell>
          <table:table-cell office:value-type="float" office:value="67123" calcext:value-type="float">
            <text:p>67123</text:p>
          </table:table-cell>
          <table:table-cell office:value-type="float" office:value="76883" calcext:value-type="float">
            <text:p>76883</text:p>
          </table:table-cell>
          <table:table-cell office:value-type="float" office:value="1.13973" calcext:value-type="float">
            <text:p>1,13973</text:p>
          </table:table-cell>
          <table:table-cell/>
          <table:table-cell table:formula="of:=[.C159]-[.C160]" office:value-type="float" office:value="-3" calcext:value-type="float">
            <text:p>-3</text:p>
          </table:table-cell>
          <table:table-cell table:formula="of:=[.D159]-[.D160]" office:value-type="float" office:value="1" calcext:value-type="float">
            <text:p>1</text:p>
          </table:table-cell>
          <table:table-cell/>
          <table:table-cell table:formula="of:=[.J159]+[.G160]" office:value-type="float" office:value="96" calcext:value-type="float">
            <text:p>96</text:p>
          </table:table-cell>
          <table:table-cell table:formula="of:=[.K159]+[.H160]" office:value-type="float" office:value="286" calcext:value-type="float">
            <text:p>286</text:p>
          </table:table-cell>
          <table:table-cell/>
          <table:table-cell table:formula="of:=[.J160]-[.K160]" office:value-type="float" office:value="-190" calcext:value-type="float">
            <text:p>-190</text:p>
          </table:table-cell>
          <table:table-cell/>
          <table:table-cell table:style-name="ce5" table:formula="of:=([.E159]-[.E160])*[.O$1]" office:value-type="float" office:value="48.0000000000036" calcext:value-type="float">
            <text:p>48,00000</text:p>
          </table:table-cell>
          <table:table-cell table:formula="of:=[.P159]+[.O160]" office:value-type="float" office:value="-33.9999999999786" calcext:value-type="float">
            <text:p>-33,999999999978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5000" calcext:value-type="float">
            <text:p>135000</text:p>
          </table:table-cell>
          <table:table-cell office:value-type="float" office:value="67099" calcext:value-type="float">
            <text:p>67099</text:p>
          </table:table-cell>
          <table:table-cell office:value-type="float" office:value="76880" calcext:value-type="float">
            <text:p>76880</text:p>
          </table:table-cell>
          <table:table-cell office:value-type="float" office:value="1.13953" calcext:value-type="float">
            <text:p>1,13953</text:p>
          </table:table-cell>
          <table:table-cell/>
          <table:table-cell table:formula="of:=[.C160]-[.C161]" office:value-type="float" office:value="24" calcext:value-type="float">
            <text:p>24</text:p>
          </table:table-cell>
          <table:table-cell table:formula="of:=[.D160]-[.D161]" office:value-type="float" office:value="3" calcext:value-type="float">
            <text:p>3</text:p>
          </table:table-cell>
          <table:table-cell/>
          <table:table-cell table:formula="of:=[.J160]+[.G161]" office:value-type="float" office:value="120" calcext:value-type="float">
            <text:p>120</text:p>
          </table:table-cell>
          <table:table-cell table:formula="of:=[.K160]+[.H161]" office:value-type="float" office:value="289" calcext:value-type="float">
            <text:p>289</text:p>
          </table:table-cell>
          <table:table-cell/>
          <table:table-cell table:formula="of:=[.J161]-[.K161]" office:value-type="float" office:value="-169" calcext:value-type="float">
            <text:p>-169</text:p>
          </table:table-cell>
          <table:table-cell/>
          <table:table-cell table:style-name="ce5" table:formula="of:=([.E160]-[.E161])*[.O$1]" office:value-type="float" office:value="-20.00000000002" calcext:value-type="float">
            <text:p>-20,00000</text:p>
          </table:table-cell>
          <table:table-cell table:formula="of:=[.P160]+[.O161]" office:value-type="float" office:value="-53.9999999999986" calcext:value-type="float">
            <text:p>-53,999999999998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35500" calcext:value-type="float">
            <text:p>135500</text:p>
          </table:table-cell>
          <table:table-cell office:value-type="float" office:value="67109" calcext:value-type="float">
            <text:p>67109</text:p>
          </table:table-cell>
          <table:table-cell office:value-type="float" office:value="76881" calcext:value-type="float">
            <text:p>76881</text:p>
          </table:table-cell>
          <table:table-cell office:value-type="float" office:value="1.13953" calcext:value-type="float">
            <text:p>1,13953</text:p>
          </table:table-cell>
          <table:table-cell/>
          <table:table-cell table:formula="of:=[.C161]-[.C162]" office:value-type="float" office:value="-10" calcext:value-type="float">
            <text:p>-10</text:p>
          </table:table-cell>
          <table:table-cell table:formula="of:=[.D161]-[.D162]" office:value-type="float" office:value="-1" calcext:value-type="float">
            <text:p>-1</text:p>
          </table:table-cell>
          <table:table-cell/>
          <table:table-cell table:formula="of:=[.J161]+[.G162]" office:value-type="float" office:value="110" calcext:value-type="float">
            <text:p>110</text:p>
          </table:table-cell>
          <table:table-cell table:formula="of:=[.K161]+[.H162]" office:value-type="float" office:value="288" calcext:value-type="float">
            <text:p>288</text:p>
          </table:table-cell>
          <table:table-cell/>
          <table:table-cell table:formula="of:=[.J162]-[.K162]" office:value-type="float" office:value="-178" calcext:value-type="float">
            <text:p>-178</text:p>
          </table:table-cell>
          <table:table-cell/>
          <table:table-cell table:style-name="ce5" table:formula="of:=([.E161]-[.E162])*[.O$1]" office:value-type="float" office:value="-0" calcext:value-type="float">
            <text:p>0,00000</text:p>
          </table:table-cell>
          <table:table-cell table:formula="of:=[.P161]+[.O162]" office:value-type="float" office:value="-53.9999999999986" calcext:value-type="float">
            <text:p>-53,999999999998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0000" calcext:value-type="float">
            <text:p>140000</text:p>
          </table:table-cell>
          <table:table-cell office:value-type="float" office:value="67101" calcext:value-type="float">
            <text:p>67101</text:p>
          </table:table-cell>
          <table:table-cell office:value-type="float" office:value="76874" calcext:value-type="float">
            <text:p>76874</text:p>
          </table:table-cell>
          <table:table-cell office:value-type="float" office:value="1.13982" calcext:value-type="float">
            <text:p>1,13982</text:p>
          </table:table-cell>
          <table:table-cell/>
          <table:table-cell table:formula="of:=[.C162]-[.C163]" office:value-type="float" office:value="8" calcext:value-type="float">
            <text:p>8</text:p>
          </table:table-cell>
          <table:table-cell table:formula="of:=[.D162]-[.D163]" office:value-type="float" office:value="7" calcext:value-type="float">
            <text:p>7</text:p>
          </table:table-cell>
          <table:table-cell/>
          <table:table-cell table:formula="of:=[.J162]+[.G163]" office:value-type="float" office:value="118" calcext:value-type="float">
            <text:p>118</text:p>
          </table:table-cell>
          <table:table-cell table:formula="of:=[.K162]+[.H163]" office:value-type="float" office:value="295" calcext:value-type="float">
            <text:p>295</text:p>
          </table:table-cell>
          <table:table-cell/>
          <table:table-cell table:formula="of:=[.J163]-[.K163]" office:value-type="float" office:value="-177" calcext:value-type="float">
            <text:p>-177</text:p>
          </table:table-cell>
          <table:table-cell/>
          <table:table-cell table:style-name="ce5" table:formula="of:=([.E162]-[.E163])*[.O$1]" office:value-type="float" office:value="29.0000000000123" calcext:value-type="float">
            <text:p>29,00000</text:p>
          </table:table-cell>
          <table:table-cell table:formula="of:=[.P162]+[.O163]" office:value-type="float" office:value="-24.9999999999862" calcext:value-type="float">
            <text:p>-24,999999999986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1000" calcext:value-type="float">
            <text:p>141000</text:p>
          </table:table-cell>
          <table:table-cell office:value-type="float" office:value="67096" calcext:value-type="float">
            <text:p>67096</text:p>
          </table:table-cell>
          <table:table-cell office:value-type="float" office:value="76862" calcext:value-type="float">
            <text:p>76862</text:p>
          </table:table-cell>
          <table:table-cell office:value-type="float" office:value="1.13969" calcext:value-type="float">
            <text:p>1,13969</text:p>
          </table:table-cell>
          <table:table-cell/>
          <table:table-cell table:formula="of:=[.C163]-[.C164]" office:value-type="float" office:value="5" calcext:value-type="float">
            <text:p>5</text:p>
          </table:table-cell>
          <table:table-cell table:formula="of:=[.D163]-[.D164]" office:value-type="float" office:value="12" calcext:value-type="float">
            <text:p>12</text:p>
          </table:table-cell>
          <table:table-cell/>
          <table:table-cell table:formula="of:=[.J163]+[.G164]" office:value-type="float" office:value="123" calcext:value-type="float">
            <text:p>123</text:p>
          </table:table-cell>
          <table:table-cell table:formula="of:=[.K163]+[.H164]" office:value-type="float" office:value="307" calcext:value-type="float">
            <text:p>307</text:p>
          </table:table-cell>
          <table:table-cell/>
          <table:table-cell table:formula="of:=[.J164]-[.K164]" office:value-type="float" office:value="-184" calcext:value-type="float">
            <text:p>-184</text:p>
          </table:table-cell>
          <table:table-cell/>
          <table:table-cell table:style-name="ce5" table:formula="of:=([.E163]-[.E164])*[.O$1]" office:value-type="float" office:value="-12.9999999999963" calcext:value-type="float">
            <text:p>-13,00000</text:p>
          </table:table-cell>
          <table:table-cell table:formula="of:=[.P163]+[.O164]" office:value-type="float" office:value="-37.9999999999826" calcext:value-type="float">
            <text:p>-37,999999999982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1500" calcext:value-type="float">
            <text:p>141500</text:p>
          </table:table-cell>
          <table:table-cell office:value-type="float" office:value="67105" calcext:value-type="float">
            <text:p>67105</text:p>
          </table:table-cell>
          <table:table-cell office:value-type="float" office:value="76857" calcext:value-type="float">
            <text:p>76857</text:p>
          </table:table-cell>
          <table:table-cell office:value-type="float" office:value="1.1397" calcext:value-type="float">
            <text:p>1,1397</text:p>
          </table:table-cell>
          <table:table-cell/>
          <table:table-cell table:formula="of:=[.C164]-[.C165]" office:value-type="float" office:value="-9" calcext:value-type="float">
            <text:p>-9</text:p>
          </table:table-cell>
          <table:table-cell table:formula="of:=[.D164]-[.D165]" office:value-type="float" office:value="5" calcext:value-type="float">
            <text:p>5</text:p>
          </table:table-cell>
          <table:table-cell/>
          <table:table-cell table:formula="of:=[.J164]+[.G165]" office:value-type="float" office:value="114" calcext:value-type="float">
            <text:p>114</text:p>
          </table:table-cell>
          <table:table-cell table:formula="of:=[.K164]+[.H165]" office:value-type="float" office:value="312" calcext:value-type="float">
            <text:p>312</text:p>
          </table:table-cell>
          <table:table-cell/>
          <table:table-cell table:formula="of:=[.J165]-[.K165]" office:value-type="float" office:value="-198" calcext:value-type="float">
            <text:p>-198</text:p>
          </table:table-cell>
          <table:table-cell/>
          <table:table-cell table:style-name="ce5" table:formula="of:=([.E164]-[.E165])*[.O$1]" office:value-type="float" office:value="0.999999999984347" calcext:value-type="float">
            <text:p>1,00000</text:p>
          </table:table-cell>
          <table:table-cell table:formula="of:=[.P164]+[.O165]" office:value-type="float" office:value="-36.9999999999982" calcext:value-type="float">
            <text:p>-36,999999999998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2000" calcext:value-type="float">
            <text:p>142000</text:p>
          </table:table-cell>
          <table:table-cell office:value-type="float" office:value="67114" calcext:value-type="float">
            <text:p>67114</text:p>
          </table:table-cell>
          <table:table-cell office:value-type="float" office:value="76890" calcext:value-type="float">
            <text:p>76890</text:p>
          </table:table-cell>
          <table:table-cell office:value-type="float" office:value="1.1399" calcext:value-type="float">
            <text:p>1,1399</text:p>
          </table:table-cell>
          <table:table-cell/>
          <table:table-cell table:formula="of:=[.C165]-[.C166]" office:value-type="float" office:value="-9" calcext:value-type="float">
            <text:p>-9</text:p>
          </table:table-cell>
          <table:table-cell table:formula="of:=[.D165]-[.D166]" office:value-type="float" office:value="-33" calcext:value-type="float">
            <text:p>-33</text:p>
          </table:table-cell>
          <table:table-cell/>
          <table:table-cell table:formula="of:=[.J165]+[.G166]" office:value-type="float" office:value="105" calcext:value-type="float">
            <text:p>105</text:p>
          </table:table-cell>
          <table:table-cell table:formula="of:=[.K165]+[.H166]" office:value-type="float" office:value="279" calcext:value-type="float">
            <text:p>279</text:p>
          </table:table-cell>
          <table:table-cell/>
          <table:table-cell table:formula="of:=[.J166]-[.K166]" office:value-type="float" office:value="-174" calcext:value-type="float">
            <text:p>-174</text:p>
          </table:table-cell>
          <table:table-cell/>
          <table:table-cell table:style-name="ce5" table:formula="of:=([.E165]-[.E166])*[.O$1]" office:value-type="float" office:value="19.9999999999978" calcext:value-type="float">
            <text:p>20,00000</text:p>
          </table:table-cell>
          <table:table-cell table:formula="of:=[.P165]+[.O166]" office:value-type="float" office:value="-17.0000000000004" calcext:value-type="float">
            <text:p>-17,000000000000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2500" calcext:value-type="float">
            <text:p>142500</text:p>
          </table:table-cell>
          <table:table-cell office:value-type="float" office:value="67128" calcext:value-type="float">
            <text:p>67128</text:p>
          </table:table-cell>
          <table:table-cell office:value-type="float" office:value="76903" calcext:value-type="float">
            <text:p>76903</text:p>
          </table:table-cell>
          <table:table-cell office:value-type="float" office:value="1.14002" calcext:value-type="float">
            <text:p>1,14002</text:p>
          </table:table-cell>
          <table:table-cell/>
          <table:table-cell table:formula="of:=[.C166]-[.C167]" office:value-type="float" office:value="-14" calcext:value-type="float">
            <text:p>-14</text:p>
          </table:table-cell>
          <table:table-cell table:formula="of:=[.D166]-[.D167]" office:value-type="float" office:value="-13" calcext:value-type="float">
            <text:p>-13</text:p>
          </table:table-cell>
          <table:table-cell/>
          <table:table-cell table:formula="of:=[.J166]+[.G167]" office:value-type="float" office:value="91" calcext:value-type="float">
            <text:p>91</text:p>
          </table:table-cell>
          <table:table-cell table:formula="of:=[.K166]+[.H167]" office:value-type="float" office:value="266" calcext:value-type="float">
            <text:p>266</text:p>
          </table:table-cell>
          <table:table-cell/>
          <table:table-cell table:formula="of:=[.J167]-[.K167]" office:value-type="float" office:value="-175" calcext:value-type="float">
            <text:p>-175</text:p>
          </table:table-cell>
          <table:table-cell/>
          <table:table-cell table:style-name="ce5" table:formula="of:=([.E166]-[.E167])*[.O$1]" office:value-type="float" office:value="12.000000000012" calcext:value-type="float">
            <text:p>12,00000</text:p>
          </table:table-cell>
          <table:table-cell table:formula="of:=[.P166]+[.O167]" office:value-type="float" office:value="-4.99999999998841" calcext:value-type="float">
            <text:p>-4,9999999999884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3000" calcext:value-type="float">
            <text:p>143000</text:p>
          </table:table-cell>
          <table:table-cell office:value-type="float" office:value="67114" calcext:value-type="float">
            <text:p>67114</text:p>
          </table:table-cell>
          <table:table-cell office:value-type="float" office:value="76888" calcext:value-type="float">
            <text:p>76888</text:p>
          </table:table-cell>
          <table:table-cell office:value-type="float" office:value="1.13997" calcext:value-type="float">
            <text:p>1,13997</text:p>
          </table:table-cell>
          <table:table-cell/>
          <table:table-cell table:formula="of:=[.C167]-[.C168]" office:value-type="float" office:value="14" calcext:value-type="float">
            <text:p>14</text:p>
          </table:table-cell>
          <table:table-cell table:formula="of:=[.D167]-[.D168]" office:value-type="float" office:value="15" calcext:value-type="float">
            <text:p>15</text:p>
          </table:table-cell>
          <table:table-cell/>
          <table:table-cell table:formula="of:=[.J167]+[.G168]" office:value-type="float" office:value="105" calcext:value-type="float">
            <text:p>105</text:p>
          </table:table-cell>
          <table:table-cell table:formula="of:=[.K167]+[.H168]" office:value-type="float" office:value="281" calcext:value-type="float">
            <text:p>281</text:p>
          </table:table-cell>
          <table:table-cell/>
          <table:table-cell table:formula="of:=[.J168]-[.K168]" office:value-type="float" office:value="-176" calcext:value-type="float">
            <text:p>-176</text:p>
          </table:table-cell>
          <table:table-cell/>
          <table:table-cell table:style-name="ce5" table:formula="of:=([.E167]-[.E168])*[.O$1]" office:value-type="float" office:value="-5.00000000001055" calcext:value-type="float">
            <text:p>-5,00000</text:p>
          </table:table-cell>
          <table:table-cell table:formula="of:=[.P167]+[.O168]" office:value-type="float" office:value="-9.99999999999896" calcext:value-type="float">
            <text:p>-9,9999999999989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3500" calcext:value-type="float">
            <text:p>143500</text:p>
          </table:table-cell>
          <table:table-cell office:value-type="float" office:value="67092" calcext:value-type="float">
            <text:p>67092</text:p>
          </table:table-cell>
          <table:table-cell office:value-type="float" office:value="76886" calcext:value-type="float">
            <text:p>76886</text:p>
          </table:table-cell>
          <table:table-cell office:value-type="float" office:value="1.13958" calcext:value-type="float">
            <text:p>1,13958</text:p>
          </table:table-cell>
          <table:table-cell/>
          <table:table-cell table:formula="of:=[.C168]-[.C169]" office:value-type="float" office:value="22" calcext:value-type="float">
            <text:p>22</text:p>
          </table:table-cell>
          <table:table-cell table:formula="of:=[.D168]-[.D169]" office:value-type="float" office:value="2" calcext:value-type="float">
            <text:p>2</text:p>
          </table:table-cell>
          <table:table-cell/>
          <table:table-cell table:formula="of:=[.J168]+[.G169]" office:value-type="float" office:value="127" calcext:value-type="float">
            <text:p>127</text:p>
          </table:table-cell>
          <table:table-cell table:formula="of:=[.K168]+[.H169]" office:value-type="float" office:value="283" calcext:value-type="float">
            <text:p>283</text:p>
          </table:table-cell>
          <table:table-cell/>
          <table:table-cell table:formula="of:=[.J169]-[.K169]" office:value-type="float" office:value="-156" calcext:value-type="float">
            <text:p>-156</text:p>
          </table:table-cell>
          <table:table-cell/>
          <table:table-cell table:style-name="ce5" table:formula="of:=([.E168]-[.E169])*[.O$1]" office:value-type="float" office:value="-38.999999999989" calcext:value-type="float">
            <text:p>-39,00000</text:p>
          </table:table-cell>
          <table:table-cell table:formula="of:=[.P168]+[.O169]" office:value-type="float" office:value="-48.999999999988" calcext:value-type="float">
            <text:p>-48,99999999998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4000" calcext:value-type="float">
            <text:p>144000</text:p>
          </table:table-cell>
          <table:table-cell office:value-type="float" office:value="67071" calcext:value-type="float">
            <text:p>67071</text:p>
          </table:table-cell>
          <table:table-cell office:value-type="float" office:value="76847" calcext:value-type="float">
            <text:p>76847</text:p>
          </table:table-cell>
          <table:table-cell office:value-type="float" office:value="1.13967" calcext:value-type="float">
            <text:p>1,13967</text:p>
          </table:table-cell>
          <table:table-cell/>
          <table:table-cell table:formula="of:=[.C169]-[.C170]" office:value-type="float" office:value="21" calcext:value-type="float">
            <text:p>21</text:p>
          </table:table-cell>
          <table:table-cell table:formula="of:=[.D169]-[.D170]" office:value-type="float" office:value="39" calcext:value-type="float">
            <text:p>39</text:p>
          </table:table-cell>
          <table:table-cell/>
          <table:table-cell table:formula="of:=[.J169]+[.G170]" office:value-type="float" office:value="148" calcext:value-type="float">
            <text:p>148</text:p>
          </table:table-cell>
          <table:table-cell table:formula="of:=[.K169]+[.H170]" office:value-type="float" office:value="322" calcext:value-type="float">
            <text:p>322</text:p>
          </table:table-cell>
          <table:table-cell/>
          <table:table-cell table:formula="of:=[.J170]-[.K170]" office:value-type="float" office:value="-174" calcext:value-type="float">
            <text:p>-174</text:p>
          </table:table-cell>
          <table:table-cell/>
          <table:table-cell table:style-name="ce5" table:formula="of:=([.E169]-[.E170])*[.O$1]" office:value-type="float" office:value="8.99999999999235" calcext:value-type="float">
            <text:p>9,00000</text:p>
          </table:table-cell>
          <table:table-cell table:formula="of:=[.P169]+[.O170]" office:value-type="float" office:value="-39.9999999999957" calcext:value-type="float">
            <text:p>-39,9999999999957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4500" calcext:value-type="float">
            <text:p>144500</text:p>
          </table:table-cell>
          <table:table-cell office:value-type="float" office:value="67068" calcext:value-type="float">
            <text:p>67068</text:p>
          </table:table-cell>
          <table:table-cell office:value-type="float" office:value="76850" calcext:value-type="float">
            <text:p>76850</text:p>
          </table:table-cell>
          <table:table-cell office:value-type="float" office:value="1.13964" calcext:value-type="float">
            <text:p>1,13964</text:p>
          </table:table-cell>
          <table:table-cell/>
          <table:table-cell table:formula="of:=[.C170]-[.C171]" office:value-type="float" office:value="3" calcext:value-type="float">
            <text:p>3</text:p>
          </table:table-cell>
          <table:table-cell table:formula="of:=[.D170]-[.D171]" office:value-type="float" office:value="-3" calcext:value-type="float">
            <text:p>-3</text:p>
          </table:table-cell>
          <table:table-cell/>
          <table:table-cell table:formula="of:=[.J170]+[.G171]" office:value-type="float" office:value="151" calcext:value-type="float">
            <text:p>151</text:p>
          </table:table-cell>
          <table:table-cell table:formula="of:=[.K170]+[.H171]" office:value-type="float" office:value="319" calcext:value-type="float">
            <text:p>319</text:p>
          </table:table-cell>
          <table:table-cell/>
          <table:table-cell table:formula="of:=[.J171]-[.K171]" office:value-type="float" office:value="-168" calcext:value-type="float">
            <text:p>-168</text:p>
          </table:table-cell>
          <table:table-cell/>
          <table:table-cell table:style-name="ce5" table:formula="of:=([.E170]-[.E171])*[.O$1]" office:value-type="float" office:value="-2.99999999999745" calcext:value-type="float">
            <text:p>-3,00000</text:p>
          </table:table-cell>
          <table:table-cell table:formula="of:=[.P170]+[.O171]" office:value-type="float" office:value="-42.9999999999931" calcext:value-type="float">
            <text:p>-42,999999999993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5000" calcext:value-type="float">
            <text:p>145000</text:p>
          </table:table-cell>
          <table:table-cell office:value-type="float" office:value="67065" calcext:value-type="float">
            <text:p>67065</text:p>
          </table:table-cell>
          <table:table-cell office:value-type="float" office:value="76814" calcext:value-type="float">
            <text:p>76814</text:p>
          </table:table-cell>
          <table:table-cell office:value-type="float" office:value="1.13953" calcext:value-type="float">
            <text:p>1,13953</text:p>
          </table:table-cell>
          <table:table-cell/>
          <table:table-cell table:formula="of:=[.C171]-[.C172]" office:value-type="float" office:value="3" calcext:value-type="float">
            <text:p>3</text:p>
          </table:table-cell>
          <table:table-cell table:formula="of:=[.D171]-[.D172]" office:value-type="float" office:value="36" calcext:value-type="float">
            <text:p>36</text:p>
          </table:table-cell>
          <table:table-cell/>
          <table:table-cell table:formula="of:=[.J171]+[.G172]" office:value-type="float" office:value="154" calcext:value-type="float">
            <text:p>154</text:p>
          </table:table-cell>
          <table:table-cell table:formula="of:=[.K171]+[.H172]" office:value-type="float" office:value="355" calcext:value-type="float">
            <text:p>355</text:p>
          </table:table-cell>
          <table:table-cell/>
          <table:table-cell table:formula="of:=[.J172]-[.K172]" office:value-type="float" office:value="-201" calcext:value-type="float">
            <text:p>-201</text:p>
          </table:table-cell>
          <table:table-cell/>
          <table:table-cell table:style-name="ce5" table:formula="of:=([.E171]-[.E172])*[.O$1]" office:value-type="float" office:value="-11.0000000000055" calcext:value-type="float">
            <text:p>-11,00000</text:p>
          </table:table-cell>
          <table:table-cell table:formula="of:=[.P171]+[.O172]" office:value-type="float" office:value="-53.9999999999986" calcext:value-type="float">
            <text:p>-53,999999999998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45500" calcext:value-type="float">
            <text:p>145500</text:p>
          </table:table-cell>
          <table:table-cell office:value-type="float" office:value="67061" calcext:value-type="float">
            <text:p>67061</text:p>
          </table:table-cell>
          <table:table-cell office:value-type="float" office:value="76807" calcext:value-type="float">
            <text:p>76807</text:p>
          </table:table-cell>
          <table:table-cell office:value-type="float" office:value="1.13932" calcext:value-type="float">
            <text:p>1,13932</text:p>
          </table:table-cell>
          <table:table-cell/>
          <table:table-cell table:formula="of:=[.C172]-[.C173]" office:value-type="float" office:value="4" calcext:value-type="float">
            <text:p>4</text:p>
          </table:table-cell>
          <table:table-cell table:formula="of:=[.D172]-[.D173]" office:value-type="float" office:value="7" calcext:value-type="float">
            <text:p>7</text:p>
          </table:table-cell>
          <table:table-cell/>
          <table:table-cell table:formula="of:=[.J172]+[.G173]" office:value-type="float" office:value="158" calcext:value-type="float">
            <text:p>158</text:p>
          </table:table-cell>
          <table:table-cell table:formula="of:=[.K172]+[.H173]" office:value-type="float" office:value="362" calcext:value-type="float">
            <text:p>362</text:p>
          </table:table-cell>
          <table:table-cell/>
          <table:table-cell table:formula="of:=[.J173]-[.K173]" office:value-type="float" office:value="-204" calcext:value-type="float">
            <text:p>-204</text:p>
          </table:table-cell>
          <table:table-cell/>
          <table:table-cell table:style-name="ce5" table:formula="of:=([.E172]-[.E173])*[.O$1]" office:value-type="float" office:value="-20.9999999999821" calcext:value-type="float">
            <text:p>-21,00000</text:p>
          </table:table-cell>
          <table:table-cell table:formula="of:=[.P172]+[.O173]" office:value-type="float" office:value="-74.9999999999807" calcext:value-type="float">
            <text:p>-74,9999999999807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0000" calcext:value-type="float">
            <text:p>150000</text:p>
          </table:table-cell>
          <table:table-cell office:value-type="float" office:value="67074" calcext:value-type="float">
            <text:p>67074</text:p>
          </table:table-cell>
          <table:table-cell office:value-type="float" office:value="76829" calcext:value-type="float">
            <text:p>76829</text:p>
          </table:table-cell>
          <table:table-cell office:value-type="float" office:value="1.13937" calcext:value-type="float">
            <text:p>1,13937</text:p>
          </table:table-cell>
          <table:table-cell/>
          <table:table-cell table:formula="of:=[.C173]-[.C174]" office:value-type="float" office:value="-13" calcext:value-type="float">
            <text:p>-13</text:p>
          </table:table-cell>
          <table:table-cell table:formula="of:=[.D173]-[.D174]" office:value-type="float" office:value="-22" calcext:value-type="float">
            <text:p>-22</text:p>
          </table:table-cell>
          <table:table-cell/>
          <table:table-cell table:formula="of:=[.J173]+[.G174]" office:value-type="float" office:value="145" calcext:value-type="float">
            <text:p>145</text:p>
          </table:table-cell>
          <table:table-cell table:formula="of:=[.K173]+[.H174]" office:value-type="float" office:value="340" calcext:value-type="float">
            <text:p>340</text:p>
          </table:table-cell>
          <table:table-cell/>
          <table:table-cell table:formula="of:=[.J174]-[.K174]" office:value-type="float" office:value="-195" calcext:value-type="float">
            <text:p>-195</text:p>
          </table:table-cell>
          <table:table-cell/>
          <table:table-cell table:style-name="ce5" table:formula="of:=([.E173]-[.E174])*[.O$1]" office:value-type="float" office:value="4.99999999998835" calcext:value-type="float">
            <text:p>5,00000</text:p>
          </table:table-cell>
          <table:table-cell table:formula="of:=[.P173]+[.O174]" office:value-type="float" office:value="-69.9999999999924" calcext:value-type="float">
            <text:p>-69,999999999992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0500" calcext:value-type="float">
            <text:p>150500</text:p>
          </table:table-cell>
          <table:table-cell office:value-type="float" office:value="67083" calcext:value-type="float">
            <text:p>67083</text:p>
          </table:table-cell>
          <table:table-cell office:value-type="float" office:value="76833" calcext:value-type="float">
            <text:p>76833</text:p>
          </table:table-cell>
          <table:table-cell office:value-type="float" office:value="1.13945" calcext:value-type="float">
            <text:p>1,13945</text:p>
          </table:table-cell>
          <table:table-cell/>
          <table:table-cell table:formula="of:=[.C174]-[.C175]" office:value-type="float" office:value="-9" calcext:value-type="float">
            <text:p>-9</text:p>
          </table:table-cell>
          <table:table-cell table:formula="of:=[.D174]-[.D175]" office:value-type="float" office:value="-4" calcext:value-type="float">
            <text:p>-4</text:p>
          </table:table-cell>
          <table:table-cell/>
          <table:table-cell table:formula="of:=[.J174]+[.G175]" office:value-type="float" office:value="136" calcext:value-type="float">
            <text:p>136</text:p>
          </table:table-cell>
          <table:table-cell table:formula="of:=[.K174]+[.H175]" office:value-type="float" office:value="336" calcext:value-type="float">
            <text:p>336</text:p>
          </table:table-cell>
          <table:table-cell/>
          <table:table-cell table:formula="of:=[.J175]-[.K175]" office:value-type="float" office:value="-200" calcext:value-type="float">
            <text:p>-200</text:p>
          </table:table-cell>
          <table:table-cell/>
          <table:table-cell table:style-name="ce5" table:formula="of:=([.E174]-[.E175])*[.O$1]" office:value-type="float" office:value="8.000000000008" calcext:value-type="float">
            <text:p>8,00000</text:p>
          </table:table-cell>
          <table:table-cell table:formula="of:=[.P174]+[.O175]" office:value-type="float" office:value="-61.9999999999844" calcext:value-type="float">
            <text:p>-61,999999999984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1000" calcext:value-type="float">
            <text:p>151000</text:p>
          </table:table-cell>
          <table:table-cell office:value-type="float" office:value="67087" calcext:value-type="float">
            <text:p>67087</text:p>
          </table:table-cell>
          <table:table-cell office:value-type="float" office:value="76845" calcext:value-type="float">
            <text:p>76845</text:p>
          </table:table-cell>
          <table:table-cell office:value-type="float" office:value="1.1389" calcext:value-type="float">
            <text:p>1,1389</text:p>
          </table:table-cell>
          <table:table-cell/>
          <table:table-cell table:formula="of:=[.C175]-[.C176]" office:value-type="float" office:value="-4" calcext:value-type="float">
            <text:p>-4</text:p>
          </table:table-cell>
          <table:table-cell table:formula="of:=[.D175]-[.D176]" office:value-type="float" office:value="-12" calcext:value-type="float">
            <text:p>-12</text:p>
          </table:table-cell>
          <table:table-cell/>
          <table:table-cell table:formula="of:=[.J175]+[.G176]" office:value-type="float" office:value="132" calcext:value-type="float">
            <text:p>132</text:p>
          </table:table-cell>
          <table:table-cell table:formula="of:=[.K175]+[.H176]" office:value-type="float" office:value="324" calcext:value-type="float">
            <text:p>324</text:p>
          </table:table-cell>
          <table:table-cell/>
          <table:table-cell table:formula="of:=[.J176]-[.K176]" office:value-type="float" office:value="-192" calcext:value-type="float">
            <text:p>-192</text:p>
          </table:table-cell>
          <table:table-cell/>
          <table:table-cell table:style-name="ce5" table:formula="of:=([.E175]-[.E176])*[.O$1]" office:value-type="float" office:value="-55.000000000005" calcext:value-type="float">
            <text:p>-55,00000</text:p>
          </table:table-cell>
          <table:table-cell table:formula="of:=[.P175]+[.O176]" office:value-type="float" office:value="-116.999999999989" calcext:value-type="float">
            <text:p>-116,99999999998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1500" calcext:value-type="float">
            <text:p>151500</text:p>
          </table:table-cell>
          <table:table-cell office:value-type="float" office:value="67094" calcext:value-type="float">
            <text:p>67094</text:p>
          </table:table-cell>
          <table:table-cell office:value-type="float" office:value="76862" calcext:value-type="float">
            <text:p>76862</text:p>
          </table:table-cell>
          <table:table-cell office:value-type="float" office:value="1.13927" calcext:value-type="float">
            <text:p>1,13927</text:p>
          </table:table-cell>
          <table:table-cell/>
          <table:table-cell table:formula="of:=[.C176]-[.C177]" office:value-type="float" office:value="-7" calcext:value-type="float">
            <text:p>-7</text:p>
          </table:table-cell>
          <table:table-cell table:formula="of:=[.D176]-[.D177]" office:value-type="float" office:value="-17" calcext:value-type="float">
            <text:p>-17</text:p>
          </table:table-cell>
          <table:table-cell/>
          <table:table-cell table:formula="of:=[.J176]+[.G177]" office:value-type="float" office:value="125" calcext:value-type="float">
            <text:p>125</text:p>
          </table:table-cell>
          <table:table-cell table:formula="of:=[.K176]+[.H177]" office:value-type="float" office:value="307" calcext:value-type="float">
            <text:p>307</text:p>
          </table:table-cell>
          <table:table-cell/>
          <table:table-cell table:formula="of:=[.J177]-[.K177]" office:value-type="float" office:value="-182" calcext:value-type="float">
            <text:p>-182</text:p>
          </table:table-cell>
          <table:table-cell/>
          <table:table-cell table:style-name="ce5" table:formula="of:=([.E176]-[.E177])*[.O$1]" office:value-type="float" office:value="36.9999999999981" calcext:value-type="float">
            <text:p>37,00000</text:p>
          </table:table-cell>
          <table:table-cell table:formula="of:=[.P176]+[.O177]" office:value-type="float" office:value="-79.9999999999912" calcext:value-type="float">
            <text:p>-79,999999999991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2000" calcext:value-type="float">
            <text:p>152000</text:p>
          </table:table-cell>
          <table:table-cell office:value-type="float" office:value="67108" calcext:value-type="float">
            <text:p>67108</text:p>
          </table:table-cell>
          <table:table-cell office:value-type="float" office:value="76867" calcext:value-type="float">
            <text:p>76867</text:p>
          </table:table-cell>
          <table:table-cell office:value-type="float" office:value="1.13906" calcext:value-type="float">
            <text:p>1,13906</text:p>
          </table:table-cell>
          <table:table-cell/>
          <table:table-cell table:formula="of:=[.C177]-[.C178]" office:value-type="float" office:value="-14" calcext:value-type="float">
            <text:p>-14</text:p>
          </table:table-cell>
          <table:table-cell table:formula="of:=[.D177]-[.D178]" office:value-type="float" office:value="-5" calcext:value-type="float">
            <text:p>-5</text:p>
          </table:table-cell>
          <table:table-cell/>
          <table:table-cell table:formula="of:=[.J177]+[.G178]" office:value-type="float" office:value="111" calcext:value-type="float">
            <text:p>111</text:p>
          </table:table-cell>
          <table:table-cell table:formula="of:=[.K177]+[.H178]" office:value-type="float" office:value="302" calcext:value-type="float">
            <text:p>302</text:p>
          </table:table-cell>
          <table:table-cell/>
          <table:table-cell table:formula="of:=[.J178]-[.K178]" office:value-type="float" office:value="-191" calcext:value-type="float">
            <text:p>-191</text:p>
          </table:table-cell>
          <table:table-cell/>
          <table:table-cell table:style-name="ce5" table:formula="of:=([.E177]-[.E178])*[.O$1]" office:value-type="float" office:value="-21.0000000000043" calcext:value-type="float">
            <text:p>-21,00000</text:p>
          </table:table-cell>
          <table:table-cell table:formula="of:=[.P177]+[.O178]" office:value-type="float" office:value="-100.999999999996" calcext:value-type="float">
            <text:p>-100,99999999999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2500" calcext:value-type="float">
            <text:p>152500</text:p>
          </table:table-cell>
          <table:table-cell office:value-type="float" office:value="67120" calcext:value-type="float">
            <text:p>67120</text:p>
          </table:table-cell>
          <table:table-cell office:value-type="float" office:value="76897" calcext:value-type="float">
            <text:p>76897</text:p>
          </table:table-cell>
          <table:table-cell office:value-type="float" office:value="1.13913" calcext:value-type="float">
            <text:p>1,13913</text:p>
          </table:table-cell>
          <table:table-cell/>
          <table:table-cell table:formula="of:=[.C178]-[.C179]" office:value-type="float" office:value="-12" calcext:value-type="float">
            <text:p>-12</text:p>
          </table:table-cell>
          <table:table-cell table:formula="of:=[.D178]-[.D179]" office:value-type="float" office:value="-30" calcext:value-type="float">
            <text:p>-30</text:p>
          </table:table-cell>
          <table:table-cell/>
          <table:table-cell table:formula="of:=[.J178]+[.G179]" office:value-type="float" office:value="99" calcext:value-type="float">
            <text:p>99</text:p>
          </table:table-cell>
          <table:table-cell table:formula="of:=[.K178]+[.H179]" office:value-type="float" office:value="272" calcext:value-type="float">
            <text:p>272</text:p>
          </table:table-cell>
          <table:table-cell/>
          <table:table-cell table:formula="of:=[.J179]-[.K179]" office:value-type="float" office:value="-173" calcext:value-type="float">
            <text:p>-173</text:p>
          </table:table-cell>
          <table:table-cell/>
          <table:table-cell table:style-name="ce5" table:formula="of:=([.E178]-[.E179])*[.O$1]" office:value-type="float" office:value="7.00000000000145" calcext:value-type="float">
            <text:p>7,00000</text:p>
          </table:table-cell>
          <table:table-cell table:formula="of:=[.P178]+[.O179]" office:value-type="float" office:value="-93.9999999999941" calcext:value-type="float">
            <text:p>-93,999999999994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3000" calcext:value-type="float">
            <text:p>153000</text:p>
          </table:table-cell>
          <table:table-cell office:value-type="float" office:value="67112" calcext:value-type="float">
            <text:p>67112</text:p>
          </table:table-cell>
          <table:table-cell office:value-type="float" office:value="76893" calcext:value-type="float">
            <text:p>76893</text:p>
          </table:table-cell>
          <table:table-cell office:value-type="float" office:value="1.13927" calcext:value-type="float">
            <text:p>1,13927</text:p>
          </table:table-cell>
          <table:table-cell/>
          <table:table-cell table:formula="of:=[.C179]-[.C180]" office:value-type="float" office:value="8" calcext:value-type="float">
            <text:p>8</text:p>
          </table:table-cell>
          <table:table-cell table:formula="of:=[.D179]-[.D180]" office:value-type="float" office:value="4" calcext:value-type="float">
            <text:p>4</text:p>
          </table:table-cell>
          <table:table-cell/>
          <table:table-cell table:formula="of:=[.J179]+[.G180]" office:value-type="float" office:value="107" calcext:value-type="float">
            <text:p>107</text:p>
          </table:table-cell>
          <table:table-cell table:formula="of:=[.K179]+[.H180]" office:value-type="float" office:value="276" calcext:value-type="float">
            <text:p>276</text:p>
          </table:table-cell>
          <table:table-cell/>
          <table:table-cell table:formula="of:=[.J180]-[.K180]" office:value-type="float" office:value="-169" calcext:value-type="float">
            <text:p>-169</text:p>
          </table:table-cell>
          <table:table-cell/>
          <table:table-cell table:style-name="ce5" table:formula="of:=([.E179]-[.E180])*[.O$1]" office:value-type="float" office:value="14.0000000000029" calcext:value-type="float">
            <text:p>14,00000</text:p>
          </table:table-cell>
          <table:table-cell table:formula="of:=[.P179]+[.O180]" office:value-type="float" office:value="-79.9999999999912" calcext:value-type="float">
            <text:p>-79,999999999991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3500" calcext:value-type="float">
            <text:p>153500</text:p>
          </table:table-cell>
          <table:table-cell office:value-type="float" office:value="67121" calcext:value-type="float">
            <text:p>67121</text:p>
          </table:table-cell>
          <table:table-cell office:value-type="float" office:value="76925" calcext:value-type="float">
            <text:p>76925</text:p>
          </table:table-cell>
          <table:table-cell office:value-type="float" office:value="1.13985" calcext:value-type="float">
            <text:p>1,13985</text:p>
          </table:table-cell>
          <table:table-cell/>
          <table:table-cell table:formula="of:=[.C180]-[.C181]" office:value-type="float" office:value="-9" calcext:value-type="float">
            <text:p>-9</text:p>
          </table:table-cell>
          <table:table-cell table:formula="of:=[.D180]-[.D181]" office:value-type="float" office:value="-32" calcext:value-type="float">
            <text:p>-32</text:p>
          </table:table-cell>
          <table:table-cell/>
          <table:table-cell table:formula="of:=[.J180]+[.G181]" office:value-type="float" office:value="98" calcext:value-type="float">
            <text:p>98</text:p>
          </table:table-cell>
          <table:table-cell table:formula="of:=[.K180]+[.H181]" office:value-type="float" office:value="244" calcext:value-type="float">
            <text:p>244</text:p>
          </table:table-cell>
          <table:table-cell/>
          <table:table-cell table:formula="of:=[.J181]-[.K181]" office:value-type="float" office:value="-146" calcext:value-type="float">
            <text:p>-146</text:p>
          </table:table-cell>
          <table:table-cell/>
          <table:table-cell table:style-name="ce5" table:formula="of:=([.E180]-[.E181])*[.O$1]" office:value-type="float" office:value="58.0000000000025" calcext:value-type="float">
            <text:p>58,00000</text:p>
          </table:table-cell>
          <table:table-cell table:formula="of:=[.P180]+[.O181]" office:value-type="float" office:value="-21.9999999999888" calcext:value-type="float">
            <text:p>-21,999999999988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4000" calcext:value-type="float">
            <text:p>154000</text:p>
          </table:table-cell>
          <table:table-cell office:value-type="float" office:value="67123" calcext:value-type="float">
            <text:p>67123</text:p>
          </table:table-cell>
          <table:table-cell office:value-type="float" office:value="76928" calcext:value-type="float">
            <text:p>76928</text:p>
          </table:table-cell>
          <table:table-cell office:value-type="float" office:value="1.1399" calcext:value-type="float">
            <text:p>1,1399</text:p>
          </table:table-cell>
          <table:table-cell/>
          <table:table-cell table:formula="of:=[.C181]-[.C182]" office:value-type="float" office:value="-2" calcext:value-type="float">
            <text:p>-2</text:p>
          </table:table-cell>
          <table:table-cell table:formula="of:=[.D181]-[.D182]" office:value-type="float" office:value="-3" calcext:value-type="float">
            <text:p>-3</text:p>
          </table:table-cell>
          <table:table-cell/>
          <table:table-cell table:formula="of:=[.J181]+[.G182]" office:value-type="float" office:value="96" calcext:value-type="float">
            <text:p>96</text:p>
          </table:table-cell>
          <table:table-cell table:formula="of:=[.K181]+[.H182]" office:value-type="float" office:value="241" calcext:value-type="float">
            <text:p>241</text:p>
          </table:table-cell>
          <table:table-cell/>
          <table:table-cell table:formula="of:=[.J182]-[.K182]" office:value-type="float" office:value="-145" calcext:value-type="float">
            <text:p>-145</text:p>
          </table:table-cell>
          <table:table-cell/>
          <table:table-cell table:style-name="ce5" table:formula="of:=([.E181]-[.E182])*[.O$1]" office:value-type="float" office:value="4.99999999998835" calcext:value-type="float">
            <text:p>5,00000</text:p>
          </table:table-cell>
          <table:table-cell table:formula="of:=[.P181]+[.O182]" office:value-type="float" office:value="-17.0000000000004" calcext:value-type="float">
            <text:p>-17,000000000000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4500" calcext:value-type="float">
            <text:p>154500</text:p>
          </table:table-cell>
          <table:table-cell office:value-type="float" office:value="67124" calcext:value-type="float">
            <text:p>67124</text:p>
          </table:table-cell>
          <table:table-cell office:value-type="float" office:value="76939" calcext:value-type="float">
            <text:p>76939</text:p>
          </table:table-cell>
          <table:table-cell office:value-type="float" office:value="1.14003" calcext:value-type="float">
            <text:p>1,14003</text:p>
          </table:table-cell>
          <table:table-cell/>
          <table:table-cell table:formula="of:=[.C182]-[.C183]" office:value-type="float" office:value="-1" calcext:value-type="float">
            <text:p>-1</text:p>
          </table:table-cell>
          <table:table-cell table:formula="of:=[.D182]-[.D183]" office:value-type="float" office:value="-11" calcext:value-type="float">
            <text:p>-11</text:p>
          </table:table-cell>
          <table:table-cell/>
          <table:table-cell table:formula="of:=[.J182]+[.G183]" office:value-type="float" office:value="95" calcext:value-type="float">
            <text:p>95</text:p>
          </table:table-cell>
          <table:table-cell table:formula="of:=[.K182]+[.H183]" office:value-type="float" office:value="230" calcext:value-type="float">
            <text:p>230</text:p>
          </table:table-cell>
          <table:table-cell/>
          <table:table-cell table:formula="of:=[.J183]-[.K183]" office:value-type="float" office:value="-135" calcext:value-type="float">
            <text:p>-135</text:p>
          </table:table-cell>
          <table:table-cell/>
          <table:table-cell table:style-name="ce5" table:formula="of:=([.E182]-[.E183])*[.O$1]" office:value-type="float" office:value="13.0000000000186" calcext:value-type="float">
            <text:p>13,00000</text:p>
          </table:table-cell>
          <table:table-cell table:formula="of:=[.P182]+[.O183]" office:value-type="float" office:value="-3.99999999998185" calcext:value-type="float">
            <text:p>-3,9999999999818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5000" calcext:value-type="float">
            <text:p>155000</text:p>
          </table:table-cell>
          <table:table-cell office:value-type="float" office:value="67133" calcext:value-type="float">
            <text:p>67133</text:p>
          </table:table-cell>
          <table:table-cell office:value-type="float" office:value="76935" calcext:value-type="float">
            <text:p>76935</text:p>
          </table:table-cell>
          <table:table-cell office:value-type="float" office:value="1.13992" calcext:value-type="float">
            <text:p>1,13992</text:p>
          </table:table-cell>
          <table:table-cell/>
          <table:table-cell table:formula="of:=[.C183]-[.C184]" office:value-type="float" office:value="-9" calcext:value-type="float">
            <text:p>-9</text:p>
          </table:table-cell>
          <table:table-cell table:formula="of:=[.D183]-[.D184]" office:value-type="float" office:value="4" calcext:value-type="float">
            <text:p>4</text:p>
          </table:table-cell>
          <table:table-cell/>
          <table:table-cell table:formula="of:=[.J183]+[.G184]" office:value-type="float" office:value="86" calcext:value-type="float">
            <text:p>86</text:p>
          </table:table-cell>
          <table:table-cell table:formula="of:=[.K183]+[.H184]" office:value-type="float" office:value="234" calcext:value-type="float">
            <text:p>234</text:p>
          </table:table-cell>
          <table:table-cell/>
          <table:table-cell table:formula="of:=[.J184]-[.K184]" office:value-type="float" office:value="-148" calcext:value-type="float">
            <text:p>-148</text:p>
          </table:table-cell>
          <table:table-cell/>
          <table:table-cell table:style-name="ce5" table:formula="of:=([.E183]-[.E184])*[.O$1]" office:value-type="float" office:value="-11.0000000000055" calcext:value-type="float">
            <text:p>-11,00000</text:p>
          </table:table-cell>
          <table:table-cell table:formula="of:=[.P183]+[.O184]" office:value-type="float" office:value="-14.9999999999873" calcext:value-type="float">
            <text:p>-14,999999999987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55500" calcext:value-type="float">
            <text:p>155500</text:p>
          </table:table-cell>
          <table:table-cell office:value-type="float" office:value="67068" calcext:value-type="float">
            <text:p>67068</text:p>
          </table:table-cell>
          <table:table-cell office:value-type="float" office:value="76866" calcext:value-type="float">
            <text:p>76866</text:p>
          </table:table-cell>
          <table:table-cell office:value-type="float" office:value="1.13996" calcext:value-type="float">
            <text:p>1,13996</text:p>
          </table:table-cell>
          <table:table-cell/>
          <table:table-cell table:formula="of:=[.C184]-[.C185]" office:value-type="float" office:value="65" calcext:value-type="float">
            <text:p>65</text:p>
          </table:table-cell>
          <table:table-cell table:formula="of:=[.D184]-[.D185]" office:value-type="float" office:value="69" calcext:value-type="float">
            <text:p>69</text:p>
          </table:table-cell>
          <table:table-cell/>
          <table:table-cell table:formula="of:=[.J184]+[.G185]" office:value-type="float" office:value="151" calcext:value-type="float">
            <text:p>151</text:p>
          </table:table-cell>
          <table:table-cell table:formula="of:=[.K184]+[.H185]" office:value-type="float" office:value="303" calcext:value-type="float">
            <text:p>303</text:p>
          </table:table-cell>
          <table:table-cell/>
          <table:table-cell table:formula="of:=[.J185]-[.K185]" office:value-type="float" office:value="-152" calcext:value-type="float">
            <text:p>-152</text:p>
          </table:table-cell>
          <table:table-cell/>
          <table:table-cell table:style-name="ce5" table:formula="of:=([.E184]-[.E185])*[.O$1]" office:value-type="float" office:value="4.000000000004" calcext:value-type="float">
            <text:p>4,00000</text:p>
          </table:table-cell>
          <table:table-cell table:formula="of:=[.P184]+[.O185]" office:value-type="float" office:value="-10.9999999999833" calcext:value-type="float">
            <text:p>-10,999999999983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0000" calcext:value-type="float">
            <text:p>160000</text:p>
          </table:table-cell>
          <table:table-cell office:value-type="float" office:value="67094" calcext:value-type="float">
            <text:p>67094</text:p>
          </table:table-cell>
          <table:table-cell office:value-type="float" office:value="76874" calcext:value-type="float">
            <text:p>76874</text:p>
          </table:table-cell>
          <table:table-cell office:value-type="float" office:value="1.13967" calcext:value-type="float">
            <text:p>1,13967</text:p>
          </table:table-cell>
          <table:table-cell/>
          <table:table-cell table:formula="of:=[.C185]-[.C186]" office:value-type="float" office:value="-26" calcext:value-type="float">
            <text:p>-26</text:p>
          </table:table-cell>
          <table:table-cell table:formula="of:=[.D185]-[.D186]" office:value-type="float" office:value="-8" calcext:value-type="float">
            <text:p>-8</text:p>
          </table:table-cell>
          <table:table-cell/>
          <table:table-cell table:formula="of:=[.J185]+[.G186]" office:value-type="float" office:value="125" calcext:value-type="float">
            <text:p>125</text:p>
          </table:table-cell>
          <table:table-cell table:formula="of:=[.K185]+[.H186]" office:value-type="float" office:value="295" calcext:value-type="float">
            <text:p>295</text:p>
          </table:table-cell>
          <table:table-cell/>
          <table:table-cell table:formula="of:=[.J186]-[.K186]" office:value-type="float" office:value="-170" calcext:value-type="float">
            <text:p>-170</text:p>
          </table:table-cell>
          <table:table-cell/>
          <table:table-cell table:style-name="ce5" table:formula="of:=([.E185]-[.E186])*[.O$1]" office:value-type="float" office:value="-29.0000000000123" calcext:value-type="float">
            <text:p>-29,00000</text:p>
          </table:table-cell>
          <table:table-cell table:formula="of:=[.P185]+[.O186]" office:value-type="float" office:value="-39.9999999999957" calcext:value-type="float">
            <text:p>-39,9999999999957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0500" calcext:value-type="float">
            <text:p>160500</text:p>
          </table:table-cell>
          <table:table-cell office:value-type="float" office:value="67121" calcext:value-type="float">
            <text:p>67121</text:p>
          </table:table-cell>
          <table:table-cell office:value-type="float" office:value="76936" calcext:value-type="float">
            <text:p>76936</text:p>
          </table:table-cell>
          <table:table-cell office:value-type="float" office:value="1.13976" calcext:value-type="float">
            <text:p>1,13976</text:p>
          </table:table-cell>
          <table:table-cell/>
          <table:table-cell table:formula="of:=[.C186]-[.C187]" office:value-type="float" office:value="-27" calcext:value-type="float">
            <text:p>-27</text:p>
          </table:table-cell>
          <table:table-cell table:formula="of:=[.D186]-[.D187]" office:value-type="float" office:value="-62" calcext:value-type="float">
            <text:p>-62</text:p>
          </table:table-cell>
          <table:table-cell/>
          <table:table-cell table:formula="of:=[.J186]+[.G187]" office:value-type="float" office:value="98" calcext:value-type="float">
            <text:p>98</text:p>
          </table:table-cell>
          <table:table-cell table:formula="of:=[.K186]+[.H187]" office:value-type="float" office:value="233" calcext:value-type="float">
            <text:p>233</text:p>
          </table:table-cell>
          <table:table-cell/>
          <table:table-cell table:formula="of:=[.J187]-[.K187]" office:value-type="float" office:value="-135" calcext:value-type="float">
            <text:p>-135</text:p>
          </table:table-cell>
          <table:table-cell/>
          <table:table-cell table:style-name="ce5" table:formula="of:=([.E186]-[.E187])*[.O$1]" office:value-type="float" office:value="9.00000000001455" calcext:value-type="float">
            <text:p>9,00000</text:p>
          </table:table-cell>
          <table:table-cell table:formula="of:=[.P186]+[.O187]" office:value-type="float" office:value="-30.9999999999811" calcext:value-type="float">
            <text:p>-30,999999999981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1000" calcext:value-type="float">
            <text:p>161000</text:p>
          </table:table-cell>
          <table:table-cell office:value-type="float" office:value="67143" calcext:value-type="float">
            <text:p>67143</text:p>
          </table:table-cell>
          <table:table-cell office:value-type="float" office:value="76925" calcext:value-type="float">
            <text:p>76925</text:p>
          </table:table-cell>
          <table:table-cell office:value-type="float" office:value="1.13967" calcext:value-type="float">
            <text:p>1,13967</text:p>
          </table:table-cell>
          <table:table-cell/>
          <table:table-cell table:formula="of:=[.C187]-[.C188]" office:value-type="float" office:value="-22" calcext:value-type="float">
            <text:p>-22</text:p>
          </table:table-cell>
          <table:table-cell table:formula="of:=[.D187]-[.D188]" office:value-type="float" office:value="11" calcext:value-type="float">
            <text:p>11</text:p>
          </table:table-cell>
          <table:table-cell/>
          <table:table-cell table:formula="of:=[.J187]+[.G188]" office:value-type="float" office:value="76" calcext:value-type="float">
            <text:p>76</text:p>
          </table:table-cell>
          <table:table-cell table:formula="of:=[.K187]+[.H188]" office:value-type="float" office:value="244" calcext:value-type="float">
            <text:p>244</text:p>
          </table:table-cell>
          <table:table-cell/>
          <table:table-cell table:formula="of:=[.J188]-[.K188]" office:value-type="float" office:value="-168" calcext:value-type="float">
            <text:p>-168</text:p>
          </table:table-cell>
          <table:table-cell/>
          <table:table-cell table:style-name="ce5" table:formula="of:=([.E187]-[.E188])*[.O$1]" office:value-type="float" office:value="-9.00000000001455" calcext:value-type="float">
            <text:p>-9,00000</text:p>
          </table:table-cell>
          <table:table-cell table:formula="of:=[.P187]+[.O188]" office:value-type="float" office:value="-39.9999999999957" calcext:value-type="float">
            <text:p>-39,9999999999957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1500" calcext:value-type="float">
            <text:p>161500</text:p>
          </table:table-cell>
          <table:table-cell office:value-type="float" office:value="67184" calcext:value-type="float">
            <text:p>67184</text:p>
          </table:table-cell>
          <table:table-cell office:value-type="float" office:value="76939" calcext:value-type="float">
            <text:p>76939</text:p>
          </table:table-cell>
          <table:table-cell office:value-type="float" office:value="1.14005" calcext:value-type="float">
            <text:p>1,14005</text:p>
          </table:table-cell>
          <table:table-cell/>
          <table:table-cell table:formula="of:=[.C188]-[.C189]" office:value-type="float" office:value="-41" calcext:value-type="float">
            <text:p>-41</text:p>
          </table:table-cell>
          <table:table-cell table:formula="of:=[.D188]-[.D189]" office:value-type="float" office:value="-14" calcext:value-type="float">
            <text:p>-14</text:p>
          </table:table-cell>
          <table:table-cell/>
          <table:table-cell table:formula="of:=[.J188]+[.G189]" office:value-type="float" office:value="35" calcext:value-type="float">
            <text:p>35</text:p>
          </table:table-cell>
          <table:table-cell table:formula="of:=[.K188]+[.H189]" office:value-type="float" office:value="230" calcext:value-type="float">
            <text:p>230</text:p>
          </table:table-cell>
          <table:table-cell/>
          <table:table-cell table:formula="of:=[.J189]-[.K189]" office:value-type="float" office:value="-195" calcext:value-type="float">
            <text:p>-195</text:p>
          </table:table-cell>
          <table:table-cell/>
          <table:table-cell table:style-name="ce5" table:formula="of:=([.E188]-[.E189])*[.O$1]" office:value-type="float" office:value="38.0000000000047" calcext:value-type="float">
            <text:p>38,00000</text:p>
          </table:table-cell>
          <table:table-cell table:formula="of:=[.P188]+[.O189]" office:value-type="float" office:value="-1.99999999999095" calcext:value-type="float">
            <text:p>-1,9999999999909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2000" calcext:value-type="float">
            <text:p>162000</text:p>
          </table:table-cell>
          <table:table-cell office:value-type="float" office:value="67222" calcext:value-type="float">
            <text:p>67222</text:p>
          </table:table-cell>
          <table:table-cell office:value-type="float" office:value="76989" calcext:value-type="float">
            <text:p>76989</text:p>
          </table:table-cell>
          <table:table-cell office:value-type="float" office:value="1.1399" calcext:value-type="float">
            <text:p>1,1399</text:p>
          </table:table-cell>
          <table:table-cell/>
          <table:table-cell table:formula="of:=[.C189]-[.C190]" office:value-type="float" office:value="-38" calcext:value-type="float">
            <text:p>-38</text:p>
          </table:table-cell>
          <table:table-cell table:formula="of:=[.D189]-[.D190]" office:value-type="float" office:value="-50" calcext:value-type="float">
            <text:p>-50</text:p>
          </table:table-cell>
          <table:table-cell/>
          <table:table-cell table:formula="of:=[.J189]+[.G190]" office:value-type="float" office:value="-3" calcext:value-type="float">
            <text:p>-3</text:p>
          </table:table-cell>
          <table:table-cell table:formula="of:=[.K189]+[.H190]" office:value-type="float" office:value="180" calcext:value-type="float">
            <text:p>180</text:p>
          </table:table-cell>
          <table:table-cell/>
          <table:table-cell table:formula="of:=[.J190]-[.K190]" office:value-type="float" office:value="-183" calcext:value-type="float">
            <text:p>-183</text:p>
          </table:table-cell>
          <table:table-cell/>
          <table:table-cell table:style-name="ce5" table:formula="of:=([.E189]-[.E190])*[.O$1]" office:value-type="float" office:value="-15.0000000000095" calcext:value-type="float">
            <text:p>-15,00000</text:p>
          </table:table-cell>
          <table:table-cell table:formula="of:=[.P189]+[.O190]" office:value-type="float" office:value="-17.0000000000004" calcext:value-type="float">
            <text:p>-17,000000000000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2500" calcext:value-type="float">
            <text:p>162500</text:p>
          </table:table-cell>
          <table:table-cell office:value-type="float" office:value="67172" calcext:value-type="float">
            <text:p>67172</text:p>
          </table:table-cell>
          <table:table-cell office:value-type="float" office:value="76920" calcext:value-type="float">
            <text:p>76920</text:p>
          </table:table-cell>
          <table:table-cell office:value-type="float" office:value="1.14002" calcext:value-type="float">
            <text:p>1,14002</text:p>
          </table:table-cell>
          <table:table-cell/>
          <table:table-cell table:formula="of:=[.C190]-[.C191]" office:value-type="float" office:value="50" calcext:value-type="float">
            <text:p>50</text:p>
          </table:table-cell>
          <table:table-cell table:formula="of:=[.D190]-[.D191]" office:value-type="float" office:value="69" calcext:value-type="float">
            <text:p>69</text:p>
          </table:table-cell>
          <table:table-cell/>
          <table:table-cell table:formula="of:=[.J190]+[.G191]" office:value-type="float" office:value="47" calcext:value-type="float">
            <text:p>47</text:p>
          </table:table-cell>
          <table:table-cell table:formula="of:=[.K190]+[.H191]" office:value-type="float" office:value="249" calcext:value-type="float">
            <text:p>249</text:p>
          </table:table-cell>
          <table:table-cell/>
          <table:table-cell table:formula="of:=[.J191]-[.K191]" office:value-type="float" office:value="-202" calcext:value-type="float">
            <text:p>-202</text:p>
          </table:table-cell>
          <table:table-cell/>
          <table:table-cell table:style-name="ce5" table:formula="of:=([.E190]-[.E191])*[.O$1]" office:value-type="float" office:value="12.000000000012" calcext:value-type="float">
            <text:p>12,00000</text:p>
          </table:table-cell>
          <table:table-cell table:formula="of:=[.P190]+[.O191]" office:value-type="float" office:value="-4.9999999999884" calcext:value-type="float">
            <text:p>-4,999999999988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3000" calcext:value-type="float">
            <text:p>163000</text:p>
          </table:table-cell>
          <table:table-cell office:value-type="float" office:value="67180" calcext:value-type="float">
            <text:p>67180</text:p>
          </table:table-cell>
          <table:table-cell office:value-type="float" office:value="76945" calcext:value-type="float">
            <text:p>76945</text:p>
          </table:table-cell>
          <table:table-cell office:value-type="float" office:value="1.14037" calcext:value-type="float">
            <text:p>1,14037</text:p>
          </table:table-cell>
          <table:table-cell/>
          <table:table-cell table:formula="of:=[.C191]-[.C192]" office:value-type="float" office:value="-8" calcext:value-type="float">
            <text:p>-8</text:p>
          </table:table-cell>
          <table:table-cell table:formula="of:=[.D191]-[.D192]" office:value-type="float" office:value="-25" calcext:value-type="float">
            <text:p>-25</text:p>
          </table:table-cell>
          <table:table-cell/>
          <table:table-cell table:formula="of:=[.J191]+[.G192]" office:value-type="float" office:value="39" calcext:value-type="float">
            <text:p>39</text:p>
          </table:table-cell>
          <table:table-cell table:formula="of:=[.K191]+[.H192]" office:value-type="float" office:value="224" calcext:value-type="float">
            <text:p>224</text:p>
          </table:table-cell>
          <table:table-cell/>
          <table:table-cell table:formula="of:=[.J192]-[.K192]" office:value-type="float" office:value="-185" calcext:value-type="float">
            <text:p>-185</text:p>
          </table:table-cell>
          <table:table-cell/>
          <table:table-cell table:style-name="ce5" table:formula="of:=([.E191]-[.E192])*[.O$1]" office:value-type="float" office:value="35.0000000000072" calcext:value-type="float">
            <text:p>35,00000</text:p>
          </table:table-cell>
          <table:table-cell table:formula="of:=[.P191]+[.O192]" office:value-type="float" office:value="30.0000000000188" calcext:value-type="float">
            <text:p>30,000000000018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3500" calcext:value-type="float">
            <text:p>163500</text:p>
          </table:table-cell>
          <table:table-cell office:value-type="float" office:value="67176" calcext:value-type="float">
            <text:p>67176</text:p>
          </table:table-cell>
          <table:table-cell office:value-type="float" office:value="76855" calcext:value-type="float">
            <text:p>76855</text:p>
          </table:table-cell>
          <table:table-cell office:value-type="float" office:value="1.14022" calcext:value-type="float">
            <text:p>1,14022</text:p>
          </table:table-cell>
          <table:table-cell/>
          <table:table-cell table:formula="of:=[.C192]-[.C193]" office:value-type="float" office:value="4" calcext:value-type="float">
            <text:p>4</text:p>
          </table:table-cell>
          <table:table-cell table:formula="of:=[.D192]-[.D193]" office:value-type="float" office:value="90" calcext:value-type="float">
            <text:p>90</text:p>
          </table:table-cell>
          <table:table-cell/>
          <table:table-cell table:formula="of:=[.J192]+[.G193]" office:value-type="float" office:value="43" calcext:value-type="float">
            <text:p>43</text:p>
          </table:table-cell>
          <table:table-cell table:formula="of:=[.K192]+[.H193]" office:value-type="float" office:value="314" calcext:value-type="float">
            <text:p>314</text:p>
          </table:table-cell>
          <table:table-cell/>
          <table:table-cell table:formula="of:=[.J193]-[.K193]" office:value-type="float" office:value="-271" calcext:value-type="float">
            <text:p>-271</text:p>
          </table:table-cell>
          <table:table-cell/>
          <table:table-cell table:style-name="ce5" table:formula="of:=([.E192]-[.E193])*[.O$1]" office:value-type="float" office:value="-15.0000000000095" calcext:value-type="float">
            <text:p>-15,00000</text:p>
          </table:table-cell>
          <table:table-cell table:formula="of:=[.P192]+[.O193]" office:value-type="float" office:value="15.0000000000094" calcext:value-type="float">
            <text:p>15,000000000009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4000" calcext:value-type="float">
            <text:p>164000</text:p>
          </table:table-cell>
          <table:table-cell office:value-type="float" office:value="67194" calcext:value-type="float">
            <text:p>67194</text:p>
          </table:table-cell>
          <table:table-cell office:value-type="float" office:value="76885" calcext:value-type="float">
            <text:p>76885</text:p>
          </table:table-cell>
          <table:table-cell office:value-type="float" office:value="1.14024" calcext:value-type="float">
            <text:p>1,14024</text:p>
          </table:table-cell>
          <table:table-cell/>
          <table:table-cell table:formula="of:=[.C193]-[.C194]" office:value-type="float" office:value="-18" calcext:value-type="float">
            <text:p>-18</text:p>
          </table:table-cell>
          <table:table-cell table:formula="of:=[.D193]-[.D194]" office:value-type="float" office:value="-30" calcext:value-type="float">
            <text:p>-30</text:p>
          </table:table-cell>
          <table:table-cell/>
          <table:table-cell table:formula="of:=[.J193]+[.G194]" office:value-type="float" office:value="25" calcext:value-type="float">
            <text:p>25</text:p>
          </table:table-cell>
          <table:table-cell table:formula="of:=[.K193]+[.H194]" office:value-type="float" office:value="284" calcext:value-type="float">
            <text:p>284</text:p>
          </table:table-cell>
          <table:table-cell/>
          <table:table-cell table:formula="of:=[.J194]-[.K194]" office:value-type="float" office:value="-259" calcext:value-type="float">
            <text:p>-259</text:p>
          </table:table-cell>
          <table:table-cell/>
          <table:table-cell table:style-name="ce5" table:formula="of:=([.E193]-[.E194])*[.O$1]" office:value-type="float" office:value="1.9999999999909" calcext:value-type="float">
            <text:p>2,00000</text:p>
          </table:table-cell>
          <table:table-cell table:formula="of:=[.P193]+[.O194]" office:value-type="float" office:value="17.0000000000003" calcext:value-type="float">
            <text:p>17,000000000000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4500" calcext:value-type="float">
            <text:p>164500</text:p>
          </table:table-cell>
          <table:table-cell office:value-type="float" office:value="67165" calcext:value-type="float">
            <text:p>67165</text:p>
          </table:table-cell>
          <table:table-cell office:value-type="float" office:value="76851" calcext:value-type="float">
            <text:p>76851</text:p>
          </table:table-cell>
          <table:table-cell office:value-type="float" office:value="1.13981" calcext:value-type="float">
            <text:p>1,13981</text:p>
          </table:table-cell>
          <table:table-cell/>
          <table:table-cell table:formula="of:=[.C194]-[.C195]" office:value-type="float" office:value="29" calcext:value-type="float">
            <text:p>29</text:p>
          </table:table-cell>
          <table:table-cell table:formula="of:=[.D194]-[.D195]" office:value-type="float" office:value="34" calcext:value-type="float">
            <text:p>34</text:p>
          </table:table-cell>
          <table:table-cell/>
          <table:table-cell table:formula="of:=[.J194]+[.G195]" office:value-type="float" office:value="54" calcext:value-type="float">
            <text:p>54</text:p>
          </table:table-cell>
          <table:table-cell table:formula="of:=[.K194]+[.H195]" office:value-type="float" office:value="318" calcext:value-type="float">
            <text:p>318</text:p>
          </table:table-cell>
          <table:table-cell/>
          <table:table-cell table:formula="of:=[.J195]-[.K195]" office:value-type="float" office:value="-264" calcext:value-type="float">
            <text:p>-264</text:p>
          </table:table-cell>
          <table:table-cell/>
          <table:table-cell table:style-name="ce5" table:formula="of:=([.E194]-[.E195])*[.O$1]" office:value-type="float" office:value="-42.999999999993" calcext:value-type="float">
            <text:p>-43,00000</text:p>
          </table:table-cell>
          <table:table-cell table:formula="of:=[.P194]+[.O195]" office:value-type="float" office:value="-25.9999999999928" calcext:value-type="float">
            <text:p>-25,999999999992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5000" calcext:value-type="float">
            <text:p>165000</text:p>
          </table:table-cell>
          <table:table-cell office:value-type="float" office:value="67189" calcext:value-type="float">
            <text:p>67189</text:p>
          </table:table-cell>
          <table:table-cell office:value-type="float" office:value="76906" calcext:value-type="float">
            <text:p>76906</text:p>
          </table:table-cell>
          <table:table-cell office:value-type="float" office:value="1.13992" calcext:value-type="float">
            <text:p>1,13992</text:p>
          </table:table-cell>
          <table:table-cell/>
          <table:table-cell table:formula="of:=[.C195]-[.C196]" office:value-type="float" office:value="-24" calcext:value-type="float">
            <text:p>-24</text:p>
          </table:table-cell>
          <table:table-cell table:formula="of:=[.D195]-[.D196]" office:value-type="float" office:value="-55" calcext:value-type="float">
            <text:p>-55</text:p>
          </table:table-cell>
          <table:table-cell/>
          <table:table-cell table:formula="of:=[.J195]+[.G196]" office:value-type="float" office:value="30" calcext:value-type="float">
            <text:p>30</text:p>
          </table:table-cell>
          <table:table-cell table:formula="of:=[.K195]+[.H196]" office:value-type="float" office:value="263" calcext:value-type="float">
            <text:p>263</text:p>
          </table:table-cell>
          <table:table-cell/>
          <table:table-cell table:formula="of:=[.J196]-[.K196]" office:value-type="float" office:value="-233" calcext:value-type="float">
            <text:p>-233</text:p>
          </table:table-cell>
          <table:table-cell/>
          <table:table-cell table:style-name="ce5" table:formula="of:=([.E195]-[.E196])*[.O$1]" office:value-type="float" office:value="11.0000000000055" calcext:value-type="float">
            <text:p>11,00000</text:p>
          </table:table-cell>
          <table:table-cell table:formula="of:=[.P195]+[.O196]" office:value-type="float" office:value="-14.9999999999873" calcext:value-type="float">
            <text:p>-14,999999999987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65500" calcext:value-type="float">
            <text:p>165500</text:p>
          </table:table-cell>
          <table:table-cell office:value-type="float" office:value="67144" calcext:value-type="float">
            <text:p>67144</text:p>
          </table:table-cell>
          <table:table-cell office:value-type="float" office:value="76869" calcext:value-type="float">
            <text:p>76869</text:p>
          </table:table-cell>
          <table:table-cell office:value-type="float" office:value="1.13992" calcext:value-type="float">
            <text:p>1,13992</text:p>
          </table:table-cell>
          <table:table-cell/>
          <table:table-cell table:formula="of:=[.C196]-[.C197]" office:value-type="float" office:value="45" calcext:value-type="float">
            <text:p>45</text:p>
          </table:table-cell>
          <table:table-cell table:formula="of:=[.D196]-[.D197]" office:value-type="float" office:value="37" calcext:value-type="float">
            <text:p>37</text:p>
          </table:table-cell>
          <table:table-cell/>
          <table:table-cell table:formula="of:=[.J196]+[.G197]" office:value-type="float" office:value="75" calcext:value-type="float">
            <text:p>75</text:p>
          </table:table-cell>
          <table:table-cell table:formula="of:=[.K196]+[.H197]" office:value-type="float" office:value="300" calcext:value-type="float">
            <text:p>300</text:p>
          </table:table-cell>
          <table:table-cell/>
          <table:table-cell table:formula="of:=[.J197]-[.K197]" office:value-type="float" office:value="-225" calcext:value-type="float">
            <text:p>-225</text:p>
          </table:table-cell>
          <table:table-cell/>
          <table:table-cell table:style-name="ce5" table:formula="of:=([.E196]-[.E197])*[.O$1]" office:value-type="float" office:value="-0" calcext:value-type="float">
            <text:p>0,00000</text:p>
          </table:table-cell>
          <table:table-cell table:formula="of:=[.P196]+[.O197]" office:value-type="float" office:value="-14.9999999999873" calcext:value-type="float">
            <text:p>-14,999999999987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0000" calcext:value-type="float">
            <text:p>170000</text:p>
          </table:table-cell>
          <table:table-cell office:value-type="float" office:value="67152" calcext:value-type="float">
            <text:p>67152</text:p>
          </table:table-cell>
          <table:table-cell office:value-type="float" office:value="76900" calcext:value-type="float">
            <text:p>76900</text:p>
          </table:table-cell>
          <table:table-cell office:value-type="float" office:value="1.13999" calcext:value-type="float">
            <text:p>1,13999</text:p>
          </table:table-cell>
          <table:table-cell/>
          <table:table-cell table:formula="of:=[.C197]-[.C198]" office:value-type="float" office:value="-8" calcext:value-type="float">
            <text:p>-8</text:p>
          </table:table-cell>
          <table:table-cell table:formula="of:=[.D197]-[.D198]" office:value-type="float" office:value="-31" calcext:value-type="float">
            <text:p>-31</text:p>
          </table:table-cell>
          <table:table-cell/>
          <table:table-cell table:formula="of:=[.J197]+[.G198]" office:value-type="float" office:value="67" calcext:value-type="float">
            <text:p>67</text:p>
          </table:table-cell>
          <table:table-cell table:formula="of:=[.K197]+[.H198]" office:value-type="float" office:value="269" calcext:value-type="float">
            <text:p>269</text:p>
          </table:table-cell>
          <table:table-cell/>
          <table:table-cell table:formula="of:=[.J198]-[.K198]" office:value-type="float" office:value="-202" calcext:value-type="float">
            <text:p>-202</text:p>
          </table:table-cell>
          <table:table-cell/>
          <table:table-cell table:style-name="ce5" table:formula="of:=([.E197]-[.E198])*[.O$1]" office:value-type="float" office:value="7.00000000000145" calcext:value-type="float">
            <text:p>7,00000</text:p>
          </table:table-cell>
          <table:table-cell table:formula="of:=[.P197]+[.O198]" office:value-type="float" office:value="-7.99999999998585" calcext:value-type="float">
            <text:p>-7,9999999999858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0500" calcext:value-type="float">
            <text:p>170500</text:p>
          </table:table-cell>
          <table:table-cell office:value-type="float" office:value="67188" calcext:value-type="float">
            <text:p>67188</text:p>
          </table:table-cell>
          <table:table-cell office:value-type="float" office:value="76956" calcext:value-type="float">
            <text:p>76956</text:p>
          </table:table-cell>
          <table:table-cell office:value-type="float" office:value="1.13997" calcext:value-type="float">
            <text:p>1,13997</text:p>
          </table:table-cell>
          <table:table-cell/>
          <table:table-cell table:formula="of:=[.C198]-[.C199]" office:value-type="float" office:value="-36" calcext:value-type="float">
            <text:p>-36</text:p>
          </table:table-cell>
          <table:table-cell table:formula="of:=[.D198]-[.D199]" office:value-type="float" office:value="-56" calcext:value-type="float">
            <text:p>-56</text:p>
          </table:table-cell>
          <table:table-cell/>
          <table:table-cell table:formula="of:=[.J198]+[.G199]" office:value-type="float" office:value="31" calcext:value-type="float">
            <text:p>31</text:p>
          </table:table-cell>
          <table:table-cell table:formula="of:=[.K198]+[.H199]" office:value-type="float" office:value="213" calcext:value-type="float">
            <text:p>213</text:p>
          </table:table-cell>
          <table:table-cell/>
          <table:table-cell table:formula="of:=[.J199]-[.K199]" office:value-type="float" office:value="-182" calcext:value-type="float">
            <text:p>-182</text:p>
          </table:table-cell>
          <table:table-cell/>
          <table:table-cell table:style-name="ce5" table:formula="of:=([.E198]-[.E199])*[.O$1]" office:value-type="float" office:value="-2.0000000000131" calcext:value-type="float">
            <text:p>-2,00000</text:p>
          </table:table-cell>
          <table:table-cell table:formula="of:=[.P198]+[.O199]" office:value-type="float" office:value="-9.99999999999896" calcext:value-type="float">
            <text:p>-9,9999999999989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1000" calcext:value-type="float">
            <text:p>171000</text:p>
          </table:table-cell>
          <table:table-cell office:value-type="float" office:value="67209" calcext:value-type="float">
            <text:p>67209</text:p>
          </table:table-cell>
          <table:table-cell office:value-type="float" office:value="76965" calcext:value-type="float">
            <text:p>76965</text:p>
          </table:table-cell>
          <table:table-cell office:value-type="float" office:value="1.13999" calcext:value-type="float">
            <text:p>1,13999</text:p>
          </table:table-cell>
          <table:table-cell/>
          <table:table-cell table:formula="of:=[.C199]-[.C200]" office:value-type="float" office:value="-21" calcext:value-type="float">
            <text:p>-21</text:p>
          </table:table-cell>
          <table:table-cell table:formula="of:=[.D199]-[.D200]" office:value-type="float" office:value="-9" calcext:value-type="float">
            <text:p>-9</text:p>
          </table:table-cell>
          <table:table-cell/>
          <table:table-cell table:formula="of:=[.J199]+[.G200]" office:value-type="float" office:value="10" calcext:value-type="float">
            <text:p>10</text:p>
          </table:table-cell>
          <table:table-cell table:formula="of:=[.K199]+[.H200]" office:value-type="float" office:value="204" calcext:value-type="float">
            <text:p>204</text:p>
          </table:table-cell>
          <table:table-cell/>
          <table:table-cell table:formula="of:=[.J200]-[.K200]" office:value-type="float" office:value="-194" calcext:value-type="float">
            <text:p>-194</text:p>
          </table:table-cell>
          <table:table-cell/>
          <table:table-cell table:style-name="ce5" table:formula="of:=([.E199]-[.E200])*[.O$1]" office:value-type="float" office:value="2.0000000000131" calcext:value-type="float">
            <text:p>2,00000</text:p>
          </table:table-cell>
          <table:table-cell table:formula="of:=[.P199]+[.O200]" office:value-type="float" office:value="-7.99999999998585" calcext:value-type="float">
            <text:p>-7,9999999999858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1500" calcext:value-type="float">
            <text:p>171500</text:p>
          </table:table-cell>
          <table:table-cell office:value-type="float" office:value="67211" calcext:value-type="float">
            <text:p>67211</text:p>
          </table:table-cell>
          <table:table-cell office:value-type="float" office:value="76935" calcext:value-type="float">
            <text:p>76935</text:p>
          </table:table-cell>
          <table:table-cell office:value-type="float" office:value="1.13989" calcext:value-type="float">
            <text:p>1,13989</text:p>
          </table:table-cell>
          <table:table-cell/>
          <table:table-cell table:formula="of:=[.C200]-[.C201]" office:value-type="float" office:value="-2" calcext:value-type="float">
            <text:p>-2</text:p>
          </table:table-cell>
          <table:table-cell table:formula="of:=[.D200]-[.D201]" office:value-type="float" office:value="30" calcext:value-type="float">
            <text:p>30</text:p>
          </table:table-cell>
          <table:table-cell/>
          <table:table-cell table:formula="of:=[.J200]+[.G201]" office:value-type="float" office:value="8" calcext:value-type="float">
            <text:p>8</text:p>
          </table:table-cell>
          <table:table-cell table:formula="of:=[.K200]+[.H201]" office:value-type="float" office:value="234" calcext:value-type="float">
            <text:p>234</text:p>
          </table:table-cell>
          <table:table-cell/>
          <table:table-cell table:formula="of:=[.J201]-[.K201]" office:value-type="float" office:value="-226" calcext:value-type="float">
            <text:p>-226</text:p>
          </table:table-cell>
          <table:table-cell/>
          <table:table-cell table:style-name="ce5" table:formula="of:=([.E200]-[.E201])*[.O$1]" office:value-type="float" office:value="-9.9999999999989" calcext:value-type="float">
            <text:p>-10,00000</text:p>
          </table:table-cell>
          <table:table-cell table:formula="of:=[.P200]+[.O201]" office:value-type="float" office:value="-17.9999999999848" calcext:value-type="float">
            <text:p>-17,999999999984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2000" calcext:value-type="float">
            <text:p>172000</text:p>
          </table:table-cell>
          <table:table-cell office:value-type="float" office:value="67207" calcext:value-type="float">
            <text:p>67207</text:p>
          </table:table-cell>
          <table:table-cell office:value-type="float" office:value="76932" calcext:value-type="float">
            <text:p>76932</text:p>
          </table:table-cell>
          <table:table-cell office:value-type="float" office:value="1.14005" calcext:value-type="float">
            <text:p>1,14005</text:p>
          </table:table-cell>
          <table:table-cell/>
          <table:table-cell table:formula="of:=[.C201]-[.C202]" office:value-type="float" office:value="4" calcext:value-type="float">
            <text:p>4</text:p>
          </table:table-cell>
          <table:table-cell table:formula="of:=[.D201]-[.D202]" office:value-type="float" office:value="3" calcext:value-type="float">
            <text:p>3</text:p>
          </table:table-cell>
          <table:table-cell/>
          <table:table-cell table:formula="of:=[.J201]+[.G202]" office:value-type="float" office:value="12" calcext:value-type="float">
            <text:p>12</text:p>
          </table:table-cell>
          <table:table-cell table:formula="of:=[.K201]+[.H202]" office:value-type="float" office:value="237" calcext:value-type="float">
            <text:p>237</text:p>
          </table:table-cell>
          <table:table-cell/>
          <table:table-cell table:formula="of:=[.J202]-[.K202]" office:value-type="float" office:value="-225" calcext:value-type="float">
            <text:p>-225</text:p>
          </table:table-cell>
          <table:table-cell/>
          <table:table-cell table:style-name="ce5" table:formula="of:=([.E201]-[.E202])*[.O$1]" office:value-type="float" office:value="15.9999999999938" calcext:value-type="float">
            <text:p>16,00000</text:p>
          </table:table-cell>
          <table:table-cell table:formula="of:=[.P201]+[.O202]" office:value-type="float" office:value="-1.99999999999095" calcext:value-type="float">
            <text:p>-1,9999999999909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2500" calcext:value-type="float">
            <text:p>172500</text:p>
          </table:table-cell>
          <table:table-cell office:value-type="float" office:value="67242" calcext:value-type="float">
            <text:p>67242</text:p>
          </table:table-cell>
          <table:table-cell office:value-type="float" office:value="76972" calcext:value-type="float">
            <text:p>76972</text:p>
          </table:table-cell>
          <table:table-cell office:value-type="float" office:value="1.14012" calcext:value-type="float">
            <text:p>1,14012</text:p>
          </table:table-cell>
          <table:table-cell/>
          <table:table-cell table:formula="of:=[.C202]-[.C203]" office:value-type="float" office:value="-35" calcext:value-type="float">
            <text:p>-35</text:p>
          </table:table-cell>
          <table:table-cell table:formula="of:=[.D202]-[.D203]" office:value-type="float" office:value="-40" calcext:value-type="float">
            <text:p>-40</text:p>
          </table:table-cell>
          <table:table-cell/>
          <table:table-cell table:formula="of:=[.J202]+[.G203]" office:value-type="float" office:value="-23" calcext:value-type="float">
            <text:p>-23</text:p>
          </table:table-cell>
          <table:table-cell table:formula="of:=[.K202]+[.H203]" office:value-type="float" office:value="197" calcext:value-type="float">
            <text:p>197</text:p>
          </table:table-cell>
          <table:table-cell/>
          <table:table-cell table:formula="of:=[.J203]-[.K203]" office:value-type="float" office:value="-220" calcext:value-type="float">
            <text:p>-220</text:p>
          </table:table-cell>
          <table:table-cell/>
          <table:table-cell table:style-name="ce5" table:formula="of:=([.E202]-[.E203])*[.O$1]" office:value-type="float" office:value="7.00000000000145" calcext:value-type="float">
            <text:p>7,00000</text:p>
          </table:table-cell>
          <table:table-cell table:formula="of:=[.P202]+[.O203]" office:value-type="float" office:value="5.0000000000105" calcext:value-type="float">
            <text:p>5,000000000010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3000" calcext:value-type="float">
            <text:p>173000</text:p>
          </table:table-cell>
          <table:table-cell office:value-type="float" office:value="67238" calcext:value-type="float">
            <text:p>67238</text:p>
          </table:table-cell>
          <table:table-cell office:value-type="float" office:value="76950" calcext:value-type="float">
            <text:p>76950</text:p>
          </table:table-cell>
          <table:table-cell office:value-type="float" office:value="1.14026" calcext:value-type="float">
            <text:p>1,14026</text:p>
          </table:table-cell>
          <table:table-cell/>
          <table:table-cell table:formula="of:=[.C203]-[.C204]" office:value-type="float" office:value="4" calcext:value-type="float">
            <text:p>4</text:p>
          </table:table-cell>
          <table:table-cell table:formula="of:=[.D203]-[.D204]" office:value-type="float" office:value="22" calcext:value-type="float">
            <text:p>22</text:p>
          </table:table-cell>
          <table:table-cell/>
          <table:table-cell table:formula="of:=[.J203]+[.G204]" office:value-type="float" office:value="-19" calcext:value-type="float">
            <text:p>-19</text:p>
          </table:table-cell>
          <table:table-cell table:formula="of:=[.K203]+[.H204]" office:value-type="float" office:value="219" calcext:value-type="float">
            <text:p>219</text:p>
          </table:table-cell>
          <table:table-cell/>
          <table:table-cell table:formula="of:=[.J204]-[.K204]" office:value-type="float" office:value="-238" calcext:value-type="float">
            <text:p>-238</text:p>
          </table:table-cell>
          <table:table-cell/>
          <table:table-cell table:style-name="ce5" table:formula="of:=([.E203]-[.E204])*[.O$1]" office:value-type="float" office:value="14.0000000000029" calcext:value-type="float">
            <text:p>14,00000</text:p>
          </table:table-cell>
          <table:table-cell table:formula="of:=[.P203]+[.O204]" office:value-type="float" office:value="19.0000000000134" calcext:value-type="float">
            <text:p>19,000000000013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3500" calcext:value-type="float">
            <text:p>173500</text:p>
          </table:table-cell>
          <table:table-cell office:value-type="float" office:value="67233" calcext:value-type="float">
            <text:p>67233</text:p>
          </table:table-cell>
          <table:table-cell office:value-type="float" office:value="76936" calcext:value-type="float">
            <text:p>76936</text:p>
          </table:table-cell>
          <table:table-cell office:value-type="float" office:value="1.14044" calcext:value-type="float">
            <text:p>1,14044</text:p>
          </table:table-cell>
          <table:table-cell/>
          <table:table-cell table:formula="of:=[.C204]-[.C205]" office:value-type="float" office:value="5" calcext:value-type="float">
            <text:p>5</text:p>
          </table:table-cell>
          <table:table-cell table:formula="of:=[.D204]-[.D205]" office:value-type="float" office:value="14" calcext:value-type="float">
            <text:p>14</text:p>
          </table:table-cell>
          <table:table-cell/>
          <table:table-cell table:formula="of:=[.J204]+[.G205]" office:value-type="float" office:value="-14" calcext:value-type="float">
            <text:p>-14</text:p>
          </table:table-cell>
          <table:table-cell table:formula="of:=[.K204]+[.H205]" office:value-type="float" office:value="233" calcext:value-type="float">
            <text:p>233</text:p>
          </table:table-cell>
          <table:table-cell/>
          <table:table-cell table:formula="of:=[.J205]-[.K205]" office:value-type="float" office:value="-247" calcext:value-type="float">
            <text:p>-247</text:p>
          </table:table-cell>
          <table:table-cell/>
          <table:table-cell table:style-name="ce5" table:formula="of:=([.E204]-[.E205])*[.O$1]" office:value-type="float" office:value="17.9999999999847" calcext:value-type="float">
            <text:p>18,00000</text:p>
          </table:table-cell>
          <table:table-cell table:formula="of:=[.P204]+[.O205]" office:value-type="float" office:value="36.9999999999981" calcext:value-type="float">
            <text:p>36,999999999998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4000" calcext:value-type="float">
            <text:p>174000</text:p>
          </table:table-cell>
          <table:table-cell office:value-type="float" office:value="67196" calcext:value-type="float">
            <text:p>67196</text:p>
          </table:table-cell>
          <table:table-cell office:value-type="float" office:value="76913" calcext:value-type="float">
            <text:p>76913</text:p>
          </table:table-cell>
          <table:table-cell office:value-type="float" office:value="1.14045" calcext:value-type="float">
            <text:p>1,14045</text:p>
          </table:table-cell>
          <table:table-cell/>
          <table:table-cell table:formula="of:=[.C205]-[.C206]" office:value-type="float" office:value="37" calcext:value-type="float">
            <text:p>37</text:p>
          </table:table-cell>
          <table:table-cell table:formula="of:=[.D205]-[.D206]" office:value-type="float" office:value="23" calcext:value-type="float">
            <text:p>23</text:p>
          </table:table-cell>
          <table:table-cell/>
          <table:table-cell table:formula="of:=[.J205]+[.G206]" office:value-type="float" office:value="23" calcext:value-type="float">
            <text:p>23</text:p>
          </table:table-cell>
          <table:table-cell table:formula="of:=[.K205]+[.H206]" office:value-type="float" office:value="256" calcext:value-type="float">
            <text:p>256</text:p>
          </table:table-cell>
          <table:table-cell/>
          <table:table-cell table:formula="of:=[.J206]-[.K206]" office:value-type="float" office:value="-233" calcext:value-type="float">
            <text:p>-233</text:p>
          </table:table-cell>
          <table:table-cell/>
          <table:table-cell table:style-name="ce5" table:formula="of:=([.E205]-[.E206])*[.O$1]" office:value-type="float" office:value="1.00000000000655" calcext:value-type="float">
            <text:p>1,00000</text:p>
          </table:table-cell>
          <table:table-cell table:formula="of:=[.P205]+[.O206]" office:value-type="float" office:value="38.0000000000046" calcext:value-type="float">
            <text:p>38,000000000004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4500" calcext:value-type="float">
            <text:p>174500</text:p>
          </table:table-cell>
          <table:table-cell office:value-type="float" office:value="67188" calcext:value-type="float">
            <text:p>67188</text:p>
          </table:table-cell>
          <table:table-cell office:value-type="float" office:value="76900" calcext:value-type="float">
            <text:p>76900</text:p>
          </table:table-cell>
          <table:table-cell office:value-type="float" office:value="1.14029" calcext:value-type="float">
            <text:p>1,14029</text:p>
          </table:table-cell>
          <table:table-cell/>
          <table:table-cell table:formula="of:=[.C206]-[.C207]" office:value-type="float" office:value="8" calcext:value-type="float">
            <text:p>8</text:p>
          </table:table-cell>
          <table:table-cell table:formula="of:=[.D206]-[.D207]" office:value-type="float" office:value="13" calcext:value-type="float">
            <text:p>13</text:p>
          </table:table-cell>
          <table:table-cell/>
          <table:table-cell table:formula="of:=[.J206]+[.G207]" office:value-type="float" office:value="31" calcext:value-type="float">
            <text:p>31</text:p>
          </table:table-cell>
          <table:table-cell table:formula="of:=[.K206]+[.H207]" office:value-type="float" office:value="269" calcext:value-type="float">
            <text:p>269</text:p>
          </table:table-cell>
          <table:table-cell/>
          <table:table-cell table:formula="of:=[.J207]-[.K207]" office:value-type="float" office:value="-238" calcext:value-type="float">
            <text:p>-238</text:p>
          </table:table-cell>
          <table:table-cell/>
          <table:table-cell table:style-name="ce5" table:formula="of:=([.E206]-[.E207])*[.O$1]" office:value-type="float" office:value="-15.9999999999938" calcext:value-type="float">
            <text:p>-16,00000</text:p>
          </table:table-cell>
          <table:table-cell table:formula="of:=[.P206]+[.O207]" office:value-type="float" office:value="22.0000000000108" calcext:value-type="float">
            <text:p>22,000000000010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5000" calcext:value-type="float">
            <text:p>175000</text:p>
          </table:table-cell>
          <table:table-cell office:value-type="float" office:value="67170" calcext:value-type="float">
            <text:p>67170</text:p>
          </table:table-cell>
          <table:table-cell office:value-type="float" office:value="76876" calcext:value-type="float">
            <text:p>76876</text:p>
          </table:table-cell>
          <table:table-cell office:value-type="float" office:value="1.1404" calcext:value-type="float">
            <text:p>1,1404</text:p>
          </table:table-cell>
          <table:table-cell/>
          <table:table-cell table:formula="of:=[.C207]-[.C208]" office:value-type="float" office:value="18" calcext:value-type="float">
            <text:p>18</text:p>
          </table:table-cell>
          <table:table-cell table:formula="of:=[.D207]-[.D208]" office:value-type="float" office:value="24" calcext:value-type="float">
            <text:p>24</text:p>
          </table:table-cell>
          <table:table-cell/>
          <table:table-cell table:formula="of:=[.J207]+[.G208]" office:value-type="float" office:value="49" calcext:value-type="float">
            <text:p>49</text:p>
          </table:table-cell>
          <table:table-cell table:formula="of:=[.K207]+[.H208]" office:value-type="float" office:value="293" calcext:value-type="float">
            <text:p>293</text:p>
          </table:table-cell>
          <table:table-cell/>
          <table:table-cell table:formula="of:=[.J208]-[.K208]" office:value-type="float" office:value="-244" calcext:value-type="float">
            <text:p>-244</text:p>
          </table:table-cell>
          <table:table-cell/>
          <table:table-cell table:style-name="ce5" table:formula="of:=([.E207]-[.E208])*[.O$1]" office:value-type="float" office:value="11.0000000000055" calcext:value-type="float">
            <text:p>11,00000</text:p>
          </table:table-cell>
          <table:table-cell table:formula="of:=[.P207]+[.O208]" office:value-type="float" office:value="33.0000000000163" calcext:value-type="float">
            <text:p>33,000000000016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75500" calcext:value-type="float">
            <text:p>175500</text:p>
          </table:table-cell>
          <table:table-cell office:value-type="float" office:value="67188" calcext:value-type="float">
            <text:p>67188</text:p>
          </table:table-cell>
          <table:table-cell office:value-type="float" office:value="76890" calcext:value-type="float">
            <text:p>76890</text:p>
          </table:table-cell>
          <table:table-cell office:value-type="float" office:value="1.14007" calcext:value-type="float">
            <text:p>1,14007</text:p>
          </table:table-cell>
          <table:table-cell/>
          <table:table-cell table:formula="of:=[.C208]-[.C209]" office:value-type="float" office:value="-18" calcext:value-type="float">
            <text:p>-18</text:p>
          </table:table-cell>
          <table:table-cell table:formula="of:=[.D208]-[.D209]" office:value-type="float" office:value="-14" calcext:value-type="float">
            <text:p>-14</text:p>
          </table:table-cell>
          <table:table-cell/>
          <table:table-cell table:formula="of:=[.J208]+[.G209]" office:value-type="float" office:value="31" calcext:value-type="float">
            <text:p>31</text:p>
          </table:table-cell>
          <table:table-cell table:formula="of:=[.K208]+[.H209]" office:value-type="float" office:value="279" calcext:value-type="float">
            <text:p>279</text:p>
          </table:table-cell>
          <table:table-cell/>
          <table:table-cell table:formula="of:=[.J209]-[.K209]" office:value-type="float" office:value="-248" calcext:value-type="float">
            <text:p>-248</text:p>
          </table:table-cell>
          <table:table-cell/>
          <table:table-cell table:style-name="ce5" table:formula="of:=([.E208]-[.E209])*[.O$1]" office:value-type="float" office:value="-33.0000000000163" calcext:value-type="float">
            <text:p>-33,00000</text:p>
          </table:table-cell>
          <table:table-cell table:formula="of:=[.P208]+[.O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0000" calcext:value-type="float">
            <text:p>180000</text:p>
          </table:table-cell>
          <table:table-cell office:value-type="float" office:value="67204" calcext:value-type="float">
            <text:p>67204</text:p>
          </table:table-cell>
          <table:table-cell office:value-type="float" office:value="76893" calcext:value-type="float">
            <text:p>76893</text:p>
          </table:table-cell>
          <table:table-cell office:value-type="float" office:value="1.1404" calcext:value-type="float">
            <text:p>1,1404</text:p>
          </table:table-cell>
          <table:table-cell/>
          <table:table-cell table:formula="of:=[.C209]-[.C210]" office:value-type="float" office:value="-16" calcext:value-type="float">
            <text:p>-16</text:p>
          </table:table-cell>
          <table:table-cell table:formula="of:=[.D209]-[.D210]" office:value-type="float" office:value="-3" calcext:value-type="float">
            <text:p>-3</text:p>
          </table:table-cell>
          <table:table-cell/>
          <table:table-cell table:formula="of:=[.J209]+[.G210]" office:value-type="float" office:value="15" calcext:value-type="float">
            <text:p>15</text:p>
          </table:table-cell>
          <table:table-cell table:formula="of:=[.K209]+[.H210]" office:value-type="float" office:value="276" calcext:value-type="float">
            <text:p>276</text:p>
          </table:table-cell>
          <table:table-cell/>
          <table:table-cell table:formula="of:=[.J210]-[.K210]" office:value-type="float" office:value="-261" calcext:value-type="float">
            <text:p>-261</text:p>
          </table:table-cell>
          <table:table-cell/>
          <table:table-cell table:style-name="ce5" table:formula="of:=([.E209]-[.E210])*[.O$1]" office:value-type="float" office:value="33.0000000000163" calcext:value-type="float">
            <text:p>33,00000</text:p>
          </table:table-cell>
          <table:table-cell table:formula="of:=[.P209]+[.O210]" office:value-type="float" office:value="33.0000000000163" calcext:value-type="float">
            <text:p>33,000000000016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0500" calcext:value-type="float">
            <text:p>180500</text:p>
          </table:table-cell>
          <table:table-cell office:value-type="float" office:value="67189" calcext:value-type="float">
            <text:p>67189</text:p>
          </table:table-cell>
          <table:table-cell office:value-type="float" office:value="76888" calcext:value-type="float">
            <text:p>76888</text:p>
          </table:table-cell>
          <table:table-cell office:value-type="float" office:value="1.14008" calcext:value-type="float">
            <text:p>1,14008</text:p>
          </table:table-cell>
          <table:table-cell/>
          <table:table-cell table:formula="of:=[.C210]-[.C211]" office:value-type="float" office:value="15" calcext:value-type="float">
            <text:p>15</text:p>
          </table:table-cell>
          <table:table-cell table:formula="of:=[.D210]-[.D211]" office:value-type="float" office:value="5" calcext:value-type="float">
            <text:p>5</text:p>
          </table:table-cell>
          <table:table-cell/>
          <table:table-cell table:formula="of:=[.J210]+[.G211]" office:value-type="float" office:value="30" calcext:value-type="float">
            <text:p>30</text:p>
          </table:table-cell>
          <table:table-cell table:formula="of:=[.K210]+[.H211]" office:value-type="float" office:value="281" calcext:value-type="float">
            <text:p>281</text:p>
          </table:table-cell>
          <table:table-cell/>
          <table:table-cell table:formula="of:=[.J211]-[.K211]" office:value-type="float" office:value="-251" calcext:value-type="float">
            <text:p>-251</text:p>
          </table:table-cell>
          <table:table-cell/>
          <table:table-cell table:style-name="ce5" table:formula="of:=([.E210]-[.E211])*[.O$1]" office:value-type="float" office:value="-32.0000000000098" calcext:value-type="float">
            <text:p>-32,00000</text:p>
          </table:table-cell>
          <table:table-cell table:formula="of:=[.P210]+[.O211]" office:value-type="float" office:value="1.00000000000655" calcext:value-type="float">
            <text:p>1,0000000000065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1000" calcext:value-type="float">
            <text:p>181000</text:p>
          </table:table-cell>
          <table:table-cell office:value-type="float" office:value="67203" calcext:value-type="float">
            <text:p>67203</text:p>
          </table:table-cell>
          <table:table-cell office:value-type="float" office:value="76900" calcext:value-type="float">
            <text:p>76900</text:p>
          </table:table-cell>
          <table:table-cell office:value-type="float" office:value="1.13958" calcext:value-type="float">
            <text:p>1,13958</text:p>
          </table:table-cell>
          <table:table-cell/>
          <table:table-cell table:formula="of:=[.C211]-[.C212]" office:value-type="float" office:value="-14" calcext:value-type="float">
            <text:p>-14</text:p>
          </table:table-cell>
          <table:table-cell table:formula="of:=[.D211]-[.D212]" office:value-type="float" office:value="-12" calcext:value-type="float">
            <text:p>-12</text:p>
          </table:table-cell>
          <table:table-cell/>
          <table:table-cell table:formula="of:=[.J211]+[.G212]" office:value-type="float" office:value="16" calcext:value-type="float">
            <text:p>16</text:p>
          </table:table-cell>
          <table:table-cell table:formula="of:=[.K211]+[.H212]" office:value-type="float" office:value="269" calcext:value-type="float">
            <text:p>269</text:p>
          </table:table-cell>
          <table:table-cell/>
          <table:table-cell table:formula="of:=[.J212]-[.K212]" office:value-type="float" office:value="-253" calcext:value-type="float">
            <text:p>-253</text:p>
          </table:table-cell>
          <table:table-cell/>
          <table:table-cell table:style-name="ce5" table:formula="of:=([.E211]-[.E212])*[.O$1]" office:value-type="float" office:value="-49.9999999999945" calcext:value-type="float">
            <text:p>-50,00000</text:p>
          </table:table-cell>
          <table:table-cell table:formula="of:=[.P211]+[.O212]" office:value-type="float" office:value="-48.9999999999879" calcext:value-type="float">
            <text:p>-48,999999999987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1500" calcext:value-type="float">
            <text:p>181500</text:p>
          </table:table-cell>
          <table:table-cell office:value-type="float" office:value="67187" calcext:value-type="float">
            <text:p>67187</text:p>
          </table:table-cell>
          <table:table-cell office:value-type="float" office:value="76897" calcext:value-type="float">
            <text:p>76897</text:p>
          </table:table-cell>
          <table:table-cell office:value-type="float" office:value="1.13973" calcext:value-type="float">
            <text:p>1,13973</text:p>
          </table:table-cell>
          <table:table-cell/>
          <table:table-cell table:formula="of:=[.C212]-[.C213]" office:value-type="float" office:value="16" calcext:value-type="float">
            <text:p>16</text:p>
          </table:table-cell>
          <table:table-cell table:formula="of:=[.D212]-[.D213]" office:value-type="float" office:value="3" calcext:value-type="float">
            <text:p>3</text:p>
          </table:table-cell>
          <table:table-cell/>
          <table:table-cell table:formula="of:=[.J212]+[.G213]" office:value-type="float" office:value="32" calcext:value-type="float">
            <text:p>32</text:p>
          </table:table-cell>
          <table:table-cell table:formula="of:=[.K212]+[.H213]" office:value-type="float" office:value="272" calcext:value-type="float">
            <text:p>272</text:p>
          </table:table-cell>
          <table:table-cell/>
          <table:table-cell table:formula="of:=[.J213]-[.K213]" office:value-type="float" office:value="-240" calcext:value-type="float">
            <text:p>-240</text:p>
          </table:table-cell>
          <table:table-cell/>
          <table:table-cell table:style-name="ce5" table:formula="of:=([.E212]-[.E213])*[.O$1]" office:value-type="float" office:value="15.0000000000095" calcext:value-type="float">
            <text:p>15,00000</text:p>
          </table:table-cell>
          <table:table-cell table:formula="of:=[.P212]+[.O213]" office:value-type="float" office:value="-33.9999999999785" calcext:value-type="float">
            <text:p>-33,999999999978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2000" calcext:value-type="float">
            <text:p>182000</text:p>
          </table:table-cell>
          <table:table-cell office:value-type="float" office:value="67195" calcext:value-type="float">
            <text:p>67195</text:p>
          </table:table-cell>
          <table:table-cell office:value-type="float" office:value="76903" calcext:value-type="float">
            <text:p>76903</text:p>
          </table:table-cell>
          <table:table-cell office:value-type="float" office:value="1.13966" calcext:value-type="float">
            <text:p>1,13966</text:p>
          </table:table-cell>
          <table:table-cell/>
          <table:table-cell table:formula="of:=[.C213]-[.C214]" office:value-type="float" office:value="-8" calcext:value-type="float">
            <text:p>-8</text:p>
          </table:table-cell>
          <table:table-cell table:formula="of:=[.D213]-[.D214]" office:value-type="float" office:value="-6" calcext:value-type="float">
            <text:p>-6</text:p>
          </table:table-cell>
          <table:table-cell/>
          <table:table-cell table:formula="of:=[.J213]+[.G214]" office:value-type="float" office:value="24" calcext:value-type="float">
            <text:p>24</text:p>
          </table:table-cell>
          <table:table-cell table:formula="of:=[.K213]+[.H214]" office:value-type="float" office:value="266" calcext:value-type="float">
            <text:p>266</text:p>
          </table:table-cell>
          <table:table-cell/>
          <table:table-cell table:formula="of:=[.J214]-[.K214]" office:value-type="float" office:value="-242" calcext:value-type="float">
            <text:p>-242</text:p>
          </table:table-cell>
          <table:table-cell/>
          <table:table-cell table:style-name="ce5" table:formula="of:=([.E213]-[.E214])*[.O$1]" office:value-type="float" office:value="-7.00000000000145" calcext:value-type="float">
            <text:p>-7,00000</text:p>
          </table:table-cell>
          <table:table-cell table:formula="of:=[.P213]+[.O214]" office:value-type="float" office:value="-40.9999999999799" calcext:value-type="float">
            <text:p>-40,999999999979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2500" calcext:value-type="float">
            <text:p>182500</text:p>
          </table:table-cell>
          <table:table-cell office:value-type="float" office:value="67190" calcext:value-type="float">
            <text:p>67190</text:p>
          </table:table-cell>
          <table:table-cell office:value-type="float" office:value="76911" calcext:value-type="float">
            <text:p>76911</text:p>
          </table:table-cell>
          <table:table-cell office:value-type="float" office:value="1.13984" calcext:value-type="float">
            <text:p>1,13984</text:p>
          </table:table-cell>
          <table:table-cell/>
          <table:table-cell table:formula="of:=[.C214]-[.C215]" office:value-type="float" office:value="5" calcext:value-type="float">
            <text:p>5</text:p>
          </table:table-cell>
          <table:table-cell table:formula="of:=[.D214]-[.D215]" office:value-type="float" office:value="-8" calcext:value-type="float">
            <text:p>-8</text:p>
          </table:table-cell>
          <table:table-cell/>
          <table:table-cell table:formula="of:=[.J214]+[.G215]" office:value-type="float" office:value="29" calcext:value-type="float">
            <text:p>29</text:p>
          </table:table-cell>
          <table:table-cell table:formula="of:=[.K214]+[.H215]" office:value-type="float" office:value="258" calcext:value-type="float">
            <text:p>258</text:p>
          </table:table-cell>
          <table:table-cell/>
          <table:table-cell table:formula="of:=[.J215]-[.K215]" office:value-type="float" office:value="-229" calcext:value-type="float">
            <text:p>-229</text:p>
          </table:table-cell>
          <table:table-cell/>
          <table:table-cell table:style-name="ce5" table:formula="of:=([.E214]-[.E215])*[.O$1]" office:value-type="float" office:value="17.9999999999847" calcext:value-type="float">
            <text:p>18,00000</text:p>
          </table:table-cell>
          <table:table-cell table:formula="of:=[.P214]+[.O215]" office:value-type="float" office:value="-22.9999999999952" calcext:value-type="float">
            <text:p>-22,999999999995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3000" calcext:value-type="float">
            <text:p>183000</text:p>
          </table:table-cell>
          <table:table-cell office:value-type="float" office:value="67168" calcext:value-type="float">
            <text:p>67168</text:p>
          </table:table-cell>
          <table:table-cell office:value-type="float" office:value="76884" calcext:value-type="float">
            <text:p>76884</text:p>
          </table:table-cell>
          <table:table-cell office:value-type="float" office:value="1.1385" calcext:value-type="float">
            <text:p>1,1385</text:p>
          </table:table-cell>
          <table:table-cell/>
          <table:table-cell table:formula="of:=[.C215]-[.C216]" office:value-type="float" office:value="22" calcext:value-type="float">
            <text:p>22</text:p>
          </table:table-cell>
          <table:table-cell table:formula="of:=[.D215]-[.D216]" office:value-type="float" office:value="27" calcext:value-type="float">
            <text:p>27</text:p>
          </table:table-cell>
          <table:table-cell/>
          <table:table-cell table:formula="of:=[.J215]+[.G216]" office:value-type="float" office:value="51" calcext:value-type="float">
            <text:p>51</text:p>
          </table:table-cell>
          <table:table-cell table:formula="of:=[.K215]+[.H216]" office:value-type="float" office:value="285" calcext:value-type="float">
            <text:p>285</text:p>
          </table:table-cell>
          <table:table-cell/>
          <table:table-cell table:formula="of:=[.J216]-[.K216]" office:value-type="float" office:value="-234" calcext:value-type="float">
            <text:p>-234</text:p>
          </table:table-cell>
          <table:table-cell/>
          <table:table-cell table:style-name="ce5" table:formula="of:=([.E215]-[.E216])*[.O$1]" office:value-type="float" office:value="-133.99999999999" calcext:value-type="float">
            <text:p>-134,00000</text:p>
          </table:table-cell>
          <table:table-cell table:formula="of:=[.P215]+[.O216]" office:value-type="float" office:value="-156.999999999985" calcext:value-type="float">
            <text:p>-156,99999999998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3500" calcext:value-type="float">
            <text:p>183500</text:p>
          </table:table-cell>
          <table:table-cell office:value-type="float" office:value="67170" calcext:value-type="float">
            <text:p>67170</text:p>
          </table:table-cell>
          <table:table-cell office:value-type="float" office:value="76865" calcext:value-type="float">
            <text:p>76865</text:p>
          </table:table-cell>
          <table:table-cell office:value-type="float" office:value="1.13863" calcext:value-type="float">
            <text:p>1,13863</text:p>
          </table:table-cell>
          <table:table-cell/>
          <table:table-cell table:formula="of:=[.C216]-[.C217]" office:value-type="float" office:value="-2" calcext:value-type="float">
            <text:p>-2</text:p>
          </table:table-cell>
          <table:table-cell table:formula="of:=[.D216]-[.D217]" office:value-type="float" office:value="19" calcext:value-type="float">
            <text:p>19</text:p>
          </table:table-cell>
          <table:table-cell/>
          <table:table-cell table:formula="of:=[.J216]+[.G217]" office:value-type="float" office:value="49" calcext:value-type="float">
            <text:p>49</text:p>
          </table:table-cell>
          <table:table-cell table:formula="of:=[.K216]+[.H217]" office:value-type="float" office:value="304" calcext:value-type="float">
            <text:p>304</text:p>
          </table:table-cell>
          <table:table-cell/>
          <table:table-cell table:formula="of:=[.J217]-[.K217]" office:value-type="float" office:value="-255" calcext:value-type="float">
            <text:p>-255</text:p>
          </table:table-cell>
          <table:table-cell/>
          <table:table-cell table:style-name="ce5" table:formula="of:=([.E216]-[.E217])*[.O$1]" office:value-type="float" office:value="12.9999999999963" calcext:value-type="float">
            <text:p>13,00000</text:p>
          </table:table-cell>
          <table:table-cell table:formula="of:=[.P216]+[.O217]" office:value-type="float" office:value="-143.999999999989" calcext:value-type="float">
            <text:p>-143,99999999998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4000" calcext:value-type="float">
            <text:p>184000</text:p>
          </table:table-cell>
          <table:table-cell office:value-type="float" office:value="67275" calcext:value-type="float">
            <text:p>67275</text:p>
          </table:table-cell>
          <table:table-cell office:value-type="float" office:value="76893" calcext:value-type="float">
            <text:p>76893</text:p>
          </table:table-cell>
          <table:table-cell office:value-type="float" office:value="1.13876" calcext:value-type="float">
            <text:p>1,13876</text:p>
          </table:table-cell>
          <table:table-cell/>
          <table:table-cell table:formula="of:=[.C217]-[.C218]" office:value-type="float" office:value="-105" calcext:value-type="float">
            <text:p>-105</text:p>
          </table:table-cell>
          <table:table-cell table:formula="of:=[.D217]-[.D218]" office:value-type="float" office:value="-28" calcext:value-type="float">
            <text:p>-28</text:p>
          </table:table-cell>
          <table:table-cell/>
          <table:table-cell table:formula="of:=[.J217]+[.G218]" office:value-type="float" office:value="-56" calcext:value-type="float">
            <text:p>-56</text:p>
          </table:table-cell>
          <table:table-cell table:formula="of:=[.K217]+[.H218]" office:value-type="float" office:value="276" calcext:value-type="float">
            <text:p>276</text:p>
          </table:table-cell>
          <table:table-cell/>
          <table:table-cell table:formula="of:=[.J218]-[.K218]" office:value-type="float" office:value="-332" calcext:value-type="float">
            <text:p>-332</text:p>
          </table:table-cell>
          <table:table-cell/>
          <table:table-cell table:style-name="ce5" table:formula="of:=([.E217]-[.E218])*[.O$1]" office:value-type="float" office:value="12.9999999999963" calcext:value-type="float">
            <text:p>13,00000</text:p>
          </table:table-cell>
          <table:table-cell table:formula="of:=[.P217]+[.O218]" office:value-type="float" office:value="-130.999999999992" calcext:value-type="float">
            <text:p>-130,99999999999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84500" calcext:value-type="float">
            <text:p>184500</text:p>
          </table:table-cell>
          <table:table-cell office:value-type="float" office:value="67226" calcext:value-type="float">
            <text:p>67226</text:p>
          </table:table-cell>
          <table:table-cell office:value-type="float" office:value="76832" calcext:value-type="float">
            <text:p>76832</text:p>
          </table:table-cell>
          <table:table-cell office:value-type="float" office:value="1.13906" calcext:value-type="float">
            <text:p>1,13906</text:p>
          </table:table-cell>
          <table:table-cell/>
          <table:table-cell table:formula="of:=[.C218]-[.C219]" office:value-type="float" office:value="49" calcext:value-type="float">
            <text:p>49</text:p>
          </table:table-cell>
          <table:table-cell table:formula="of:=[.D218]-[.D219]" office:value-type="float" office:value="61" calcext:value-type="float">
            <text:p>61</text:p>
          </table:table-cell>
          <table:table-cell/>
          <table:table-cell table:formula="of:=[.J218]+[.G219]" office:value-type="float" office:value="-7" calcext:value-type="float">
            <text:p>-7</text:p>
          </table:table-cell>
          <table:table-cell table:formula="of:=[.K218]+[.H219]" office:value-type="float" office:value="337" calcext:value-type="float">
            <text:p>337</text:p>
          </table:table-cell>
          <table:table-cell/>
          <table:table-cell table:formula="of:=[.J219]-[.K219]" office:value-type="float" office:value="-344" calcext:value-type="float">
            <text:p>-344</text:p>
          </table:table-cell>
          <table:table-cell/>
          <table:table-cell table:style-name="ce5" table:formula="of:=([.E218]-[.E219])*[.O$1]" office:value-type="float" office:value="29.9999999999967" calcext:value-type="float">
            <text:p>30,00000</text:p>
          </table:table-cell>
          <table:table-cell table:formula="of:=[.P218]+[.O219]" office:value-type="float" office:value="-100.999999999996" calcext:value-type="float">
            <text:p>-100,99999999999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1000" calcext:value-type="float">
            <text:p>191000</text:p>
          </table:table-cell>
          <table:table-cell office:value-type="float" office:value="67136" calcext:value-type="float">
            <text:p>67136</text:p>
          </table:table-cell>
          <table:table-cell office:value-type="float" office:value="76769" calcext:value-type="float">
            <text:p>76769</text:p>
          </table:table-cell>
          <table:table-cell office:value-type="float" office:value="1.13923" calcext:value-type="float">
            <text:p>1,13923</text:p>
          </table:table-cell>
          <table:table-cell/>
          <table:table-cell table:formula="of:=[.C219]-[.C220]" office:value-type="float" office:value="90" calcext:value-type="float">
            <text:p>90</text:p>
          </table:table-cell>
          <table:table-cell table:formula="of:=[.D219]-[.D220]" office:value-type="float" office:value="63" calcext:value-type="float">
            <text:p>63</text:p>
          </table:table-cell>
          <table:table-cell/>
          <table:table-cell table:formula="of:=[.J219]+[.G220]" office:value-type="float" office:value="83" calcext:value-type="float">
            <text:p>83</text:p>
          </table:table-cell>
          <table:table-cell table:formula="of:=[.K219]+[.H220]" office:value-type="float" office:value="400" calcext:value-type="float">
            <text:p>400</text:p>
          </table:table-cell>
          <table:table-cell/>
          <table:table-cell table:formula="of:=[.J220]-[.K220]" office:value-type="float" office:value="-317" calcext:value-type="float">
            <text:p>-317</text:p>
          </table:table-cell>
          <table:table-cell/>
          <table:table-cell table:style-name="ce5" table:formula="of:=([.E219]-[.E220])*[.O$1]" office:value-type="float" office:value="17.0000000000003" calcext:value-type="float">
            <text:p>17,00000</text:p>
          </table:table-cell>
          <table:table-cell table:formula="of:=[.P219]+[.O220]" office:value-type="float" office:value="-83.9999999999952" calcext:value-type="float">
            <text:p>-83,999999999995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1500" calcext:value-type="float">
            <text:p>191500</text:p>
          </table:table-cell>
          <table:table-cell office:value-type="float" office:value="67080" calcext:value-type="float">
            <text:p>67080</text:p>
          </table:table-cell>
          <table:table-cell office:value-type="float" office:value="76715" calcext:value-type="float">
            <text:p>76715</text:p>
          </table:table-cell>
          <table:table-cell office:value-type="float" office:value="1.13905" calcext:value-type="float">
            <text:p>1,13905</text:p>
          </table:table-cell>
          <table:table-cell/>
          <table:table-cell table:formula="of:=[.C220]-[.C221]" office:value-type="float" office:value="56" calcext:value-type="float">
            <text:p>56</text:p>
          </table:table-cell>
          <table:table-cell table:formula="of:=[.D220]-[.D221]" office:value-type="float" office:value="54" calcext:value-type="float">
            <text:p>54</text:p>
          </table:table-cell>
          <table:table-cell/>
          <table:table-cell table:formula="of:=[.J220]+[.G221]" office:value-type="float" office:value="139" calcext:value-type="float">
            <text:p>139</text:p>
          </table:table-cell>
          <table:table-cell table:formula="of:=[.K220]+[.H221]" office:value-type="float" office:value="454" calcext:value-type="float">
            <text:p>454</text:p>
          </table:table-cell>
          <table:table-cell/>
          <table:table-cell table:formula="of:=[.J221]-[.K221]" office:value-type="float" office:value="-315" calcext:value-type="float">
            <text:p>-315</text:p>
          </table:table-cell>
          <table:table-cell/>
          <table:table-cell table:style-name="ce5" table:formula="of:=([.E220]-[.E221])*[.O$1]" office:value-type="float" office:value="-17.9999999999847" calcext:value-type="float">
            <text:p>-18,00000</text:p>
          </table:table-cell>
          <table:table-cell table:formula="of:=[.P220]+[.O221]" office:value-type="float" office:value="-101.99999999998" calcext:value-type="float">
            <text:p>-101,9999999999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2000" calcext:value-type="float">
            <text:p>192000</text:p>
          </table:table-cell>
          <table:table-cell office:value-type="float" office:value="67057" calcext:value-type="float">
            <text:p>67057</text:p>
          </table:table-cell>
          <table:table-cell office:value-type="float" office:value="76710" calcext:value-type="float">
            <text:p>76710</text:p>
          </table:table-cell>
          <table:table-cell office:value-type="float" office:value="1.13915" calcext:value-type="float">
            <text:p>1,13915</text:p>
          </table:table-cell>
          <table:table-cell/>
          <table:table-cell table:formula="of:=[.C221]-[.C222]" office:value-type="float" office:value="23" calcext:value-type="float">
            <text:p>23</text:p>
          </table:table-cell>
          <table:table-cell table:formula="of:=[.D221]-[.D222]" office:value-type="float" office:value="5" calcext:value-type="float">
            <text:p>5</text:p>
          </table:table-cell>
          <table:table-cell/>
          <table:table-cell table:formula="of:=[.J221]+[.G222]" office:value-type="float" office:value="162" calcext:value-type="float">
            <text:p>162</text:p>
          </table:table-cell>
          <table:table-cell table:formula="of:=[.K221]+[.H222]" office:value-type="float" office:value="459" calcext:value-type="float">
            <text:p>459</text:p>
          </table:table-cell>
          <table:table-cell/>
          <table:table-cell table:formula="of:=[.J222]-[.K222]" office:value-type="float" office:value="-297" calcext:value-type="float">
            <text:p>-297</text:p>
          </table:table-cell>
          <table:table-cell/>
          <table:table-cell table:style-name="ce5" table:formula="of:=([.E221]-[.E222])*[.O$1]" office:value-type="float" office:value="9.9999999999989" calcext:value-type="float">
            <text:p>10,00000</text:p>
          </table:table-cell>
          <table:table-cell table:formula="of:=[.P221]+[.O222]" office:value-type="float" office:value="-91.999999999981" calcext:value-type="float">
            <text:p>-91,99999999998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2500" calcext:value-type="float">
            <text:p>192500</text:p>
          </table:table-cell>
          <table:table-cell office:value-type="float" office:value="67045" calcext:value-type="float">
            <text:p>67045</text:p>
          </table:table-cell>
          <table:table-cell office:value-type="float" office:value="76731" calcext:value-type="float">
            <text:p>76731</text:p>
          </table:table-cell>
          <table:table-cell office:value-type="float" office:value="1.13895" calcext:value-type="float">
            <text:p>1,13895</text:p>
          </table:table-cell>
          <table:table-cell/>
          <table:table-cell table:formula="of:=[.C222]-[.C223]" office:value-type="float" office:value="12" calcext:value-type="float">
            <text:p>12</text:p>
          </table:table-cell>
          <table:table-cell table:formula="of:=[.D222]-[.D223]" office:value-type="float" office:value="-21" calcext:value-type="float">
            <text:p>-21</text:p>
          </table:table-cell>
          <table:table-cell/>
          <table:table-cell table:formula="of:=[.J222]+[.G223]" office:value-type="float" office:value="174" calcext:value-type="float">
            <text:p>174</text:p>
          </table:table-cell>
          <table:table-cell table:formula="of:=[.K222]+[.H223]" office:value-type="float" office:value="438" calcext:value-type="float">
            <text:p>438</text:p>
          </table:table-cell>
          <table:table-cell/>
          <table:table-cell table:formula="of:=[.J223]-[.K223]" office:value-type="float" office:value="-264" calcext:value-type="float">
            <text:p>-264</text:p>
          </table:table-cell>
          <table:table-cell/>
          <table:table-cell table:style-name="ce5" table:formula="of:=([.E222]-[.E223])*[.O$1]" office:value-type="float" office:value="-20.00000000002" calcext:value-type="float">
            <text:p>-20,00000</text:p>
          </table:table-cell>
          <table:table-cell table:formula="of:=[.P222]+[.O223]" office:value-type="float" office:value="-112.000000000001" calcext:value-type="float">
            <text:p>-112,00000000000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3000" calcext:value-type="float">
            <text:p>193000</text:p>
          </table:table-cell>
          <table:table-cell office:value-type="float" office:value="67069" calcext:value-type="float">
            <text:p>67069</text:p>
          </table:table-cell>
          <table:table-cell office:value-type="float" office:value="76730" calcext:value-type="float">
            <text:p>76730</text:p>
          </table:table-cell>
          <table:table-cell office:value-type="float" office:value="1.13898" calcext:value-type="float">
            <text:p>1,13898</text:p>
          </table:table-cell>
          <table:table-cell/>
          <table:table-cell table:formula="of:=[.C223]-[.C224]" office:value-type="float" office:value="-24" calcext:value-type="float">
            <text:p>-24</text:p>
          </table:table-cell>
          <table:table-cell table:formula="of:=[.D223]-[.D224]" office:value-type="float" office:value="1" calcext:value-type="float">
            <text:p>1</text:p>
          </table:table-cell>
          <table:table-cell/>
          <table:table-cell table:formula="of:=[.J223]+[.G224]" office:value-type="float" office:value="150" calcext:value-type="float">
            <text:p>150</text:p>
          </table:table-cell>
          <table:table-cell table:formula="of:=[.K223]+[.H224]" office:value-type="float" office:value="439" calcext:value-type="float">
            <text:p>439</text:p>
          </table:table-cell>
          <table:table-cell/>
          <table:table-cell table:formula="of:=[.J224]-[.K224]" office:value-type="float" office:value="-289" calcext:value-type="float">
            <text:p>-289</text:p>
          </table:table-cell>
          <table:table-cell/>
          <table:table-cell table:style-name="ce5" table:formula="of:=([.E223]-[.E224])*[.O$1]" office:value-type="float" office:value="3.00000000001965" calcext:value-type="float">
            <text:p>3,00000</text:p>
          </table:table-cell>
          <table:table-cell table:formula="of:=[.P223]+[.O224]" office:value-type="float" office:value="-108.999999999981" calcext:value-type="float">
            <text:p>-108,99999999998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3500" calcext:value-type="float">
            <text:p>193500</text:p>
          </table:table-cell>
          <table:table-cell office:value-type="float" office:value="67038" calcext:value-type="float">
            <text:p>67038</text:p>
          </table:table-cell>
          <table:table-cell office:value-type="float" office:value="76706" calcext:value-type="float">
            <text:p>76706</text:p>
          </table:table-cell>
          <table:table-cell office:value-type="float" office:value="1.13916" calcext:value-type="float">
            <text:p>1,13916</text:p>
          </table:table-cell>
          <table:table-cell/>
          <table:table-cell table:formula="of:=[.C224]-[.C225]" office:value-type="float" office:value="31" calcext:value-type="float">
            <text:p>31</text:p>
          </table:table-cell>
          <table:table-cell table:formula="of:=[.D224]-[.D225]" office:value-type="float" office:value="24" calcext:value-type="float">
            <text:p>24</text:p>
          </table:table-cell>
          <table:table-cell/>
          <table:table-cell table:formula="of:=[.J224]+[.G225]" office:value-type="float" office:value="181" calcext:value-type="float">
            <text:p>181</text:p>
          </table:table-cell>
          <table:table-cell table:formula="of:=[.K224]+[.H225]" office:value-type="float" office:value="463" calcext:value-type="float">
            <text:p>463</text:p>
          </table:table-cell>
          <table:table-cell/>
          <table:table-cell table:formula="of:=[.J225]-[.K225]" office:value-type="float" office:value="-282" calcext:value-type="float">
            <text:p>-282</text:p>
          </table:table-cell>
          <table:table-cell/>
          <table:table-cell table:style-name="ce5" table:formula="of:=([.E224]-[.E225])*[.O$1]" office:value-type="float" office:value="17.9999999999847" calcext:value-type="float">
            <text:p>18,00000</text:p>
          </table:table-cell>
          <table:table-cell table:formula="of:=[.P224]+[.O225]" office:value-type="float" office:value="-90.9999999999966" calcext:value-type="float">
            <text:p>-90,999999999996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4000" calcext:value-type="float">
            <text:p>194000</text:p>
          </table:table-cell>
          <table:table-cell office:value-type="float" office:value="67031" calcext:value-type="float">
            <text:p>67031</text:p>
          </table:table-cell>
          <table:table-cell office:value-type="float" office:value="76687" calcext:value-type="float">
            <text:p>76687</text:p>
          </table:table-cell>
          <table:table-cell office:value-type="float" office:value="1.13904" calcext:value-type="float">
            <text:p>1,13904</text:p>
          </table:table-cell>
          <table:table-cell/>
          <table:table-cell table:formula="of:=[.C225]-[.C226]" office:value-type="float" office:value="7" calcext:value-type="float">
            <text:p>7</text:p>
          </table:table-cell>
          <table:table-cell table:formula="of:=[.D225]-[.D226]" office:value-type="float" office:value="19" calcext:value-type="float">
            <text:p>19</text:p>
          </table:table-cell>
          <table:table-cell/>
          <table:table-cell table:formula="of:=[.J225]+[.G226]" office:value-type="float" office:value="188" calcext:value-type="float">
            <text:p>188</text:p>
          </table:table-cell>
          <table:table-cell table:formula="of:=[.K225]+[.H226]" office:value-type="float" office:value="482" calcext:value-type="float">
            <text:p>482</text:p>
          </table:table-cell>
          <table:table-cell/>
          <table:table-cell table:formula="of:=[.J226]-[.K226]" office:value-type="float" office:value="-294" calcext:value-type="float">
            <text:p>-294</text:p>
          </table:table-cell>
          <table:table-cell/>
          <table:table-cell table:style-name="ce5" table:formula="of:=([.E225]-[.E226])*[.O$1]" office:value-type="float" office:value="-11.9999999999898" calcext:value-type="float">
            <text:p>-12,00000</text:p>
          </table:table-cell>
          <table:table-cell table:formula="of:=[.P225]+[.O226]" office:value-type="float" office:value="-102.999999999986" calcext:value-type="float">
            <text:p>-102,99999999998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4500" calcext:value-type="float">
            <text:p>194500</text:p>
          </table:table-cell>
          <table:table-cell office:value-type="float" office:value="67023" calcext:value-type="float">
            <text:p>67023</text:p>
          </table:table-cell>
          <table:table-cell office:value-type="float" office:value="76671" calcext:value-type="float">
            <text:p>76671</text:p>
          </table:table-cell>
          <table:table-cell office:value-type="float" office:value="1.139" calcext:value-type="float">
            <text:p>1,139</text:p>
          </table:table-cell>
          <table:table-cell/>
          <table:table-cell table:formula="of:=[.C226]-[.C227]" office:value-type="float" office:value="8" calcext:value-type="float">
            <text:p>8</text:p>
          </table:table-cell>
          <table:table-cell table:formula="of:=[.D226]-[.D227]" office:value-type="float" office:value="16" calcext:value-type="float">
            <text:p>16</text:p>
          </table:table-cell>
          <table:table-cell/>
          <table:table-cell table:formula="of:=[.J226]+[.G227]" office:value-type="float" office:value="196" calcext:value-type="float">
            <text:p>196</text:p>
          </table:table-cell>
          <table:table-cell table:formula="of:=[.K226]+[.H227]" office:value-type="float" office:value="498" calcext:value-type="float">
            <text:p>498</text:p>
          </table:table-cell>
          <table:table-cell/>
          <table:table-cell table:formula="of:=[.J227]-[.K227]" office:value-type="float" office:value="-302" calcext:value-type="float">
            <text:p>-302</text:p>
          </table:table-cell>
          <table:table-cell/>
          <table:table-cell table:style-name="ce5" table:formula="of:=([.E226]-[.E227])*[.O$1]" office:value-type="float" office:value="-4.000000000004" calcext:value-type="float">
            <text:p>-4,00000</text:p>
          </table:table-cell>
          <table:table-cell table:formula="of:=[.P226]+[.O227]" office:value-type="float" office:value="-106.99999999999" calcext:value-type="float">
            <text:p>-106,9999999999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5000" calcext:value-type="float">
            <text:p>195000</text:p>
          </table:table-cell>
          <table:table-cell office:value-type="float" office:value="67016" calcext:value-type="float">
            <text:p>67016</text:p>
          </table:table-cell>
          <table:table-cell office:value-type="float" office:value="76661" calcext:value-type="float">
            <text:p>76661</text:p>
          </table:table-cell>
          <table:table-cell office:value-type="float" office:value="1.13883" calcext:value-type="float">
            <text:p>1,13883</text:p>
          </table:table-cell>
          <table:table-cell/>
          <table:table-cell table:formula="of:=[.C227]-[.C228]" office:value-type="float" office:value="7" calcext:value-type="float">
            <text:p>7</text:p>
          </table:table-cell>
          <table:table-cell table:formula="of:=[.D227]-[.D228]" office:value-type="float" office:value="10" calcext:value-type="float">
            <text:p>10</text:p>
          </table:table-cell>
          <table:table-cell/>
          <table:table-cell table:formula="of:=[.J227]+[.G228]" office:value-type="float" office:value="203" calcext:value-type="float">
            <text:p>203</text:p>
          </table:table-cell>
          <table:table-cell table:formula="of:=[.K227]+[.H228]" office:value-type="float" office:value="508" calcext:value-type="float">
            <text:p>508</text:p>
          </table:table-cell>
          <table:table-cell/>
          <table:table-cell table:formula="of:=[.J228]-[.K228]" office:value-type="float" office:value="-305" calcext:value-type="float">
            <text:p>-305</text:p>
          </table:table-cell>
          <table:table-cell/>
          <table:table-cell table:style-name="ce5" table:formula="of:=([.E227]-[.E228])*[.O$1]" office:value-type="float" office:value="-17.0000000000003" calcext:value-type="float">
            <text:p>-17,00000</text:p>
          </table:table-cell>
          <table:table-cell table:formula="of:=[.P227]+[.O228]" office:value-type="float" office:value="-123.999999999991" calcext:value-type="float">
            <text:p>-123,99999999999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195500" calcext:value-type="float">
            <text:p>195500</text:p>
          </table:table-cell>
          <table:table-cell office:value-type="float" office:value="67025" calcext:value-type="float">
            <text:p>67025</text:p>
          </table:table-cell>
          <table:table-cell office:value-type="float" office:value="76663" calcext:value-type="float">
            <text:p>76663</text:p>
          </table:table-cell>
          <table:table-cell office:value-type="float" office:value="1.13866" calcext:value-type="float">
            <text:p>1,13866</text:p>
          </table:table-cell>
          <table:table-cell/>
          <table:table-cell table:formula="of:=[.C228]-[.C229]" office:value-type="float" office:value="-9" calcext:value-type="float">
            <text:p>-9</text:p>
          </table:table-cell>
          <table:table-cell table:formula="of:=[.D228]-[.D229]" office:value-type="float" office:value="-2" calcext:value-type="float">
            <text:p>-2</text:p>
          </table:table-cell>
          <table:table-cell/>
          <table:table-cell table:formula="of:=[.J228]+[.G229]" office:value-type="float" office:value="194" calcext:value-type="float">
            <text:p>194</text:p>
          </table:table-cell>
          <table:table-cell table:formula="of:=[.K228]+[.H229]" office:value-type="float" office:value="506" calcext:value-type="float">
            <text:p>506</text:p>
          </table:table-cell>
          <table:table-cell/>
          <table:table-cell table:formula="of:=[.J229]-[.K229]" office:value-type="float" office:value="-312" calcext:value-type="float">
            <text:p>-312</text:p>
          </table:table-cell>
          <table:table-cell/>
          <table:table-cell table:style-name="ce5" table:formula="of:=([.E228]-[.E229])*[.O$1]" office:value-type="float" office:value="-17.0000000000003" calcext:value-type="float">
            <text:p>-17,00000</text:p>
          </table:table-cell>
          <table:table-cell table:formula="of:=[.P228]+[.O229]" office:value-type="float" office:value="-140.999999999991" calcext:value-type="float">
            <text:p>-140,99999999999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66985" calcext:value-type="float">
            <text:p>66985</text:p>
          </table:table-cell>
          <table:table-cell office:value-type="float" office:value="76637" calcext:value-type="float">
            <text:p>76637</text:p>
          </table:table-cell>
          <table:table-cell office:value-type="float" office:value="1.13888" calcext:value-type="float">
            <text:p>1,13888</text:p>
          </table:table-cell>
          <table:table-cell/>
          <table:table-cell table:formula="of:=[.C229]-[.C230]" office:value-type="float" office:value="40" calcext:value-type="float">
            <text:p>40</text:p>
          </table:table-cell>
          <table:table-cell table:formula="of:=[.D229]-[.D230]" office:value-type="float" office:value="26" calcext:value-type="float">
            <text:p>26</text:p>
          </table:table-cell>
          <table:table-cell/>
          <table:table-cell table:formula="of:=[.J229]+[.G230]" office:value-type="float" office:value="234" calcext:value-type="float">
            <text:p>234</text:p>
          </table:table-cell>
          <table:table-cell table:formula="of:=[.K229]+[.H230]" office:value-type="float" office:value="532" calcext:value-type="float">
            <text:p>532</text:p>
          </table:table-cell>
          <table:table-cell/>
          <table:table-cell table:formula="of:=[.J230]-[.K230]" office:value-type="float" office:value="-298" calcext:value-type="float">
            <text:p>-298</text:p>
          </table:table-cell>
          <table:table-cell/>
          <table:table-cell table:style-name="ce5" table:formula="of:=([.E229]-[.E230])*[.O$1]" office:value-type="float" office:value="21.9999999999887" calcext:value-type="float">
            <text:p>22,00000</text:p>
          </table:table-cell>
          <table:table-cell table:formula="of:=[.P229]+[.O230]" office:value-type="float" office:value="-119.000000000002" calcext:value-type="float">
            <text:p>-119,00000000000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0500" calcext:value-type="float">
            <text:p>200500</text:p>
          </table:table-cell>
          <table:table-cell office:value-type="float" office:value="66989" calcext:value-type="float">
            <text:p>66989</text:p>
          </table:table-cell>
          <table:table-cell office:value-type="float" office:value="76644" calcext:value-type="float">
            <text:p>76644</text:p>
          </table:table-cell>
          <table:table-cell office:value-type="float" office:value="1.13876" calcext:value-type="float">
            <text:p>1,13876</text:p>
          </table:table-cell>
          <table:table-cell/>
          <table:table-cell table:formula="of:=[.C230]-[.C231]" office:value-type="float" office:value="-4" calcext:value-type="float">
            <text:p>-4</text:p>
          </table:table-cell>
          <table:table-cell table:formula="of:=[.D230]-[.D231]" office:value-type="float" office:value="-7" calcext:value-type="float">
            <text:p>-7</text:p>
          </table:table-cell>
          <table:table-cell/>
          <table:table-cell table:formula="of:=[.J230]+[.G231]" office:value-type="float" office:value="230" calcext:value-type="float">
            <text:p>230</text:p>
          </table:table-cell>
          <table:table-cell table:formula="of:=[.K230]+[.H231]" office:value-type="float" office:value="525" calcext:value-type="float">
            <text:p>525</text:p>
          </table:table-cell>
          <table:table-cell/>
          <table:table-cell table:formula="of:=[.J231]-[.K231]" office:value-type="float" office:value="-295" calcext:value-type="float">
            <text:p>-295</text:p>
          </table:table-cell>
          <table:table-cell/>
          <table:table-cell table:style-name="ce5" table:formula="of:=([.E230]-[.E231])*[.O$1]" office:value-type="float" office:value="-11.9999999999898" calcext:value-type="float">
            <text:p>-12,00000</text:p>
          </table:table-cell>
          <table:table-cell table:formula="of:=[.P230]+[.O231]" office:value-type="float" office:value="-130.999999999992" calcext:value-type="float">
            <text:p>-130,99999999999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1000" calcext:value-type="float">
            <text:p>201000</text:p>
          </table:table-cell>
          <table:table-cell office:value-type="float" office:value="66933" calcext:value-type="float">
            <text:p>66933</text:p>
          </table:table-cell>
          <table:table-cell office:value-type="float" office:value="76603" calcext:value-type="float">
            <text:p>76603</text:p>
          </table:table-cell>
          <table:table-cell office:value-type="float" office:value="1.13897" calcext:value-type="float">
            <text:p>1,13897</text:p>
          </table:table-cell>
          <table:table-cell/>
          <table:table-cell table:formula="of:=[.C231]-[.C232]" office:value-type="float" office:value="56" calcext:value-type="float">
            <text:p>56</text:p>
          </table:table-cell>
          <table:table-cell table:formula="of:=[.D231]-[.D232]" office:value-type="float" office:value="41" calcext:value-type="float">
            <text:p>41</text:p>
          </table:table-cell>
          <table:table-cell/>
          <table:table-cell table:formula="of:=[.J231]+[.G232]" office:value-type="float" office:value="286" calcext:value-type="float">
            <text:p>286</text:p>
          </table:table-cell>
          <table:table-cell table:formula="of:=[.K231]+[.H232]" office:value-type="float" office:value="566" calcext:value-type="float">
            <text:p>566</text:p>
          </table:table-cell>
          <table:table-cell/>
          <table:table-cell table:formula="of:=[.J232]-[.K232]" office:value-type="float" office:value="-280" calcext:value-type="float">
            <text:p>-280</text:p>
          </table:table-cell>
          <table:table-cell/>
          <table:table-cell table:style-name="ce5" table:formula="of:=([.E231]-[.E232])*[.O$1]" office:value-type="float" office:value="21.0000000000043" calcext:value-type="float">
            <text:p>21,00000</text:p>
          </table:table-cell>
          <table:table-cell table:formula="of:=[.P231]+[.O232]" office:value-type="float" office:value="-109.999999999988" calcext:value-type="float">
            <text:p>-109,99999999998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1500" calcext:value-type="float">
            <text:p>201500</text:p>
          </table:table-cell>
          <table:table-cell office:value-type="float" office:value="66935" calcext:value-type="float">
            <text:p>66935</text:p>
          </table:table-cell>
          <table:table-cell office:value-type="float" office:value="76578" calcext:value-type="float">
            <text:p>76578</text:p>
          </table:table-cell>
          <table:table-cell office:value-type="float" office:value="1.13899" calcext:value-type="float">
            <text:p>1,13899</text:p>
          </table:table-cell>
          <table:table-cell/>
          <table:table-cell table:formula="of:=[.C232]-[.C233]" office:value-type="float" office:value="-2" calcext:value-type="float">
            <text:p>-2</text:p>
          </table:table-cell>
          <table:table-cell table:formula="of:=[.D232]-[.D233]" office:value-type="float" office:value="25" calcext:value-type="float">
            <text:p>25</text:p>
          </table:table-cell>
          <table:table-cell/>
          <table:table-cell table:formula="of:=[.J232]+[.G233]" office:value-type="float" office:value="284" calcext:value-type="float">
            <text:p>284</text:p>
          </table:table-cell>
          <table:table-cell table:formula="of:=[.K232]+[.H233]" office:value-type="float" office:value="591" calcext:value-type="float">
            <text:p>591</text:p>
          </table:table-cell>
          <table:table-cell/>
          <table:table-cell table:formula="of:=[.J233]-[.K233]" office:value-type="float" office:value="-307" calcext:value-type="float">
            <text:p>-307</text:p>
          </table:table-cell>
          <table:table-cell/>
          <table:table-cell table:style-name="ce5" table:formula="of:=([.E232]-[.E233])*[.O$1]" office:value-type="float" office:value="1.9999999999909" calcext:value-type="float">
            <text:p>2,00000</text:p>
          </table:table-cell>
          <table:table-cell table:formula="of:=[.P232]+[.O233]" office:value-type="float" office:value="-107.999999999997" calcext:value-type="float">
            <text:p>-107,999999999997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2000" calcext:value-type="float">
            <text:p>202000</text:p>
          </table:table-cell>
          <table:table-cell office:value-type="float" office:value="66952" calcext:value-type="float">
            <text:p>66952</text:p>
          </table:table-cell>
          <table:table-cell office:value-type="float" office:value="76582" calcext:value-type="float">
            <text:p>76582</text:p>
          </table:table-cell>
          <table:table-cell office:value-type="float" office:value="1.13915" calcext:value-type="float">
            <text:p>1,13915</text:p>
          </table:table-cell>
          <table:table-cell/>
          <table:table-cell table:formula="of:=[.C233]-[.C234]" office:value-type="float" office:value="-17" calcext:value-type="float">
            <text:p>-17</text:p>
          </table:table-cell>
          <table:table-cell table:formula="of:=[.D233]-[.D234]" office:value-type="float" office:value="-4" calcext:value-type="float">
            <text:p>-4</text:p>
          </table:table-cell>
          <table:table-cell/>
          <table:table-cell table:formula="of:=[.J233]+[.G234]" office:value-type="float" office:value="267" calcext:value-type="float">
            <text:p>267</text:p>
          </table:table-cell>
          <table:table-cell table:formula="of:=[.K233]+[.H234]" office:value-type="float" office:value="587" calcext:value-type="float">
            <text:p>587</text:p>
          </table:table-cell>
          <table:table-cell/>
          <table:table-cell table:formula="of:=[.J234]-[.K234]" office:value-type="float" office:value="-320" calcext:value-type="float">
            <text:p>-320</text:p>
          </table:table-cell>
          <table:table-cell/>
          <table:table-cell table:style-name="ce5" table:formula="of:=([.E233]-[.E234])*[.O$1]" office:value-type="float" office:value="16.000000000016" calcext:value-type="float">
            <text:p>16,00000</text:p>
          </table:table-cell>
          <table:table-cell table:formula="of:=[.P233]+[.O234]" office:value-type="float" office:value="-91.999999999981" calcext:value-type="float">
            <text:p>-91,99999999998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2500" calcext:value-type="float">
            <text:p>202500</text:p>
          </table:table-cell>
          <table:table-cell office:value-type="float" office:value="66967" calcext:value-type="float">
            <text:p>66967</text:p>
          </table:table-cell>
          <table:table-cell office:value-type="float" office:value="76604" calcext:value-type="float">
            <text:p>76604</text:p>
          </table:table-cell>
          <table:table-cell office:value-type="float" office:value="1.13923" calcext:value-type="float">
            <text:p>1,13923</text:p>
          </table:table-cell>
          <table:table-cell/>
          <table:table-cell table:formula="of:=[.C234]-[.C235]" office:value-type="float" office:value="-15" calcext:value-type="float">
            <text:p>-15</text:p>
          </table:table-cell>
          <table:table-cell table:formula="of:=[.D234]-[.D235]" office:value-type="float" office:value="-22" calcext:value-type="float">
            <text:p>-22</text:p>
          </table:table-cell>
          <table:table-cell/>
          <table:table-cell table:formula="of:=[.J234]+[.G235]" office:value-type="float" office:value="252" calcext:value-type="float">
            <text:p>252</text:p>
          </table:table-cell>
          <table:table-cell table:formula="of:=[.K234]+[.H235]" office:value-type="float" office:value="565" calcext:value-type="float">
            <text:p>565</text:p>
          </table:table-cell>
          <table:table-cell/>
          <table:table-cell table:formula="of:=[.J235]-[.K235]" office:value-type="float" office:value="-313" calcext:value-type="float">
            <text:p>-313</text:p>
          </table:table-cell>
          <table:table-cell/>
          <table:table-cell table:style-name="ce5" table:formula="of:=([.E234]-[.E235])*[.O$1]" office:value-type="float" office:value="7.9999999999858" calcext:value-type="float">
            <text:p>8,00000</text:p>
          </table:table-cell>
          <table:table-cell table:formula="of:=[.P234]+[.O235]" office:value-type="float" office:value="-83.9999999999952" calcext:value-type="float">
            <text:p>-83,999999999995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3000" calcext:value-type="float">
            <text:p>203000</text:p>
          </table:table-cell>
          <table:table-cell office:value-type="float" office:value="66963" calcext:value-type="float">
            <text:p>66963</text:p>
          </table:table-cell>
          <table:table-cell office:value-type="float" office:value="76597" calcext:value-type="float">
            <text:p>76597</text:p>
          </table:table-cell>
          <table:table-cell office:value-type="float" office:value="1.13876" calcext:value-type="float">
            <text:p>1,13876</text:p>
          </table:table-cell>
          <table:table-cell/>
          <table:table-cell table:formula="of:=[.C235]-[.C236]" office:value-type="float" office:value="4" calcext:value-type="float">
            <text:p>4</text:p>
          </table:table-cell>
          <table:table-cell table:formula="of:=[.D235]-[.D236]" office:value-type="float" office:value="7" calcext:value-type="float">
            <text:p>7</text:p>
          </table:table-cell>
          <table:table-cell/>
          <table:table-cell table:formula="of:=[.J235]+[.G236]" office:value-type="float" office:value="256" calcext:value-type="float">
            <text:p>256</text:p>
          </table:table-cell>
          <table:table-cell table:formula="of:=[.K235]+[.H236]" office:value-type="float" office:value="572" calcext:value-type="float">
            <text:p>572</text:p>
          </table:table-cell>
          <table:table-cell/>
          <table:table-cell table:formula="of:=[.J236]-[.K236]" office:value-type="float" office:value="-316" calcext:value-type="float">
            <text:p>-316</text:p>
          </table:table-cell>
          <table:table-cell/>
          <table:table-cell table:style-name="ce5" table:formula="of:=([.E235]-[.E236])*[.O$1]" office:value-type="float" office:value="-46.999999999997" calcext:value-type="float">
            <text:p>-47,00000</text:p>
          </table:table-cell>
          <table:table-cell table:formula="of:=[.P235]+[.O236]" office:value-type="float" office:value="-130.999999999992" calcext:value-type="float">
            <text:p>-130,99999999999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3500" calcext:value-type="float">
            <text:p>203500</text:p>
          </table:table-cell>
          <table:table-cell office:value-type="float" office:value="66960" calcext:value-type="float">
            <text:p>66960</text:p>
          </table:table-cell>
          <table:table-cell office:value-type="float" office:value="76596" calcext:value-type="float">
            <text:p>76596</text:p>
          </table:table-cell>
          <table:table-cell office:value-type="float" office:value="1.1376" calcext:value-type="float">
            <text:p>1,1376</text:p>
          </table:table-cell>
          <table:table-cell/>
          <table:table-cell table:formula="of:=[.C236]-[.C237]" office:value-type="float" office:value="3" calcext:value-type="float">
            <text:p>3</text:p>
          </table:table-cell>
          <table:table-cell table:formula="of:=[.D236]-[.D237]" office:value-type="float" office:value="1" calcext:value-type="float">
            <text:p>1</text:p>
          </table:table-cell>
          <table:table-cell/>
          <table:table-cell table:formula="of:=[.J236]+[.G237]" office:value-type="float" office:value="259" calcext:value-type="float">
            <text:p>259</text:p>
          </table:table-cell>
          <table:table-cell table:formula="of:=[.K236]+[.H237]" office:value-type="float" office:value="573" calcext:value-type="float">
            <text:p>573</text:p>
          </table:table-cell>
          <table:table-cell/>
          <table:table-cell table:formula="of:=[.J237]-[.K237]" office:value-type="float" office:value="-314" calcext:value-type="float">
            <text:p>-314</text:p>
          </table:table-cell>
          <table:table-cell/>
          <table:table-cell table:style-name="ce5" table:formula="of:=([.E236]-[.E237])*[.O$1]" office:value-type="float" office:value="-116.000000000005" calcext:value-type="float">
            <text:p>-116,00000</text:p>
          </table:table-cell>
          <table:table-cell table:formula="of:=[.P236]+[.O237]" office:value-type="float" office:value="-246.999999999997" calcext:value-type="float">
            <text:p>-246,999999999997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4000" calcext:value-type="float">
            <text:p>204000</text:p>
          </table:table-cell>
          <table:table-cell office:value-type="float" office:value="66941" calcext:value-type="float">
            <text:p>66941</text:p>
          </table:table-cell>
          <table:table-cell office:value-type="float" office:value="76602" calcext:value-type="float">
            <text:p>76602</text:p>
          </table:table-cell>
          <table:table-cell office:value-type="float" office:value="1.13751" calcext:value-type="float">
            <text:p>1,13751</text:p>
          </table:table-cell>
          <table:table-cell/>
          <table:table-cell table:formula="of:=[.C237]-[.C238]" office:value-type="float" office:value="19" calcext:value-type="float">
            <text:p>19</text:p>
          </table:table-cell>
          <table:table-cell table:formula="of:=[.D237]-[.D238]" office:value-type="float" office:value="-6" calcext:value-type="float">
            <text:p>-6</text:p>
          </table:table-cell>
          <table:table-cell/>
          <table:table-cell table:formula="of:=[.J237]+[.G238]" office:value-type="float" office:value="278" calcext:value-type="float">
            <text:p>278</text:p>
          </table:table-cell>
          <table:table-cell table:formula="of:=[.K237]+[.H238]" office:value-type="float" office:value="567" calcext:value-type="float">
            <text:p>567</text:p>
          </table:table-cell>
          <table:table-cell/>
          <table:table-cell table:formula="of:=[.J238]-[.K238]" office:value-type="float" office:value="-289" calcext:value-type="float">
            <text:p>-289</text:p>
          </table:table-cell>
          <table:table-cell/>
          <table:table-cell table:style-name="ce5" table:formula="of:=([.E237]-[.E238])*[.O$1]" office:value-type="float" office:value="-8.99999999999235" calcext:value-type="float">
            <text:p>-9,00000</text:p>
          </table:table-cell>
          <table:table-cell table:formula="of:=[.P237]+[.O238]" office:value-type="float" office:value="-255.99999999999" calcext:value-type="float">
            <text:p>-255,9999999999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4500" calcext:value-type="float">
            <text:p>204500</text:p>
          </table:table-cell>
          <table:table-cell office:value-type="float" office:value="66973" calcext:value-type="float">
            <text:p>66973</text:p>
          </table:table-cell>
          <table:table-cell office:value-type="float" office:value="76625" calcext:value-type="float">
            <text:p>76625</text:p>
          </table:table-cell>
          <table:table-cell office:value-type="float" office:value="1.1372" calcext:value-type="float">
            <text:p>1,1372</text:p>
          </table:table-cell>
          <table:table-cell/>
          <table:table-cell table:formula="of:=[.C238]-[.C239]" office:value-type="float" office:value="-32" calcext:value-type="float">
            <text:p>-32</text:p>
          </table:table-cell>
          <table:table-cell table:formula="of:=[.D238]-[.D239]" office:value-type="float" office:value="-23" calcext:value-type="float">
            <text:p>-23</text:p>
          </table:table-cell>
          <table:table-cell/>
          <table:table-cell table:formula="of:=[.J238]+[.G239]" office:value-type="float" office:value="246" calcext:value-type="float">
            <text:p>246</text:p>
          </table:table-cell>
          <table:table-cell table:formula="of:=[.K238]+[.H239]" office:value-type="float" office:value="544" calcext:value-type="float">
            <text:p>544</text:p>
          </table:table-cell>
          <table:table-cell/>
          <table:table-cell table:formula="of:=[.J239]-[.K239]" office:value-type="float" office:value="-298" calcext:value-type="float">
            <text:p>-298</text:p>
          </table:table-cell>
          <table:table-cell/>
          <table:table-cell table:style-name="ce5" table:formula="of:=([.E238]-[.E239])*[.O$1]" office:value-type="float" office:value="-31.0000000000032" calcext:value-type="float">
            <text:p>-31,00000</text:p>
          </table:table-cell>
          <table:table-cell table:formula="of:=[.P238]+[.O239]" office:value-type="float" office:value="-286.999999999993" calcext:value-type="float">
            <text:p>-286,99999999999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5000" calcext:value-type="float">
            <text:p>205000</text:p>
          </table:table-cell>
          <table:table-cell office:value-type="float" office:value="66974" calcext:value-type="float">
            <text:p>66974</text:p>
          </table:table-cell>
          <table:table-cell office:value-type="float" office:value="76625" calcext:value-type="float">
            <text:p>76625</text:p>
          </table:table-cell>
          <table:table-cell office:value-type="float" office:value="1.13732" calcext:value-type="float">
            <text:p>1,13732</text:p>
          </table:table-cell>
          <table:table-cell/>
          <table:table-cell table:formula="of:=[.C239]-[.C240]" office:value-type="float" office:value="-1" calcext:value-type="float">
            <text:p>-1</text:p>
          </table:table-cell>
          <table:table-cell table:formula="of:=[.D239]-[.D240]" office:value-type="float" office:value="0" calcext:value-type="float">
            <text:p>0</text:p>
          </table:table-cell>
          <table:table-cell/>
          <table:table-cell table:formula="of:=[.J239]+[.G240]" office:value-type="float" office:value="245" calcext:value-type="float">
            <text:p>245</text:p>
          </table:table-cell>
          <table:table-cell table:formula="of:=[.K239]+[.H240]" office:value-type="float" office:value="544" calcext:value-type="float">
            <text:p>544</text:p>
          </table:table-cell>
          <table:table-cell/>
          <table:table-cell table:formula="of:=[.J240]-[.K240]" office:value-type="float" office:value="-299" calcext:value-type="float">
            <text:p>-299</text:p>
          </table:table-cell>
          <table:table-cell/>
          <table:table-cell table:style-name="ce5" table:formula="of:=([.E239]-[.E240])*[.O$1]" office:value-type="float" office:value="11.9999999999898" calcext:value-type="float">
            <text:p>12,00000</text:p>
          </table:table-cell>
          <table:table-cell table:formula="of:=[.P239]+[.O240]" office:value-type="float" office:value="-275.000000000003" calcext:value-type="float">
            <text:p>-275,00000000000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05500" calcext:value-type="float">
            <text:p>205500</text:p>
          </table:table-cell>
          <table:table-cell office:value-type="float" office:value="66974" calcext:value-type="float">
            <text:p>66974</text:p>
          </table:table-cell>
          <table:table-cell office:value-type="float" office:value="76614" calcext:value-type="float">
            <text:p>76614</text:p>
          </table:table-cell>
          <table:table-cell office:value-type="float" office:value="1.138" calcext:value-type="float">
            <text:p>1,138</text:p>
          </table:table-cell>
          <table:table-cell/>
          <table:table-cell table:formula="of:=[.C240]-[.C241]" office:value-type="float" office:value="0" calcext:value-type="float">
            <text:p>0</text:p>
          </table:table-cell>
          <table:table-cell table:formula="of:=[.D240]-[.D241]" office:value-type="float" office:value="11" calcext:value-type="float">
            <text:p>11</text:p>
          </table:table-cell>
          <table:table-cell/>
          <table:table-cell table:formula="of:=[.J240]+[.G241]" office:value-type="float" office:value="245" calcext:value-type="float">
            <text:p>245</text:p>
          </table:table-cell>
          <table:table-cell table:formula="of:=[.K240]+[.H241]" office:value-type="float" office:value="555" calcext:value-type="float">
            <text:p>555</text:p>
          </table:table-cell>
          <table:table-cell/>
          <table:table-cell table:formula="of:=[.J241]-[.K241]" office:value-type="float" office:value="-310" calcext:value-type="float">
            <text:p>-310</text:p>
          </table:table-cell>
          <table:table-cell/>
          <table:table-cell table:style-name="ce5" table:formula="of:=([.E240]-[.E241])*[.O$1]" office:value-type="float" office:value="68.0000000000014" calcext:value-type="float">
            <text:p>68,00000</text:p>
          </table:table-cell>
          <table:table-cell table:formula="of:=[.P240]+[.O241]" office:value-type="float" office:value="-207.000000000002" calcext:value-type="float">
            <text:p>-207,00000000000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0000" calcext:value-type="float">
            <text:p>210000</text:p>
          </table:table-cell>
          <table:table-cell office:value-type="float" office:value="66989" calcext:value-type="float">
            <text:p>66989</text:p>
          </table:table-cell>
          <table:table-cell office:value-type="float" office:value="76646" calcext:value-type="float">
            <text:p>76646</text:p>
          </table:table-cell>
          <table:table-cell office:value-type="float" office:value="1.13799" calcext:value-type="float">
            <text:p>1,13799</text:p>
          </table:table-cell>
          <table:table-cell/>
          <table:table-cell table:formula="of:=[.C241]-[.C242]" office:value-type="float" office:value="-15" calcext:value-type="float">
            <text:p>-15</text:p>
          </table:table-cell>
          <table:table-cell table:formula="of:=[.D241]-[.D242]" office:value-type="float" office:value="-32" calcext:value-type="float">
            <text:p>-32</text:p>
          </table:table-cell>
          <table:table-cell/>
          <table:table-cell table:formula="of:=[.J241]+[.G242]" office:value-type="float" office:value="230" calcext:value-type="float">
            <text:p>230</text:p>
          </table:table-cell>
          <table:table-cell table:formula="of:=[.K241]+[.H242]" office:value-type="float" office:value="523" calcext:value-type="float">
            <text:p>523</text:p>
          </table:table-cell>
          <table:table-cell/>
          <table:table-cell table:formula="of:=[.J242]-[.K242]" office:value-type="float" office:value="-293" calcext:value-type="float">
            <text:p>-293</text:p>
          </table:table-cell>
          <table:table-cell/>
          <table:table-cell table:style-name="ce5" table:formula="of:=([.E241]-[.E242])*[.O$1]" office:value-type="float" office:value="-0.999999999984347" calcext:value-type="float">
            <text:p>-1,00000</text:p>
          </table:table-cell>
          <table:table-cell table:formula="of:=[.P241]+[.O242]" office:value-type="float" office:value="-207.999999999986" calcext:value-type="float">
            <text:p>-207,99999999998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0500" calcext:value-type="float">
            <text:p>210500</text:p>
          </table:table-cell>
          <table:table-cell office:value-type="float" office:value="66952" calcext:value-type="float">
            <text:p>66952</text:p>
          </table:table-cell>
          <table:table-cell office:value-type="float" office:value="76622" calcext:value-type="float">
            <text:p>76622</text:p>
          </table:table-cell>
          <table:table-cell office:value-type="float" office:value="1.13808" calcext:value-type="float">
            <text:p>1,13808</text:p>
          </table:table-cell>
          <table:table-cell/>
          <table:table-cell table:formula="of:=[.C242]-[.C243]" office:value-type="float" office:value="37" calcext:value-type="float">
            <text:p>37</text:p>
          </table:table-cell>
          <table:table-cell table:formula="of:=[.D242]-[.D243]" office:value-type="float" office:value="24" calcext:value-type="float">
            <text:p>24</text:p>
          </table:table-cell>
          <table:table-cell/>
          <table:table-cell table:formula="of:=[.J242]+[.G243]" office:value-type="float" office:value="267" calcext:value-type="float">
            <text:p>267</text:p>
          </table:table-cell>
          <table:table-cell table:formula="of:=[.K242]+[.H243]" office:value-type="float" office:value="547" calcext:value-type="float">
            <text:p>547</text:p>
          </table:table-cell>
          <table:table-cell/>
          <table:table-cell table:formula="of:=[.J243]-[.K243]" office:value-type="float" office:value="-280" calcext:value-type="float">
            <text:p>-280</text:p>
          </table:table-cell>
          <table:table-cell/>
          <table:table-cell table:style-name="ce5" table:formula="of:=([.E242]-[.E243])*[.O$1]" office:value-type="float" office:value="8.99999999999235" calcext:value-type="float">
            <text:p>9,00000</text:p>
          </table:table-cell>
          <table:table-cell table:formula="of:=[.P242]+[.O243]" office:value-type="float" office:value="-198.999999999994" calcext:value-type="float">
            <text:p>-198,99999999999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1000" calcext:value-type="float">
            <text:p>211000</text:p>
          </table:table-cell>
          <table:table-cell office:value-type="float" office:value="66944" calcext:value-type="float">
            <text:p>66944</text:p>
          </table:table-cell>
          <table:table-cell office:value-type="float" office:value="76627" calcext:value-type="float">
            <text:p>76627</text:p>
          </table:table-cell>
          <table:table-cell office:value-type="float" office:value="1.13814" calcext:value-type="float">
            <text:p>1,13814</text:p>
          </table:table-cell>
          <table:table-cell/>
          <table:table-cell table:formula="of:=[.C243]-[.C244]" office:value-type="float" office:value="8" calcext:value-type="float">
            <text:p>8</text:p>
          </table:table-cell>
          <table:table-cell table:formula="of:=[.D243]-[.D244]" office:value-type="float" office:value="-5" calcext:value-type="float">
            <text:p>-5</text:p>
          </table:table-cell>
          <table:table-cell/>
          <table:table-cell table:formula="of:=[.J243]+[.G244]" office:value-type="float" office:value="275" calcext:value-type="float">
            <text:p>275</text:p>
          </table:table-cell>
          <table:table-cell table:formula="of:=[.K243]+[.H244]" office:value-type="float" office:value="542" calcext:value-type="float">
            <text:p>542</text:p>
          </table:table-cell>
          <table:table-cell/>
          <table:table-cell table:formula="of:=[.J244]-[.K244]" office:value-type="float" office:value="-267" calcext:value-type="float">
            <text:p>-267</text:p>
          </table:table-cell>
          <table:table-cell/>
          <table:table-cell table:style-name="ce5" table:formula="of:=([.E243]-[.E244])*[.O$1]" office:value-type="float" office:value="5.9999999999949" calcext:value-type="float">
            <text:p>6,00000</text:p>
          </table:table-cell>
          <table:table-cell table:formula="of:=[.P243]+[.O244]" office:value-type="float" office:value="-192.999999999999" calcext:value-type="float">
            <text:p>-192,99999999999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1500" calcext:value-type="float">
            <text:p>211500</text:p>
          </table:table-cell>
          <table:table-cell office:value-type="float" office:value="66948" calcext:value-type="float">
            <text:p>66948</text:p>
          </table:table-cell>
          <table:table-cell office:value-type="float" office:value="76642" calcext:value-type="float">
            <text:p>76642</text:p>
          </table:table-cell>
          <table:table-cell office:value-type="float" office:value="1.13856" calcext:value-type="float">
            <text:p>1,13856</text:p>
          </table:table-cell>
          <table:table-cell/>
          <table:table-cell table:formula="of:=[.C244]-[.C245]" office:value-type="float" office:value="-4" calcext:value-type="float">
            <text:p>-4</text:p>
          </table:table-cell>
          <table:table-cell table:formula="of:=[.D244]-[.D245]" office:value-type="float" office:value="-15" calcext:value-type="float">
            <text:p>-15</text:p>
          </table:table-cell>
          <table:table-cell/>
          <table:table-cell table:formula="of:=[.J244]+[.G245]" office:value-type="float" office:value="271" calcext:value-type="float">
            <text:p>271</text:p>
          </table:table-cell>
          <table:table-cell table:formula="of:=[.K244]+[.H245]" office:value-type="float" office:value="527" calcext:value-type="float">
            <text:p>527</text:p>
          </table:table-cell>
          <table:table-cell/>
          <table:table-cell table:formula="of:=[.J245]-[.K245]" office:value-type="float" office:value="-256" calcext:value-type="float">
            <text:p>-256</text:p>
          </table:table-cell>
          <table:table-cell/>
          <table:table-cell table:style-name="ce5" table:formula="of:=([.E244]-[.E245])*[.O$1]" office:value-type="float" office:value="42.0000000000087" calcext:value-type="float">
            <text:p>42,00000</text:p>
          </table:table-cell>
          <table:table-cell table:formula="of:=[.P244]+[.O245]" office:value-type="float" office:value="-150.99999999999" calcext:value-type="float">
            <text:p>-150,9999999999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2000" calcext:value-type="float">
            <text:p>212000</text:p>
          </table:table-cell>
          <table:table-cell office:value-type="float" office:value="66969" calcext:value-type="float">
            <text:p>66969</text:p>
          </table:table-cell>
          <table:table-cell office:value-type="float" office:value="76660" calcext:value-type="float">
            <text:p>76660</text:p>
          </table:table-cell>
          <table:table-cell office:value-type="float" office:value="1.13889" calcext:value-type="float">
            <text:p>1,13889</text:p>
          </table:table-cell>
          <table:table-cell/>
          <table:table-cell table:formula="of:=[.C245]-[.C246]" office:value-type="float" office:value="-21" calcext:value-type="float">
            <text:p>-21</text:p>
          </table:table-cell>
          <table:table-cell table:formula="of:=[.D245]-[.D246]" office:value-type="float" office:value="-18" calcext:value-type="float">
            <text:p>-18</text:p>
          </table:table-cell>
          <table:table-cell/>
          <table:table-cell table:formula="of:=[.J245]+[.G246]" office:value-type="float" office:value="250" calcext:value-type="float">
            <text:p>250</text:p>
          </table:table-cell>
          <table:table-cell table:formula="of:=[.K245]+[.H246]" office:value-type="float" office:value="509" calcext:value-type="float">
            <text:p>509</text:p>
          </table:table-cell>
          <table:table-cell/>
          <table:table-cell table:formula="of:=[.J246]-[.K246]" office:value-type="float" office:value="-259" calcext:value-type="float">
            <text:p>-259</text:p>
          </table:table-cell>
          <table:table-cell/>
          <table:table-cell table:style-name="ce5" table:formula="of:=([.E245]-[.E246])*[.O$1]" office:value-type="float" office:value="32.9999999999941" calcext:value-type="float">
            <text:p>33,00000</text:p>
          </table:table-cell>
          <table:table-cell table:formula="of:=[.P245]+[.O246]" office:value-type="float" office:value="-117.999999999996" calcext:value-type="float">
            <text:p>-117,99999999999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2500" calcext:value-type="float">
            <text:p>212500</text:p>
          </table:table-cell>
          <table:table-cell office:value-type="float" office:value="66957" calcext:value-type="float">
            <text:p>66957</text:p>
          </table:table-cell>
          <table:table-cell office:value-type="float" office:value="76619" calcext:value-type="float">
            <text:p>76619</text:p>
          </table:table-cell>
          <table:table-cell office:value-type="float" office:value="1.13857" calcext:value-type="float">
            <text:p>1,13857</text:p>
          </table:table-cell>
          <table:table-cell/>
          <table:table-cell table:formula="of:=[.C246]-[.C247]" office:value-type="float" office:value="12" calcext:value-type="float">
            <text:p>12</text:p>
          </table:table-cell>
          <table:table-cell table:formula="of:=[.D246]-[.D247]" office:value-type="float" office:value="41" calcext:value-type="float">
            <text:p>41</text:p>
          </table:table-cell>
          <table:table-cell/>
          <table:table-cell table:formula="of:=[.J246]+[.G247]" office:value-type="float" office:value="262" calcext:value-type="float">
            <text:p>262</text:p>
          </table:table-cell>
          <table:table-cell table:formula="of:=[.K246]+[.H247]" office:value-type="float" office:value="550" calcext:value-type="float">
            <text:p>550</text:p>
          </table:table-cell>
          <table:table-cell/>
          <table:table-cell table:formula="of:=[.J247]-[.K247]" office:value-type="float" office:value="-288" calcext:value-type="float">
            <text:p>-288</text:p>
          </table:table-cell>
          <table:table-cell/>
          <table:table-cell table:style-name="ce5" table:formula="of:=([.E246]-[.E247])*[.O$1]" office:value-type="float" office:value="-31.9999999999876" calcext:value-type="float">
            <text:p>-32,00000</text:p>
          </table:table-cell>
          <table:table-cell table:formula="of:=[.P246]+[.O247]" office:value-type="float" office:value="-149.999999999984" calcext:value-type="float">
            <text:p>-149,99999999998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3000" calcext:value-type="float">
            <text:p>213000</text:p>
          </table:table-cell>
          <table:table-cell office:value-type="float" office:value="66951" calcext:value-type="float">
            <text:p>66951</text:p>
          </table:table-cell>
          <table:table-cell office:value-type="float" office:value="76611" calcext:value-type="float">
            <text:p>76611</text:p>
          </table:table-cell>
          <table:table-cell office:value-type="float" office:value="1.13862" calcext:value-type="float">
            <text:p>1,13862</text:p>
          </table:table-cell>
          <table:table-cell/>
          <table:table-cell table:formula="of:=[.C247]-[.C248]" office:value-type="float" office:value="6" calcext:value-type="float">
            <text:p>6</text:p>
          </table:table-cell>
          <table:table-cell table:formula="of:=[.D247]-[.D248]" office:value-type="float" office:value="8" calcext:value-type="float">
            <text:p>8</text:p>
          </table:table-cell>
          <table:table-cell/>
          <table:table-cell table:formula="of:=[.J247]+[.G248]" office:value-type="float" office:value="268" calcext:value-type="float">
            <text:p>268</text:p>
          </table:table-cell>
          <table:table-cell table:formula="of:=[.K247]+[.H248]" office:value-type="float" office:value="558" calcext:value-type="float">
            <text:p>558</text:p>
          </table:table-cell>
          <table:table-cell/>
          <table:table-cell table:formula="of:=[.J248]-[.K248]" office:value-type="float" office:value="-290" calcext:value-type="float">
            <text:p>-290</text:p>
          </table:table-cell>
          <table:table-cell/>
          <table:table-cell table:style-name="ce5" table:formula="of:=([.E247]-[.E248])*[.O$1]" office:value-type="float" office:value="4.99999999998835" calcext:value-type="float">
            <text:p>5,00000</text:p>
          </table:table-cell>
          <table:table-cell table:formula="of:=[.P247]+[.O248]" office:value-type="float" office:value="-144.999999999995" calcext:value-type="float">
            <text:p>-144,99999999999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3500" calcext:value-type="float">
            <text:p>213500</text:p>
          </table:table-cell>
          <table:table-cell office:value-type="float" office:value="66925" calcext:value-type="float">
            <text:p>66925</text:p>
          </table:table-cell>
          <table:table-cell office:value-type="float" office:value="76578" calcext:value-type="float">
            <text:p>76578</text:p>
          </table:table-cell>
          <table:table-cell office:value-type="float" office:value="1.13852" calcext:value-type="float">
            <text:p>1,13852</text:p>
          </table:table-cell>
          <table:table-cell/>
          <table:table-cell table:formula="of:=[.C248]-[.C249]" office:value-type="float" office:value="26" calcext:value-type="float">
            <text:p>26</text:p>
          </table:table-cell>
          <table:table-cell table:formula="of:=[.D248]-[.D249]" office:value-type="float" office:value="33" calcext:value-type="float">
            <text:p>33</text:p>
          </table:table-cell>
          <table:table-cell/>
          <table:table-cell table:formula="of:=[.J248]+[.G249]" office:value-type="float" office:value="294" calcext:value-type="float">
            <text:p>294</text:p>
          </table:table-cell>
          <table:table-cell table:formula="of:=[.K248]+[.H249]" office:value-type="float" office:value="591" calcext:value-type="float">
            <text:p>591</text:p>
          </table:table-cell>
          <table:table-cell/>
          <table:table-cell table:formula="of:=[.J249]-[.K249]" office:value-type="float" office:value="-297" calcext:value-type="float">
            <text:p>-297</text:p>
          </table:table-cell>
          <table:table-cell/>
          <table:table-cell table:style-name="ce5" table:formula="of:=([.E248]-[.E249])*[.O$1]" office:value-type="float" office:value="-9.9999999999989" calcext:value-type="float">
            <text:p>-10,00000</text:p>
          </table:table-cell>
          <table:table-cell table:formula="of:=[.P248]+[.O249]" office:value-type="float" office:value="-154.999999999994" calcext:value-type="float">
            <text:p>-154,99999999999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4000" calcext:value-type="float">
            <text:p>214000</text:p>
          </table:table-cell>
          <table:table-cell office:value-type="float" office:value="66898" calcext:value-type="float">
            <text:p>66898</text:p>
          </table:table-cell>
          <table:table-cell office:value-type="float" office:value="76551" calcext:value-type="float">
            <text:p>76551</text:p>
          </table:table-cell>
          <table:table-cell office:value-type="float" office:value="1.13833" calcext:value-type="float">
            <text:p>1,13833</text:p>
          </table:table-cell>
          <table:table-cell/>
          <table:table-cell table:formula="of:=[.C249]-[.C250]" office:value-type="float" office:value="27" calcext:value-type="float">
            <text:p>27</text:p>
          </table:table-cell>
          <table:table-cell table:formula="of:=[.D249]-[.D250]" office:value-type="float" office:value="27" calcext:value-type="float">
            <text:p>27</text:p>
          </table:table-cell>
          <table:table-cell/>
          <table:table-cell table:formula="of:=[.J249]+[.G250]" office:value-type="float" office:value="321" calcext:value-type="float">
            <text:p>321</text:p>
          </table:table-cell>
          <table:table-cell table:formula="of:=[.K249]+[.H250]" office:value-type="float" office:value="618" calcext:value-type="float">
            <text:p>618</text:p>
          </table:table-cell>
          <table:table-cell/>
          <table:table-cell table:formula="of:=[.J250]-[.K250]" office:value-type="float" office:value="-297" calcext:value-type="float">
            <text:p>-297</text:p>
          </table:table-cell>
          <table:table-cell/>
          <table:table-cell table:style-name="ce5" table:formula="of:=([.E249]-[.E250])*[.O$1]" office:value-type="float" office:value="-18.9999999999912" calcext:value-type="float">
            <text:p>-19,00000</text:p>
          </table:table-cell>
          <table:table-cell table:formula="of:=[.P249]+[.O250]" office:value-type="float" office:value="-173.999999999985" calcext:value-type="float">
            <text:p>-173,99999999998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4500" calcext:value-type="float">
            <text:p>214500</text:p>
          </table:table-cell>
          <table:table-cell office:value-type="float" office:value="66909" calcext:value-type="float">
            <text:p>66909</text:p>
          </table:table-cell>
          <table:table-cell office:value-type="float" office:value="76567" calcext:value-type="float">
            <text:p>76567</text:p>
          </table:table-cell>
          <table:table-cell office:value-type="float" office:value="1.13842" calcext:value-type="float">
            <text:p>1,13842</text:p>
          </table:table-cell>
          <table:table-cell/>
          <table:table-cell table:formula="of:=[.C250]-[.C251]" office:value-type="float" office:value="-11" calcext:value-type="float">
            <text:p>-11</text:p>
          </table:table-cell>
          <table:table-cell table:formula="of:=[.D250]-[.D251]" office:value-type="float" office:value="-16" calcext:value-type="float">
            <text:p>-16</text:p>
          </table:table-cell>
          <table:table-cell/>
          <table:table-cell table:formula="of:=[.J250]+[.G251]" office:value-type="float" office:value="310" calcext:value-type="float">
            <text:p>310</text:p>
          </table:table-cell>
          <table:table-cell table:formula="of:=[.K250]+[.H251]" office:value-type="float" office:value="602" calcext:value-type="float">
            <text:p>602</text:p>
          </table:table-cell>
          <table:table-cell/>
          <table:table-cell table:formula="of:=[.J251]-[.K251]" office:value-type="float" office:value="-292" calcext:value-type="float">
            <text:p>-292</text:p>
          </table:table-cell>
          <table:table-cell/>
          <table:table-cell table:style-name="ce5" table:formula="of:=([.E250]-[.E251])*[.O$1]" office:value-type="float" office:value="8.99999999999235" calcext:value-type="float">
            <text:p>9,00000</text:p>
          </table:table-cell>
          <table:table-cell table:formula="of:=[.P250]+[.O251]" office:value-type="float" office:value="-164.999999999993" calcext:value-type="float">
            <text:p>-164,99999999999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5000" calcext:value-type="float">
            <text:p>215000</text:p>
          </table:table-cell>
          <table:table-cell office:value-type="float" office:value="66908" calcext:value-type="float">
            <text:p>66908</text:p>
          </table:table-cell>
          <table:table-cell office:value-type="float" office:value="76548" calcext:value-type="float">
            <text:p>76548</text:p>
          </table:table-cell>
          <table:table-cell office:value-type="float" office:value="1.13818" calcext:value-type="float">
            <text:p>1,13818</text:p>
          </table:table-cell>
          <table:table-cell/>
          <table:table-cell table:formula="of:=[.C251]-[.C252]" office:value-type="float" office:value="1" calcext:value-type="float">
            <text:p>1</text:p>
          </table:table-cell>
          <table:table-cell table:formula="of:=[.D251]-[.D252]" office:value-type="float" office:value="19" calcext:value-type="float">
            <text:p>19</text:p>
          </table:table-cell>
          <table:table-cell/>
          <table:table-cell table:formula="of:=[.J251]+[.G252]" office:value-type="float" office:value="311" calcext:value-type="float">
            <text:p>311</text:p>
          </table:table-cell>
          <table:table-cell table:formula="of:=[.K251]+[.H252]" office:value-type="float" office:value="621" calcext:value-type="float">
            <text:p>621</text:p>
          </table:table-cell>
          <table:table-cell/>
          <table:table-cell table:formula="of:=[.J252]-[.K252]" office:value-type="float" office:value="-310" calcext:value-type="float">
            <text:p>-310</text:p>
          </table:table-cell>
          <table:table-cell/>
          <table:table-cell table:style-name="ce5" table:formula="of:=([.E251]-[.E252])*[.O$1]" office:value-type="float" office:value="-24.0000000000018" calcext:value-type="float">
            <text:p>-24,00000</text:p>
          </table:table-cell>
          <table:table-cell table:formula="of:=[.P251]+[.O252]" office:value-type="float" office:value="-188.999999999995" calcext:value-type="float">
            <text:p>-188,99999999999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15500" calcext:value-type="float">
            <text:p>215500</text:p>
          </table:table-cell>
          <table:table-cell office:value-type="float" office:value="66925" calcext:value-type="float">
            <text:p>66925</text:p>
          </table:table-cell>
          <table:table-cell office:value-type="float" office:value="76569" calcext:value-type="float">
            <text:p>76569</text:p>
          </table:table-cell>
          <table:table-cell office:value-type="float" office:value="1.13846" calcext:value-type="float">
            <text:p>1,13846</text:p>
          </table:table-cell>
          <table:table-cell/>
          <table:table-cell table:formula="of:=[.C252]-[.C253]" office:value-type="float" office:value="-17" calcext:value-type="float">
            <text:p>-17</text:p>
          </table:table-cell>
          <table:table-cell table:formula="of:=[.D252]-[.D253]" office:value-type="float" office:value="-21" calcext:value-type="float">
            <text:p>-21</text:p>
          </table:table-cell>
          <table:table-cell/>
          <table:table-cell table:formula="of:=[.J252]+[.G253]" office:value-type="float" office:value="294" calcext:value-type="float">
            <text:p>294</text:p>
          </table:table-cell>
          <table:table-cell table:formula="of:=[.K252]+[.H253]" office:value-type="float" office:value="600" calcext:value-type="float">
            <text:p>600</text:p>
          </table:table-cell>
          <table:table-cell/>
          <table:table-cell table:formula="of:=[.J253]-[.K253]" office:value-type="float" office:value="-306" calcext:value-type="float">
            <text:p>-306</text:p>
          </table:table-cell>
          <table:table-cell/>
          <table:table-cell table:style-name="ce5" table:formula="of:=([.E252]-[.E253])*[.O$1]" office:value-type="float" office:value="28.0000000000058" calcext:value-type="float">
            <text:p>28,00000</text:p>
          </table:table-cell>
          <table:table-cell table:formula="of:=[.P252]+[.O253]" office:value-type="float" office:value="-160.999999999989" calcext:value-type="float">
            <text:p>-160,99999999998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0000" calcext:value-type="float">
            <text:p>220000</text:p>
          </table:table-cell>
          <table:table-cell office:value-type="float" office:value="66940" calcext:value-type="float">
            <text:p>66940</text:p>
          </table:table-cell>
          <table:table-cell office:value-type="float" office:value="76552" calcext:value-type="float">
            <text:p>76552</text:p>
          </table:table-cell>
          <table:table-cell office:value-type="float" office:value="1.13873" calcext:value-type="float">
            <text:p>1,13873</text:p>
          </table:table-cell>
          <table:table-cell/>
          <table:table-cell table:formula="of:=[.C253]-[.C254]" office:value-type="float" office:value="-15" calcext:value-type="float">
            <text:p>-15</text:p>
          </table:table-cell>
          <table:table-cell table:formula="of:=[.D253]-[.D254]" office:value-type="float" office:value="17" calcext:value-type="float">
            <text:p>17</text:p>
          </table:table-cell>
          <table:table-cell/>
          <table:table-cell table:formula="of:=[.J253]+[.G254]" office:value-type="float" office:value="279" calcext:value-type="float">
            <text:p>279</text:p>
          </table:table-cell>
          <table:table-cell table:formula="of:=[.K253]+[.H254]" office:value-type="float" office:value="617" calcext:value-type="float">
            <text:p>617</text:p>
          </table:table-cell>
          <table:table-cell/>
          <table:table-cell table:formula="of:=[.J254]-[.K254]" office:value-type="float" office:value="-338" calcext:value-type="float">
            <text:p>-338</text:p>
          </table:table-cell>
          <table:table-cell/>
          <table:table-cell table:style-name="ce5" table:formula="of:=([.E253]-[.E254])*[.O$1]" office:value-type="float" office:value="26.9999999999992" calcext:value-type="float">
            <text:p>27,00000</text:p>
          </table:table-cell>
          <table:table-cell table:formula="of:=[.P253]+[.O254]" office:value-type="float" office:value="-133.99999999999" calcext:value-type="float">
            <text:p>-133,9999999999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0500" calcext:value-type="float">
            <text:p>220500</text:p>
          </table:table-cell>
          <table:table-cell office:value-type="float" office:value="66948" calcext:value-type="float">
            <text:p>66948</text:p>
          </table:table-cell>
          <table:table-cell office:value-type="float" office:value="76569" calcext:value-type="float">
            <text:p>76569</text:p>
          </table:table-cell>
          <table:table-cell office:value-type="float" office:value="1.13879" calcext:value-type="float">
            <text:p>1,13879</text:p>
          </table:table-cell>
          <table:table-cell/>
          <table:table-cell table:formula="of:=[.C254]-[.C255]" office:value-type="float" office:value="-8" calcext:value-type="float">
            <text:p>-8</text:p>
          </table:table-cell>
          <table:table-cell table:formula="of:=[.D254]-[.D255]" office:value-type="float" office:value="-17" calcext:value-type="float">
            <text:p>-17</text:p>
          </table:table-cell>
          <table:table-cell/>
          <table:table-cell table:formula="of:=[.J254]+[.G255]" office:value-type="float" office:value="271" calcext:value-type="float">
            <text:p>271</text:p>
          </table:table-cell>
          <table:table-cell table:formula="of:=[.K254]+[.H255]" office:value-type="float" office:value="600" calcext:value-type="float">
            <text:p>600</text:p>
          </table:table-cell>
          <table:table-cell/>
          <table:table-cell table:formula="of:=[.J255]-[.K255]" office:value-type="float" office:value="-329" calcext:value-type="float">
            <text:p>-329</text:p>
          </table:table-cell>
          <table:table-cell/>
          <table:table-cell table:style-name="ce5" table:formula="of:=([.E254]-[.E255])*[.O$1]" office:value-type="float" office:value="5.9999999999949" calcext:value-type="float">
            <text:p>6,00000</text:p>
          </table:table-cell>
          <table:table-cell table:formula="of:=[.P254]+[.O255]" office:value-type="float" office:value="-127.999999999995" calcext:value-type="float">
            <text:p>-127,99999999999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1000" calcext:value-type="float">
            <text:p>221000</text:p>
          </table:table-cell>
          <table:table-cell office:value-type="float" office:value="66946" calcext:value-type="float">
            <text:p>66946</text:p>
          </table:table-cell>
          <table:table-cell office:value-type="float" office:value="76571" calcext:value-type="float">
            <text:p>76571</text:p>
          </table:table-cell>
          <table:table-cell office:value-type="float" office:value="1.1384" calcext:value-type="float">
            <text:p>1,1384</text:p>
          </table:table-cell>
          <table:table-cell/>
          <table:table-cell table:formula="of:=[.C255]-[.C256]" office:value-type="float" office:value="2" calcext:value-type="float">
            <text:p>2</text:p>
          </table:table-cell>
          <table:table-cell table:formula="of:=[.D255]-[.D256]" office:value-type="float" office:value="-2" calcext:value-type="float">
            <text:p>-2</text:p>
          </table:table-cell>
          <table:table-cell/>
          <table:table-cell table:formula="of:=[.J255]+[.G256]" office:value-type="float" office:value="273" calcext:value-type="float">
            <text:p>273</text:p>
          </table:table-cell>
          <table:table-cell table:formula="of:=[.K255]+[.H256]" office:value-type="float" office:value="598" calcext:value-type="float">
            <text:p>598</text:p>
          </table:table-cell>
          <table:table-cell/>
          <table:table-cell table:formula="of:=[.J256]-[.K256]" office:value-type="float" office:value="-325" calcext:value-type="float">
            <text:p>-325</text:p>
          </table:table-cell>
          <table:table-cell/>
          <table:table-cell table:style-name="ce5" table:formula="of:=([.E255]-[.E256])*[.O$1]" office:value-type="float" office:value="-38.999999999989" calcext:value-type="float">
            <text:p>-39,00000</text:p>
          </table:table-cell>
          <table:table-cell table:formula="of:=[.P255]+[.O256]" office:value-type="float" office:value="-166.999999999984" calcext:value-type="float">
            <text:p>-166,99999999998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1500" calcext:value-type="float">
            <text:p>221500</text:p>
          </table:table-cell>
          <table:table-cell office:value-type="float" office:value="66958" calcext:value-type="float">
            <text:p>66958</text:p>
          </table:table-cell>
          <table:table-cell office:value-type="float" office:value="76577" calcext:value-type="float">
            <text:p>76577</text:p>
          </table:table-cell>
          <table:table-cell office:value-type="float" office:value="1.13828" calcext:value-type="float">
            <text:p>1,13828</text:p>
          </table:table-cell>
          <table:table-cell/>
          <table:table-cell table:formula="of:=[.C256]-[.C257]" office:value-type="float" office:value="-12" calcext:value-type="float">
            <text:p>-12</text:p>
          </table:table-cell>
          <table:table-cell table:formula="of:=[.D256]-[.D257]" office:value-type="float" office:value="-6" calcext:value-type="float">
            <text:p>-6</text:p>
          </table:table-cell>
          <table:table-cell/>
          <table:table-cell table:formula="of:=[.J256]+[.G257]" office:value-type="float" office:value="261" calcext:value-type="float">
            <text:p>261</text:p>
          </table:table-cell>
          <table:table-cell table:formula="of:=[.K256]+[.H257]" office:value-type="float" office:value="592" calcext:value-type="float">
            <text:p>592</text:p>
          </table:table-cell>
          <table:table-cell/>
          <table:table-cell table:formula="of:=[.J257]-[.K257]" office:value-type="float" office:value="-331" calcext:value-type="float">
            <text:p>-331</text:p>
          </table:table-cell>
          <table:table-cell/>
          <table:table-cell table:style-name="ce5" table:formula="of:=([.E256]-[.E257])*[.O$1]" office:value-type="float" office:value="-12.000000000012" calcext:value-type="float">
            <text:p>-12,00000</text:p>
          </table:table-cell>
          <table:table-cell table:formula="of:=[.P256]+[.O257]" office:value-type="float" office:value="-178.999999999996" calcext:value-type="float">
            <text:p>-178,99999999999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2000" calcext:value-type="float">
            <text:p>222000</text:p>
          </table:table-cell>
          <table:table-cell office:value-type="float" office:value="66953" calcext:value-type="float">
            <text:p>66953</text:p>
          </table:table-cell>
          <table:table-cell office:value-type="float" office:value="76593" calcext:value-type="float">
            <text:p>76593</text:p>
          </table:table-cell>
          <table:table-cell office:value-type="float" office:value="1.13848" calcext:value-type="float">
            <text:p>1,13848</text:p>
          </table:table-cell>
          <table:table-cell/>
          <table:table-cell table:formula="of:=[.C257]-[.C258]" office:value-type="float" office:value="5" calcext:value-type="float">
            <text:p>5</text:p>
          </table:table-cell>
          <table:table-cell table:formula="of:=[.D257]-[.D258]" office:value-type="float" office:value="-16" calcext:value-type="float">
            <text:p>-16</text:p>
          </table:table-cell>
          <table:table-cell/>
          <table:table-cell table:formula="of:=[.J257]+[.G258]" office:value-type="float" office:value="266" calcext:value-type="float">
            <text:p>266</text:p>
          </table:table-cell>
          <table:table-cell table:formula="of:=[.K257]+[.H258]" office:value-type="float" office:value="576" calcext:value-type="float">
            <text:p>576</text:p>
          </table:table-cell>
          <table:table-cell/>
          <table:table-cell table:formula="of:=[.J258]-[.K258]" office:value-type="float" office:value="-310" calcext:value-type="float">
            <text:p>-310</text:p>
          </table:table-cell>
          <table:table-cell/>
          <table:table-cell table:style-name="ce5" table:formula="of:=([.E257]-[.E258])*[.O$1]" office:value-type="float" office:value="19.9999999999978" calcext:value-type="float">
            <text:p>20,00000</text:p>
          </table:table-cell>
          <table:table-cell table:formula="of:=[.P257]+[.O258]" office:value-type="float" office:value="-158.999999999998" calcext:value-type="float">
            <text:p>-158,99999999999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2500" calcext:value-type="float">
            <text:p>222500</text:p>
          </table:table-cell>
          <table:table-cell office:value-type="float" office:value="66951" calcext:value-type="float">
            <text:p>66951</text:p>
          </table:table-cell>
          <table:table-cell office:value-type="float" office:value="76601" calcext:value-type="float">
            <text:p>76601</text:p>
          </table:table-cell>
          <table:table-cell office:value-type="float" office:value="1.13851" calcext:value-type="float">
            <text:p>1,13851</text:p>
          </table:table-cell>
          <table:table-cell/>
          <table:table-cell table:formula="of:=[.C258]-[.C259]" office:value-type="float" office:value="2" calcext:value-type="float">
            <text:p>2</text:p>
          </table:table-cell>
          <table:table-cell table:formula="of:=[.D258]-[.D259]" office:value-type="float" office:value="-8" calcext:value-type="float">
            <text:p>-8</text:p>
          </table:table-cell>
          <table:table-cell/>
          <table:table-cell table:formula="of:=[.J258]+[.G259]" office:value-type="float" office:value="268" calcext:value-type="float">
            <text:p>268</text:p>
          </table:table-cell>
          <table:table-cell table:formula="of:=[.K258]+[.H259]" office:value-type="float" office:value="568" calcext:value-type="float">
            <text:p>568</text:p>
          </table:table-cell>
          <table:table-cell/>
          <table:table-cell table:formula="of:=[.J259]-[.K259]" office:value-type="float" office:value="-300" calcext:value-type="float">
            <text:p>-300</text:p>
          </table:table-cell>
          <table:table-cell/>
          <table:table-cell table:style-name="ce5" table:formula="of:=([.E258]-[.E259])*[.O$1]" office:value-type="float" office:value="3.00000000001965" calcext:value-type="float">
            <text:p>3,00000</text:p>
          </table:table-cell>
          <table:table-cell table:formula="of:=[.P258]+[.O259]" office:value-type="float" office:value="-155.999999999978" calcext:value-type="float">
            <text:p>-155,99999999997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3000" calcext:value-type="float">
            <text:p>223000</text:p>
          </table:table-cell>
          <table:table-cell office:value-type="float" office:value="66986" calcext:value-type="float">
            <text:p>66986</text:p>
          </table:table-cell>
          <table:table-cell office:value-type="float" office:value="76640" calcext:value-type="float">
            <text:p>76640</text:p>
          </table:table-cell>
          <table:table-cell office:value-type="float" office:value="1.1384" calcext:value-type="float">
            <text:p>1,1384</text:p>
          </table:table-cell>
          <table:table-cell/>
          <table:table-cell table:formula="of:=[.C259]-[.C260]" office:value-type="float" office:value="-35" calcext:value-type="float">
            <text:p>-35</text:p>
          </table:table-cell>
          <table:table-cell table:formula="of:=[.D259]-[.D260]" office:value-type="float" office:value="-39" calcext:value-type="float">
            <text:p>-39</text:p>
          </table:table-cell>
          <table:table-cell/>
          <table:table-cell table:formula="of:=[.J259]+[.G260]" office:value-type="float" office:value="233" calcext:value-type="float">
            <text:p>233</text:p>
          </table:table-cell>
          <table:table-cell table:formula="of:=[.K259]+[.H260]" office:value-type="float" office:value="529" calcext:value-type="float">
            <text:p>529</text:p>
          </table:table-cell>
          <table:table-cell/>
          <table:table-cell table:formula="of:=[.J260]-[.K260]" office:value-type="float" office:value="-296" calcext:value-type="float">
            <text:p>-296</text:p>
          </table:table-cell>
          <table:table-cell/>
          <table:table-cell table:style-name="ce5" table:formula="of:=([.E259]-[.E260])*[.O$1]" office:value-type="float" office:value="-11.0000000000055" calcext:value-type="float">
            <text:p>-11,00000</text:p>
          </table:table-cell>
          <table:table-cell table:formula="of:=[.P259]+[.O260]" office:value-type="float" office:value="-166.999999999984" calcext:value-type="float">
            <text:p>-166,999999999984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3500" calcext:value-type="float">
            <text:p>223500</text:p>
          </table:table-cell>
          <table:table-cell office:value-type="float" office:value="66986" calcext:value-type="float">
            <text:p>66986</text:p>
          </table:table-cell>
          <table:table-cell office:value-type="float" office:value="76631" calcext:value-type="float">
            <text:p>76631</text:p>
          </table:table-cell>
          <table:table-cell office:value-type="float" office:value="1.13861" calcext:value-type="float">
            <text:p>1,13861</text:p>
          </table:table-cell>
          <table:table-cell/>
          <table:table-cell table:formula="of:=[.C260]-[.C261]" office:value-type="float" office:value="0" calcext:value-type="float">
            <text:p>0</text:p>
          </table:table-cell>
          <table:table-cell table:formula="of:=[.D260]-[.D261]" office:value-type="float" office:value="9" calcext:value-type="float">
            <text:p>9</text:p>
          </table:table-cell>
          <table:table-cell/>
          <table:table-cell table:formula="of:=[.J260]+[.G261]" office:value-type="float" office:value="233" calcext:value-type="float">
            <text:p>233</text:p>
          </table:table-cell>
          <table:table-cell table:formula="of:=[.K260]+[.H261]" office:value-type="float" office:value="538" calcext:value-type="float">
            <text:p>538</text:p>
          </table:table-cell>
          <table:table-cell/>
          <table:table-cell table:formula="of:=[.J261]-[.K261]" office:value-type="float" office:value="-305" calcext:value-type="float">
            <text:p>-305</text:p>
          </table:table-cell>
          <table:table-cell/>
          <table:table-cell table:style-name="ce5" table:formula="of:=([.E260]-[.E261])*[.O$1]" office:value-type="float" office:value="20.9999999999821" calcext:value-type="float">
            <text:p>21,00000</text:p>
          </table:table-cell>
          <table:table-cell table:formula="of:=[.P260]+[.O261]" office:value-type="float" office:value="-146.000000000002" calcext:value-type="float">
            <text:p>-146,00000000000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4000" calcext:value-type="float">
            <text:p>224000</text:p>
          </table:table-cell>
          <table:table-cell office:value-type="float" office:value="66953" calcext:value-type="float">
            <text:p>66953</text:p>
          </table:table-cell>
          <table:table-cell office:value-type="float" office:value="76616" calcext:value-type="float">
            <text:p>76616</text:p>
          </table:table-cell>
          <table:table-cell office:value-type="float" office:value="1.13855" calcext:value-type="float">
            <text:p>1,13855</text:p>
          </table:table-cell>
          <table:table-cell/>
          <table:table-cell table:formula="of:=[.C261]-[.C262]" office:value-type="float" office:value="33" calcext:value-type="float">
            <text:p>33</text:p>
          </table:table-cell>
          <table:table-cell table:formula="of:=[.D261]-[.D262]" office:value-type="float" office:value="15" calcext:value-type="float">
            <text:p>15</text:p>
          </table:table-cell>
          <table:table-cell/>
          <table:table-cell table:formula="of:=[.J261]+[.G262]" office:value-type="float" office:value="266" calcext:value-type="float">
            <text:p>266</text:p>
          </table:table-cell>
          <table:table-cell table:formula="of:=[.K261]+[.H262]" office:value-type="float" office:value="553" calcext:value-type="float">
            <text:p>553</text:p>
          </table:table-cell>
          <table:table-cell/>
          <table:table-cell table:formula="of:=[.J262]-[.K262]" office:value-type="float" office:value="-287" calcext:value-type="float">
            <text:p>-287</text:p>
          </table:table-cell>
          <table:table-cell/>
          <table:table-cell table:style-name="ce5" table:formula="of:=([.E261]-[.E262])*[.O$1]" office:value-type="float" office:value="-5.9999999999949" calcext:value-type="float">
            <text:p>-6,00000</text:p>
          </table:table-cell>
          <table:table-cell table:formula="of:=[.P261]+[.O262]" office:value-type="float" office:value="-151.999999999997" calcext:value-type="float">
            <text:p>-151,999999999997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4500" calcext:value-type="float">
            <text:p>224500</text:p>
          </table:table-cell>
          <table:table-cell office:value-type="float" office:value="66889" calcext:value-type="float">
            <text:p>66889</text:p>
          </table:table-cell>
          <table:table-cell office:value-type="float" office:value="76580" calcext:value-type="float">
            <text:p>76580</text:p>
          </table:table-cell>
          <table:table-cell office:value-type="float" office:value="1.13829" calcext:value-type="float">
            <text:p>1,13829</text:p>
          </table:table-cell>
          <table:table-cell/>
          <table:table-cell table:formula="of:=[.C262]-[.C263]" office:value-type="float" office:value="64" calcext:value-type="float">
            <text:p>64</text:p>
          </table:table-cell>
          <table:table-cell table:formula="of:=[.D262]-[.D263]" office:value-type="float" office:value="36" calcext:value-type="float">
            <text:p>36</text:p>
          </table:table-cell>
          <table:table-cell/>
          <table:table-cell table:formula="of:=[.J262]+[.G263]" office:value-type="float" office:value="330" calcext:value-type="float">
            <text:p>330</text:p>
          </table:table-cell>
          <table:table-cell table:formula="of:=[.K262]+[.H263]" office:value-type="float" office:value="589" calcext:value-type="float">
            <text:p>589</text:p>
          </table:table-cell>
          <table:table-cell/>
          <table:table-cell table:formula="of:=[.J263]-[.K263]" office:value-type="float" office:value="-259" calcext:value-type="float">
            <text:p>-259</text:p>
          </table:table-cell>
          <table:table-cell/>
          <table:table-cell table:style-name="ce5" table:formula="of:=([.E262]-[.E263])*[.O$1]" office:value-type="float" office:value="-25.9999999999927" calcext:value-type="float">
            <text:p>-26,00000</text:p>
          </table:table-cell>
          <table:table-cell table:formula="of:=[.P262]+[.O263]" office:value-type="float" office:value="-177.999999999989" calcext:value-type="float">
            <text:p>-177,99999999998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6838" calcext:value-type="float">
            <text:p>66838</text:p>
          </table:table-cell>
          <table:table-cell office:value-type="float" office:value="76551" calcext:value-type="float">
            <text:p>76551</text:p>
          </table:table-cell>
          <table:table-cell office:value-type="float" office:value="1.13841" calcext:value-type="float">
            <text:p>1,13841</text:p>
          </table:table-cell>
          <table:table-cell/>
          <table:table-cell table:formula="of:=[.C263]-[.C264]" office:value-type="float" office:value="51" calcext:value-type="float">
            <text:p>51</text:p>
          </table:table-cell>
          <table:table-cell table:formula="of:=[.D263]-[.D264]" office:value-type="float" office:value="29" calcext:value-type="float">
            <text:p>29</text:p>
          </table:table-cell>
          <table:table-cell/>
          <table:table-cell table:formula="of:=[.J263]+[.G264]" office:value-type="float" office:value="381" calcext:value-type="float">
            <text:p>381</text:p>
          </table:table-cell>
          <table:table-cell table:formula="of:=[.K263]+[.H264]" office:value-type="float" office:value="618" calcext:value-type="float">
            <text:p>618</text:p>
          </table:table-cell>
          <table:table-cell/>
          <table:table-cell table:formula="of:=[.J264]-[.K264]" office:value-type="float" office:value="-237" calcext:value-type="float">
            <text:p>-237</text:p>
          </table:table-cell>
          <table:table-cell/>
          <table:table-cell table:style-name="ce5" table:formula="of:=([.E263]-[.E264])*[.O$1]" office:value-type="float" office:value="11.9999999999898" calcext:value-type="float">
            <text:p>12,00000</text:p>
          </table:table-cell>
          <table:table-cell table:formula="of:=[.P263]+[.O264]" office:value-type="float" office:value="-165.999999999999" calcext:value-type="float">
            <text:p>-165,999999999999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25500" calcext:value-type="float">
            <text:p>225500</text:p>
          </table:table-cell>
          <table:table-cell office:value-type="float" office:value="66865" calcext:value-type="float">
            <text:p>66865</text:p>
          </table:table-cell>
          <table:table-cell office:value-type="float" office:value="76547" calcext:value-type="float">
            <text:p>76547</text:p>
          </table:table-cell>
          <table:table-cell office:value-type="float" office:value="1.13859" calcext:value-type="float">
            <text:p>1,13859</text:p>
          </table:table-cell>
          <table:table-cell/>
          <table:table-cell table:formula="of:=[.C264]-[.C265]" office:value-type="float" office:value="-27" calcext:value-type="float">
            <text:p>-27</text:p>
          </table:table-cell>
          <table:table-cell table:formula="of:=[.D264]-[.D265]" office:value-type="float" office:value="4" calcext:value-type="float">
            <text:p>4</text:p>
          </table:table-cell>
          <table:table-cell/>
          <table:table-cell table:formula="of:=[.J264]+[.G265]" office:value-type="float" office:value="354" calcext:value-type="float">
            <text:p>354</text:p>
          </table:table-cell>
          <table:table-cell table:formula="of:=[.K264]+[.H265]" office:value-type="float" office:value="622" calcext:value-type="float">
            <text:p>622</text:p>
          </table:table-cell>
          <table:table-cell/>
          <table:table-cell table:formula="of:=[.J265]-[.K265]" office:value-type="float" office:value="-268" calcext:value-type="float">
            <text:p>-268</text:p>
          </table:table-cell>
          <table:table-cell/>
          <table:table-cell table:style-name="ce5" table:formula="of:=([.E264]-[.E265])*[.O$1]" office:value-type="float" office:value="18.0000000000069" calcext:value-type="float">
            <text:p>18,00000</text:p>
          </table:table-cell>
          <table:table-cell table:formula="of:=[.P264]+[.O265]" office:value-type="float" office:value="-147.999999999993" calcext:value-type="float">
            <text:p>-147,99999999999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0000" calcext:value-type="float">
            <text:p>230000</text:p>
          </table:table-cell>
          <table:table-cell office:value-type="float" office:value="66924" calcext:value-type="float">
            <text:p>66924</text:p>
          </table:table-cell>
          <table:table-cell office:value-type="float" office:value="76589" calcext:value-type="float">
            <text:p>76589</text:p>
          </table:table-cell>
          <table:table-cell office:value-type="float" office:value="1.13885" calcext:value-type="float">
            <text:p>1,13885</text:p>
          </table:table-cell>
          <table:table-cell/>
          <table:table-cell table:formula="of:=[.C265]-[.C266]" office:value-type="float" office:value="-59" calcext:value-type="float">
            <text:p>-59</text:p>
          </table:table-cell>
          <table:table-cell table:formula="of:=[.D265]-[.D266]" office:value-type="float" office:value="-42" calcext:value-type="float">
            <text:p>-42</text:p>
          </table:table-cell>
          <table:table-cell/>
          <table:table-cell table:formula="of:=[.J265]+[.G266]" office:value-type="float" office:value="295" calcext:value-type="float">
            <text:p>295</text:p>
          </table:table-cell>
          <table:table-cell table:formula="of:=[.K265]+[.H266]" office:value-type="float" office:value="580" calcext:value-type="float">
            <text:p>580</text:p>
          </table:table-cell>
          <table:table-cell/>
          <table:table-cell table:formula="of:=[.J266]-[.K266]" office:value-type="float" office:value="-285" calcext:value-type="float">
            <text:p>-285</text:p>
          </table:table-cell>
          <table:table-cell/>
          <table:table-cell table:style-name="ce5" table:formula="of:=([.E265]-[.E266])*[.O$1]" office:value-type="float" office:value="25.9999999999927" calcext:value-type="float">
            <text:p>26,00000</text:p>
          </table:table-cell>
          <table:table-cell table:formula="of:=[.P265]+[.O266]"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0500" calcext:value-type="float">
            <text:p>230500</text:p>
          </table:table-cell>
          <table:table-cell office:value-type="float" office:value="66945" calcext:value-type="float">
            <text:p>66945</text:p>
          </table:table-cell>
          <table:table-cell office:value-type="float" office:value="76621" calcext:value-type="float">
            <text:p>76621</text:p>
          </table:table-cell>
          <table:table-cell office:value-type="float" office:value="1.13914" calcext:value-type="float">
            <text:p>1,13914</text:p>
          </table:table-cell>
          <table:table-cell/>
          <table:table-cell table:formula="of:=[.C266]-[.C267]" office:value-type="float" office:value="-21" calcext:value-type="float">
            <text:p>-21</text:p>
          </table:table-cell>
          <table:table-cell table:formula="of:=[.D266]-[.D267]" office:value-type="float" office:value="-32" calcext:value-type="float">
            <text:p>-32</text:p>
          </table:table-cell>
          <table:table-cell/>
          <table:table-cell table:formula="of:=[.J266]+[.G267]" office:value-type="float" office:value="274" calcext:value-type="float">
            <text:p>274</text:p>
          </table:table-cell>
          <table:table-cell table:formula="of:=[.K266]+[.H267]" office:value-type="float" office:value="548" calcext:value-type="float">
            <text:p>548</text:p>
          </table:table-cell>
          <table:table-cell/>
          <table:table-cell table:formula="of:=[.J267]-[.K267]" office:value-type="float" office:value="-274" calcext:value-type="float">
            <text:p>-274</text:p>
          </table:table-cell>
          <table:table-cell/>
          <table:table-cell table:style-name="ce5" table:formula="of:=([.E266]-[.E267])*[.O$1]" office:value-type="float" office:value="29.0000000000123" calcext:value-type="float">
            <text:p>29,00000</text:p>
          </table:table-cell>
          <table:table-cell table:formula="of:=[.P266]+[.O267]" office:value-type="float" office:value="-92.9999999999875" calcext:value-type="float">
            <text:p>-92,9999999999875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1000" calcext:value-type="float">
            <text:p>231000</text:p>
          </table:table-cell>
          <table:table-cell office:value-type="float" office:value="66927" calcext:value-type="float">
            <text:p>66927</text:p>
          </table:table-cell>
          <table:table-cell office:value-type="float" office:value="76604" calcext:value-type="float">
            <text:p>76604</text:p>
          </table:table-cell>
          <table:table-cell office:value-type="float" office:value="1.1393" calcext:value-type="float">
            <text:p>1,1393</text:p>
          </table:table-cell>
          <table:table-cell/>
          <table:table-cell table:formula="of:=[.C267]-[.C268]" office:value-type="float" office:value="18" calcext:value-type="float">
            <text:p>18</text:p>
          </table:table-cell>
          <table:table-cell table:formula="of:=[.D267]-[.D268]" office:value-type="float" office:value="17" calcext:value-type="float">
            <text:p>17</text:p>
          </table:table-cell>
          <table:table-cell/>
          <table:table-cell table:formula="of:=[.J267]+[.G268]" office:value-type="float" office:value="292" calcext:value-type="float">
            <text:p>292</text:p>
          </table:table-cell>
          <table:table-cell table:formula="of:=[.K267]+[.H268]" office:value-type="float" office:value="565" calcext:value-type="float">
            <text:p>565</text:p>
          </table:table-cell>
          <table:table-cell/>
          <table:table-cell table:formula="of:=[.J268]-[.K268]" office:value-type="float" office:value="-273" calcext:value-type="float">
            <text:p>-273</text:p>
          </table:table-cell>
          <table:table-cell/>
          <table:table-cell table:style-name="ce5" table:formula="of:=([.E267]-[.E268])*[.O$1]" office:value-type="float" office:value="15.9999999999938" calcext:value-type="float">
            <text:p>16,00000</text:p>
          </table:table-cell>
          <table:table-cell table:formula="of:=[.P267]+[.O268]" office:value-type="float" office:value="-76.9999999999938" calcext:value-type="float">
            <text:p>-76,999999999993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1500" calcext:value-type="float">
            <text:p>231500</text:p>
          </table:table-cell>
          <table:table-cell office:value-type="float" office:value="66935" calcext:value-type="float">
            <text:p>66935</text:p>
          </table:table-cell>
          <table:table-cell office:value-type="float" office:value="76585" calcext:value-type="float">
            <text:p>76585</text:p>
          </table:table-cell>
          <table:table-cell office:value-type="float" office:value="1.13926" calcext:value-type="float">
            <text:p>1,13926</text:p>
          </table:table-cell>
          <table:table-cell/>
          <table:table-cell table:formula="of:=[.C268]-[.C269]" office:value-type="float" office:value="-8" calcext:value-type="float">
            <text:p>-8</text:p>
          </table:table-cell>
          <table:table-cell table:formula="of:=[.D268]-[.D269]" office:value-type="float" office:value="19" calcext:value-type="float">
            <text:p>19</text:p>
          </table:table-cell>
          <table:table-cell/>
          <table:table-cell table:formula="of:=[.J268]+[.G269]" office:value-type="float" office:value="284" calcext:value-type="float">
            <text:p>284</text:p>
          </table:table-cell>
          <table:table-cell table:formula="of:=[.K268]+[.H269]" office:value-type="float" office:value="584" calcext:value-type="float">
            <text:p>584</text:p>
          </table:table-cell>
          <table:table-cell/>
          <table:table-cell table:formula="of:=[.J269]-[.K269]" office:value-type="float" office:value="-300" calcext:value-type="float">
            <text:p>-300</text:p>
          </table:table-cell>
          <table:table-cell/>
          <table:table-cell table:style-name="ce5" table:formula="of:=([.E268]-[.E269])*[.O$1]" office:value-type="float" office:value="-4.000000000004" calcext:value-type="float">
            <text:p>-4,00000</text:p>
          </table:table-cell>
          <table:table-cell table:formula="of:=[.P268]+[.O269]" office:value-type="float" office:value="-80.9999999999978" calcext:value-type="float">
            <text:p>-80,999999999997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2000" calcext:value-type="float">
            <text:p>232000</text:p>
          </table:table-cell>
          <table:table-cell office:value-type="float" office:value="66924" calcext:value-type="float">
            <text:p>66924</text:p>
          </table:table-cell>
          <table:table-cell office:value-type="float" office:value="76587" calcext:value-type="float">
            <text:p>76587</text:p>
          </table:table-cell>
          <table:table-cell office:value-type="float" office:value="1.13889" calcext:value-type="float">
            <text:p>1,13889</text:p>
          </table:table-cell>
          <table:table-cell/>
          <table:table-cell table:formula="of:=[.C269]-[.C270]" office:value-type="float" office:value="11" calcext:value-type="float">
            <text:p>11</text:p>
          </table:table-cell>
          <table:table-cell table:formula="of:=[.D269]-[.D270]" office:value-type="float" office:value="-2" calcext:value-type="float">
            <text:p>-2</text:p>
          </table:table-cell>
          <table:table-cell/>
          <table:table-cell table:formula="of:=[.J269]+[.G270]" office:value-type="float" office:value="295" calcext:value-type="float">
            <text:p>295</text:p>
          </table:table-cell>
          <table:table-cell table:formula="of:=[.K269]+[.H270]" office:value-type="float" office:value="582" calcext:value-type="float">
            <text:p>582</text:p>
          </table:table-cell>
          <table:table-cell/>
          <table:table-cell table:formula="of:=[.J270]-[.K270]" office:value-type="float" office:value="-287" calcext:value-type="float">
            <text:p>-287</text:p>
          </table:table-cell>
          <table:table-cell/>
          <table:table-cell table:style-name="ce5" table:formula="of:=([.E269]-[.E270])*[.O$1]" office:value-type="float" office:value="-36.9999999999981" calcext:value-type="float">
            <text:p>-37,00000</text:p>
          </table:table-cell>
          <table:table-cell table:formula="of:=[.P269]+[.O270]" office:value-type="float" office:value="-117.999999999996" calcext:value-type="float">
            <text:p>-117,99999999999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2500" calcext:value-type="float">
            <text:p>232500</text:p>
          </table:table-cell>
          <table:table-cell office:value-type="float" office:value="66943" calcext:value-type="float">
            <text:p>66943</text:p>
          </table:table-cell>
          <table:table-cell office:value-type="float" office:value="76607" calcext:value-type="float">
            <text:p>76607</text:p>
          </table:table-cell>
          <table:table-cell office:value-type="float" office:value="1.13853" calcext:value-type="float">
            <text:p>1,13853</text:p>
          </table:table-cell>
          <table:table-cell/>
          <table:table-cell table:formula="of:=[.C270]-[.C271]" office:value-type="float" office:value="-19" calcext:value-type="float">
            <text:p>-19</text:p>
          </table:table-cell>
          <table:table-cell table:formula="of:=[.D270]-[.D271]" office:value-type="float" office:value="-20" calcext:value-type="float">
            <text:p>-20</text:p>
          </table:table-cell>
          <table:table-cell/>
          <table:table-cell table:formula="of:=[.J270]+[.G271]" office:value-type="float" office:value="276" calcext:value-type="float">
            <text:p>276</text:p>
          </table:table-cell>
          <table:table-cell table:formula="of:=[.K270]+[.H271]" office:value-type="float" office:value="562" calcext:value-type="float">
            <text:p>562</text:p>
          </table:table-cell>
          <table:table-cell/>
          <table:table-cell table:formula="of:=[.J271]-[.K271]" office:value-type="float" office:value="-286" calcext:value-type="float">
            <text:p>-286</text:p>
          </table:table-cell>
          <table:table-cell/>
          <table:table-cell table:style-name="ce5" table:formula="of:=([.E270]-[.E271])*[.O$1]" office:value-type="float" office:value="-35.9999999999916" calcext:value-type="float">
            <text:p>-36,00000</text:p>
          </table:table-cell>
          <table:table-cell table:formula="of:=[.P270]+[.O271]" office:value-type="float" office:value="-153.999999999988" calcext:value-type="float">
            <text:p>-153,999999999988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3000" calcext:value-type="float">
            <text:p>233000</text:p>
          </table:table-cell>
          <table:table-cell office:value-type="float" office:value="66932" calcext:value-type="float">
            <text:p>66932</text:p>
          </table:table-cell>
          <table:table-cell office:value-type="float" office:value="76594" calcext:value-type="float">
            <text:p>76594</text:p>
          </table:table-cell>
          <table:table-cell office:value-type="float" office:value="1.13857" calcext:value-type="float">
            <text:p>1,13857</text:p>
          </table:table-cell>
          <table:table-cell/>
          <table:table-cell table:formula="of:=[.C271]-[.C272]" office:value-type="float" office:value="11" calcext:value-type="float">
            <text:p>11</text:p>
          </table:table-cell>
          <table:table-cell table:formula="of:=[.D271]-[.D272]" office:value-type="float" office:value="13" calcext:value-type="float">
            <text:p>13</text:p>
          </table:table-cell>
          <table:table-cell/>
          <table:table-cell table:formula="of:=[.J271]+[.G272]" office:value-type="float" office:value="287" calcext:value-type="float">
            <text:p>287</text:p>
          </table:table-cell>
          <table:table-cell table:formula="of:=[.K271]+[.H272]" office:value-type="float" office:value="575" calcext:value-type="float">
            <text:p>575</text:p>
          </table:table-cell>
          <table:table-cell/>
          <table:table-cell table:formula="of:=[.J272]-[.K272]" office:value-type="float" office:value="-288" calcext:value-type="float">
            <text:p>-288</text:p>
          </table:table-cell>
          <table:table-cell/>
          <table:table-cell table:style-name="ce5" table:formula="of:=([.E271]-[.E272])*[.O$1]" office:value-type="float" office:value="4.000000000004" calcext:value-type="float">
            <text:p>4,00000</text:p>
          </table:table-cell>
          <table:table-cell table:formula="of:=[.P271]+[.O272]" office:value-type="float" office:value="-149.999999999983" calcext:value-type="float">
            <text:p>-149,999999999983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3500" calcext:value-type="float">
            <text:p>233500</text:p>
          </table:table-cell>
          <table:table-cell office:value-type="float" office:value="66932" calcext:value-type="float">
            <text:p>66932</text:p>
          </table:table-cell>
          <table:table-cell office:value-type="float" office:value="76610" calcext:value-type="float">
            <text:p>76610</text:p>
          </table:table-cell>
          <table:table-cell office:value-type="float" office:value="1.13864" calcext:value-type="float">
            <text:p>1,13864</text:p>
          </table:table-cell>
          <table:table-cell/>
          <table:table-cell table:formula="of:=[.C272]-[.C273]" office:value-type="float" office:value="0" calcext:value-type="float">
            <text:p>0</text:p>
          </table:table-cell>
          <table:table-cell table:formula="of:=[.D272]-[.D273]" office:value-type="float" office:value="-16" calcext:value-type="float">
            <text:p>-16</text:p>
          </table:table-cell>
          <table:table-cell/>
          <table:table-cell table:formula="of:=[.J272]+[.G273]" office:value-type="float" office:value="287" calcext:value-type="float">
            <text:p>287</text:p>
          </table:table-cell>
          <table:table-cell table:formula="of:=[.K272]+[.H273]" office:value-type="float" office:value="559" calcext:value-type="float">
            <text:p>559</text:p>
          </table:table-cell>
          <table:table-cell/>
          <table:table-cell table:formula="of:=[.J273]-[.K273]" office:value-type="float" office:value="-272" calcext:value-type="float">
            <text:p>-272</text:p>
          </table:table-cell>
          <table:table-cell/>
          <table:table-cell table:style-name="ce5" table:formula="of:=([.E272]-[.E273])*[.O$1]" office:value-type="float" office:value="7.00000000000145" calcext:value-type="float">
            <text:p>7,00000</text:p>
          </table:table-cell>
          <table:table-cell table:formula="of:=[.P272]+[.O273]" office:value-type="float" office:value="-142.999999999982" calcext:value-type="float">
            <text:p>-142,999999999982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4000" calcext:value-type="float">
            <text:p>234000</text:p>
          </table:table-cell>
          <table:table-cell office:value-type="float" office:value="66944" calcext:value-type="float">
            <text:p>66944</text:p>
          </table:table-cell>
          <table:table-cell office:value-type="float" office:value="76615" calcext:value-type="float">
            <text:p>76615</text:p>
          </table:table-cell>
          <table:table-cell office:value-type="float" office:value="1.13889" calcext:value-type="float">
            <text:p>1,13889</text:p>
          </table:table-cell>
          <table:table-cell/>
          <table:table-cell table:formula="of:=[.C273]-[.C274]" office:value-type="float" office:value="-12" calcext:value-type="float">
            <text:p>-12</text:p>
          </table:table-cell>
          <table:table-cell table:formula="of:=[.D273]-[.D274]" office:value-type="float" office:value="-5" calcext:value-type="float">
            <text:p>-5</text:p>
          </table:table-cell>
          <table:table-cell/>
          <table:table-cell table:formula="of:=[.J273]+[.G274]" office:value-type="float" office:value="275" calcext:value-type="float">
            <text:p>275</text:p>
          </table:table-cell>
          <table:table-cell table:formula="of:=[.K273]+[.H274]" office:value-type="float" office:value="554" calcext:value-type="float">
            <text:p>554</text:p>
          </table:table-cell>
          <table:table-cell/>
          <table:table-cell table:formula="of:=[.J274]-[.K274]" office:value-type="float" office:value="-279" calcext:value-type="float">
            <text:p>-279</text:p>
          </table:table-cell>
          <table:table-cell/>
          <table:table-cell table:style-name="ce5" table:formula="of:=([.E273]-[.E274])*[.O$1]" office:value-type="float" office:value="24.9999999999861" calcext:value-type="float">
            <text:p>25,00000</text:p>
          </table:table-cell>
          <table:table-cell table:formula="of:=[.P273]+[.O274]" office:value-type="float" office:value="-117.999999999996" calcext:value-type="float">
            <text:p>-117,999999999996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4500" calcext:value-type="float">
            <text:p>234500</text:p>
          </table:table-cell>
          <table:table-cell office:value-type="float" office:value="66942" calcext:value-type="float">
            <text:p>66942</text:p>
          </table:table-cell>
          <table:table-cell office:value-type="float" office:value="76610" calcext:value-type="float">
            <text:p>76610</text:p>
          </table:table-cell>
          <table:table-cell office:value-type="float" office:value="1.13849" calcext:value-type="float">
            <text:p>1,13849</text:p>
          </table:table-cell>
          <table:table-cell/>
          <table:table-cell table:formula="of:=[.C274]-[.C275]" office:value-type="float" office:value="2" calcext:value-type="float">
            <text:p>2</text:p>
          </table:table-cell>
          <table:table-cell table:formula="of:=[.D274]-[.D275]" office:value-type="float" office:value="5" calcext:value-type="float">
            <text:p>5</text:p>
          </table:table-cell>
          <table:table-cell/>
          <table:table-cell table:formula="of:=[.J274]+[.G275]" office:value-type="float" office:value="277" calcext:value-type="float">
            <text:p>277</text:p>
          </table:table-cell>
          <table:table-cell table:formula="of:=[.K274]+[.H275]" office:value-type="float" office:value="559" calcext:value-type="float">
            <text:p>559</text:p>
          </table:table-cell>
          <table:table-cell/>
          <table:table-cell table:formula="of:=[.J275]-[.K275]" office:value-type="float" office:value="-282" calcext:value-type="float">
            <text:p>-282</text:p>
          </table:table-cell>
          <table:table-cell/>
          <table:table-cell table:style-name="ce5" table:formula="of:=([.E274]-[.E275])*[.O$1]" office:value-type="float" office:value="-39.9999999999956" calcext:value-type="float">
            <text:p>-40,00000</text:p>
          </table:table-cell>
          <table:table-cell table:formula="of:=[.P274]+[.O275]" office:value-type="float" office:value="-157.999999999991" calcext:value-type="float">
            <text:p>-157,999999999991</text:p>
          </table:table-cell>
        </table:table-row>
        <table:table-row table:style-name="ro1">
          <table:table-cell office:value-type="float" office:value="20190117" calcext:value-type="float">
            <text:p>20190117</text:p>
          </table:table-cell>
          <table:table-cell office:value-type="float" office:value="235000" calcext:value-type="float">
            <text:p>235000</text:p>
          </table:table-cell>
          <table:table-cell office:value-type="float" office:value="66955" calcext:value-type="float">
            <text:p>66955</text:p>
          </table:table-cell>
          <table:table-cell office:value-type="float" office:value="76620" calcext:value-type="float">
            <text:p>76620</text:p>
          </table:table-cell>
          <table:table-cell office:value-type="float" office:value="1.13844" calcext:value-type="float">
            <text:p>1,13844</text:p>
          </table:table-cell>
          <table:table-cell/>
          <table:table-cell table:formula="of:=[.C275]-[.C276]" office:value-type="float" office:value="-13" calcext:value-type="float">
            <text:p>-13</text:p>
          </table:table-cell>
          <table:table-cell table:formula="of:=[.D275]-[.D276]" office:value-type="float" office:value="-10" calcext:value-type="float">
            <text:p>-10</text:p>
          </table:table-cell>
          <table:table-cell/>
          <table:table-cell table:formula="of:=[.J275]+[.G276]" office:value-type="float" office:value="264" calcext:value-type="float">
            <text:p>264</text:p>
          </table:table-cell>
          <table:table-cell table:formula="of:=[.K275]+[.H276]" office:value-type="float" office:value="549" calcext:value-type="float">
            <text:p>549</text:p>
          </table:table-cell>
          <table:table-cell/>
          <table:table-cell table:formula="of:=[.J276]-[.K276]" office:value-type="float" office:value="-285" calcext:value-type="float">
            <text:p>-285</text:p>
          </table:table-cell>
          <table:table-cell/>
          <table:table-cell table:style-name="ce5" table:formula="of:=([.E275]-[.E276])*[.O$1]" office:value-type="float" office:value="-4.99999999998835" calcext:value-type="float">
            <text:p>-5,00000</text:p>
          </table:table-cell>
          <table:table-cell table:formula="of:=[.P275]+[.O276]" office:value-type="float" office:value="-162.99999999998" calcext:value-type="float">
            <text:p>-162,99999999998</text:p>
          </table:table-cell>
        </table:table-row>
        <table:table-row table:style-name="ro1" table:number-rows-repeated="104829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3:10:58.348000000</meta:creation-date>
    <dc:date>2019-01-21T23:42:18.518000000</dc:date>
    <meta:editing-duration>PT10M9S</meta:editing-duration>
    <meta:editing-cycles>1</meta:editing-cycles>
    <meta:document-statistic meta:table-count="1" meta:cell-count="3306" meta:object-count="1"/>
    <meta:generator>LibreOffice/6.1.2.1$Windows_x86 LibreOffice_project/65905a128db06ba48db947242809d14d3f9a93f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legend chart:legend-position="end" svg:x="12.814cm" svg:y="3.946cm" style:legend-expansion="high" chart:style-name="ch2"/>
        <chart:plot-area chart:style-name="ch3" table:cell-range-address="Лист1.M2:Лист1.M276 Лист1.P2:Лист1.P276" svg:x="0.32cm" svg:y="0.18cm" svg:width="12.174cm" svg:height="8.64cm">
          <chartooo:coordinate-region svg:x="1.27cm" svg:y="0.18cm" svg:width="11.224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M2:Лист1.M276" chart:class="chart:line">
            <chart:data-point chart:repeated="275"/>
          </chart:series>
          <chart:series chart:style-name="ch7" chart:values-cell-range-address="Лист1.P2:Лист1.P276" chart:class="chart:line">
            <chart:data-point chart:repeated="2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Столбец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M2:Лист1.M276</svg:desc>
                </draw:g>
              </table:table-cell>
              <table:table-cell office:value-type="float" office:value="42.0000000000087">
                <text:p>42.0000000000087</text:p>
                <draw:g>
                  <svg:desc>Лист1.P2:Лист1.P2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43.0000000000153">
                <text:p>43.0000000000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">
                <text:p>-12</text:p>
              </table:table-cell>
              <table:table-cell office:value-type="float" office:value="57.0000000000182">
                <text:p>57.0000000000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70.0000000000145">
                <text:p>70.0000000000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50.0000000000167">
                <text:p>50.0000000000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-12.9999999999963">
                <text:p>-12.9999999999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-66.9999999999948">
                <text:p>-66.9999999999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9">
                <text:p>-49</text:p>
              </table:table-cell>
              <table:table-cell office:value-type="float" office:value="-78.9999999999846">
                <text:p>-78.9999999999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">
                <text:p>-46</text:p>
              </table:table-cell>
              <table:table-cell office:value-type="float" office:value="-31.9999999999876">
                <text:p>-31.9999999999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3">
                <text:p>-43</text:p>
              </table:table-cell>
              <table:table-cell office:value-type="float" office:value="-31.9999999999876">
                <text:p>-31.9999999999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">
                <text:p>-70</text:p>
              </table:table-cell>
              <table:table-cell office:value-type="float" office:value="-71.9999999999832">
                <text:p>-71.9999999999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6">
                <text:p>-76</text:p>
              </table:table-cell>
              <table:table-cell office:value-type="float" office:value="17.0000000000004">
                <text:p>17.0000000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8">
                <text:p>-58</text:p>
              </table:table-cell>
              <table:table-cell office:value-type="float" office:value="-12.9999999999963">
                <text:p>-12.9999999999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">
                <text:p>-69</text:p>
              </table:table-cell>
              <table:table-cell office:value-type="float" office:value="-2.99999999999744">
                <text:p>-2.99999999999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2">
                <text:p>-72</text:p>
              </table:table-cell>
              <table:table-cell office:value-type="float" office:value="74.0000000000185">
                <text:p>74.0000000000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9">
                <text:p>-79</text:p>
              </table:table-cell>
              <table:table-cell office:value-type="float" office:value="97.9999999999981">
                <text:p>97.9999999999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0">
                <text:p>-80</text:p>
              </table:table-cell>
              <table:table-cell office:value-type="float" office:value="145.000000000017">
                <text:p>145.000000000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8">
                <text:p>-68</text:p>
              </table:table-cell>
              <table:table-cell office:value-type="float" office:value="127.00000000001">
                <text:p>127.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">
                <text:p>-91</text:p>
              </table:table-cell>
              <table:table-cell office:value-type="float" office:value="123.000000000006">
                <text:p>123.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6">
                <text:p>-106</text:p>
              </table:table-cell>
              <table:table-cell office:value-type="float" office:value="117.000000000012">
                <text:p>117.000000000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6">
                <text:p>-116</text:p>
              </table:table-cell>
              <table:table-cell office:value-type="float" office:value="118.000000000018">
                <text:p>118.000000000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0">
                <text:p>-120</text:p>
              </table:table-cell>
              <table:table-cell office:value-type="float" office:value="104.000000000015">
                <text:p>104.000000000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7">
                <text:p>-117</text:p>
              </table:table-cell>
              <table:table-cell office:value-type="float" office:value="204.000000000004">
                <text:p>204.000000000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2">
                <text:p>-142</text:p>
              </table:table-cell>
              <table:table-cell office:value-type="float" office:value="232.00000000001">
                <text:p>232.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0">
                <text:p>-140</text:p>
              </table:table-cell>
              <table:table-cell office:value-type="float" office:value="185.999999999997">
                <text:p>185.999999999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6">
                <text:p>-156</text:p>
              </table:table-cell>
              <table:table-cell office:value-type="float" office:value="160.000000000005">
                <text:p>160.000000000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5">
                <text:p>-175</text:p>
              </table:table-cell>
              <table:table-cell office:value-type="float" office:value="177.000000000005">
                <text:p>177.0000000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0">
                <text:p>-170</text:p>
              </table:table-cell>
              <table:table-cell office:value-type="float" office:value="184.000000000006">
                <text:p>184.000000000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5">
                <text:p>-165</text:p>
              </table:table-cell>
              <table:table-cell office:value-type="float" office:value="176.000000000021">
                <text:p>176.000000000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6">
                <text:p>-206</text:p>
              </table:table-cell>
              <table:table-cell office:value-type="float" office:value="137.000000000009">
                <text:p>137.000000000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5">
                <text:p>-205</text:p>
              </table:table-cell>
              <table:table-cell office:value-type="float" office:value="130.000000000008">
                <text:p>130.000000000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23">
                <text:p>-223</text:p>
              </table:table-cell>
              <table:table-cell office:value-type="float" office:value="130.000000000008">
                <text:p>130.000000000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70">
                <text:p>-270</text:p>
              </table:table-cell>
              <table:table-cell office:value-type="float" office:value="97.0000000000137">
                <text:p>97.0000000000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45">
                <text:p>-245</text:p>
              </table:table-cell>
              <table:table-cell office:value-type="float" office:value="93.0000000000097">
                <text:p>93.00000000000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2">
                <text:p>-262</text:p>
              </table:table-cell>
              <table:table-cell office:value-type="float" office:value="85.0000000000017">
                <text:p>85.0000000000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54">
                <text:p>-254</text:p>
              </table:table-cell>
              <table:table-cell office:value-type="float" office:value="74.0000000000184">
                <text:p>74.0000000000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34">
                <text:p>-234</text:p>
              </table:table-cell>
              <table:table-cell office:value-type="float" office:value="69.0000000000079">
                <text:p>69.0000000000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21">
                <text:p>-221</text:p>
              </table:table-cell>
              <table:table-cell office:value-type="float" office:value="72.0000000000053">
                <text:p>72.0000000000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9">
                <text:p>-199</text:p>
              </table:table-cell>
              <table:table-cell office:value-type="float" office:value="63.9999999999973">
                <text:p>63.99999999999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7">
                <text:p>-207</text:p>
              </table:table-cell>
              <table:table-cell office:value-type="float" office:value="91.0000000000188">
                <text:p>91.0000000000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26">
                <text:p>-226</text:p>
              </table:table-cell>
              <table:table-cell office:value-type="float" office:value="62.0000000000064">
                <text:p>62.00000000000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1">
                <text:p>-211</text:p>
              </table:table-cell>
              <table:table-cell office:value-type="float" office:value="43.9999999999995">
                <text:p>43.9999999999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3">
                <text:p>-213</text:p>
              </table:table-cell>
              <table:table-cell office:value-type="float" office:value="38.0000000000046">
                <text:p>38.0000000000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9">
                <text:p>-169</text:p>
              </table:table-cell>
              <table:table-cell office:value-type="float" office:value="23.0000000000174">
                <text:p>23.00000000001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83">
                <text:p>-183</text:p>
              </table:table-cell>
              <table:table-cell office:value-type="float" office:value="23.0000000000174">
                <text:p>23.00000000001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04">
                <text:p>-204</text:p>
              </table:table-cell>
              <table:table-cell office:value-type="float" office:value="-11.9999999999899">
                <text:p>-11.99999999998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21">
                <text:p>-221</text:p>
              </table:table-cell>
              <table:table-cell office:value-type="float" office:value="-12.9999999999964">
                <text:p>-12.9999999999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13">
                <text:p>-213</text:p>
              </table:table-cell>
              <table:table-cell office:value-type="float" office:value="-14.9999999999873">
                <text:p>-14.9999999999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11">
                <text:p>-211</text:p>
              </table:table-cell>
              <table:table-cell office:value-type="float" office:value="-32.9999999999942">
                <text:p>-32.9999999999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4">
                <text:p>-204</text:p>
              </table:table-cell>
              <table:table-cell office:value-type="float" office:value="-70.9999999999989">
                <text:p>-70.999999999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82">
                <text:p>-182</text:p>
              </table:table-cell>
              <table:table-cell office:value-type="float" office:value="-69.9999999999923">
                <text:p>-69.99999999999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4">
                <text:p>-194</text:p>
              </table:table-cell>
              <table:table-cell office:value-type="float" office:value="-61.9999999999843">
                <text:p>-61.999999999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82">
                <text:p>-182</text:p>
              </table:table-cell>
              <table:table-cell office:value-type="float" office:value="-141.999999999998">
                <text:p>-141.9999999999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98">
                <text:p>-198</text:p>
              </table:table-cell>
              <table:table-cell office:value-type="float" office:value="-134.999999999996">
                <text:p>-134.99999999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7">
                <text:p>-207</text:p>
              </table:table-cell>
              <table:table-cell office:value-type="float" office:value="-171.999999999994">
                <text:p>-171.999999999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11">
                <text:p>-211</text:p>
              </table:table-cell>
              <table:table-cell office:value-type="float" office:value="-227.999999999984">
                <text:p>-227.999999999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86">
                <text:p>-186</text:p>
              </table:table-cell>
              <table:table-cell office:value-type="float" office:value="-180.999999999987">
                <text:p>-180.999999999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7">
                <text:p>-177</text:p>
              </table:table-cell>
              <table:table-cell office:value-type="float" office:value="-228.99999999999">
                <text:p>-228.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0">
                <text:p>-210</text:p>
              </table:table-cell>
              <table:table-cell office:value-type="float" office:value="-209.999999999999">
                <text:p>-209.9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82">
                <text:p>-182</text:p>
              </table:table-cell>
              <table:table-cell office:value-type="float" office:value="-181.999999999993">
                <text:p>-181.999999999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4">
                <text:p>-144</text:p>
              </table:table-cell>
              <table:table-cell office:value-type="float" office:value="-167.99999999999">
                <text:p>-167.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64">
                <text:p>-164</text:p>
              </table:table-cell>
              <table:table-cell office:value-type="float" office:value="-143.999999999989">
                <text:p>-143.999999999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9">
                <text:p>-139</text:p>
              </table:table-cell>
              <table:table-cell office:value-type="float" office:value="-144.999999999995">
                <text:p>-144.999999999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62">
                <text:p>-162</text:p>
              </table:table-cell>
              <table:table-cell office:value-type="float" office:value="-158.999999999998">
                <text:p>-158.99999999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73">
                <text:p>-173</text:p>
              </table:table-cell>
              <table:table-cell office:value-type="float" office:value="-137.999999999994">
                <text:p>-137.999999999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53">
                <text:p>-153</text:p>
              </table:table-cell>
              <table:table-cell office:value-type="float" office:value="-126.999999999988">
                <text:p>-126.999999999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45">
                <text:p>-145</text:p>
              </table:table-cell>
              <table:table-cell office:value-type="float" office:value="-51.9999999999855">
                <text:p>-51.9999999999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41">
                <text:p>-141</text:p>
              </table:table-cell>
              <table:table-cell office:value-type="float" office:value="-101.99999999998">
                <text:p>-101.999999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50">
                <text:p>-15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">
                <text:p>-178</text:p>
              </table:table-cell>
              <table:table-cell office:value-type="float" office:value="-146.000000000002">
                <text:p>-146.0000000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78">
                <text:p>-178</text:p>
              </table:table-cell>
              <table:table-cell office:value-type="float" office:value="-132.999999999983">
                <text:p>-132.9999999999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78">
                <text:p>-178</text:p>
              </table:table-cell>
              <table:table-cell office:value-type="float" office:value="-126.999999999988">
                <text:p>-126.9999999999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00">
                <text:p>-200</text:p>
              </table:table-cell>
              <table:table-cell office:value-type="float" office:value="-127.999999999995">
                <text:p>-127.999999999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0">
                <text:p>-200</text:p>
              </table:table-cell>
              <table:table-cell office:value-type="float" office:value="-91.9999999999811">
                <text:p>-91.9999999999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70">
                <text:p>-170</text:p>
              </table:table-cell>
              <table:table-cell office:value-type="float" office:value="-96.9999999999916">
                <text:p>-96.99999999999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51">
                <text:p>-151</text:p>
              </table:table-cell>
              <table:table-cell office:value-type="float" office:value="-85.9999999999862">
                <text:p>-85.9999999999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9">
                <text:p>-169</text:p>
              </table:table-cell>
              <table:table-cell office:value-type="float" office:value="-113.999999999992">
                <text:p>-113.999999999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64">
                <text:p>-164</text:p>
              </table:table-cell>
              <table:table-cell office:value-type="float" office:value="-122.999999999984">
                <text:p>-122.9999999999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7">
                <text:p>-147</text:p>
              </table:table-cell>
              <table:table-cell office:value-type="float" office:value="-128.999999999979">
                <text:p>-128.999999999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61">
                <text:p>-161</text:p>
              </table:table-cell>
              <table:table-cell office:value-type="float" office:value="-78.0000000000004">
                <text:p>-78.0000000000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2">
                <text:p>-152</text:p>
              </table:table-cell>
              <table:table-cell office:value-type="float" office:value="-42.9999999999931">
                <text:p>-42.99999999999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43">
                <text:p>-143</text:p>
              </table:table-cell>
              <table:table-cell office:value-type="float" office:value="-5.99999999999496">
                <text:p>-5.99999999999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58">
                <text:p>-158</text:p>
              </table:table-cell>
              <table:table-cell office:value-type="float" office:value="-42.9999999999931">
                <text:p>-42.99999999999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58">
                <text:p>-158</text:p>
              </table:table-cell>
              <table:table-cell office:value-type="float" office:value="-45.9999999999906">
                <text:p>-45.99999999999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52">
                <text:p>-152</text:p>
              </table:table-cell>
              <table:table-cell office:value-type="float" office:value="-18.9999999999913">
                <text:p>-18.99999999999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1">
                <text:p>-151</text:p>
              </table:table-cell>
              <table:table-cell office:value-type="float" office:value="9.00000000001449">
                <text:p>9.000000000014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58">
                <text:p>-158</text:p>
              </table:table-cell>
              <table:table-cell office:value-type="float" office:value="9.99999999999884">
                <text:p>9.99999999999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4">
                <text:p>-144</text:p>
              </table:table-cell>
              <table:table-cell office:value-type="float" office:value="9.99999999999884">
                <text:p>9.999999999998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1">
                <text:p>-131</text:p>
              </table:table-cell>
              <table:table-cell office:value-type="float" office:value="-18.9999999999913">
                <text:p>-18.99999999999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0">
                <text:p>-140</text:p>
              </table:table-cell>
              <table:table-cell office:value-type="float" office:value="-34.9999999999851">
                <text:p>-34.99999999998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45">
                <text:p>-145</text:p>
              </table:table-cell>
              <table:table-cell office:value-type="float" office:value="-9.99999999999896">
                <text:p>-9.99999999999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52">
                <text:p>-152</text:p>
              </table:table-cell>
              <table:table-cell office:value-type="float" office:value="-40.99999999998">
                <text:p>-40.99999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75">
                <text:p>-175</text:p>
              </table:table-cell>
              <table:table-cell office:value-type="float" office:value="-58.0000000000026">
                <text:p>-58.0000000000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57">
                <text:p>-157</text:p>
              </table:table-cell>
              <table:table-cell office:value-type="float" office:value="-28.9999999999902">
                <text:p>-28.99999999999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56">
                <text:p>-156</text:p>
              </table:table-cell>
              <table:table-cell office:value-type="float" office:value="5.00000000001049">
                <text:p>5.00000000001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46">
                <text:p>-146</text:p>
              </table:table-cell>
              <table:table-cell office:value-type="float" office:value="-11.9999999999899">
                <text:p>-11.9999999999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39">
                <text:p>-139</text:p>
              </table:table-cell>
              <table:table-cell office:value-type="float" office:value="9.99999999999884">
                <text:p>9.99999999999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41">
                <text:p>-141</text:p>
              </table:table-cell>
              <table:table-cell office:value-type="float" office:value="14.0000000000028">
                <text:p>14.0000000000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69">
                <text:p>-169</text:p>
              </table:table-cell>
              <table:table-cell office:value-type="float" office:value="8.00000000000794">
                <text:p>8.000000000007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80">
                <text:p>-180</text:p>
              </table:table-cell>
              <table:table-cell office:value-type="float" office:value="14.0000000000028">
                <text:p>14.00000000000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81">
                <text:p>-181</text:p>
              </table:table-cell>
              <table:table-cell office:value-type="float" office:value="-48.999999999988">
                <text:p>-48.999999999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92">
                <text:p>-192</text:p>
              </table:table-cell>
              <table:table-cell office:value-type="float" office:value="-68.9999999999858">
                <text:p>-68.99999999998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87">
                <text:p>-187</text:p>
              </table:table-cell>
              <table:table-cell office:value-type="float" office:value="-38.9999999999891">
                <text:p>-38.99999999998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83">
                <text:p>-183</text:p>
              </table:table-cell>
              <table:table-cell office:value-type="float" office:value="18.0000000000068">
                <text:p>18.0000000000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82">
                <text:p>-182</text:p>
              </table:table-cell>
              <table:table-cell office:value-type="float" office:value="17.0000000000003">
                <text:p>17.0000000000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8">
                <text:p>-158</text:p>
              </table:table-cell>
              <table:table-cell office:value-type="float" office:value="8.00000000000794">
                <text:p>8.000000000007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38">
                <text:p>-138</text:p>
              </table:table-cell>
              <table:table-cell office:value-type="float" office:value="15.0000000000094">
                <text:p>15.00000000000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6">
                <text:p>-146</text:p>
              </table:table-cell>
              <table:table-cell office:value-type="float" office:value="17.0000000000003">
                <text:p>17.0000000000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35">
                <text:p>-135</text:p>
              </table:table-cell>
              <table:table-cell office:value-type="float" office:value="25.0000000000083">
                <text:p>25.00000000000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31">
                <text:p>-131</text:p>
              </table:table-cell>
              <table:table-cell office:value-type="float" office:value="17.0000000000003">
                <text:p>17.0000000000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32">
                <text:p>-132</text:p>
              </table:table-cell>
              <table:table-cell office:value-type="float" office:value="33.0000000000163">
                <text:p>33.0000000000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30">
                <text:p>-130</text:p>
              </table:table-cell>
              <table:table-cell office:value-type="float" office:value="78.0000000000002">
                <text:p>78.00000000000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30">
                <text:p>-130</text:p>
              </table:table-cell>
              <table:table-cell office:value-type="float" office:value="45.0000000000061">
                <text:p>45.00000000000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44">
                <text:p>-144</text:p>
              </table:table-cell>
              <table:table-cell office:value-type="float" office:value="63.000000000013">
                <text:p>63.000000000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7">
                <text:p>-147</text:p>
              </table:table-cell>
              <table:table-cell office:value-type="float" office:value="48.0000000000035">
                <text:p>48.00000000000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63">
                <text:p>-163</text:p>
              </table:table-cell>
              <table:table-cell office:value-type="float" office:value="18.0000000000068">
                <text:p>18.00000000000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47">
                <text:p>-147</text:p>
              </table:table-cell>
              <table:table-cell office:value-type="float" office:value="26.0000000000148">
                <text:p>26.00000000001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47">
                <text:p>-147</text:p>
              </table:table-cell>
              <table:table-cell office:value-type="float" office:value="19.0000000000134">
                <text:p>19.0000000000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53">
                <text:p>-153</text:p>
              </table:table-cell>
              <table:table-cell office:value-type="float" office:value="56.0000000000115">
                <text:p>56.0000000000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70">
                <text:p>-170</text:p>
              </table:table-cell>
              <table:table-cell office:value-type="float" office:value="62.0000000000064">
                <text:p>62.00000000000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67">
                <text:p>-167</text:p>
              </table:table-cell>
              <table:table-cell office:value-type="float" office:value="5.00000000001049">
                <text:p>5.00000000001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9">
                <text:p>-169</text:p>
              </table:table-cell>
              <table:table-cell office:value-type="float" office:value="6.00000000001704">
                <text:p>6.000000000017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71">
                <text:p>-171</text:p>
              </table:table-cell>
              <table:table-cell office:value-type="float" office:value="-15.9999999999939">
                <text:p>-15.99999999999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68">
                <text:p>-168</text:p>
              </table:table-cell>
              <table:table-cell office:value-type="float" office:value="-19.9999999999979">
                <text:p>-19.99999999999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67">
                <text:p>-167</text:p>
              </table:table-cell>
              <table:table-cell office:value-type="float" office:value="-30.9999999999811">
                <text:p>-30.99999999998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88">
                <text:p>-188</text:p>
              </table:table-cell>
              <table:table-cell office:value-type="float" office:value="-15.9999999999939">
                <text:p>-15.99999999999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06">
                <text:p>-206</text:p>
              </table:table-cell>
              <table:table-cell office:value-type="float" office:value="-11.9999999999899">
                <text:p>-11.99999999998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11">
                <text:p>-211</text:p>
              </table:table-cell>
              <table:table-cell office:value-type="float" office:value="-4.99999999998841">
                <text:p>-4.999999999988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09">
                <text:p>-209</text:p>
              </table:table-cell>
              <table:table-cell office:value-type="float" office:value="33.0000000000163">
                <text:p>33.0000000000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63">
                <text:p>-163</text:p>
              </table:table-cell>
              <table:table-cell office:value-type="float" office:value="48.0000000000035">
                <text:p>48.00000000000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68">
                <text:p>-168</text:p>
              </table:table-cell>
              <table:table-cell office:value-type="float" office:value="48.0000000000035">
                <text:p>48.0000000000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14">
                <text:p>-214</text:p>
              </table:table-cell>
              <table:table-cell office:value-type="float" office:value="57.0000000000181">
                <text:p>57.00000000001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11">
                <text:p>-211</text:p>
              </table:table-cell>
              <table:table-cell office:value-type="float" office:value="73.0000000000119">
                <text:p>73.0000000000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02">
                <text:p>-202</text:p>
              </table:table-cell>
              <table:table-cell office:value-type="float" office:value="62.0000000000064">
                <text:p>62.0000000000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00">
                <text:p>-200</text:p>
              </table:table-cell>
              <table:table-cell office:value-type="float" office:value="70.9999999999988">
                <text:p>70.99999999999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15">
                <text:p>-215</text:p>
              </table:table-cell>
              <table:table-cell office:value-type="float" office:value="80.0000000000133">
                <text:p>80.00000000001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25">
                <text:p>-225</text:p>
              </table:table-cell>
              <table:table-cell office:value-type="float" office:value="63.9999999999973">
                <text:p>63.99999999999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21">
                <text:p>-221</text:p>
              </table:table-cell>
              <table:table-cell office:value-type="float" office:value="-120.999999999993">
                <text:p>-120.9999999999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08">
                <text:p>-208</text:p>
              </table:table-cell>
              <table:table-cell office:value-type="float" office:value="-129.999999999986">
                <text:p>-129.9999999999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26">
                <text:p>-226</text:p>
              </table:table-cell>
              <table:table-cell office:value-type="float" office:value="-187.999999999988">
                <text:p>-187.9999999999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05">
                <text:p>-205</text:p>
              </table:table-cell>
              <table:table-cell office:value-type="float" office:value="-219.999999999998">
                <text:p>-219.9999999999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07">
                <text:p>-207</text:p>
              </table:table-cell>
              <table:table-cell office:value-type="float" office:value="-259.999999999994">
                <text:p>-259.9999999999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94">
                <text:p>-194</text:p>
              </table:table-cell>
              <table:table-cell office:value-type="float" office:value="-238.999999999989">
                <text:p>-238.9999999999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81">
                <text:p>-181</text:p>
              </table:table-cell>
              <table:table-cell office:value-type="float" office:value="-252.999999999992">
                <text:p>-252.999999999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77">
                <text:p>-177</text:p>
              </table:table-cell>
              <table:table-cell office:value-type="float" office:value="-242.999999999993">
                <text:p>-242.9999999999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96">
                <text:p>-196</text:p>
              </table:table-cell>
              <table:table-cell office:value-type="float" office:value="-215.999999999994">
                <text:p>-215.9999999999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99">
                <text:p>-199</text:p>
              </table:table-cell>
              <table:table-cell office:value-type="float" office:value="-180.999999999987">
                <text:p>-180.9999999999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06">
                <text:p>-206</text:p>
              </table:table-cell>
              <table:table-cell office:value-type="float" office:value="-163.999999999986">
                <text:p>-163.9999999999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07">
                <text:p>-207</text:p>
              </table:table-cell>
              <table:table-cell office:value-type="float" office:value="-131.999999999999">
                <text:p>-131.999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28">
                <text:p>-22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22">
                <text:p>-222</text:p>
              </table:table-cell>
              <table:table-cell office:value-type="float" office:value="-112.000000000001">
                <text:p>-112.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17">
                <text:p>-217</text:p>
              </table:table-cell>
              <table:table-cell office:value-type="float" office:value="-137.999999999994">
                <text:p>-137.9999999999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38">
                <text:p>-238</text:p>
              </table:table-cell>
              <table:table-cell office:value-type="float" office:value="-170.999999999988">
                <text:p>-170.999999999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29">
                <text:p>-229</text:p>
              </table:table-cell>
              <table:table-cell office:value-type="float" office:value="-141.999999999998">
                <text:p>-141.999999999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37">
                <text:p>-237</text:p>
              </table:table-cell>
              <table:table-cell office:value-type="float" office:value="-136.999999999987">
                <text:p>-136.9999999999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30">
                <text:p>-230</text:p>
              </table:table-cell>
              <table:table-cell office:value-type="float" office:value="-132.999999999983">
                <text:p>-132.9999999999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17">
                <text:p>-217</text:p>
              </table:table-cell>
              <table:table-cell office:value-type="float" office:value="-132.999999999983">
                <text:p>-132.9999999999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86">
                <text:p>-186</text:p>
              </table:table-cell>
              <table:table-cell office:value-type="float" office:value="-81.9999999999822">
                <text:p>-81.99999999998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90">
                <text:p>-190</text:p>
              </table:table-cell>
              <table:table-cell office:value-type="float" office:value="-33.9999999999786">
                <text:p>-33.99999999997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69">
                <text:p>-169</text:p>
              </table:table-cell>
              <table:table-cell office:value-type="float" office:value="-53.9999999999986">
                <text:p>-53.99999999999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78">
                <text:p>-178</text:p>
              </table:table-cell>
              <table:table-cell office:value-type="float" office:value="-53.9999999999986">
                <text:p>-53.99999999999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7">
                <text:p>-177</text:p>
              </table:table-cell>
              <table:table-cell office:value-type="float" office:value="-24.9999999999862">
                <text:p>-24.9999999999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4">
                <text:p>-184</text:p>
              </table:table-cell>
              <table:table-cell office:value-type="float" office:value="-37.9999999999826">
                <text:p>-37.99999999998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8">
                <text:p>-198</text:p>
              </table:table-cell>
              <table:table-cell office:value-type="float" office:value="-36.9999999999982">
                <text:p>-36.99999999999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74">
                <text:p>-174</text:p>
              </table:table-cell>
              <table:table-cell office:value-type="float" office:value="-17.0000000000004">
                <text:p>-17.00000000000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75">
                <text:p>-175</text:p>
              </table:table-cell>
              <table:table-cell office:value-type="float" office:value="-4.99999999998841">
                <text:p>-4.999999999988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76">
                <text:p>-176</text:p>
              </table:table-cell>
              <table:table-cell office:value-type="float" office:value="-9.99999999999896">
                <text:p>-9.999999999998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56">
                <text:p>-156</text:p>
              </table:table-cell>
              <table:table-cell office:value-type="float" office:value="-48.999999999988">
                <text:p>-48.9999999999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74">
                <text:p>-174</text:p>
              </table:table-cell>
              <table:table-cell office:value-type="float" office:value="-39.9999999999957">
                <text:p>-39.99999999999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68">
                <text:p>-168</text:p>
              </table:table-cell>
              <table:table-cell office:value-type="float" office:value="-42.9999999999931">
                <text:p>-42.9999999999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1">
                <text:p>-201</text:p>
              </table:table-cell>
              <table:table-cell office:value-type="float" office:value="-53.9999999999986">
                <text:p>-53.99999999999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04">
                <text:p>-204</text:p>
              </table:table-cell>
              <table:table-cell office:value-type="float" office:value="-74.9999999999807">
                <text:p>-74.99999999998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95">
                <text:p>-195</text:p>
              </table:table-cell>
              <table:table-cell office:value-type="float" office:value="-69.9999999999924">
                <text:p>-69.9999999999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0">
                <text:p>-200</text:p>
              </table:table-cell>
              <table:table-cell office:value-type="float" office:value="-61.9999999999844">
                <text:p>-61.9999999999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92">
                <text:p>-192</text:p>
              </table:table-cell>
              <table:table-cell office:value-type="float" office:value="-116.999999999989">
                <text:p>-116.9999999999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2">
                <text:p>-182</text:p>
              </table:table-cell>
              <table:table-cell office:value-type="float" office:value="-79.9999999999912">
                <text:p>-79.99999999999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91">
                <text:p>-191</text:p>
              </table:table-cell>
              <table:table-cell office:value-type="float" office:value="-100.999999999996">
                <text:p>-100.9999999999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73">
                <text:p>-173</text:p>
              </table:table-cell>
              <table:table-cell office:value-type="float" office:value="-93.9999999999941">
                <text:p>-93.99999999999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69">
                <text:p>-169</text:p>
              </table:table-cell>
              <table:table-cell office:value-type="float" office:value="-79.9999999999912">
                <text:p>-79.99999999999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46">
                <text:p>-146</text:p>
              </table:table-cell>
              <table:table-cell office:value-type="float" office:value="-21.9999999999888">
                <text:p>-21.9999999999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45">
                <text:p>-145</text:p>
              </table:table-cell>
              <table:table-cell office:value-type="float" office:value="-17.0000000000004">
                <text:p>-17.0000000000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35">
                <text:p>-135</text:p>
              </table:table-cell>
              <table:table-cell office:value-type="float" office:value="-3.99999999998185">
                <text:p>-3.99999999998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8">
                <text:p>-148</text:p>
              </table:table-cell>
              <table:table-cell office:value-type="float" office:value="-14.9999999999873">
                <text:p>-14.99999999998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52">
                <text:p>-152</text:p>
              </table:table-cell>
              <table:table-cell office:value-type="float" office:value="-10.9999999999833">
                <text:p>-10.99999999998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0">
                <text:p>-170</text:p>
              </table:table-cell>
              <table:table-cell office:value-type="float" office:value="-39.9999999999957">
                <text:p>-39.99999999999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35">
                <text:p>-135</text:p>
              </table:table-cell>
              <table:table-cell office:value-type="float" office:value="-30.9999999999811">
                <text:p>-30.99999999998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68">
                <text:p>-168</text:p>
              </table:table-cell>
              <table:table-cell office:value-type="float" office:value="-39.9999999999957">
                <text:p>-39.99999999999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95">
                <text:p>-195</text:p>
              </table:table-cell>
              <table:table-cell office:value-type="float" office:value="-1.99999999999095">
                <text:p>-1.999999999990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3">
                <text:p>-183</text:p>
              </table:table-cell>
              <table:table-cell office:value-type="float" office:value="-17.0000000000004">
                <text:p>-17.00000000000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02">
                <text:p>-202</text:p>
              </table:table-cell>
              <table:table-cell office:value-type="float" office:value="-4.9999999999884">
                <text:p>-4.99999999998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85">
                <text:p>-185</text:p>
              </table:table-cell>
              <table:table-cell office:value-type="float" office:value="30.0000000000188">
                <text:p>30.00000000001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71">
                <text:p>-271</text:p>
              </table:table-cell>
              <table:table-cell office:value-type="float" office:value="15.0000000000094">
                <text:p>15.00000000000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59">
                <text:p>-259</text:p>
              </table:table-cell>
              <table:table-cell office:value-type="float" office:value="17.0000000000003">
                <text:p>17.0000000000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64">
                <text:p>-264</text:p>
              </table:table-cell>
              <table:table-cell office:value-type="float" office:value="-25.9999999999928">
                <text:p>-25.9999999999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33">
                <text:p>-233</text:p>
              </table:table-cell>
              <table:table-cell office:value-type="float" office:value="-14.9999999999873">
                <text:p>-14.99999999998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25">
                <text:p>-225</text:p>
              </table:table-cell>
              <table:table-cell office:value-type="float" office:value="-14.9999999999873">
                <text:p>-14.99999999998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02">
                <text:p>-202</text:p>
              </table:table-cell>
              <table:table-cell office:value-type="float" office:value="-7.99999999998585">
                <text:p>-7.999999999985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82">
                <text:p>-182</text:p>
              </table:table-cell>
              <table:table-cell office:value-type="float" office:value="-9.99999999999896">
                <text:p>-9.999999999998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94">
                <text:p>-194</text:p>
              </table:table-cell>
              <table:table-cell office:value-type="float" office:value="-7.99999999998585">
                <text:p>-7.999999999985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26">
                <text:p>-226</text:p>
              </table:table-cell>
              <table:table-cell office:value-type="float" office:value="-17.9999999999848">
                <text:p>-17.99999999998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25">
                <text:p>-225</text:p>
              </table:table-cell>
              <table:table-cell office:value-type="float" office:value="-1.99999999999095">
                <text:p>-1.999999999990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20">
                <text:p>-220</text:p>
              </table:table-cell>
              <table:table-cell office:value-type="float" office:value="5.0000000000105">
                <text:p>5.00000000001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38">
                <text:p>-238</text:p>
              </table:table-cell>
              <table:table-cell office:value-type="float" office:value="19.0000000000134">
                <text:p>19.00000000001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47">
                <text:p>-247</text:p>
              </table:table-cell>
              <table:table-cell office:value-type="float" office:value="36.9999999999981">
                <text:p>36.99999999999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33">
                <text:p>-233</text:p>
              </table:table-cell>
              <table:table-cell office:value-type="float" office:value="38.0000000000046">
                <text:p>38.00000000000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38">
                <text:p>-238</text:p>
              </table:table-cell>
              <table:table-cell office:value-type="float" office:value="22.0000000000108">
                <text:p>22.0000000000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44">
                <text:p>-244</text:p>
              </table:table-cell>
              <table:table-cell office:value-type="float" office:value="33.0000000000163">
                <text:p>33.00000000001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48">
                <text:p>-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61">
                <text:p>-261</text:p>
              </table:table-cell>
              <table:table-cell office:value-type="float" office:value="33.0000000000163">
                <text:p>33.00000000001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51">
                <text:p>-251</text:p>
              </table:table-cell>
              <table:table-cell office:value-type="float" office:value="1.00000000000655">
                <text:p>1.000000000006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53">
                <text:p>-253</text:p>
              </table:table-cell>
              <table:table-cell office:value-type="float" office:value="-48.9999999999879">
                <text:p>-48.99999999998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40">
                <text:p>-240</text:p>
              </table:table-cell>
              <table:table-cell office:value-type="float" office:value="-33.9999999999785">
                <text:p>-33.99999999997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42">
                <text:p>-242</text:p>
              </table:table-cell>
              <table:table-cell office:value-type="float" office:value="-40.9999999999799">
                <text:p>-40.99999999997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29">
                <text:p>-229</text:p>
              </table:table-cell>
              <table:table-cell office:value-type="float" office:value="-22.9999999999952">
                <text:p>-22.99999999999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34">
                <text:p>-234</text:p>
              </table:table-cell>
              <table:table-cell office:value-type="float" office:value="-156.999999999985">
                <text:p>-156.9999999999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55">
                <text:p>-255</text:p>
              </table:table-cell>
              <table:table-cell office:value-type="float" office:value="-143.999999999989">
                <text:p>-143.9999999999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32">
                <text:p>-332</text:p>
              </table:table-cell>
              <table:table-cell office:value-type="float" office:value="-130.999999999992">
                <text:p>-130.9999999999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44">
                <text:p>-344</text:p>
              </table:table-cell>
              <table:table-cell office:value-type="float" office:value="-100.999999999996">
                <text:p>-100.999999999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17">
                <text:p>-317</text:p>
              </table:table-cell>
              <table:table-cell office:value-type="float" office:value="-83.9999999999952">
                <text:p>-83.99999999999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15">
                <text:p>-315</text:p>
              </table:table-cell>
              <table:table-cell office:value-type="float" office:value="-101.99999999998">
                <text:p>-101.999999999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97">
                <text:p>-297</text:p>
              </table:table-cell>
              <table:table-cell office:value-type="float" office:value="-91.999999999981">
                <text:p>-91.9999999999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64">
                <text:p>-264</text:p>
              </table:table-cell>
              <table:table-cell office:value-type="float" office:value="-112.000000000001">
                <text:p>-112.000000000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9">
                <text:p>-289</text:p>
              </table:table-cell>
              <table:table-cell office:value-type="float" office:value="-108.999999999981">
                <text:p>-108.9999999999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82">
                <text:p>-282</text:p>
              </table:table-cell>
              <table:table-cell office:value-type="float" office:value="-90.9999999999966">
                <text:p>-90.99999999999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94">
                <text:p>-294</text:p>
              </table:table-cell>
              <table:table-cell office:value-type="float" office:value="-102.999999999986">
                <text:p>-102.9999999999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02">
                <text:p>-302</text:p>
              </table:table-cell>
              <table:table-cell office:value-type="float" office:value="-106.99999999999">
                <text:p>-106.99999999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05">
                <text:p>-305</text:p>
              </table:table-cell>
              <table:table-cell office:value-type="float" office:value="-123.999999999991">
                <text:p>-123.999999999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12">
                <text:p>-312</text:p>
              </table:table-cell>
              <table:table-cell office:value-type="float" office:value="-140.999999999991">
                <text:p>-140.999999999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98">
                <text:p>-298</text:p>
              </table:table-cell>
              <table:table-cell office:value-type="float" office:value="-119.000000000002">
                <text:p>-119.000000000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95">
                <text:p>-295</text:p>
              </table:table-cell>
              <table:table-cell office:value-type="float" office:value="-130.999999999992">
                <text:p>-130.9999999999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0">
                <text:p>-280</text:p>
              </table:table-cell>
              <table:table-cell office:value-type="float" office:value="-109.999999999988">
                <text:p>-109.9999999999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07">
                <text:p>-307</text:p>
              </table:table-cell>
              <table:table-cell office:value-type="float" office:value="-107.999999999997">
                <text:p>-107.9999999999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20">
                <text:p>-320</text:p>
              </table:table-cell>
              <table:table-cell office:value-type="float" office:value="-91.999999999981">
                <text:p>-91.9999999999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13">
                <text:p>-313</text:p>
              </table:table-cell>
              <table:table-cell office:value-type="float" office:value="-83.9999999999952">
                <text:p>-83.99999999999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16">
                <text:p>-316</text:p>
              </table:table-cell>
              <table:table-cell office:value-type="float" office:value="-130.999999999992">
                <text:p>-130.9999999999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14">
                <text:p>-314</text:p>
              </table:table-cell>
              <table:table-cell office:value-type="float" office:value="-246.999999999997">
                <text:p>-246.9999999999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89">
                <text:p>-289</text:p>
              </table:table-cell>
              <table:table-cell office:value-type="float" office:value="-255.99999999999">
                <text:p>-255.999999999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98">
                <text:p>-298</text:p>
              </table:table-cell>
              <table:table-cell office:value-type="float" office:value="-286.999999999993">
                <text:p>-286.9999999999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99">
                <text:p>-299</text:p>
              </table:table-cell>
              <table:table-cell office:value-type="float" office:value="-275.000000000003">
                <text:p>-275.0000000000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10">
                <text:p>-310</text:p>
              </table:table-cell>
              <table:table-cell office:value-type="float" office:value="-207.000000000002">
                <text:p>-207.0000000000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93">
                <text:p>-293</text:p>
              </table:table-cell>
              <table:table-cell office:value-type="float" office:value="-207.999999999986">
                <text:p>-207.9999999999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80">
                <text:p>-280</text:p>
              </table:table-cell>
              <table:table-cell office:value-type="float" office:value="-198.999999999994">
                <text:p>-198.9999999999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67">
                <text:p>-267</text:p>
              </table:table-cell>
              <table:table-cell office:value-type="float" office:value="-192.999999999999">
                <text:p>-192.9999999999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56">
                <text:p>-256</text:p>
              </table:table-cell>
              <table:table-cell office:value-type="float" office:value="-150.99999999999">
                <text:p>-150.999999999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59">
                <text:p>-259</text:p>
              </table:table-cell>
              <table:table-cell office:value-type="float" office:value="-117.999999999996">
                <text:p>-117.9999999999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88">
                <text:p>-288</text:p>
              </table:table-cell>
              <table:table-cell office:value-type="float" office:value="-149.999999999984">
                <text:p>-149.9999999999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90">
                <text:p>-290</text:p>
              </table:table-cell>
              <table:table-cell office:value-type="float" office:value="-144.999999999995">
                <text:p>-144.9999999999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97">
                <text:p>-297</text:p>
              </table:table-cell>
              <table:table-cell office:value-type="float" office:value="-154.999999999994">
                <text:p>-154.9999999999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97">
                <text:p>-297</text:p>
              </table:table-cell>
              <table:table-cell office:value-type="float" office:value="-173.999999999985">
                <text:p>-173.9999999999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92">
                <text:p>-292</text:p>
              </table:table-cell>
              <table:table-cell office:value-type="float" office:value="-164.999999999993">
                <text:p>-164.9999999999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10">
                <text:p>-310</text:p>
              </table:table-cell>
              <table:table-cell office:value-type="float" office:value="-188.999999999995">
                <text:p>-188.9999999999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06">
                <text:p>-306</text:p>
              </table:table-cell>
              <table:table-cell office:value-type="float" office:value="-160.999999999989">
                <text:p>-160.9999999999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38">
                <text:p>-338</text:p>
              </table:table-cell>
              <table:table-cell office:value-type="float" office:value="-133.99999999999">
                <text:p>-133.999999999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29">
                <text:p>-329</text:p>
              </table:table-cell>
              <table:table-cell office:value-type="float" office:value="-127.999999999995">
                <text:p>-127.9999999999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25">
                <text:p>-325</text:p>
              </table:table-cell>
              <table:table-cell office:value-type="float" office:value="-166.999999999984">
                <text:p>-166.9999999999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31">
                <text:p>-331</text:p>
              </table:table-cell>
              <table:table-cell office:value-type="float" office:value="-178.999999999996">
                <text:p>-178.9999999999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10">
                <text:p>-310</text:p>
              </table:table-cell>
              <table:table-cell office:value-type="float" office:value="-158.999999999998">
                <text:p>-158.999999999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00">
                <text:p>-300</text:p>
              </table:table-cell>
              <table:table-cell office:value-type="float" office:value="-155.999999999978">
                <text:p>-155.9999999999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96">
                <text:p>-296</text:p>
              </table:table-cell>
              <table:table-cell office:value-type="float" office:value="-166.999999999984">
                <text:p>-166.9999999999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05">
                <text:p>-305</text:p>
              </table:table-cell>
              <table:table-cell office:value-type="float" office:value="-146.000000000002">
                <text:p>-146.000000000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87">
                <text:p>-287</text:p>
              </table:table-cell>
              <table:table-cell office:value-type="float" office:value="-151.999999999997">
                <text:p>-151.9999999999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59">
                <text:p>-259</text:p>
              </table:table-cell>
              <table:table-cell office:value-type="float" office:value="-177.999999999989">
                <text:p>-177.9999999999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37">
                <text:p>-237</text:p>
              </table:table-cell>
              <table:table-cell office:value-type="float" office:value="-165.999999999999">
                <text:p>-165.9999999999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68">
                <text:p>-268</text:p>
              </table:table-cell>
              <table:table-cell office:value-type="float" office:value="-147.999999999993">
                <text:p>-147.9999999999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85">
                <text:p>-28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74">
                <text:p>-274</text:p>
              </table:table-cell>
              <table:table-cell office:value-type="float" office:value="-92.9999999999875">
                <text:p>-92.9999999999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73">
                <text:p>-273</text:p>
              </table:table-cell>
              <table:table-cell office:value-type="float" office:value="-76.9999999999938">
                <text:p>-76.99999999999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00">
                <text:p>-300</text:p>
              </table:table-cell>
              <table:table-cell office:value-type="float" office:value="-80.9999999999978">
                <text:p>-80.99999999999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87">
                <text:p>-287</text:p>
              </table:table-cell>
              <table:table-cell office:value-type="float" office:value="-117.999999999996">
                <text:p>-117.9999999999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86">
                <text:p>-286</text:p>
              </table:table-cell>
              <table:table-cell office:value-type="float" office:value="-153.999999999988">
                <text:p>-153.9999999999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88">
                <text:p>-288</text:p>
              </table:table-cell>
              <table:table-cell office:value-type="float" office:value="-149.999999999983">
                <text:p>-149.9999999999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72">
                <text:p>-272</text:p>
              </table:table-cell>
              <table:table-cell office:value-type="float" office:value="-142.999999999982">
                <text:p>-142.9999999999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79">
                <text:p>-279</text:p>
              </table:table-cell>
              <table:table-cell office:value-type="float" office:value="-117.999999999996">
                <text:p>-117.9999999999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82">
                <text:p>-282</text:p>
              </table:table-cell>
              <table:table-cell office:value-type="float" office:value="-157.999999999991">
                <text:p>-157.9999999999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85">
                <text:p>-285</text:p>
              </table:table-cell>
              <table:table-cell office:value-type="float" office:value="-162.99999999998">
                <text:p>-162.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